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p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3.46257" calcext:value-type="float">
            <text:p>3.46257</text:p>
          </table:table-cell>
          <table:table-cell office:value-type="float" office:value="126.4169" calcext:value-type="float">
            <text:p>126.4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333" calcext:value-type="float">
            <text:p>10.5333</text:p>
          </table:table-cell>
          <table:table-cell office:value-type="float" office:value="0" calcext:value-type="float">
            <text:p>0</text:p>
          </table:table-cell>
          <table:table-cell office:value-type="float" office:value="0.000004765263" calcext:value-type="float">
            <text:p>4.765263E-06</text:p>
          </table:table-cell>
          <table:table-cell office:value-type="float" office:value="0.00001581207" calcext:value-type="float">
            <text:p>1.581207E-05</text:p>
          </table:table-cell>
          <table:table-cell office:value-type="float" office:value="1695.046" calcext:value-type="float">
            <text:p>1695.046</text:p>
          </table:table-cell>
          <table:table-cell office:value-type="float" office:value="1.621452" calcext:value-type="float">
            <text:p>1.621452</text:p>
          </table:table-cell>
          <table:table-cell office:value-type="float" office:value="0" calcext:value-type="float">
            <text:p>0</text:p>
          </table:table-cell>
          <table:table-cell office:value-type="float" office:value="0.3808995" calcext:value-type="float">
            <text:p>0.3808995</text:p>
          </table:table-cell>
          <table:table-cell office:value-type="float" office:value="0.3059608" calcext:value-type="float">
            <text:p>0.3059608</text:p>
          </table:table-cell>
          <table:table-cell office:value-type="float" office:value="0.01724905" calcext:value-type="float">
            <text:p>0.01724905</text:p>
          </table:table-cell>
          <table:table-cell office:value-type="float" office:value="0.01715675" calcext:value-type="float">
            <text:p>0.01715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7811" calcext:value-type="float">
            <text:p>30.87811</text:p>
          </table:table-cell>
          <table:table-cell office:value-type="float" office:value="32.39614" calcext:value-type="float">
            <text:p>32.39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3.458302" calcext:value-type="float">
            <text:p>3.458302</text:p>
          </table:table-cell>
          <table:table-cell office:value-type="float" office:value="126.4177" calcext:value-type="float">
            <text:p>126.4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2302" calcext:value-type="float">
            <text:p>10.52302</text:p>
          </table:table-cell>
          <table:table-cell office:value-type="float" office:value="0" calcext:value-type="float">
            <text:p>0</text:p>
          </table:table-cell>
          <table:table-cell office:value-type="float" office:value="0.000009135843" calcext:value-type="float">
            <text:p>9.135843E-06</text:p>
          </table:table-cell>
          <table:table-cell office:value-type="float" office:value="0.00002438543" calcext:value-type="float">
            <text:p>2.438543E-05</text:p>
          </table:table-cell>
          <table:table-cell office:value-type="float" office:value="1695.053" calcext:value-type="float">
            <text:p>1695.053</text:p>
          </table:table-cell>
          <table:table-cell office:value-type="float" office:value="1.618093" calcext:value-type="float">
            <text:p>1.618093</text:p>
          </table:table-cell>
          <table:table-cell office:value-type="float" office:value="0" calcext:value-type="float">
            <text:p>0</text:p>
          </table:table-cell>
          <table:table-cell office:value-type="float" office:value="0.4192001" calcext:value-type="float">
            <text:p>0.4192001</text:p>
          </table:table-cell>
          <table:table-cell office:value-type="float" office:value="0.4118804" calcext:value-type="float">
            <text:p>0.4118804</text:p>
          </table:table-cell>
          <table:table-cell office:value-type="float" office:value="0.01725116" calcext:value-type="float">
            <text:p>0.01725116</text:p>
          </table:table-cell>
          <table:table-cell office:value-type="float" office:value="0.01712849" calcext:value-type="float">
            <text:p>0.01712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7577" calcext:value-type="float">
            <text:p>30.87577</text:p>
          </table:table-cell>
          <table:table-cell office:value-type="float" office:value="32.37457" calcext:value-type="float">
            <text:p>32.37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3.453011" calcext:value-type="float">
            <text:p>3.453011</text:p>
          </table:table-cell>
          <table:table-cell office:value-type="float" office:value="126.4191" calcext:value-type="float">
            <text:p>126.4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1527" calcext:value-type="float">
            <text:p>10.51527</text:p>
          </table:table-cell>
          <table:table-cell office:value-type="float" office:value="0" calcext:value-type="float">
            <text:p>0</text:p>
          </table:table-cell>
          <table:table-cell office:value-type="float" office:value="0.00001337935" calcext:value-type="float">
            <text:p>1.337935E-05</text:p>
          </table:table-cell>
          <table:table-cell office:value-type="float" office:value="0.00003039042" calcext:value-type="float">
            <text:p>3.039042E-05</text:p>
          </table:table-cell>
          <table:table-cell office:value-type="float" office:value="1695.062" calcext:value-type="float">
            <text:p>1695.062</text:p>
          </table:table-cell>
          <table:table-cell office:value-type="float" office:value="1.61575" calcext:value-type="float">
            <text:p>1.61575</text:p>
          </table:table-cell>
          <table:table-cell office:value-type="float" office:value="0" calcext:value-type="float">
            <text:p>0</text:p>
          </table:table-cell>
          <table:table-cell office:value-type="float" office:value="0.4442035" calcext:value-type="float">
            <text:p>0.4442035</text:p>
          </table:table-cell>
          <table:table-cell office:value-type="float" office:value="0.4161112" calcext:value-type="float">
            <text:p>0.4161112</text:p>
          </table:table-cell>
          <table:table-cell office:value-type="float" office:value="0.01724965" calcext:value-type="float">
            <text:p>0.01724965</text:p>
          </table:table-cell>
          <table:table-cell office:value-type="float" office:value="0.01710029" calcext:value-type="float">
            <text:p>0.0171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7598" calcext:value-type="float">
            <text:p>30.87598</text:p>
          </table:table-cell>
          <table:table-cell office:value-type="float" office:value="32.36007" calcext:value-type="float">
            <text:p>32.36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3.447644" calcext:value-type="float">
            <text:p>3.447644</text:p>
          </table:table-cell>
          <table:table-cell office:value-type="float" office:value="126.421" calcext:value-type="float">
            <text:p>126.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0812" calcext:value-type="float">
            <text:p>10.50812</text:p>
          </table:table-cell>
          <table:table-cell office:value-type="float" office:value="0" calcext:value-type="float">
            <text:p>0</text:p>
          </table:table-cell>
          <table:table-cell office:value-type="float" office:value="0.00001754648" calcext:value-type="float">
            <text:p>1.754648E-05</text:p>
          </table:table-cell>
          <table:table-cell office:value-type="float" office:value="0.00003498672" calcext:value-type="float">
            <text:p>3.498672E-05</text:p>
          </table:table-cell>
          <table:table-cell office:value-type="float" office:value="1695.071" calcext:value-type="float">
            <text:p>1695.071</text:p>
          </table:table-cell>
          <table:table-cell office:value-type="float" office:value="1.616622" calcext:value-type="float">
            <text:p>1.616622</text:p>
          </table:table-cell>
          <table:table-cell office:value-type="float" office:value="0" calcext:value-type="float">
            <text:p>0</text:p>
          </table:table-cell>
          <table:table-cell office:value-type="float" office:value="0.4461546" calcext:value-type="float">
            <text:p>0.4461546</text:p>
          </table:table-cell>
          <table:table-cell office:value-type="float" office:value="0.4179009" calcext:value-type="float">
            <text:p>0.4179009</text:p>
          </table:table-cell>
          <table:table-cell office:value-type="float" office:value="0.01724977" calcext:value-type="float">
            <text:p>0.01724977</text:p>
          </table:table-cell>
          <table:table-cell office:value-type="float" office:value="0.01707218" calcext:value-type="float">
            <text:p>0.01707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7901" calcext:value-type="float">
            <text:p>30.87901</text:p>
          </table:table-cell>
          <table:table-cell office:value-type="float" office:value="32.34268" calcext:value-type="float">
            <text:p>32.342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3.442482" calcext:value-type="float">
            <text:p>3.442482</text:p>
          </table:table-cell>
          <table:table-cell office:value-type="float" office:value="126.4231" calcext:value-type="float">
            <text:p>126.4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0123" calcext:value-type="float">
            <text:p>10.50123</text:p>
          </table:table-cell>
          <table:table-cell office:value-type="float" office:value="0" calcext:value-type="float">
            <text:p>0</text:p>
          </table:table-cell>
          <table:table-cell office:value-type="float" office:value="0.00002178076" calcext:value-type="float">
            <text:p>2.178076E-05</text:p>
          </table:table-cell>
          <table:table-cell office:value-type="float" office:value="0.00003976051" calcext:value-type="float">
            <text:p>3.976051E-05</text:p>
          </table:table-cell>
          <table:table-cell office:value-type="float" office:value="1695.08" calcext:value-type="float">
            <text:p>1695.08</text:p>
          </table:table-cell>
          <table:table-cell office:value-type="float" office:value="1.62033" calcext:value-type="float">
            <text:p>1.62033</text:p>
          </table:table-cell>
          <table:table-cell office:value-type="float" office:value="0" calcext:value-type="float">
            <text:p>0</text:p>
          </table:table-cell>
          <table:table-cell office:value-type="float" office:value="0.4433699" calcext:value-type="float">
            <text:p>0.4433699</text:p>
          </table:table-cell>
          <table:table-cell office:value-type="float" office:value="0.4487981" calcext:value-type="float">
            <text:p>0.4487981</text:p>
          </table:table-cell>
          <table:table-cell office:value-type="float" office:value="0.01723611" calcext:value-type="float">
            <text:p>0.01723611</text:p>
          </table:table-cell>
          <table:table-cell office:value-type="float" office:value="0.0170441" calcext:value-type="float">
            <text:p>0.0170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8164" calcext:value-type="float">
            <text:p>30.88164</text:p>
          </table:table-cell>
          <table:table-cell office:value-type="float" office:value="32.32824" calcext:value-type="float">
            <text:p>32.32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3.437635" calcext:value-type="float">
            <text:p>3.437635</text:p>
          </table:table-cell>
          <table:table-cell office:value-type="float" office:value="126.4252" calcext:value-type="float">
            <text:p>126.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9448" calcext:value-type="float">
            <text:p>10.49448</text:p>
          </table:table-cell>
          <table:table-cell office:value-type="float" office:value="0" calcext:value-type="float">
            <text:p>0</text:p>
          </table:table-cell>
          <table:table-cell office:value-type="float" office:value="0.00002604702" calcext:value-type="float">
            <text:p>2.604702E-05</text:p>
          </table:table-cell>
          <table:table-cell office:value-type="float" office:value="0.00004480193" calcext:value-type="float">
            <text:p>4.480193E-05</text:p>
          </table:table-cell>
          <table:table-cell office:value-type="float" office:value="1695.088" calcext:value-type="float">
            <text:p>1695.088</text:p>
          </table:table-cell>
          <table:table-cell office:value-type="float" office:value="1.626634" calcext:value-type="float">
            <text:p>1.626634</text:p>
          </table:table-cell>
          <table:table-cell office:value-type="float" office:value="0" calcext:value-type="float">
            <text:p>0</text:p>
          </table:table-cell>
          <table:table-cell office:value-type="float" office:value="0.4317408" calcext:value-type="float">
            <text:p>0.4317408</text:p>
          </table:table-cell>
          <table:table-cell office:value-type="float" office:value="0.4548868" calcext:value-type="float">
            <text:p>0.4548868</text:p>
          </table:table-cell>
          <table:table-cell office:value-type="float" office:value="0.0172133" calcext:value-type="float">
            <text:p>0.0172133</text:p>
          </table:table-cell>
          <table:table-cell office:value-type="float" office:value="0.01701603" calcext:value-type="float">
            <text:p>0.01701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8318" calcext:value-type="float">
            <text:p>30.88318</text:p>
          </table:table-cell>
          <table:table-cell office:value-type="float" office:value="32.31661" calcext:value-type="float">
            <text:p>32.316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3.433118" calcext:value-type="float">
            <text:p>3.433118</text:p>
          </table:table-cell>
          <table:table-cell office:value-type="float" office:value="126.4275" calcext:value-type="float">
            <text:p>126.4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8774" calcext:value-type="float">
            <text:p>10.48774</text:p>
          </table:table-cell>
          <table:table-cell office:value-type="float" office:value="0" calcext:value-type="float">
            <text:p>0</text:p>
          </table:table-cell>
          <table:table-cell office:value-type="float" office:value="0.00003023912" calcext:value-type="float">
            <text:p>3.023912E-05</text:p>
          </table:table-cell>
          <table:table-cell office:value-type="float" office:value="0.00004876802" calcext:value-type="float">
            <text:p>4.876802E-05</text:p>
          </table:table-cell>
          <table:table-cell office:value-type="float" office:value="1695.097" calcext:value-type="float">
            <text:p>1695.097</text:p>
          </table:table-cell>
          <table:table-cell office:value-type="float" office:value="1.635453" calcext:value-type="float">
            <text:p>1.635453</text:p>
          </table:table-cell>
          <table:table-cell office:value-type="float" office:value="0" calcext:value-type="float">
            <text:p>0</text:p>
          </table:table-cell>
          <table:table-cell office:value-type="float" office:value="0.4081299" calcext:value-type="float">
            <text:p>0.4081299</text:p>
          </table:table-cell>
          <table:table-cell office:value-type="float" office:value="0.4524719" calcext:value-type="float">
            <text:p>0.4524719</text:p>
          </table:table-cell>
          <table:table-cell office:value-type="float" office:value="0.01718596" calcext:value-type="float">
            <text:p>0.01718596</text:p>
          </table:table-cell>
          <table:table-cell office:value-type="float" office:value="0.01698806" calcext:value-type="float">
            <text:p>0.01698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813" calcext:value-type="float">
            <text:p>30.8813</text:p>
          </table:table-cell>
          <table:table-cell office:value-type="float" office:value="32.30506" calcext:value-type="float">
            <text:p>32.30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3.428933" calcext:value-type="float">
            <text:p>3.428933</text:p>
          </table:table-cell>
          <table:table-cell office:value-type="float" office:value="126.4298" calcext:value-type="float">
            <text:p>126.4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8096" calcext:value-type="float">
            <text:p>10.48096</text:p>
          </table:table-cell>
          <table:table-cell office:value-type="float" office:value="0" calcext:value-type="float">
            <text:p>0</text:p>
          </table:table-cell>
          <table:table-cell office:value-type="float" office:value="0.00003428145" calcext:value-type="float">
            <text:p>3.428145E-05</text:p>
          </table:table-cell>
          <table:table-cell office:value-type="float" office:value="0.00005063514" calcext:value-type="float">
            <text:p>5.063514E-05</text:p>
          </table:table-cell>
          <table:table-cell office:value-type="float" office:value="1695.105" calcext:value-type="float">
            <text:p>1695.105</text:p>
          </table:table-cell>
          <table:table-cell office:value-type="float" office:value="1.646597" calcext:value-type="float">
            <text:p>1.646597</text:p>
          </table:table-cell>
          <table:table-cell office:value-type="float" office:value="0" calcext:value-type="float">
            <text:p>0</text:p>
          </table:table-cell>
          <table:table-cell office:value-type="float" office:value="0.3744734" calcext:value-type="float">
            <text:p>0.3744734</text:p>
          </table:table-cell>
          <table:table-cell office:value-type="float" office:value="0.4459637" calcext:value-type="float">
            <text:p>0.4459637</text:p>
          </table:table-cell>
          <table:table-cell office:value-type="float" office:value="0.01715369" calcext:value-type="float">
            <text:p>0.01715369</text:p>
          </table:table-cell>
          <table:table-cell office:value-type="float" office:value="0.0169601" calcext:value-type="float">
            <text:p>0.0169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7327" calcext:value-type="float">
            <text:p>30.87327</text:p>
          </table:table-cell>
          <table:table-cell office:value-type="float" office:value="32.29251" calcext:value-type="float">
            <text:p>32.292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3.424923" calcext:value-type="float">
            <text:p>3.424923</text:p>
          </table:table-cell>
          <table:table-cell office:value-type="float" office:value="126.4323" calcext:value-type="float">
            <text:p>126.4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7407" calcext:value-type="float">
            <text:p>10.47407</text:p>
          </table:table-cell>
          <table:table-cell office:value-type="float" office:value="0" calcext:value-type="float">
            <text:p>0</text:p>
          </table:table-cell>
          <table:table-cell office:value-type="float" office:value="0.0000382164" calcext:value-type="float">
            <text:p>3.82164E-05</text:p>
          </table:table-cell>
          <table:table-cell office:value-type="float" office:value="0.00005089514" calcext:value-type="float">
            <text:p>5.089514E-05</text:p>
          </table:table-cell>
          <table:table-cell office:value-type="float" office:value="1695.112" calcext:value-type="float">
            <text:p>1695.112</text:p>
          </table:table-cell>
          <table:table-cell office:value-type="float" office:value="1.658995" calcext:value-type="float">
            <text:p>1.658995</text:p>
          </table:table-cell>
          <table:table-cell office:value-type="float" office:value="0" calcext:value-type="float">
            <text:p>0</text:p>
          </table:table-cell>
          <table:table-cell office:value-type="float" office:value="0.321591" calcext:value-type="float">
            <text:p>0.321591</text:p>
          </table:table-cell>
          <table:table-cell office:value-type="float" office:value="0.4380846" calcext:value-type="float">
            <text:p>0.4380846</text:p>
          </table:table-cell>
          <table:table-cell office:value-type="float" office:value="0.01711797" calcext:value-type="float">
            <text:p>0.01711797</text:p>
          </table:table-cell>
          <table:table-cell office:value-type="float" office:value="0.01693216" calcext:value-type="float">
            <text:p>0.01693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5542" calcext:value-type="float">
            <text:p>30.85542</text:p>
          </table:table-cell>
          <table:table-cell office:value-type="float" office:value="32.27876" calcext:value-type="float">
            <text:p>32.278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3.420954" calcext:value-type="float">
            <text:p>3.420954</text:p>
          </table:table-cell>
          <table:table-cell office:value-type="float" office:value="126.4348" calcext:value-type="float">
            <text:p>126.4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703" calcext:value-type="float">
            <text:p>10.46703</text:p>
          </table:table-cell>
          <table:table-cell office:value-type="float" office:value="0" calcext:value-type="float">
            <text:p>0</text:p>
          </table:table-cell>
          <table:table-cell office:value-type="float" office:value="0.00004211117" calcext:value-type="float">
            <text:p>4.211117E-05</text:p>
          </table:table-cell>
          <table:table-cell office:value-type="float" office:value="0.00005045844" calcext:value-type="float">
            <text:p>5.045844E-05</text:p>
          </table:table-cell>
          <table:table-cell office:value-type="float" office:value="1695.12" calcext:value-type="float">
            <text:p>1695.12</text:p>
          </table:table-cell>
          <table:table-cell office:value-type="float" office:value="1.671453" calcext:value-type="float">
            <text:p>1.671453</text:p>
          </table:table-cell>
          <table:table-cell office:value-type="float" office:value="0" calcext:value-type="float">
            <text:p>0</text:p>
          </table:table-cell>
          <table:table-cell office:value-type="float" office:value="0.2792741" calcext:value-type="float">
            <text:p>0.2792741</text:p>
          </table:table-cell>
          <table:table-cell office:value-type="float" office:value="0.4322194" calcext:value-type="float">
            <text:p>0.4322194</text:p>
          </table:table-cell>
          <table:table-cell office:value-type="float" office:value="0.0170851" calcext:value-type="float">
            <text:p>0.0170851</text:p>
          </table:table-cell>
          <table:table-cell office:value-type="float" office:value="0.01690432" calcext:value-type="float">
            <text:p>0.01690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258" calcext:value-type="float">
            <text:p>30.8258</text:p>
          </table:table-cell>
          <table:table-cell office:value-type="float" office:value="32.26386" calcext:value-type="float">
            <text:p>32.263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3.416879" calcext:value-type="float">
            <text:p>3.416879</text:p>
          </table:table-cell>
          <table:table-cell office:value-type="float" office:value="126.4374" calcext:value-type="float">
            <text:p>126.4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5991" calcext:value-type="float">
            <text:p>10.45991</text:p>
          </table:table-cell>
          <table:table-cell office:value-type="float" office:value="0" calcext:value-type="float">
            <text:p>0</text:p>
          </table:table-cell>
          <table:table-cell office:value-type="float" office:value="0.00004597151" calcext:value-type="float">
            <text:p>4.597151E-05</text:p>
          </table:table-cell>
          <table:table-cell office:value-type="float" office:value="0.00004943611" calcext:value-type="float">
            <text:p>4.943611E-05</text:p>
          </table:table-cell>
          <table:table-cell office:value-type="float" office:value="1695.127" calcext:value-type="float">
            <text:p>1695.127</text:p>
          </table:table-cell>
          <table:table-cell office:value-type="float" office:value="1.684404" calcext:value-type="float">
            <text:p>1.684404</text:p>
          </table:table-cell>
          <table:table-cell office:value-type="float" office:value="0" calcext:value-type="float">
            <text:p>0</text:p>
          </table:table-cell>
          <table:table-cell office:value-type="float" office:value="0.2572057" calcext:value-type="float">
            <text:p>0.2572057</text:p>
          </table:table-cell>
          <table:table-cell office:value-type="float" office:value="0.4312067" calcext:value-type="float">
            <text:p>0.4312067</text:p>
          </table:table-cell>
          <table:table-cell office:value-type="float" office:value="0.01705755" calcext:value-type="float">
            <text:p>0.01705755</text:p>
          </table:table-cell>
          <table:table-cell office:value-type="float" office:value="0.01687652" calcext:value-type="float">
            <text:p>0.01687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8938" calcext:value-type="float">
            <text:p>30.78938</text:p>
          </table:table-cell>
          <table:table-cell office:value-type="float" office:value="32.24821" calcext:value-type="float">
            <text:p>32.248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3.412713" calcext:value-type="float">
            <text:p>3.412713</text:p>
          </table:table-cell>
          <table:table-cell office:value-type="float" office:value="126.4401" calcext:value-type="float">
            <text:p>126.4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5277" calcext:value-type="float">
            <text:p>10.45277</text:p>
          </table:table-cell>
          <table:table-cell office:value-type="float" office:value="0" calcext:value-type="float">
            <text:p>0</text:p>
          </table:table-cell>
          <table:table-cell office:value-type="float" office:value="0.00004980082" calcext:value-type="float">
            <text:p>4.980082E-05</text:p>
          </table:table-cell>
          <table:table-cell office:value-type="float" office:value="0.00004789035" calcext:value-type="float">
            <text:p>4.789035E-05</text:p>
          </table:table-cell>
          <table:table-cell office:value-type="float" office:value="1695.134" calcext:value-type="float">
            <text:p>1695.134</text:p>
          </table:table-cell>
          <table:table-cell office:value-type="float" office:value="1.697765" calcext:value-type="float">
            <text:p>1.697765</text:p>
          </table:table-cell>
          <table:table-cell office:value-type="float" office:value="0" calcext:value-type="float">
            <text:p>0</text:p>
          </table:table-cell>
          <table:table-cell office:value-type="float" office:value="0.24745" calcext:value-type="float">
            <text:p>0.24745</text:p>
          </table:table-cell>
          <table:table-cell office:value-type="float" office:value="0.4319495" calcext:value-type="float">
            <text:p>0.4319495</text:p>
          </table:table-cell>
          <table:table-cell office:value-type="float" office:value="0.01703173" calcext:value-type="float">
            <text:p>0.01703173</text:p>
          </table:table-cell>
          <table:table-cell office:value-type="float" office:value="0.01684871" calcext:value-type="float">
            <text:p>0.01684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4857" calcext:value-type="float">
            <text:p>30.74857</text:p>
          </table:table-cell>
          <table:table-cell office:value-type="float" office:value="32.23278" calcext:value-type="float">
            <text:p>32.232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3.408425" calcext:value-type="float">
            <text:p>3.408425</text:p>
          </table:table-cell>
          <table:table-cell office:value-type="float" office:value="126.4427" calcext:value-type="float">
            <text:p>126.4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4566" calcext:value-type="float">
            <text:p>10.44566</text:p>
          </table:table-cell>
          <table:table-cell office:value-type="float" office:value="0" calcext:value-type="float">
            <text:p>0</text:p>
          </table:table-cell>
          <table:table-cell office:value-type="float" office:value="0.00005360337" calcext:value-type="float">
            <text:p>5.360337E-05</text:p>
          </table:table-cell>
          <table:table-cell office:value-type="float" office:value="0.00004582165" calcext:value-type="float">
            <text:p>4.582165E-05</text:p>
          </table:table-cell>
          <table:table-cell office:value-type="float" office:value="1695.141" calcext:value-type="float">
            <text:p>1695.141</text:p>
          </table:table-cell>
          <table:table-cell office:value-type="float" office:value="1.709599" calcext:value-type="float">
            <text:p>1.709599</text:p>
          </table:table-cell>
          <table:table-cell office:value-type="float" office:value="0" calcext:value-type="float">
            <text:p>0</text:p>
          </table:table-cell>
          <table:table-cell office:value-type="float" office:value="0.2635065" calcext:value-type="float">
            <text:p>0.2635065</text:p>
          </table:table-cell>
          <table:table-cell office:value-type="float" office:value="0.4319524" calcext:value-type="float">
            <text:p>0.4319524</text:p>
          </table:table-cell>
          <table:table-cell office:value-type="float" office:value="0.01700527" calcext:value-type="float">
            <text:p>0.01700527</text:p>
          </table:table-cell>
          <table:table-cell office:value-type="float" office:value="0.016821" calcext:value-type="float">
            <text:p>0.016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0901" calcext:value-type="float">
            <text:p>30.70901</text:p>
          </table:table-cell>
          <table:table-cell office:value-type="float" office:value="32.21723" calcext:value-type="float">
            <text:p>32.217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3.404027" calcext:value-type="float">
            <text:p>3.404027</text:p>
          </table:table-cell>
          <table:table-cell office:value-type="float" office:value="126.4453" calcext:value-type="float">
            <text:p>126.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3861" calcext:value-type="float">
            <text:p>10.43861</text:p>
          </table:table-cell>
          <table:table-cell office:value-type="float" office:value="0" calcext:value-type="float">
            <text:p>0</text:p>
          </table:table-cell>
          <table:table-cell office:value-type="float" office:value="0.00005738366" calcext:value-type="float">
            <text:p>5.738366E-05</text:p>
          </table:table-cell>
          <table:table-cell office:value-type="float" office:value="0.00004333841" calcext:value-type="float">
            <text:p>4.333841E-05</text:p>
          </table:table-cell>
          <table:table-cell office:value-type="float" office:value="1695.149" calcext:value-type="float">
            <text:p>1695.149</text:p>
          </table:table-cell>
          <table:table-cell office:value-type="float" office:value="1.720496" calcext:value-type="float">
            <text:p>1.720496</text:p>
          </table:table-cell>
          <table:table-cell office:value-type="float" office:value="0" calcext:value-type="float">
            <text:p>0</text:p>
          </table:table-cell>
          <table:table-cell office:value-type="float" office:value="0.2812866" calcext:value-type="float">
            <text:p>0.2812866</text:p>
          </table:table-cell>
          <table:table-cell office:value-type="float" office:value="0.4320564" calcext:value-type="float">
            <text:p>0.4320564</text:p>
          </table:table-cell>
          <table:table-cell office:value-type="float" office:value="0.01697868" calcext:value-type="float">
            <text:p>0.01697868</text:p>
          </table:table-cell>
          <table:table-cell office:value-type="float" office:value="0.01679333" calcext:value-type="float">
            <text:p>0.01679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7362" calcext:value-type="float">
            <text:p>30.67362</text:p>
          </table:table-cell>
          <table:table-cell office:value-type="float" office:value="32.20166" calcext:value-type="float">
            <text:p>32.201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3.39957" calcext:value-type="float">
            <text:p>3.39957</text:p>
          </table:table-cell>
          <table:table-cell office:value-type="float" office:value="126.4478" calcext:value-type="float">
            <text:p>126.4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3161" calcext:value-type="float">
            <text:p>10.43161</text:p>
          </table:table-cell>
          <table:table-cell office:value-type="float" office:value="0" calcext:value-type="float">
            <text:p>0</text:p>
          </table:table-cell>
          <table:table-cell office:value-type="float" office:value="0.00006114641" calcext:value-type="float">
            <text:p>6.114641E-05</text:p>
          </table:table-cell>
          <table:table-cell office:value-type="float" office:value="0.00004047713" calcext:value-type="float">
            <text:p>4.047713E-05</text:p>
          </table:table-cell>
          <table:table-cell office:value-type="float" office:value="1695.156" calcext:value-type="float">
            <text:p>1695.156</text:p>
          </table:table-cell>
          <table:table-cell office:value-type="float" office:value="1.72994" calcext:value-type="float">
            <text:p>1.72994</text:p>
          </table:table-cell>
          <table:table-cell office:value-type="float" office:value="0" calcext:value-type="float">
            <text:p>0</text:p>
          </table:table-cell>
          <table:table-cell office:value-type="float" office:value="0.3020824" calcext:value-type="float">
            <text:p>0.3020824</text:p>
          </table:table-cell>
          <table:table-cell office:value-type="float" office:value="0.4320082" calcext:value-type="float">
            <text:p>0.4320082</text:p>
          </table:table-cell>
          <table:table-cell office:value-type="float" office:value="0.01695218" calcext:value-type="float">
            <text:p>0.01695218</text:p>
          </table:table-cell>
          <table:table-cell office:value-type="float" office:value="0.0167657" calcext:value-type="float">
            <text:p>0.0167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4263" calcext:value-type="float">
            <text:p>30.64263</text:p>
          </table:table-cell>
          <table:table-cell office:value-type="float" office:value="32.18599" calcext:value-type="float">
            <text:p>32.185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3.395064" calcext:value-type="float">
            <text:p>3.395064</text:p>
          </table:table-cell>
          <table:table-cell office:value-type="float" office:value="126.4503" calcext:value-type="float">
            <text:p>126.4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2465" calcext:value-type="float">
            <text:p>10.42465</text:p>
          </table:table-cell>
          <table:table-cell office:value-type="float" office:value="0" calcext:value-type="float">
            <text:p>0</text:p>
          </table:table-cell>
          <table:table-cell office:value-type="float" office:value="0.00006489631" calcext:value-type="float">
            <text:p>6.489631E-05</text:p>
          </table:table-cell>
          <table:table-cell office:value-type="float" office:value="0.00003733113" calcext:value-type="float">
            <text:p>3.733113E-05</text:p>
          </table:table-cell>
          <table:table-cell office:value-type="float" office:value="1695.164" calcext:value-type="float">
            <text:p>1695.164</text:p>
          </table:table-cell>
          <table:table-cell office:value-type="float" office:value="1.737964" calcext:value-type="float">
            <text:p>1.737964</text:p>
          </table:table-cell>
          <table:table-cell office:value-type="float" office:value="0" calcext:value-type="float">
            <text:p>0</text:p>
          </table:table-cell>
          <table:table-cell office:value-type="float" office:value="0.322626" calcext:value-type="float">
            <text:p>0.322626</text:p>
          </table:table-cell>
          <table:table-cell office:value-type="float" office:value="0.4323176" calcext:value-type="float">
            <text:p>0.4323176</text:p>
          </table:table-cell>
          <table:table-cell office:value-type="float" office:value="0.0169262" calcext:value-type="float">
            <text:p>0.0169262</text:p>
          </table:table-cell>
          <table:table-cell office:value-type="float" office:value="0.0167381" calcext:value-type="float">
            <text:p>0.0167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1671" calcext:value-type="float">
            <text:p>30.61671</text:p>
          </table:table-cell>
          <table:table-cell office:value-type="float" office:value="32.17022" calcext:value-type="float">
            <text:p>32.170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3.390485" calcext:value-type="float">
            <text:p>3.390485</text:p>
          </table:table-cell>
          <table:table-cell office:value-type="float" office:value="126.4527" calcext:value-type="float">
            <text:p>126.4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1775" calcext:value-type="float">
            <text:p>10.41775</text:p>
          </table:table-cell>
          <table:table-cell office:value-type="float" office:value="0" calcext:value-type="float">
            <text:p>0</text:p>
          </table:table-cell>
          <table:table-cell office:value-type="float" office:value="0.00006863691" calcext:value-type="float">
            <text:p>6.863691E-05</text:p>
          </table:table-cell>
          <table:table-cell office:value-type="float" office:value="0.00003398419" calcext:value-type="float">
            <text:p>3.398419E-05</text:p>
          </table:table-cell>
          <table:table-cell office:value-type="float" office:value="1695.172" calcext:value-type="float">
            <text:p>1695.172</text:p>
          </table:table-cell>
          <table:table-cell office:value-type="float" office:value="1.745493" calcext:value-type="float">
            <text:p>1.745493</text:p>
          </table:table-cell>
          <table:table-cell office:value-type="float" office:value="0" calcext:value-type="float">
            <text:p>0</text:p>
          </table:table-cell>
          <table:table-cell office:value-type="float" office:value="0.3356952" calcext:value-type="float">
            <text:p>0.3356952</text:p>
          </table:table-cell>
          <table:table-cell office:value-type="float" office:value="0.4329071" calcext:value-type="float">
            <text:p>0.4329071</text:p>
          </table:table-cell>
          <table:table-cell office:value-type="float" office:value="0.01690054" calcext:value-type="float">
            <text:p>0.01690054</text:p>
          </table:table-cell>
          <table:table-cell office:value-type="float" office:value="0.01671057" calcext:value-type="float">
            <text:p>0.0167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9471" calcext:value-type="float">
            <text:p>30.59471</text:p>
          </table:table-cell>
          <table:table-cell office:value-type="float" office:value="32.15456" calcext:value-type="float">
            <text:p>32.154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3.38583" calcext:value-type="float">
            <text:p>3.38583</text:p>
          </table:table-cell>
          <table:table-cell office:value-type="float" office:value="126.4552" calcext:value-type="float">
            <text:p>126.4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1087" calcext:value-type="float">
            <text:p>10.41087</text:p>
          </table:table-cell>
          <table:table-cell office:value-type="float" office:value="0" calcext:value-type="float">
            <text:p>0</text:p>
          </table:table-cell>
          <table:table-cell office:value-type="float" office:value="0.00007237063" calcext:value-type="float">
            <text:p>7.237063E-05</text:p>
          </table:table-cell>
          <table:table-cell office:value-type="float" office:value="0.00003044817" calcext:value-type="float">
            <text:p>3.044817E-05</text:p>
          </table:table-cell>
          <table:table-cell office:value-type="float" office:value="1695.179" calcext:value-type="float">
            <text:p>1695.179</text:p>
          </table:table-cell>
          <table:table-cell office:value-type="float" office:value="1.752676" calcext:value-type="float">
            <text:p>1.752676</text:p>
          </table:table-cell>
          <table:table-cell office:value-type="float" office:value="0" calcext:value-type="float">
            <text:p>0</text:p>
          </table:table-cell>
          <table:table-cell office:value-type="float" office:value="0.3441131" calcext:value-type="float">
            <text:p>0.3441131</text:p>
          </table:table-cell>
          <table:table-cell office:value-type="float" office:value="0.4332286" calcext:value-type="float">
            <text:p>0.4332286</text:p>
          </table:table-cell>
          <table:table-cell office:value-type="float" office:value="0.01687443" calcext:value-type="float">
            <text:p>0.01687443</text:p>
          </table:table-cell>
          <table:table-cell office:value-type="float" office:value="0.01668308" calcext:value-type="float">
            <text:p>0.01668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751" calcext:value-type="float">
            <text:p>30.5751</text:p>
          </table:table-cell>
          <table:table-cell office:value-type="float" office:value="32.13892" calcext:value-type="float">
            <text:p>32.138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3.381096" calcext:value-type="float">
            <text:p>3.381096</text:p>
          </table:table-cell>
          <table:table-cell office:value-type="float" office:value="126.4576" calcext:value-type="float">
            <text:p>126.4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04" calcext:value-type="float">
            <text:p>10.404</text:p>
          </table:table-cell>
          <table:table-cell office:value-type="float" office:value="0" calcext:value-type="float">
            <text:p>0</text:p>
          </table:table-cell>
          <table:table-cell office:value-type="float" office:value="0.00007610014" calcext:value-type="float">
            <text:p>7.610014E-05</text:p>
          </table:table-cell>
          <table:table-cell office:value-type="float" office:value="0.00002678654" calcext:value-type="float">
            <text:p>2.678654E-05</text:p>
          </table:table-cell>
          <table:table-cell office:value-type="float" office:value="1695.187" calcext:value-type="float">
            <text:p>1695.187</text:p>
          </table:table-cell>
          <table:table-cell office:value-type="float" office:value="1.759542" calcext:value-type="float">
            <text:p>1.759542</text:p>
          </table:table-cell>
          <table:table-cell office:value-type="float" office:value="0" calcext:value-type="float">
            <text:p>0</text:p>
          </table:table-cell>
          <table:table-cell office:value-type="float" office:value="0.3504294" calcext:value-type="float">
            <text:p>0.3504294</text:p>
          </table:table-cell>
          <table:table-cell office:value-type="float" office:value="0.4333901" calcext:value-type="float">
            <text:p>0.4333901</text:p>
          </table:table-cell>
          <table:table-cell office:value-type="float" office:value="0.01684821" calcext:value-type="float">
            <text:p>0.01684821</text:p>
          </table:table-cell>
          <table:table-cell office:value-type="float" office:value="0.0166556" calcext:value-type="float">
            <text:p>0.0166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5713" calcext:value-type="float">
            <text:p>30.55713</text:p>
          </table:table-cell>
          <table:table-cell office:value-type="float" office:value="32.12333" calcext:value-type="float">
            <text:p>32.12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3.376273" calcext:value-type="float">
            <text:p>3.376273</text:p>
          </table:table-cell>
          <table:table-cell office:value-type="float" office:value="126.4601" calcext:value-type="float">
            <text:p>126.4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9716" calcext:value-type="float">
            <text:p>10.39716</text:p>
          </table:table-cell>
          <table:table-cell office:value-type="float" office:value="0" calcext:value-type="float">
            <text:p>0</text:p>
          </table:table-cell>
          <table:table-cell office:value-type="float" office:value="0.00007982775" calcext:value-type="float">
            <text:p>7.982775E-05</text:p>
          </table:table-cell>
          <table:table-cell office:value-type="float" office:value="0.00002305613" calcext:value-type="float">
            <text:p>2.305613E-05</text:p>
          </table:table-cell>
          <table:table-cell office:value-type="float" office:value="1695.195" calcext:value-type="float">
            <text:p>1695.195</text:p>
          </table:table-cell>
          <table:table-cell office:value-type="float" office:value="1.766146" calcext:value-type="float">
            <text:p>1.766146</text:p>
          </table:table-cell>
          <table:table-cell office:value-type="float" office:value="0" calcext:value-type="float">
            <text:p>0</text:p>
          </table:table-cell>
          <table:table-cell office:value-type="float" office:value="0.355821" calcext:value-type="float">
            <text:p>0.355821</text:p>
          </table:table-cell>
          <table:table-cell office:value-type="float" office:value="0.4334783" calcext:value-type="float">
            <text:p>0.4334783</text:p>
          </table:table-cell>
          <table:table-cell office:value-type="float" office:value="0.01682201" calcext:value-type="float">
            <text:p>0.01682201</text:p>
          </table:table-cell>
          <table:table-cell office:value-type="float" office:value="0.01662821" calcext:value-type="float">
            <text:p>0.01662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4048" calcext:value-type="float">
            <text:p>30.54048</text:p>
          </table:table-cell>
          <table:table-cell office:value-type="float" office:value="32.10768" calcext:value-type="float">
            <text:p>32.107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3.371361" calcext:value-type="float">
            <text:p>3.371361</text:p>
          </table:table-cell>
          <table:table-cell office:value-type="float" office:value="126.4626" calcext:value-type="float">
            <text:p>126.4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9033" calcext:value-type="float">
            <text:p>10.39033</text:p>
          </table:table-cell>
          <table:table-cell office:value-type="float" office:value="0" calcext:value-type="float">
            <text:p>0</text:p>
          </table:table-cell>
          <table:table-cell office:value-type="float" office:value="0.00008355429" calcext:value-type="float">
            <text:p>8.355429E-05</text:p>
          </table:table-cell>
          <table:table-cell office:value-type="float" office:value="0.00001928813" calcext:value-type="float">
            <text:p>1.928813E-05</text:p>
          </table:table-cell>
          <table:table-cell office:value-type="float" office:value="1695.203" calcext:value-type="float">
            <text:p>1695.203</text:p>
          </table:table-cell>
          <table:table-cell office:value-type="float" office:value="1.772493" calcext:value-type="float">
            <text:p>1.772493</text:p>
          </table:table-cell>
          <table:table-cell office:value-type="float" office:value="0" calcext:value-type="float">
            <text:p>0</text:p>
          </table:table-cell>
          <table:table-cell office:value-type="float" office:value="0.3613818" calcext:value-type="float">
            <text:p>0.3613818</text:p>
          </table:table-cell>
          <table:table-cell office:value-type="float" office:value="0.4336258" calcext:value-type="float">
            <text:p>0.4336258</text:p>
          </table:table-cell>
          <table:table-cell office:value-type="float" office:value="0.01679623" calcext:value-type="float">
            <text:p>0.01679623</text:p>
          </table:table-cell>
          <table:table-cell office:value-type="float" office:value="0.01660086" calcext:value-type="float">
            <text:p>0.01660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2511" calcext:value-type="float">
            <text:p>30.52511</text:p>
          </table:table-cell>
          <table:table-cell office:value-type="float" office:value="32.09191" calcext:value-type="float">
            <text:p>32.091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3.366375" calcext:value-type="float">
            <text:p>3.366375</text:p>
          </table:table-cell>
          <table:table-cell office:value-type="float" office:value="126.4651" calcext:value-type="float">
            <text:p>126.4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8353" calcext:value-type="float">
            <text:p>10.38353</text:p>
          </table:table-cell>
          <table:table-cell office:value-type="float" office:value="0" calcext:value-type="float">
            <text:p>0</text:p>
          </table:table-cell>
          <table:table-cell office:value-type="float" office:value="0.00008728187" calcext:value-type="float">
            <text:p>8.728187E-05</text:p>
          </table:table-cell>
          <table:table-cell office:value-type="float" office:value="0.00001547026" calcext:value-type="float">
            <text:p>1.547026E-05</text:p>
          </table:table-cell>
          <table:table-cell office:value-type="float" office:value="1695.21" calcext:value-type="float">
            <text:p>1695.21</text:p>
          </table:table-cell>
          <table:table-cell office:value-type="float" office:value="1.778478" calcext:value-type="float">
            <text:p>1.778478</text:p>
          </table:table-cell>
          <table:table-cell office:value-type="float" office:value="0" calcext:value-type="float">
            <text:p>0</text:p>
          </table:table-cell>
          <table:table-cell office:value-type="float" office:value="0.3659918" calcext:value-type="float">
            <text:p>0.3659918</text:p>
          </table:table-cell>
          <table:table-cell office:value-type="float" office:value="0.4337476" calcext:value-type="float">
            <text:p>0.4337476</text:p>
          </table:table-cell>
          <table:table-cell office:value-type="float" office:value="0.01677034" calcext:value-type="float">
            <text:p>0.01677034</text:p>
          </table:table-cell>
          <table:table-cell office:value-type="float" office:value="0.01657355" calcext:value-type="float">
            <text:p>0.01657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1094" calcext:value-type="float">
            <text:p>30.51094</text:p>
          </table:table-cell>
          <table:table-cell office:value-type="float" office:value="32.07614" calcext:value-type="float">
            <text:p>32.076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3.361339" calcext:value-type="float">
            <text:p>3.361339</text:p>
          </table:table-cell>
          <table:table-cell office:value-type="float" office:value="126.4676" calcext:value-type="float">
            <text:p>126.4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7674" calcext:value-type="float">
            <text:p>10.37674</text:p>
          </table:table-cell>
          <table:table-cell office:value-type="float" office:value="0" calcext:value-type="float">
            <text:p>0</text:p>
          </table:table-cell>
          <table:table-cell office:value-type="float" office:value="0.00009101183" calcext:value-type="float">
            <text:p>9.101183E-05</text:p>
          </table:table-cell>
          <table:table-cell office:value-type="float" office:value="0.00001166373" calcext:value-type="float">
            <text:p>1.166373E-05</text:p>
          </table:table-cell>
          <table:table-cell office:value-type="float" office:value="1695.219" calcext:value-type="float">
            <text:p>1695.219</text:p>
          </table:table-cell>
          <table:table-cell office:value-type="float" office:value="1.783944" calcext:value-type="float">
            <text:p>1.783944</text:p>
          </table:table-cell>
          <table:table-cell office:value-type="float" office:value="0" calcext:value-type="float">
            <text:p>0</text:p>
          </table:table-cell>
          <table:table-cell office:value-type="float" office:value="0.3703567" calcext:value-type="float">
            <text:p>0.3703567</text:p>
          </table:table-cell>
          <table:table-cell office:value-type="float" office:value="0.4338587" calcext:value-type="float">
            <text:p>0.4338587</text:p>
          </table:table-cell>
          <table:table-cell office:value-type="float" office:value="0.01674392" calcext:value-type="float">
            <text:p>0.01674392</text:p>
          </table:table-cell>
          <table:table-cell office:value-type="float" office:value="0.01654627" calcext:value-type="float">
            <text:p>0.01654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9777" calcext:value-type="float">
            <text:p>30.49777</text:p>
          </table:table-cell>
          <table:table-cell office:value-type="float" office:value="32.0604" calcext:value-type="float">
            <text:p>32.06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3.356263" calcext:value-type="float">
            <text:p>3.356263</text:p>
          </table:table-cell>
          <table:table-cell office:value-type="float" office:value="126.4701" calcext:value-type="float">
            <text:p>126.4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996" calcext:value-type="float">
            <text:p>10.36996</text:p>
          </table:table-cell>
          <table:table-cell office:value-type="float" office:value="0" calcext:value-type="float">
            <text:p>0</text:p>
          </table:table-cell>
          <table:table-cell office:value-type="float" office:value="0.00009474495" calcext:value-type="float">
            <text:p>9.474495E-05</text:p>
          </table:table-cell>
          <table:table-cell office:value-type="float" office:value="0.000007887293" calcext:value-type="float">
            <text:p>7.887293E-06</text:p>
          </table:table-cell>
          <table:table-cell office:value-type="float" office:value="1695.226" calcext:value-type="float">
            <text:p>1695.226</text:p>
          </table:table-cell>
          <table:table-cell office:value-type="float" office:value="1.788888" calcext:value-type="float">
            <text:p>1.788888</text:p>
          </table:table-cell>
          <table:table-cell office:value-type="float" office:value="0" calcext:value-type="float">
            <text:p>0</text:p>
          </table:table-cell>
          <table:table-cell office:value-type="float" office:value="0.3763509" calcext:value-type="float">
            <text:p>0.3763509</text:p>
          </table:table-cell>
          <table:table-cell office:value-type="float" office:value="0.4345349" calcext:value-type="float">
            <text:p>0.4345349</text:p>
          </table:table-cell>
          <table:table-cell office:value-type="float" office:value="0.01671836" calcext:value-type="float">
            <text:p>0.01671836</text:p>
          </table:table-cell>
          <table:table-cell office:value-type="float" office:value="0.01651905" calcext:value-type="float">
            <text:p>0.01651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8586" calcext:value-type="float">
            <text:p>30.48586</text:p>
          </table:table-cell>
          <table:table-cell office:value-type="float" office:value="32.0447" calcext:value-type="float">
            <text:p>32.04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3.351117" calcext:value-type="float">
            <text:p>3.351117</text:p>
          </table:table-cell>
          <table:table-cell office:value-type="float" office:value="126.4726" calcext:value-type="float">
            <text:p>126.4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32" calcext:value-type="float">
            <text:p>10.3632</text:p>
          </table:table-cell>
          <table:table-cell office:value-type="float" office:value="0" calcext:value-type="float">
            <text:p>0</text:p>
          </table:table-cell>
          <table:table-cell office:value-type="float" office:value="0.0000984819" calcext:value-type="float">
            <text:p>9.84819E-05</text:p>
          </table:table-cell>
          <table:table-cell office:value-type="float" office:value="0.000004174431" calcext:value-type="float">
            <text:p>4.174431E-06</text:p>
          </table:table-cell>
          <table:table-cell office:value-type="float" office:value="1695.234" calcext:value-type="float">
            <text:p>1695.234</text:p>
          </table:table-cell>
          <table:table-cell office:value-type="float" office:value="1.793582" calcext:value-type="float">
            <text:p>1.793582</text:p>
          </table:table-cell>
          <table:table-cell office:value-type="float" office:value="0" calcext:value-type="float">
            <text:p>0</text:p>
          </table:table-cell>
          <table:table-cell office:value-type="float" office:value="0.3814428" calcext:value-type="float">
            <text:p>0.3814428</text:p>
          </table:table-cell>
          <table:table-cell office:value-type="float" office:value="0.4349864" calcext:value-type="float">
            <text:p>0.4349864</text:p>
          </table:table-cell>
          <table:table-cell office:value-type="float" office:value="0.01669285" calcext:value-type="float">
            <text:p>0.01669285</text:p>
          </table:table-cell>
          <table:table-cell office:value-type="float" office:value="0.0164919" calcext:value-type="float">
            <text:p>0.0164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7524" calcext:value-type="float">
            <text:p>30.47524</text:p>
          </table:table-cell>
          <table:table-cell office:value-type="float" office:value="32.0291" calcext:value-type="float">
            <text:p>32.02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3.345905" calcext:value-type="float">
            <text:p>3.345905</text:p>
          </table:table-cell>
          <table:table-cell office:value-type="float" office:value="126.4751" calcext:value-type="float">
            <text:p>126.4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5644" calcext:value-type="float">
            <text:p>10.35644</text:p>
          </table:table-cell>
          <table:table-cell office:value-type="float" office:value="0" calcext:value-type="float">
            <text:p>0</text:p>
          </table:table-cell>
          <table:table-cell office:value-type="float" office:value="0.0001022229" calcext:value-type="float">
            <text:p>0.0001022229</text:p>
          </table:table-cell>
          <table:table-cell office:value-type="float" office:value="0.0000004970599" calcext:value-type="float">
            <text:p>4.970599E-07</text:p>
          </table:table-cell>
          <table:table-cell office:value-type="float" office:value="1695.242" calcext:value-type="float">
            <text:p>1695.242</text:p>
          </table:table-cell>
          <table:table-cell office:value-type="float" office:value="1.798052" calcext:value-type="float">
            <text:p>1.798052</text:p>
          </table:table-cell>
          <table:table-cell office:value-type="float" office:value="0" calcext:value-type="float">
            <text:p>0</text:p>
          </table:table-cell>
          <table:table-cell office:value-type="float" office:value="0.3856292" calcext:value-type="float">
            <text:p>0.3856292</text:p>
          </table:table-cell>
          <table:table-cell office:value-type="float" office:value="0.4352009" calcext:value-type="float">
            <text:p>0.4352009</text:p>
          </table:table-cell>
          <table:table-cell office:value-type="float" office:value="0.01666704" calcext:value-type="float">
            <text:p>0.01666704</text:p>
          </table:table-cell>
          <table:table-cell office:value-type="float" office:value="0.01646476" calcext:value-type="float">
            <text:p>0.01646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6569" calcext:value-type="float">
            <text:p>30.46569</text:p>
          </table:table-cell>
          <table:table-cell office:value-type="float" office:value="32.01354" calcext:value-type="float">
            <text:p>32.013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3.340652" calcext:value-type="float">
            <text:p>3.340652</text:p>
          </table:table-cell>
          <table:table-cell office:value-type="float" office:value="126.4776" calcext:value-type="float">
            <text:p>126.4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4971" calcext:value-type="float">
            <text:p>10.34971</text:p>
          </table:table-cell>
          <table:table-cell office:value-type="float" office:value="0" calcext:value-type="float">
            <text:p>0</text:p>
          </table:table-cell>
          <table:table-cell office:value-type="float" office:value="0.0001059683" calcext:value-type="float">
            <text:p>0.0001059683</text:p>
          </table:table-cell>
          <table:table-cell office:value-type="float" office:value="-0.000003100509" calcext:value-type="float">
            <text:p>-3.100509E-06</text:p>
          </table:table-cell>
          <table:table-cell office:value-type="float" office:value="1695.25" calcext:value-type="float">
            <text:p>1695.25</text:p>
          </table:table-cell>
          <table:table-cell office:value-type="float" office:value="1.802182" calcext:value-type="float">
            <text:p>1.802182</text:p>
          </table:table-cell>
          <table:table-cell office:value-type="float" office:value="0" calcext:value-type="float">
            <text:p>0</text:p>
          </table:table-cell>
          <table:table-cell office:value-type="float" office:value="0.3897097" calcext:value-type="float">
            <text:p>0.3897097</text:p>
          </table:table-cell>
          <table:table-cell office:value-type="float" office:value="0.4355091" calcext:value-type="float">
            <text:p>0.4355091</text:p>
          </table:table-cell>
          <table:table-cell office:value-type="float" office:value="0.01664115" calcext:value-type="float">
            <text:p>0.01664115</text:p>
          </table:table-cell>
          <table:table-cell office:value-type="float" office:value="0.01643764" calcext:value-type="float">
            <text:p>0.01643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5711" calcext:value-type="float">
            <text:p>30.45711</text:p>
          </table:table-cell>
          <table:table-cell office:value-type="float" office:value="31.99805" calcext:value-type="float">
            <text:p>31.998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3.335358" calcext:value-type="float">
            <text:p>3.335358</text:p>
          </table:table-cell>
          <table:table-cell office:value-type="float" office:value="126.48" calcext:value-type="float">
            <text:p>12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4301" calcext:value-type="float">
            <text:p>10.34301</text:p>
          </table:table-cell>
          <table:table-cell office:value-type="float" office:value="0" calcext:value-type="float">
            <text:p>0</text:p>
          </table:table-cell>
          <table:table-cell office:value-type="float" office:value="0.0001097341" calcext:value-type="float">
            <text:p>0.0001097341</text:p>
          </table:table-cell>
          <table:table-cell office:value-type="float" office:value="-0.0000064362" calcext:value-type="float">
            <text:p>-6.4362E-06</text:p>
          </table:table-cell>
          <table:table-cell office:value-type="float" office:value="1695.259" calcext:value-type="float">
            <text:p>1695.259</text:p>
          </table:table-cell>
          <table:table-cell office:value-type="float" office:value="1.805869" calcext:value-type="float">
            <text:p>1.805869</text:p>
          </table:table-cell>
          <table:table-cell office:value-type="float" office:value="0" calcext:value-type="float">
            <text:p>0</text:p>
          </table:table-cell>
          <table:table-cell office:value-type="float" office:value="0.3969159" calcext:value-type="float">
            <text:p>0.3969159</text:p>
          </table:table-cell>
          <table:table-cell office:value-type="float" office:value="0.4391397" calcext:value-type="float">
            <text:p>0.4391397</text:p>
          </table:table-cell>
          <table:table-cell office:value-type="float" office:value="0.01661528" calcext:value-type="float">
            <text:p>0.01661528</text:p>
          </table:table-cell>
          <table:table-cell office:value-type="float" office:value="0.01641062" calcext:value-type="float">
            <text:p>0.01641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4989" calcext:value-type="float">
            <text:p>30.44989</text:p>
          </table:table-cell>
          <table:table-cell office:value-type="float" office:value="31.98295" calcext:value-type="float">
            <text:p>31.982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3.329956" calcext:value-type="float">
            <text:p>3.329956</text:p>
          </table:table-cell>
          <table:table-cell office:value-type="float" office:value="126.4824" calcext:value-type="float">
            <text:p>126.4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3632" calcext:value-type="float">
            <text:p>10.33632</text:p>
          </table:table-cell>
          <table:table-cell office:value-type="float" office:value="0" calcext:value-type="float">
            <text:p>0</text:p>
          </table:table-cell>
          <table:table-cell office:value-type="float" office:value="0.0001136605" calcext:value-type="float">
            <text:p>0.0001136605</text:p>
          </table:table-cell>
          <table:table-cell office:value-type="float" office:value="-0.000007609633" calcext:value-type="float">
            <text:p>-7.609633E-06</text:p>
          </table:table-cell>
          <table:table-cell office:value-type="float" office:value="1695.267" calcext:value-type="float">
            <text:p>1695.267</text:p>
          </table:table-cell>
          <table:table-cell office:value-type="float" office:value="1.808858" calcext:value-type="float">
            <text:p>1.808858</text:p>
          </table:table-cell>
          <table:table-cell office:value-type="float" office:value="0" calcext:value-type="float">
            <text:p>0</text:p>
          </table:table-cell>
          <table:table-cell office:value-type="float" office:value="0.4084375" calcext:value-type="float">
            <text:p>0.4084375</text:p>
          </table:table-cell>
          <table:table-cell office:value-type="float" office:value="0.4436633" calcext:value-type="float">
            <text:p>0.4436633</text:p>
          </table:table-cell>
          <table:table-cell office:value-type="float" office:value="0.01659018" calcext:value-type="float">
            <text:p>0.01659018</text:p>
          </table:table-cell>
          <table:table-cell office:value-type="float" office:value="0.01638362" calcext:value-type="float">
            <text:p>0.01638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4508" calcext:value-type="float">
            <text:p>30.44508</text:p>
          </table:table-cell>
          <table:table-cell office:value-type="float" office:value="31.96894" calcext:value-type="float">
            <text:p>31.968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3.324349" calcext:value-type="float">
            <text:p>3.324349</text:p>
          </table:table-cell>
          <table:table-cell office:value-type="float" office:value="126.4848" calcext:value-type="float">
            <text:p>126.4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7974" calcext:value-type="float">
            <text:p>10.37974</text:p>
          </table:table-cell>
          <table:table-cell office:value-type="float" office:value="0" calcext:value-type="float">
            <text:p>0</text:p>
          </table:table-cell>
          <table:table-cell office:value-type="float" office:value="0.0001177388" calcext:value-type="float">
            <text:p>0.0001177388</text:p>
          </table:table-cell>
          <table:table-cell office:value-type="float" office:value="-0.000006649798" calcext:value-type="float">
            <text:p>-6.649798E-06</text:p>
          </table:table-cell>
          <table:table-cell office:value-type="float" office:value="1695.391" calcext:value-type="float">
            <text:p>1695.391</text:p>
          </table:table-cell>
          <table:table-cell office:value-type="float" office:value="1.810994" calcext:value-type="float">
            <text:p>1.810994</text:p>
          </table:table-cell>
          <table:table-cell office:value-type="float" office:value="0" calcext:value-type="float">
            <text:p>0</text:p>
          </table:table-cell>
          <table:table-cell office:value-type="float" office:value="33.27863" calcext:value-type="float">
            <text:p>33.27863</text:p>
          </table:table-cell>
          <table:table-cell office:value-type="float" office:value="4.19802" calcext:value-type="float">
            <text:p>4.19802</text:p>
          </table:table-cell>
          <table:table-cell office:value-type="float" office:value="0.06669941" calcext:value-type="float">
            <text:p>0.06669941</text:p>
          </table:table-cell>
          <table:table-cell office:value-type="float" office:value="0.01635663" calcext:value-type="float">
            <text:p>0.0163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0328" calcext:value-type="float">
            <text:p>34.30328</text:p>
          </table:table-cell>
          <table:table-cell office:value-type="float" office:value="32.0165" calcext:value-type="float">
            <text:p>32.01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3.318666" calcext:value-type="float">
            <text:p>3.318666</text:p>
          </table:table-cell>
          <table:table-cell office:value-type="float" office:value="126.4873" calcext:value-type="float">
            <text:p>126.4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0042" calcext:value-type="float">
            <text:p>10.40042</text:p>
          </table:table-cell>
          <table:table-cell office:value-type="float" office:value="0" calcext:value-type="float">
            <text:p>0</text:p>
          </table:table-cell>
          <table:table-cell office:value-type="float" office:value="0.0001218773" calcext:value-type="float">
            <text:p>0.0001218773</text:p>
          </table:table-cell>
          <table:table-cell office:value-type="float" office:value="-0.000004761262" calcext:value-type="float">
            <text:p>-4.761262E-06</text:p>
          </table:table-cell>
          <table:table-cell office:value-type="float" office:value="1695.501" calcext:value-type="float">
            <text:p>1695.501</text:p>
          </table:table-cell>
          <table:table-cell office:value-type="float" office:value="1.813076" calcext:value-type="float">
            <text:p>1.813076</text:p>
          </table:table-cell>
          <table:table-cell office:value-type="float" office:value="0" calcext:value-type="float">
            <text:p>0</text:p>
          </table:table-cell>
          <table:table-cell office:value-type="float" office:value="20.77846" calcext:value-type="float">
            <text:p>20.77846</text:p>
          </table:table-cell>
          <table:table-cell office:value-type="float" office:value="2.245029" calcext:value-type="float">
            <text:p>2.245029</text:p>
          </table:table-cell>
          <table:table-cell office:value-type="float" office:value="0.06409606" calcext:value-type="float">
            <text:p>0.06409606</text:p>
          </table:table-cell>
          <table:table-cell office:value-type="float" office:value="0.01632973" calcext:value-type="float">
            <text:p>0.01632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7716" calcext:value-type="float">
            <text:p>36.27716</text:p>
          </table:table-cell>
          <table:table-cell office:value-type="float" office:value="32.12122" calcext:value-type="float">
            <text:p>32.121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3.31299" calcext:value-type="float">
            <text:p>3.31299</text:p>
          </table:table-cell>
          <table:table-cell office:value-type="float" office:value="126.4898" calcext:value-type="float">
            <text:p>126.4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0294" calcext:value-type="float">
            <text:p>10.40294</text:p>
          </table:table-cell>
          <table:table-cell office:value-type="float" office:value="0" calcext:value-type="float">
            <text:p>0</text:p>
          </table:table-cell>
          <table:table-cell office:value-type="float" office:value="0.0001259826" calcext:value-type="float">
            <text:p>0.0001259826</text:p>
          </table:table-cell>
          <table:table-cell office:value-type="float" office:value="-0.000003094969" calcext:value-type="float">
            <text:p>-3.094969E-06</text:p>
          </table:table-cell>
          <table:table-cell office:value-type="float" office:value="1695.552" calcext:value-type="float">
            <text:p>1695.552</text:p>
          </table:table-cell>
          <table:table-cell office:value-type="float" office:value="1.815474" calcext:value-type="float">
            <text:p>1.815474</text:p>
          </table:table-cell>
          <table:table-cell office:value-type="float" office:value="0" calcext:value-type="float">
            <text:p>0</text:p>
          </table:table-cell>
          <table:table-cell office:value-type="float" office:value="19.0265" calcext:value-type="float">
            <text:p>19.0265</text:p>
          </table:table-cell>
          <table:table-cell office:value-type="float" office:value="1.97466" calcext:value-type="float">
            <text:p>1.97466</text:p>
          </table:table-cell>
          <table:table-cell office:value-type="float" office:value="0.06624044" calcext:value-type="float">
            <text:p>0.06624044</text:p>
          </table:table-cell>
          <table:table-cell office:value-type="float" office:value="0.01630288" calcext:value-type="float">
            <text:p>0.0163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9117" calcext:value-type="float">
            <text:p>36.89117</text:p>
          </table:table-cell>
          <table:table-cell office:value-type="float" office:value="32.17396" calcext:value-type="float">
            <text:p>32.173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3.307354" calcext:value-type="float">
            <text:p>3.307354</text:p>
          </table:table-cell>
          <table:table-cell office:value-type="float" office:value="126.4923" calcext:value-type="float">
            <text:p>126.4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0098" calcext:value-type="float">
            <text:p>10.40098</text:p>
          </table:table-cell>
          <table:table-cell office:value-type="float" office:value="0" calcext:value-type="float">
            <text:p>0</text:p>
          </table:table-cell>
          <table:table-cell office:value-type="float" office:value="0.0001299971" calcext:value-type="float">
            <text:p>0.0001299971</text:p>
          </table:table-cell>
          <table:table-cell office:value-type="float" office:value="-0.000002541337" calcext:value-type="float">
            <text:p>-2.541337E-06</text:p>
          </table:table-cell>
          <table:table-cell office:value-type="float" office:value="1695.58" calcext:value-type="float">
            <text:p>1695.58</text:p>
          </table:table-cell>
          <table:table-cell office:value-type="float" office:value="1.818456" calcext:value-type="float">
            <text:p>1.818456</text:p>
          </table:table-cell>
          <table:table-cell office:value-type="float" office:value="0" calcext:value-type="float">
            <text:p>0</text:p>
          </table:table-cell>
          <table:table-cell office:value-type="float" office:value="19.67224" calcext:value-type="float">
            <text:p>19.67224</text:p>
          </table:table-cell>
          <table:table-cell office:value-type="float" office:value="2.046888" calcext:value-type="float">
            <text:p>2.046888</text:p>
          </table:table-cell>
          <table:table-cell office:value-type="float" office:value="0.071624" calcext:value-type="float">
            <text:p>0.071624</text:p>
          </table:table-cell>
          <table:table-cell office:value-type="float" office:value="0.01627604" calcext:value-type="float">
            <text:p>0.01627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7744" calcext:value-type="float">
            <text:p>37.17744</text:p>
          </table:table-cell>
          <table:table-cell office:value-type="float" office:value="32.20784" calcext:value-type="float">
            <text:p>32.207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3.301739" calcext:value-type="float">
            <text:p>3.301739</text:p>
          </table:table-cell>
          <table:table-cell office:value-type="float" office:value="126.4948" calcext:value-type="float">
            <text:p>126.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9767" calcext:value-type="float">
            <text:p>10.39767</text:p>
          </table:table-cell>
          <table:table-cell office:value-type="float" office:value="0" calcext:value-type="float">
            <text:p>0</text:p>
          </table:table-cell>
          <table:table-cell office:value-type="float" office:value="0.0001339132" calcext:value-type="float">
            <text:p>0.0001339132</text:p>
          </table:table-cell>
          <table:table-cell office:value-type="float" office:value="-0.00000324804" calcext:value-type="float">
            <text:p>-3.24804E-06</text:p>
          </table:table-cell>
          <table:table-cell office:value-type="float" office:value="1695.597" calcext:value-type="float">
            <text:p>1695.597</text:p>
          </table:table-cell>
          <table:table-cell office:value-type="float" office:value="1.821611" calcext:value-type="float">
            <text:p>1.821611</text:p>
          </table:table-cell>
          <table:table-cell office:value-type="float" office:value="0" calcext:value-type="float">
            <text:p>0</text:p>
          </table:table-cell>
          <table:table-cell office:value-type="float" office:value="21.42096" calcext:value-type="float">
            <text:p>21.42096</text:p>
          </table:table-cell>
          <table:table-cell office:value-type="float" office:value="2.31855" calcext:value-type="float">
            <text:p>2.31855</text:p>
          </table:table-cell>
          <table:table-cell office:value-type="float" office:value="0.07863439" calcext:value-type="float">
            <text:p>0.07863439</text:p>
          </table:table-cell>
          <table:table-cell office:value-type="float" office:value="0.01624924" calcext:value-type="float">
            <text:p>0.01624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6089" calcext:value-type="float">
            <text:p>37.36089</text:p>
          </table:table-cell>
          <table:table-cell office:value-type="float" office:value="32.23693" calcext:value-type="float">
            <text:p>32.236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3.296128" calcext:value-type="float">
            <text:p>3.296128</text:p>
          </table:table-cell>
          <table:table-cell office:value-type="float" office:value="126.4973" calcext:value-type="float">
            <text:p>126.4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9352" calcext:value-type="float">
            <text:p>10.39352</text:p>
          </table:table-cell>
          <table:table-cell office:value-type="float" office:value="0" calcext:value-type="float">
            <text:p>0</text:p>
          </table:table-cell>
          <table:table-cell office:value-type="float" office:value="0.0001377844" calcext:value-type="float">
            <text:p>0.0001377844</text:p>
          </table:table-cell>
          <table:table-cell office:value-type="float" office:value="-0.000004585579" calcext:value-type="float">
            <text:p>-4.585579E-06</text:p>
          </table:table-cell>
          <table:table-cell office:value-type="float" office:value="1695.61" calcext:value-type="float">
            <text:p>1695.61</text:p>
          </table:table-cell>
          <table:table-cell office:value-type="float" office:value="1.824509" calcext:value-type="float">
            <text:p>1.824509</text:p>
          </table:table-cell>
          <table:table-cell office:value-type="float" office:value="0" calcext:value-type="float">
            <text:p>0</text:p>
          </table:table-cell>
          <table:table-cell office:value-type="float" office:value="22.24185" calcext:value-type="float">
            <text:p>22.24185</text:p>
          </table:table-cell>
          <table:table-cell office:value-type="float" office:value="2.651405" calcext:value-type="float">
            <text:p>2.651405</text:p>
          </table:table-cell>
          <table:table-cell office:value-type="float" office:value="0.08205283" calcext:value-type="float">
            <text:p>0.08205283</text:p>
          </table:table-cell>
          <table:table-cell office:value-type="float" office:value="0.01622254" calcext:value-type="float">
            <text:p>0.01622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7781" calcext:value-type="float">
            <text:p>37.47781</text:p>
          </table:table-cell>
          <table:table-cell office:value-type="float" office:value="32.26433" calcext:value-type="float">
            <text:p>32.264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3.290521" calcext:value-type="float">
            <text:p>3.290521</text:p>
          </table:table-cell>
          <table:table-cell office:value-type="float" office:value="126.4997" calcext:value-type="float">
            <text:p>126.4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89" calcext:value-type="float">
            <text:p>10.389</text:p>
          </table:table-cell>
          <table:table-cell office:value-type="float" office:value="0" calcext:value-type="float">
            <text:p>0</text:p>
          </table:table-cell>
          <table:table-cell office:value-type="float" office:value="0.0001416374" calcext:value-type="float">
            <text:p>0.0001416374</text:p>
          </table:table-cell>
          <table:table-cell office:value-type="float" office:value="-0.00000622595" calcext:value-type="float">
            <text:p>-6.22595E-06</text:p>
          </table:table-cell>
          <table:table-cell office:value-type="float" office:value="1695.621" calcext:value-type="float">
            <text:p>1695.621</text:p>
          </table:table-cell>
          <table:table-cell office:value-type="float" office:value="1.827204" calcext:value-type="float">
            <text:p>1.827204</text:p>
          </table:table-cell>
          <table:table-cell office:value-type="float" office:value="0" calcext:value-type="float">
            <text:p>0</text:p>
          </table:table-cell>
          <table:table-cell office:value-type="float" office:value="22.52836" calcext:value-type="float">
            <text:p>22.52836</text:p>
          </table:table-cell>
          <table:table-cell office:value-type="float" office:value="3.021224" calcext:value-type="float">
            <text:p>3.021224</text:p>
          </table:table-cell>
          <table:table-cell office:value-type="float" office:value="0.08326693" calcext:value-type="float">
            <text:p>0.08326693</text:p>
          </table:table-cell>
          <table:table-cell office:value-type="float" office:value="0.01619584" calcext:value-type="float">
            <text:p>0.01619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652" calcext:value-type="float">
            <text:p>37.5652</text:p>
          </table:table-cell>
          <table:table-cell office:value-type="float" office:value="32.29113" calcext:value-type="float">
            <text:p>32.291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3.284917" calcext:value-type="float">
            <text:p>3.284917</text:p>
          </table:table-cell>
          <table:table-cell office:value-type="float" office:value="126.5022" calcext:value-type="float">
            <text:p>126.5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8434" calcext:value-type="float">
            <text:p>10.38434</text:p>
          </table:table-cell>
          <table:table-cell office:value-type="float" office:value="0" calcext:value-type="float">
            <text:p>0</text:p>
          </table:table-cell>
          <table:table-cell office:value-type="float" office:value="0.0001454741" calcext:value-type="float">
            <text:p>0.0001454741</text:p>
          </table:table-cell>
          <table:table-cell office:value-type="float" office:value="-0.000008140931" calcext:value-type="float">
            <text:p>-8.140931E-06</text:p>
          </table:table-cell>
          <table:table-cell office:value-type="float" office:value="1695.631" calcext:value-type="float">
            <text:p>1695.631</text:p>
          </table:table-cell>
          <table:table-cell office:value-type="float" office:value="1.829669" calcext:value-type="float">
            <text:p>1.829669</text:p>
          </table:table-cell>
          <table:table-cell office:value-type="float" office:value="0" calcext:value-type="float">
            <text:p>0</text:p>
          </table:table-cell>
          <table:table-cell office:value-type="float" office:value="22.39053" calcext:value-type="float">
            <text:p>22.39053</text:p>
          </table:table-cell>
          <table:table-cell office:value-type="float" office:value="3.333871" calcext:value-type="float">
            <text:p>3.333871</text:p>
          </table:table-cell>
          <table:table-cell office:value-type="float" office:value="0.08288148" calcext:value-type="float">
            <text:p>0.08288148</text:p>
          </table:table-cell>
          <table:table-cell office:value-type="float" office:value="0.01616916" calcext:value-type="float">
            <text:p>0.0161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386" calcext:value-type="float">
            <text:p>37.6386</text:p>
          </table:table-cell>
          <table:table-cell office:value-type="float" office:value="32.31757" calcext:value-type="float">
            <text:p>32.317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3.279315" calcext:value-type="float">
            <text:p>3.279315</text:p>
          </table:table-cell>
          <table:table-cell office:value-type="float" office:value="126.5046" calcext:value-type="float">
            <text:p>126.5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7962" calcext:value-type="float">
            <text:p>10.37962</text:p>
          </table:table-cell>
          <table:table-cell office:value-type="float" office:value="0" calcext:value-type="float">
            <text:p>0</text:p>
          </table:table-cell>
          <table:table-cell office:value-type="float" office:value="0.0001492993" calcext:value-type="float">
            <text:p>0.0001492993</text:p>
          </table:table-cell>
          <table:table-cell office:value-type="float" office:value="-0.00001028947" calcext:value-type="float">
            <text:p>-1.028947E-05</text:p>
          </table:table-cell>
          <table:table-cell office:value-type="float" office:value="1695.642" calcext:value-type="float">
            <text:p>1695.642</text:p>
          </table:table-cell>
          <table:table-cell office:value-type="float" office:value="1.831922" calcext:value-type="float">
            <text:p>1.831922</text:p>
          </table:table-cell>
          <table:table-cell office:value-type="float" office:value="0" calcext:value-type="float">
            <text:p>0</text:p>
          </table:table-cell>
          <table:table-cell office:value-type="float" office:value="21.97575" calcext:value-type="float">
            <text:p>21.97575</text:p>
          </table:table-cell>
          <table:table-cell office:value-type="float" office:value="3.612717" calcext:value-type="float">
            <text:p>3.612717</text:p>
          </table:table-cell>
          <table:table-cell office:value-type="float" office:value="0.08147572" calcext:value-type="float">
            <text:p>0.08147572</text:p>
          </table:table-cell>
          <table:table-cell office:value-type="float" office:value="0.01614258" calcext:value-type="float">
            <text:p>0.01614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056" calcext:value-type="float">
            <text:p>37.7056</text:p>
          </table:table-cell>
          <table:table-cell office:value-type="float" office:value="32.34386" calcext:value-type="float">
            <text:p>32.343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3.273712" calcext:value-type="float">
            <text:p>3.273712</text:p>
          </table:table-cell>
          <table:table-cell office:value-type="float" office:value="126.507" calcext:value-type="float">
            <text:p>126.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749" calcext:value-type="float">
            <text:p>10.3749</text:p>
          </table:table-cell>
          <table:table-cell office:value-type="float" office:value="0" calcext:value-type="float">
            <text:p>0</text:p>
          </table:table-cell>
          <table:table-cell office:value-type="float" office:value="0.0001531148" calcext:value-type="float">
            <text:p>0.0001531148</text:p>
          </table:table-cell>
          <table:table-cell office:value-type="float" office:value="-0.00001263834" calcext:value-type="float">
            <text:p>-1.263834E-05</text:p>
          </table:table-cell>
          <table:table-cell office:value-type="float" office:value="1695.652" calcext:value-type="float">
            <text:p>1695.652</text:p>
          </table:table-cell>
          <table:table-cell office:value-type="float" office:value="1.833991" calcext:value-type="float">
            <text:p>1.833991</text:p>
          </table:table-cell>
          <table:table-cell office:value-type="float" office:value="0" calcext:value-type="float">
            <text:p>0</text:p>
          </table:table-cell>
          <table:table-cell office:value-type="float" office:value="21.42702" calcext:value-type="float">
            <text:p>21.42702</text:p>
          </table:table-cell>
          <table:table-cell office:value-type="float" office:value="3.859457" calcext:value-type="float">
            <text:p>3.859457</text:p>
          </table:table-cell>
          <table:table-cell office:value-type="float" office:value="0.07959565" calcext:value-type="float">
            <text:p>0.07959565</text:p>
          </table:table-cell>
          <table:table-cell office:value-type="float" office:value="0.01611602" calcext:value-type="float">
            <text:p>0.01611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7045" calcext:value-type="float">
            <text:p>37.77045</text:p>
          </table:table-cell>
          <table:table-cell office:value-type="float" office:value="32.37012" calcext:value-type="float">
            <text:p>32.370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3.268106" calcext:value-type="float">
            <text:p>3.268106</text:p>
          </table:table-cell>
          <table:table-cell office:value-type="float" office:value="126.5095" calcext:value-type="float">
            <text:p>126.5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7019" calcext:value-type="float">
            <text:p>10.37019</text:p>
          </table:table-cell>
          <table:table-cell office:value-type="float" office:value="0" calcext:value-type="float">
            <text:p>0</text:p>
          </table:table-cell>
          <table:table-cell office:value-type="float" office:value="0.0001569239" calcext:value-type="float">
            <text:p>0.0001569239</text:p>
          </table:table-cell>
          <table:table-cell office:value-type="float" office:value="-0.00001511319" calcext:value-type="float">
            <text:p>-1.511319E-05</text:p>
          </table:table-cell>
          <table:table-cell office:value-type="float" office:value="1695.662" calcext:value-type="float">
            <text:p>1695.662</text:p>
          </table:table-cell>
          <table:table-cell office:value-type="float" office:value="1.835891" calcext:value-type="float">
            <text:p>1.835891</text:p>
          </table:table-cell>
          <table:table-cell office:value-type="float" office:value="0" calcext:value-type="float">
            <text:p>0</text:p>
          </table:table-cell>
          <table:table-cell office:value-type="float" office:value="20.79394" calcext:value-type="float">
            <text:p>20.79394</text:p>
          </table:table-cell>
          <table:table-cell office:value-type="float" office:value="4.070003" calcext:value-type="float">
            <text:p>4.070003</text:p>
          </table:table-cell>
          <table:table-cell office:value-type="float" office:value="0.07743765" calcext:value-type="float">
            <text:p>0.07743765</text:p>
          </table:table-cell>
          <table:table-cell office:value-type="float" office:value="0.01608948" calcext:value-type="float">
            <text:p>0.01608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3452" calcext:value-type="float">
            <text:p>37.83452</text:p>
          </table:table-cell>
          <table:table-cell office:value-type="float" office:value="32.39624" calcext:value-type="float">
            <text:p>32.396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3.262492" calcext:value-type="float">
            <text:p>3.262492</text:p>
          </table:table-cell>
          <table:table-cell office:value-type="float" office:value="126.5119" calcext:value-type="float">
            <text:p>126.5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55" calcext:value-type="float">
            <text:p>10.3655</text:p>
          </table:table-cell>
          <table:table-cell office:value-type="float" office:value="0" calcext:value-type="float">
            <text:p>0</text:p>
          </table:table-cell>
          <table:table-cell office:value-type="float" office:value="0.000160727" calcext:value-type="float">
            <text:p>0.000160727</text:p>
          </table:table-cell>
          <table:table-cell office:value-type="float" office:value="-0.00001773448" calcext:value-type="float">
            <text:p>-1.773448E-05</text:p>
          </table:table-cell>
          <table:table-cell office:value-type="float" office:value="1695.672" calcext:value-type="float">
            <text:p>1695.672</text:p>
          </table:table-cell>
          <table:table-cell office:value-type="float" office:value="1.837639" calcext:value-type="float">
            <text:p>1.837639</text:p>
          </table:table-cell>
          <table:table-cell office:value-type="float" office:value="0" calcext:value-type="float">
            <text:p>0</text:p>
          </table:table-cell>
          <table:table-cell office:value-type="float" office:value="20.12258" calcext:value-type="float">
            <text:p>20.12258</text:p>
          </table:table-cell>
          <table:table-cell office:value-type="float" office:value="4.243809" calcext:value-type="float">
            <text:p>4.243809</text:p>
          </table:table-cell>
          <table:table-cell office:value-type="float" office:value="0.07518132" calcext:value-type="float">
            <text:p>0.07518132</text:p>
          </table:table-cell>
          <table:table-cell office:value-type="float" office:value="0.016063" calcext:value-type="float">
            <text:p>0.016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9834" calcext:value-type="float">
            <text:p>37.89834</text:p>
          </table:table-cell>
          <table:table-cell office:value-type="float" office:value="32.42233" calcext:value-type="float">
            <text:p>32.422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3.25686" calcext:value-type="float">
            <text:p>3.25686</text:p>
          </table:table-cell>
          <table:table-cell office:value-type="float" office:value="126.5142" calcext:value-type="float">
            <text:p>126.5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6082" calcext:value-type="float">
            <text:p>10.36082</text:p>
          </table:table-cell>
          <table:table-cell office:value-type="float" office:value="0" calcext:value-type="float">
            <text:p>0</text:p>
          </table:table-cell>
          <table:table-cell office:value-type="float" office:value="0.000164529" calcext:value-type="float">
            <text:p>0.000164529</text:p>
          </table:table-cell>
          <table:table-cell office:value-type="float" office:value="-0.00002039861" calcext:value-type="float">
            <text:p>-2.039861E-05</text:p>
          </table:table-cell>
          <table:table-cell office:value-type="float" office:value="1695.682" calcext:value-type="float">
            <text:p>1695.682</text:p>
          </table:table-cell>
          <table:table-cell office:value-type="float" office:value="1.839251" calcext:value-type="float">
            <text:p>1.839251</text:p>
          </table:table-cell>
          <table:table-cell office:value-type="float" office:value="0" calcext:value-type="float">
            <text:p>0</text:p>
          </table:table-cell>
          <table:table-cell office:value-type="float" office:value="18.92818" calcext:value-type="float">
            <text:p>18.92818</text:p>
          </table:table-cell>
          <table:table-cell office:value-type="float" office:value="4.336226" calcext:value-type="float">
            <text:p>4.336226</text:p>
          </table:table-cell>
          <table:table-cell office:value-type="float" office:value="0.07072954" calcext:value-type="float">
            <text:p>0.07072954</text:p>
          </table:table-cell>
          <table:table-cell office:value-type="float" office:value="0.01603658" calcext:value-type="float">
            <text:p>0.01603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6138" calcext:value-type="float">
            <text:p>37.96138</text:p>
          </table:table-cell>
          <table:table-cell office:value-type="float" office:value="32.44828" calcext:value-type="float">
            <text:p>32.448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3.251174" calcext:value-type="float">
            <text:p>3.251174</text:p>
          </table:table-cell>
          <table:table-cell office:value-type="float" office:value="126.5166" calcext:value-type="float">
            <text:p>126.5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5617" calcext:value-type="float">
            <text:p>10.35617</text:p>
          </table:table-cell>
          <table:table-cell office:value-type="float" office:value="0" calcext:value-type="float">
            <text:p>0</text:p>
          </table:table-cell>
          <table:table-cell office:value-type="float" office:value="0.0001683499" calcext:value-type="float">
            <text:p>0.0001683499</text:p>
          </table:table-cell>
          <table:table-cell office:value-type="float" office:value="-0.00002284064" calcext:value-type="float">
            <text:p>-2.284064E-05</text:p>
          </table:table-cell>
          <table:table-cell office:value-type="float" office:value="1695.692" calcext:value-type="float">
            <text:p>1695.692</text:p>
          </table:table-cell>
          <table:table-cell office:value-type="float" office:value="1.840784" calcext:value-type="float">
            <text:p>1.840784</text:p>
          </table:table-cell>
          <table:table-cell office:value-type="float" office:value="0" calcext:value-type="float">
            <text:p>0</text:p>
          </table:table-cell>
          <table:table-cell office:value-type="float" office:value="17.75762" calcext:value-type="float">
            <text:p>17.75762</text:p>
          </table:table-cell>
          <table:table-cell office:value-type="float" office:value="4.31363" calcext:value-type="float">
            <text:p>4.31363</text:p>
          </table:table-cell>
          <table:table-cell office:value-type="float" office:value="0.06700552" calcext:value-type="float">
            <text:p>0.06700552</text:p>
          </table:table-cell>
          <table:table-cell office:value-type="float" office:value="0.0160102" calcext:value-type="float">
            <text:p>0.016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2317" calcext:value-type="float">
            <text:p>38.02317</text:p>
          </table:table-cell>
          <table:table-cell office:value-type="float" office:value="32.47383" calcext:value-type="float">
            <text:p>32.473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3.245397" calcext:value-type="float">
            <text:p>3.245397</text:p>
          </table:table-cell>
          <table:table-cell office:value-type="float" office:value="126.5191" calcext:value-type="float">
            <text:p>126.5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516" calcext:value-type="float">
            <text:p>10.3516</text:p>
          </table:table-cell>
          <table:table-cell office:value-type="float" office:value="0" calcext:value-type="float">
            <text:p>0</text:p>
          </table:table-cell>
          <table:table-cell office:value-type="float" office:value="0.0001721665" calcext:value-type="float">
            <text:p>0.0001721665</text:p>
          </table:table-cell>
          <table:table-cell office:value-type="float" office:value="-0.00002535767" calcext:value-type="float">
            <text:p>-2.535767E-05</text:p>
          </table:table-cell>
          <table:table-cell office:value-type="float" office:value="1695.703" calcext:value-type="float">
            <text:p>1695.703</text:p>
          </table:table-cell>
          <table:table-cell office:value-type="float" office:value="1.842444" calcext:value-type="float">
            <text:p>1.842444</text:p>
          </table:table-cell>
          <table:table-cell office:value-type="float" office:value="0" calcext:value-type="float">
            <text:p>0</text:p>
          </table:table-cell>
          <table:table-cell office:value-type="float" office:value="17.76474" calcext:value-type="float">
            <text:p>17.76474</text:p>
          </table:table-cell>
          <table:table-cell office:value-type="float" office:value="4.467865" calcext:value-type="float">
            <text:p>4.467865</text:p>
          </table:table-cell>
          <table:table-cell office:value-type="float" office:value="0.06761675" calcext:value-type="float">
            <text:p>0.06761675</text:p>
          </table:table-cell>
          <table:table-cell office:value-type="float" office:value="0.01598385" calcext:value-type="float">
            <text:p>0.01598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9015" calcext:value-type="float">
            <text:p>38.09015</text:p>
          </table:table-cell>
          <table:table-cell office:value-type="float" office:value="32.49974" calcext:value-type="float">
            <text:p>32.499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3.23955" calcext:value-type="float">
            <text:p>3.23955</text:p>
          </table:table-cell>
          <table:table-cell office:value-type="float" office:value="126.5216" calcext:value-type="float">
            <text:p>126.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4721" calcext:value-type="float">
            <text:p>10.34721</text:p>
          </table:table-cell>
          <table:table-cell office:value-type="float" office:value="0" calcext:value-type="float">
            <text:p>0</text:p>
          </table:table-cell>
          <table:table-cell office:value-type="float" office:value="0.0001759803" calcext:value-type="float">
            <text:p>0.0001759803</text:p>
          </table:table-cell>
          <table:table-cell office:value-type="float" office:value="-0.00002789746" calcext:value-type="float">
            <text:p>-2.789746E-05</text:p>
          </table:table-cell>
          <table:table-cell office:value-type="float" office:value="1695.713" calcext:value-type="float">
            <text:p>1695.713</text:p>
          </table:table-cell>
          <table:table-cell office:value-type="float" office:value="1.84414" calcext:value-type="float">
            <text:p>1.84414</text:p>
          </table:table-cell>
          <table:table-cell office:value-type="float" office:value="0" calcext:value-type="float">
            <text:p>0</text:p>
          </table:table-cell>
          <table:table-cell office:value-type="float" office:value="17.56143" calcext:value-type="float">
            <text:p>17.56143</text:p>
          </table:table-cell>
          <table:table-cell office:value-type="float" office:value="4.783936" calcext:value-type="float">
            <text:p>4.783936</text:p>
          </table:table-cell>
          <table:table-cell office:value-type="float" office:value="0.06734969" calcext:value-type="float">
            <text:p>0.06734969</text:p>
          </table:table-cell>
          <table:table-cell office:value-type="float" office:value="0.01595755" calcext:value-type="float">
            <text:p>0.01595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648" calcext:value-type="float">
            <text:p>38.1648</text:p>
          </table:table-cell>
          <table:table-cell office:value-type="float" office:value="32.5269" calcext:value-type="float">
            <text:p>32.52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3.23354" calcext:value-type="float">
            <text:p>3.23354</text:p>
          </table:table-cell>
          <table:table-cell office:value-type="float" office:value="126.5241" calcext:value-type="float">
            <text:p>126.5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4305" calcext:value-type="float">
            <text:p>10.34305</text:p>
          </table:table-cell>
          <table:table-cell office:value-type="float" office:value="0" calcext:value-type="float">
            <text:p>0</text:p>
          </table:table-cell>
          <table:table-cell office:value-type="float" office:value="0.0001797917" calcext:value-type="float">
            <text:p>0.0001797917</text:p>
          </table:table-cell>
          <table:table-cell office:value-type="float" office:value="-0.00003047853" calcext:value-type="float">
            <text:p>-3.047853E-05</text:p>
          </table:table-cell>
          <table:table-cell office:value-type="float" office:value="1695.723" calcext:value-type="float">
            <text:p>1695.723</text:p>
          </table:table-cell>
          <table:table-cell office:value-type="float" office:value="1.846053" calcext:value-type="float">
            <text:p>1.846053</text:p>
          </table:table-cell>
          <table:table-cell office:value-type="float" office:value="0" calcext:value-type="float">
            <text:p>0</text:p>
          </table:table-cell>
          <table:table-cell office:value-type="float" office:value="16.94229" calcext:value-type="float">
            <text:p>16.94229</text:p>
          </table:table-cell>
          <table:table-cell office:value-type="float" office:value="4.993095" calcext:value-type="float">
            <text:p>4.993095</text:p>
          </table:table-cell>
          <table:table-cell office:value-type="float" office:value="0.06535035" calcext:value-type="float">
            <text:p>0.06535035</text:p>
          </table:table-cell>
          <table:table-cell office:value-type="float" office:value="0.0159313" calcext:value-type="float">
            <text:p>0.0159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957" calcext:value-type="float">
            <text:p>38.23957</text:p>
          </table:table-cell>
          <table:table-cell office:value-type="float" office:value="32.55481" calcext:value-type="float">
            <text:p>32.554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3.227505" calcext:value-type="float">
            <text:p>3.227505</text:p>
          </table:table-cell>
          <table:table-cell office:value-type="float" office:value="126.5267" calcext:value-type="float">
            <text:p>126.5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3875" calcext:value-type="float">
            <text:p>10.33875</text:p>
          </table:table-cell>
          <table:table-cell office:value-type="float" office:value="0" calcext:value-type="float">
            <text:p>0</text:p>
          </table:table-cell>
          <table:table-cell office:value-type="float" office:value="0.0001836014" calcext:value-type="float">
            <text:p>0.0001836014</text:p>
          </table:table-cell>
          <table:table-cell office:value-type="float" office:value="-0.00003310662" calcext:value-type="float">
            <text:p>-3.310662E-05</text:p>
          </table:table-cell>
          <table:table-cell office:value-type="float" office:value="1695.733" calcext:value-type="float">
            <text:p>1695.733</text:p>
          </table:table-cell>
          <table:table-cell office:value-type="float" office:value="1.847929" calcext:value-type="float">
            <text:p>1.847929</text:p>
          </table:table-cell>
          <table:table-cell office:value-type="float" office:value="0" calcext:value-type="float">
            <text:p>0</text:p>
          </table:table-cell>
          <table:table-cell office:value-type="float" office:value="16.2499" calcext:value-type="float">
            <text:p>16.2499</text:p>
          </table:table-cell>
          <table:table-cell office:value-type="float" office:value="5.031772" calcext:value-type="float">
            <text:p>5.031772</text:p>
          </table:table-cell>
          <table:table-cell office:value-type="float" office:value="0.06303082" calcext:value-type="float">
            <text:p>0.06303082</text:p>
          </table:table-cell>
          <table:table-cell office:value-type="float" office:value="0.0159051" calcext:value-type="float">
            <text:p>0.0159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0667" calcext:value-type="float">
            <text:p>38.30667</text:p>
          </table:table-cell>
          <table:table-cell office:value-type="float" office:value="32.58194" calcext:value-type="float">
            <text:p>32.581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3.221599" calcext:value-type="float">
            <text:p>3.221599</text:p>
          </table:table-cell>
          <table:table-cell office:value-type="float" office:value="126.5292" calcext:value-type="float">
            <text:p>126.5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3431" calcext:value-type="float">
            <text:p>10.33431</text:p>
          </table:table-cell>
          <table:table-cell office:value-type="float" office:value="0" calcext:value-type="float">
            <text:p>0</text:p>
          </table:table-cell>
          <table:table-cell office:value-type="float" office:value="0.0001874113" calcext:value-type="float">
            <text:p>0.0001874113</text:p>
          </table:table-cell>
          <table:table-cell office:value-type="float" office:value="-0.00003578266" calcext:value-type="float">
            <text:p>-3.578266E-05</text:p>
          </table:table-cell>
          <table:table-cell office:value-type="float" office:value="1695.744" calcext:value-type="float">
            <text:p>1695.744</text:p>
          </table:table-cell>
          <table:table-cell office:value-type="float" office:value="1.849214" calcext:value-type="float">
            <text:p>1.849214</text:p>
          </table:table-cell>
          <table:table-cell office:value-type="float" office:value="0" calcext:value-type="float">
            <text:p>0</text:p>
          </table:table-cell>
          <table:table-cell office:value-type="float" office:value="15.57976" calcext:value-type="float">
            <text:p>15.57976</text:p>
          </table:table-cell>
          <table:table-cell office:value-type="float" office:value="5.043064" calcext:value-type="float">
            <text:p>5.043064</text:p>
          </table:table-cell>
          <table:table-cell office:value-type="float" office:value="0.06079684" calcext:value-type="float">
            <text:p>0.06079684</text:p>
          </table:table-cell>
          <table:table-cell office:value-type="float" office:value="0.01587891" calcext:value-type="float">
            <text:p>0.01587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7271" calcext:value-type="float">
            <text:p>38.37271</text:p>
          </table:table-cell>
          <table:table-cell office:value-type="float" office:value="32.60877" calcext:value-type="float">
            <text:p>32.608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3.215603" calcext:value-type="float">
            <text:p>3.215603</text:p>
          </table:table-cell>
          <table:table-cell office:value-type="float" office:value="126.5317" calcext:value-type="float">
            <text:p>126.5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2982" calcext:value-type="float">
            <text:p>10.32982</text:p>
          </table:table-cell>
          <table:table-cell office:value-type="float" office:value="0" calcext:value-type="float">
            <text:p>0</text:p>
          </table:table-cell>
          <table:table-cell office:value-type="float" office:value="0.0001912213" calcext:value-type="float">
            <text:p>0.0001912213</text:p>
          </table:table-cell>
          <table:table-cell office:value-type="float" office:value="-0.00003846709" calcext:value-type="float">
            <text:p>-3.846709E-05</text:p>
          </table:table-cell>
          <table:table-cell office:value-type="float" office:value="1695.754" calcext:value-type="float">
            <text:p>1695.754</text:p>
          </table:table-cell>
          <table:table-cell office:value-type="float" office:value="1.85046" calcext:value-type="float">
            <text:p>1.85046</text:p>
          </table:table-cell>
          <table:table-cell office:value-type="float" office:value="0" calcext:value-type="float">
            <text:p>0</text:p>
          </table:table-cell>
          <table:table-cell office:value-type="float" office:value="14.92282" calcext:value-type="float">
            <text:p>14.92282</text:p>
          </table:table-cell>
          <table:table-cell office:value-type="float" office:value="5.033483" calcext:value-type="float">
            <text:p>5.033483</text:p>
          </table:table-cell>
          <table:table-cell office:value-type="float" office:value="0.058622" calcext:value-type="float">
            <text:p>0.058622</text:p>
          </table:table-cell>
          <table:table-cell office:value-type="float" office:value="0.01585277" calcext:value-type="float">
            <text:p>0.01585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3901" calcext:value-type="float">
            <text:p>38.43901</text:p>
          </table:table-cell>
          <table:table-cell office:value-type="float" office:value="32.63535" calcext:value-type="float">
            <text:p>32.635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3.209319" calcext:value-type="float">
            <text:p>3.209319</text:p>
          </table:table-cell>
          <table:table-cell office:value-type="float" office:value="126.5344" calcext:value-type="float">
            <text:p>126.5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2586" calcext:value-type="float">
            <text:p>10.32586</text:p>
          </table:table-cell>
          <table:table-cell office:value-type="float" office:value="0" calcext:value-type="float">
            <text:p>0</text:p>
          </table:table-cell>
          <table:table-cell office:value-type="float" office:value="0.0001950322" calcext:value-type="float">
            <text:p>0.0001950322</text:p>
          </table:table-cell>
          <table:table-cell office:value-type="float" office:value="-0.0000411578" calcext:value-type="float">
            <text:p>-4.11578E-05</text:p>
          </table:table-cell>
          <table:table-cell office:value-type="float" office:value="1695.765" calcext:value-type="float">
            <text:p>1695.765</text:p>
          </table:table-cell>
          <table:table-cell office:value-type="float" office:value="1.852342" calcext:value-type="float">
            <text:p>1.852342</text:p>
          </table:table-cell>
          <table:table-cell office:value-type="float" office:value="0" calcext:value-type="float">
            <text:p>0</text:p>
          </table:table-cell>
          <table:table-cell office:value-type="float" office:value="12.13047" calcext:value-type="float">
            <text:p>12.13047</text:p>
          </table:table-cell>
          <table:table-cell office:value-type="float" office:value="5.843658" calcext:value-type="float">
            <text:p>5.843658</text:p>
          </table:table-cell>
          <table:table-cell office:value-type="float" office:value="0.05181881" calcext:value-type="float">
            <text:p>0.05181881</text:p>
          </table:table-cell>
          <table:table-cell office:value-type="float" office:value="0.01582672" calcext:value-type="float">
            <text:p>0.01582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2317" calcext:value-type="float">
            <text:p>38.52317</text:p>
          </table:table-cell>
          <table:table-cell office:value-type="float" office:value="32.66774" calcext:value-type="float">
            <text:p>32.667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3.202964" calcext:value-type="float">
            <text:p>3.202964</text:p>
          </table:table-cell>
          <table:table-cell office:value-type="float" office:value="126.5371" calcext:value-type="float">
            <text:p>126.5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237" calcext:value-type="float">
            <text:p>10.3237</text:p>
          </table:table-cell>
          <table:table-cell office:value-type="float" office:value="0" calcext:value-type="float">
            <text:p>0</text:p>
          </table:table-cell>
          <table:table-cell office:value-type="float" office:value="0.000198846" calcext:value-type="float">
            <text:p>0.000198846</text:p>
          </table:table-cell>
          <table:table-cell office:value-type="float" office:value="-0.0000438172" calcext:value-type="float">
            <text:p>-4.38172E-05</text:p>
          </table:table-cell>
          <table:table-cell office:value-type="float" office:value="1695.776" calcext:value-type="float">
            <text:p>1695.776</text:p>
          </table:table-cell>
          <table:table-cell office:value-type="float" office:value="1.854254" calcext:value-type="float">
            <text:p>1.854254</text:p>
          </table:table-cell>
          <table:table-cell office:value-type="float" office:value="0" calcext:value-type="float">
            <text:p>0</text:p>
          </table:table-cell>
          <table:table-cell office:value-type="float" office:value="8.133792" calcext:value-type="float">
            <text:p>8.133792</text:p>
          </table:table-cell>
          <table:table-cell office:value-type="float" office:value="5.884761" calcext:value-type="float">
            <text:p>5.884761</text:p>
          </table:table-cell>
          <table:table-cell office:value-type="float" office:value="0.04006316" calcext:value-type="float">
            <text:p>0.04006316</text:p>
          </table:table-cell>
          <table:table-cell office:value-type="float" office:value="0.01580066" calcext:value-type="float">
            <text:p>0.0158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1367" calcext:value-type="float">
            <text:p>38.61367</text:p>
          </table:table-cell>
          <table:table-cell office:value-type="float" office:value="32.71074" calcext:value-type="float">
            <text:p>32.710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3.196584" calcext:value-type="float">
            <text:p>3.196584</text:p>
          </table:table-cell>
          <table:table-cell office:value-type="float" office:value="126.5398" calcext:value-type="float">
            <text:p>126.5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2242" calcext:value-type="float">
            <text:p>10.32242</text:p>
          </table:table-cell>
          <table:table-cell office:value-type="float" office:value="0" calcext:value-type="float">
            <text:p>0</text:p>
          </table:table-cell>
          <table:table-cell office:value-type="float" office:value="0.0002066314" calcext:value-type="float">
            <text:p>0.0002066314</text:p>
          </table:table-cell>
          <table:table-cell office:value-type="float" office:value="0.0007712531" calcext:value-type="float">
            <text:p>0.0007712531</text:p>
          </table:table-cell>
          <table:table-cell office:value-type="float" office:value="1695.787" calcext:value-type="float">
            <text:p>1695.787</text:p>
          </table:table-cell>
          <table:table-cell office:value-type="float" office:value="1.856096" calcext:value-type="float">
            <text:p>1.856096</text:p>
          </table:table-cell>
          <table:table-cell office:value-type="float" office:value="0" calcext:value-type="float">
            <text:p>0</text:p>
          </table:table-cell>
          <table:table-cell office:value-type="float" office:value="5.854284" calcext:value-type="float">
            <text:p>5.854284</text:p>
          </table:table-cell>
          <table:table-cell office:value-type="float" office:value="5.272208" calcext:value-type="float">
            <text:p>5.272208</text:p>
          </table:table-cell>
          <table:table-cell office:value-type="float" office:value="0.0324407" calcext:value-type="float">
            <text:p>0.0324407</text:p>
          </table:table-cell>
          <table:table-cell office:value-type="float" office:value="0.01577464" calcext:value-type="float">
            <text:p>0.01577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8243" calcext:value-type="float">
            <text:p>38.68243</text:p>
          </table:table-cell>
          <table:table-cell office:value-type="float" office:value="32.75222" calcext:value-type="float">
            <text:p>32.752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3.190172" calcext:value-type="float">
            <text:p>3.190172</text:p>
          </table:table-cell>
          <table:table-cell office:value-type="float" office:value="126.5426" calcext:value-type="float">
            <text:p>126.5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2149" calcext:value-type="float">
            <text:p>10.32149</text:p>
          </table:table-cell>
          <table:table-cell office:value-type="float" office:value="0" calcext:value-type="float">
            <text:p>0</text:p>
          </table:table-cell>
          <table:table-cell office:value-type="float" office:value="0.0002213975" calcext:value-type="float">
            <text:p>0.0002213975</text:p>
          </table:table-cell>
          <table:table-cell office:value-type="float" office:value="0.002743456" calcext:value-type="float">
            <text:p>0.002743456</text:p>
          </table:table-cell>
          <table:table-cell office:value-type="float" office:value="1695.799" calcext:value-type="float">
            <text:p>1695.799</text:p>
          </table:table-cell>
          <table:table-cell office:value-type="float" office:value="1.85777" calcext:value-type="float">
            <text:p>1.85777</text:p>
          </table:table-cell>
          <table:table-cell office:value-type="float" office:value="0" calcext:value-type="float">
            <text:p>0</text:p>
          </table:table-cell>
          <table:table-cell office:value-type="float" office:value="4.233715" calcext:value-type="float">
            <text:p>4.233715</text:p>
          </table:table-cell>
          <table:table-cell office:value-type="float" office:value="4.546642" calcext:value-type="float">
            <text:p>4.546642</text:p>
          </table:table-cell>
          <table:table-cell office:value-type="float" office:value="0.02694974" calcext:value-type="float">
            <text:p>0.02694974</text:p>
          </table:table-cell>
          <table:table-cell office:value-type="float" office:value="0.0157487" calcext:value-type="float">
            <text:p>0.015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4686" calcext:value-type="float">
            <text:p>38.74686</text:p>
          </table:table-cell>
          <table:table-cell office:value-type="float" office:value="32.79161" calcext:value-type="float">
            <text:p>32.791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3.183738" calcext:value-type="float">
            <text:p>3.183738</text:p>
          </table:table-cell>
          <table:table-cell office:value-type="float" office:value="126.5453" calcext:value-type="float">
            <text:p>126.5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2057" calcext:value-type="float">
            <text:p>10.32057</text:p>
          </table:table-cell>
          <table:table-cell office:value-type="float" office:value="0" calcext:value-type="float">
            <text:p>0</text:p>
          </table:table-cell>
          <table:table-cell office:value-type="float" office:value="0.0002352961" calcext:value-type="float">
            <text:p>0.0002352961</text:p>
          </table:table-cell>
          <table:table-cell office:value-type="float" office:value="0.004371718" calcext:value-type="float">
            <text:p>0.004371718</text:p>
          </table:table-cell>
          <table:table-cell office:value-type="float" office:value="1695.811" calcext:value-type="float">
            <text:p>1695.811</text:p>
          </table:table-cell>
          <table:table-cell office:value-type="float" office:value="1.859273" calcext:value-type="float">
            <text:p>1.859273</text:p>
          </table:table-cell>
          <table:table-cell office:value-type="float" office:value="0" calcext:value-type="float">
            <text:p>0</text:p>
          </table:table-cell>
          <table:table-cell office:value-type="float" office:value="2.962576" calcext:value-type="float">
            <text:p>2.962576</text:p>
          </table:table-cell>
          <table:table-cell office:value-type="float" office:value="3.730194" calcext:value-type="float">
            <text:p>3.730194</text:p>
          </table:table-cell>
          <table:table-cell office:value-type="float" office:value="0.02277961" calcext:value-type="float">
            <text:p>0.02277961</text:p>
          </table:table-cell>
          <table:table-cell office:value-type="float" office:value="0.01572281" calcext:value-type="float">
            <text:p>0.01572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104" calcext:value-type="float">
            <text:p>38.8104</text:p>
          </table:table-cell>
          <table:table-cell office:value-type="float" office:value="32.83066" calcext:value-type="float">
            <text:p>32.830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3.177301" calcext:value-type="float">
            <text:p>3.177301</text:p>
          </table:table-cell>
          <table:table-cell office:value-type="float" office:value="126.548" calcext:value-type="float">
            <text:p>126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195" calcext:value-type="float">
            <text:p>10.3195</text:p>
          </table:table-cell>
          <table:table-cell office:value-type="float" office:value="0" calcext:value-type="float">
            <text:p>0</text:p>
          </table:table-cell>
          <table:table-cell office:value-type="float" office:value="0.0002478562" calcext:value-type="float">
            <text:p>0.0002478562</text:p>
          </table:table-cell>
          <table:table-cell office:value-type="float" office:value="0.005617083" calcext:value-type="float">
            <text:p>0.005617083</text:p>
          </table:table-cell>
          <table:table-cell office:value-type="float" office:value="1695.823" calcext:value-type="float">
            <text:p>1695.823</text:p>
          </table:table-cell>
          <table:table-cell office:value-type="float" office:value="1.86061" calcext:value-type="float">
            <text:p>1.86061</text:p>
          </table:table-cell>
          <table:table-cell office:value-type="float" office:value="0" calcext:value-type="float">
            <text:p>0</text:p>
          </table:table-cell>
          <table:table-cell office:value-type="float" office:value="2.340586" calcext:value-type="float">
            <text:p>2.340586</text:p>
          </table:table-cell>
          <table:table-cell office:value-type="float" office:value="3.180398" calcext:value-type="float">
            <text:p>3.180398</text:p>
          </table:table-cell>
          <table:table-cell office:value-type="float" office:value="0.0206273" calcext:value-type="float">
            <text:p>0.0206273</text:p>
          </table:table-cell>
          <table:table-cell office:value-type="float" office:value="0.01569693" calcext:value-type="float">
            <text:p>0.01569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6796" calcext:value-type="float">
            <text:p>38.86796</text:p>
          </table:table-cell>
          <table:table-cell office:value-type="float" office:value="32.86666" calcext:value-type="float">
            <text:p>32.866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3.170746" calcext:value-type="float">
            <text:p>3.170746</text:p>
          </table:table-cell>
          <table:table-cell office:value-type="float" office:value="126.5507" calcext:value-type="float">
            <text:p>126.5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1834" calcext:value-type="float">
            <text:p>10.31834</text:p>
          </table:table-cell>
          <table:table-cell office:value-type="float" office:value="0" calcext:value-type="float">
            <text:p>0</text:p>
          </table:table-cell>
          <table:table-cell office:value-type="float" office:value="0.0002684139" calcext:value-type="float">
            <text:p>0.0002684139</text:p>
          </table:table-cell>
          <table:table-cell office:value-type="float" office:value="0.007293723" calcext:value-type="float">
            <text:p>0.007293723</text:p>
          </table:table-cell>
          <table:table-cell office:value-type="float" office:value="1695.834" calcext:value-type="float">
            <text:p>1695.834</text:p>
          </table:table-cell>
          <table:table-cell office:value-type="float" office:value="1.86174" calcext:value-type="float">
            <text:p>1.86174</text:p>
          </table:table-cell>
          <table:table-cell office:value-type="float" office:value="0" calcext:value-type="float">
            <text:p>0</text:p>
          </table:table-cell>
          <table:table-cell office:value-type="float" office:value="0.7947184" calcext:value-type="float">
            <text:p>0.7947184</text:p>
          </table:table-cell>
          <table:table-cell office:value-type="float" office:value="1.447957" calcext:value-type="float">
            <text:p>1.447957</text:p>
          </table:table-cell>
          <table:table-cell office:value-type="float" office:value="0.01667653" calcext:value-type="float">
            <text:p>0.01667653</text:p>
          </table:table-cell>
          <table:table-cell office:value-type="float" office:value="0.01567108" calcext:value-type="float">
            <text:p>0.01567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9497" calcext:value-type="float">
            <text:p>38.89497</text:p>
          </table:table-cell>
          <table:table-cell office:value-type="float" office:value="32.90562" calcext:value-type="float">
            <text:p>32.905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3.164283" calcext:value-type="float">
            <text:p>3.164283</text:p>
          </table:table-cell>
          <table:table-cell office:value-type="float" office:value="126.5533" calcext:value-type="float">
            <text:p>126.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183" calcext:value-type="float">
            <text:p>10.3183</text:p>
          </table:table-cell>
          <table:table-cell office:value-type="float" office:value="0" calcext:value-type="float">
            <text:p>0</text:p>
          </table:table-cell>
          <table:table-cell office:value-type="float" office:value="0.000294551" calcext:value-type="float">
            <text:p>0.000294551</text:p>
          </table:table-cell>
          <table:table-cell office:value-type="float" office:value="0.009115808" calcext:value-type="float">
            <text:p>0.009115808</text:p>
          </table:table-cell>
          <table:table-cell office:value-type="float" office:value="1695.845" calcext:value-type="float">
            <text:p>1695.845</text:p>
          </table:table-cell>
          <table:table-cell office:value-type="float" office:value="1.862793" calcext:value-type="float">
            <text:p>1.862793</text:p>
          </table:table-cell>
          <table:table-cell office:value-type="float" office:value="0" calcext:value-type="float">
            <text:p>0</text:p>
          </table:table-cell>
          <table:table-cell office:value-type="float" office:value="0.5847384" calcext:value-type="float">
            <text:p>0.5847384</text:p>
          </table:table-cell>
          <table:table-cell office:value-type="float" office:value="0.9550347" calcext:value-type="float">
            <text:p>0.9550347</text:p>
          </table:table-cell>
          <table:table-cell office:value-type="float" office:value="0.01601268" calcext:value-type="float">
            <text:p>0.01601268</text:p>
          </table:table-cell>
          <table:table-cell office:value-type="float" office:value="0.01564533" calcext:value-type="float">
            <text:p>0.01564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9656" calcext:value-type="float">
            <text:p>38.89656</text:p>
          </table:table-cell>
          <table:table-cell office:value-type="float" office:value="32.93381" calcext:value-type="float">
            <text:p>32.933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3.157851" calcext:value-type="float">
            <text:p>3.157851</text:p>
          </table:table-cell>
          <table:table-cell office:value-type="float" office:value="126.5559" calcext:value-type="float">
            <text:p>126.5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1798" calcext:value-type="float">
            <text:p>10.31798</text:p>
          </table:table-cell>
          <table:table-cell office:value-type="float" office:value="0" calcext:value-type="float">
            <text:p>0</text:p>
          </table:table-cell>
          <table:table-cell office:value-type="float" office:value="0.0003189698" calcext:value-type="float">
            <text:p>0.0003189698</text:p>
          </table:table-cell>
          <table:table-cell office:value-type="float" office:value="0.01045639" calcext:value-type="float">
            <text:p>0.01045639</text:p>
          </table:table-cell>
          <table:table-cell office:value-type="float" office:value="1695.857" calcext:value-type="float">
            <text:p>1695.857</text:p>
          </table:table-cell>
          <table:table-cell office:value-type="float" office:value="1.863694" calcext:value-type="float">
            <text:p>1.863694</text:p>
          </table:table-cell>
          <table:table-cell office:value-type="float" office:value="0" calcext:value-type="float">
            <text:p>0</text:p>
          </table:table-cell>
          <table:table-cell office:value-type="float" office:value="0.5560472" calcext:value-type="float">
            <text:p>0.5560472</text:p>
          </table:table-cell>
          <table:table-cell office:value-type="float" office:value="0.7288743" calcext:value-type="float">
            <text:p>0.7288743</text:p>
          </table:table-cell>
          <table:table-cell office:value-type="float" office:value="0.01591413" calcext:value-type="float">
            <text:p>0.01591413</text:p>
          </table:table-cell>
          <table:table-cell office:value-type="float" office:value="0.0156196" calcext:value-type="float">
            <text:p>0.0156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9843" calcext:value-type="float">
            <text:p>38.89843</text:p>
          </table:table-cell>
          <table:table-cell office:value-type="float" office:value="32.95633" calcext:value-type="float">
            <text:p>32.956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3.151404" calcext:value-type="float">
            <text:p>3.151404</text:p>
          </table:table-cell>
          <table:table-cell office:value-type="float" office:value="126.5585" calcext:value-type="float">
            <text:p>126.5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1636" calcext:value-type="float">
            <text:p>10.31636</text:p>
          </table:table-cell>
          <table:table-cell office:value-type="float" office:value="0" calcext:value-type="float">
            <text:p>0</text:p>
          </table:table-cell>
          <table:table-cell office:value-type="float" office:value="0.0003427973" calcext:value-type="float">
            <text:p>0.0003427973</text:p>
          </table:table-cell>
          <table:table-cell office:value-type="float" office:value="0.01147265" calcext:value-type="float">
            <text:p>0.01147265</text:p>
          </table:table-cell>
          <table:table-cell office:value-type="float" office:value="1695.867" calcext:value-type="float">
            <text:p>1695.867</text:p>
          </table:table-cell>
          <table:table-cell office:value-type="float" office:value="1.864407" calcext:value-type="float">
            <text:p>1.864407</text:p>
          </table:table-cell>
          <table:table-cell office:value-type="float" office:value="0" calcext:value-type="float">
            <text:p>0</text:p>
          </table:table-cell>
          <table:table-cell office:value-type="float" office:value="0.4869697" calcext:value-type="float">
            <text:p>0.4869697</text:p>
          </table:table-cell>
          <table:table-cell office:value-type="float" office:value="0.5734466" calcext:value-type="float">
            <text:p>0.5734466</text:p>
          </table:table-cell>
          <table:table-cell office:value-type="float" office:value="0.01584486" calcext:value-type="float">
            <text:p>0.01584486</text:p>
          </table:table-cell>
          <table:table-cell office:value-type="float" office:value="0.01559387" calcext:value-type="float">
            <text:p>0.01559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9315" calcext:value-type="float">
            <text:p>38.89315</text:p>
          </table:table-cell>
          <table:table-cell office:value-type="float" office:value="32.96967" calcext:value-type="float">
            <text:p>32.969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3.144977" calcext:value-type="float">
            <text:p>3.144977</text:p>
          </table:table-cell>
          <table:table-cell office:value-type="float" office:value="126.561" calcext:value-type="float">
            <text:p>126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1327" calcext:value-type="float">
            <text:p>10.31327</text:p>
          </table:table-cell>
          <table:table-cell office:value-type="float" office:value="0" calcext:value-type="float">
            <text:p>0</text:p>
          </table:table-cell>
          <table:table-cell office:value-type="float" office:value="0.0003683249" calcext:value-type="float">
            <text:p>0.0003683249</text:p>
          </table:table-cell>
          <table:table-cell office:value-type="float" office:value="0.01237054" calcext:value-type="float">
            <text:p>0.01237054</text:p>
          </table:table-cell>
          <table:table-cell office:value-type="float" office:value="1695.877" calcext:value-type="float">
            <text:p>1695.877</text:p>
          </table:table-cell>
          <table:table-cell office:value-type="float" office:value="1.864991" calcext:value-type="float">
            <text:p>1.864991</text:p>
          </table:table-cell>
          <table:table-cell office:value-type="float" office:value="0" calcext:value-type="float">
            <text:p>0</text:p>
          </table:table-cell>
          <table:table-cell office:value-type="float" office:value="0.4708072" calcext:value-type="float">
            <text:p>0.4708072</text:p>
          </table:table-cell>
          <table:table-cell office:value-type="float" office:value="0.5099906" calcext:value-type="float">
            <text:p>0.5099906</text:p>
          </table:table-cell>
          <table:table-cell office:value-type="float" office:value="0.01581031" calcext:value-type="float">
            <text:p>0.01581031</text:p>
          </table:table-cell>
          <table:table-cell office:value-type="float" office:value="0.01556821" calcext:value-type="float">
            <text:p>0.01556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7506" calcext:value-type="float">
            <text:p>38.87506</text:p>
          </table:table-cell>
          <table:table-cell office:value-type="float" office:value="32.96917" calcext:value-type="float">
            <text:p>32.969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3.138564" calcext:value-type="float">
            <text:p>3.138564</text:p>
          </table:table-cell>
          <table:table-cell office:value-type="float" office:value="126.5636" calcext:value-type="float">
            <text:p>126.5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0883" calcext:value-type="float">
            <text:p>10.30883</text:p>
          </table:table-cell>
          <table:table-cell office:value-type="float" office:value="0" calcext:value-type="float">
            <text:p>0</text:p>
          </table:table-cell>
          <table:table-cell office:value-type="float" office:value="0.000393857" calcext:value-type="float">
            <text:p>0.000393857</text:p>
          </table:table-cell>
          <table:table-cell office:value-type="float" office:value="0.01314055" calcext:value-type="float">
            <text:p>0.01314055</text:p>
          </table:table-cell>
          <table:table-cell office:value-type="float" office:value="1695.886" calcext:value-type="float">
            <text:p>1695.886</text:p>
          </table:table-cell>
          <table:table-cell office:value-type="float" office:value="1.865441" calcext:value-type="float">
            <text:p>1.865441</text:p>
          </table:table-cell>
          <table:table-cell office:value-type="float" office:value="0" calcext:value-type="float">
            <text:p>0</text:p>
          </table:table-cell>
          <table:table-cell office:value-type="float" office:value="0.4859984" calcext:value-type="float">
            <text:p>0.4859984</text:p>
          </table:table-cell>
          <table:table-cell office:value-type="float" office:value="0.4995549" calcext:value-type="float">
            <text:p>0.4995549</text:p>
          </table:table-cell>
          <table:table-cell office:value-type="float" office:value="0.01579448" calcext:value-type="float">
            <text:p>0.01579448</text:p>
          </table:table-cell>
          <table:table-cell office:value-type="float" office:value="0.01554262" calcext:value-type="float">
            <text:p>0.01554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6088" calcext:value-type="float">
            <text:p>38.86088</text:p>
          </table:table-cell>
          <table:table-cell office:value-type="float" office:value="32.96166" calcext:value-type="float">
            <text:p>32.961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3.132186" calcext:value-type="float">
            <text:p>3.132186</text:p>
          </table:table-cell>
          <table:table-cell office:value-type="float" office:value="126.566" calcext:value-type="float">
            <text:p>126.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0333" calcext:value-type="float">
            <text:p>10.30333</text:p>
          </table:table-cell>
          <table:table-cell office:value-type="float" office:value="0" calcext:value-type="float">
            <text:p>0</text:p>
          </table:table-cell>
          <table:table-cell office:value-type="float" office:value="0.0004172893" calcext:value-type="float">
            <text:p>0.0004172893</text:p>
          </table:table-cell>
          <table:table-cell office:value-type="float" office:value="0.01379116" calcext:value-type="float">
            <text:p>0.01379116</text:p>
          </table:table-cell>
          <table:table-cell office:value-type="float" office:value="1695.895" calcext:value-type="float">
            <text:p>1695.895</text:p>
          </table:table-cell>
          <table:table-cell office:value-type="float" office:value="1.865763" calcext:value-type="float">
            <text:p>1.865763</text:p>
          </table:table-cell>
          <table:table-cell office:value-type="float" office:value="0" calcext:value-type="float">
            <text:p>0</text:p>
          </table:table-cell>
          <table:table-cell office:value-type="float" office:value="0.5179712" calcext:value-type="float">
            <text:p>0.5179712</text:p>
          </table:table-cell>
          <table:table-cell office:value-type="float" office:value="0.5063933" calcext:value-type="float">
            <text:p>0.5063933</text:p>
          </table:table-cell>
          <table:table-cell office:value-type="float" office:value="0.01578456" calcext:value-type="float">
            <text:p>0.01578456</text:p>
          </table:table-cell>
          <table:table-cell office:value-type="float" office:value="0.01551703" calcext:value-type="float">
            <text:p>0.0155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5287" calcext:value-type="float">
            <text:p>38.85287</text:p>
          </table:table-cell>
          <table:table-cell office:value-type="float" office:value="32.95268" calcext:value-type="float">
            <text:p>32.952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3.125806" calcext:value-type="float">
            <text:p>3.125806</text:p>
          </table:table-cell>
          <table:table-cell office:value-type="float" office:value="126.5685" calcext:value-type="float">
            <text:p>126.5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9738" calcext:value-type="float">
            <text:p>10.29738</text:p>
          </table:table-cell>
          <table:table-cell office:value-type="float" office:value="0" calcext:value-type="float">
            <text:p>0</text:p>
          </table:table-cell>
          <table:table-cell office:value-type="float" office:value="0.0004406343" calcext:value-type="float">
            <text:p>0.0004406343</text:p>
          </table:table-cell>
          <table:table-cell office:value-type="float" office:value="0.01441476" calcext:value-type="float">
            <text:p>0.01441476</text:p>
          </table:table-cell>
          <table:table-cell office:value-type="float" office:value="1695.904" calcext:value-type="float">
            <text:p>1695.904</text:p>
          </table:table-cell>
          <table:table-cell office:value-type="float" office:value="1.86594" calcext:value-type="float">
            <text:p>1.86594</text:p>
          </table:table-cell>
          <table:table-cell office:value-type="float" office:value="0" calcext:value-type="float">
            <text:p>0</text:p>
          </table:table-cell>
          <table:table-cell office:value-type="float" office:value="0.4780669" calcext:value-type="float">
            <text:p>0.4780669</text:p>
          </table:table-cell>
          <table:table-cell office:value-type="float" office:value="0.498004" calcext:value-type="float">
            <text:p>0.498004</text:p>
          </table:table-cell>
          <table:table-cell office:value-type="float" office:value="0.01573833" calcext:value-type="float">
            <text:p>0.01573833</text:p>
          </table:table-cell>
          <table:table-cell office:value-type="float" office:value="0.01549146" calcext:value-type="float">
            <text:p>0.0154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4299" calcext:value-type="float">
            <text:p>38.84299</text:p>
          </table:table-cell>
          <table:table-cell office:value-type="float" office:value="32.94497" calcext:value-type="float">
            <text:p>32.944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3.119489" calcext:value-type="float">
            <text:p>3.119489</text:p>
          </table:table-cell>
          <table:table-cell office:value-type="float" office:value="126.5709" calcext:value-type="float">
            <text:p>126.5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9134" calcext:value-type="float">
            <text:p>10.29134</text:p>
          </table:table-cell>
          <table:table-cell office:value-type="float" office:value="0" calcext:value-type="float">
            <text:p>0</text:p>
          </table:table-cell>
          <table:table-cell office:value-type="float" office:value="0.0004617294" calcext:value-type="float">
            <text:p>0.0004617294</text:p>
          </table:table-cell>
          <table:table-cell office:value-type="float" office:value="0.01498502" calcext:value-type="float">
            <text:p>0.01498502</text:p>
          </table:table-cell>
          <table:table-cell office:value-type="float" office:value="1695.912" calcext:value-type="float">
            <text:p>1695.912</text:p>
          </table:table-cell>
          <table:table-cell office:value-type="float" office:value="1.866021" calcext:value-type="float">
            <text:p>1.866021</text:p>
          </table:table-cell>
          <table:table-cell office:value-type="float" office:value="0" calcext:value-type="float">
            <text:p>0</text:p>
          </table:table-cell>
          <table:table-cell office:value-type="float" office:value="0.5424396" calcext:value-type="float">
            <text:p>0.5424396</text:p>
          </table:table-cell>
          <table:table-cell office:value-type="float" office:value="0.4936796" calcext:value-type="float">
            <text:p>0.4936796</text:p>
          </table:table-cell>
          <table:table-cell office:value-type="float" office:value="0.015747" calcext:value-type="float">
            <text:p>0.015747</text:p>
          </table:table-cell>
          <table:table-cell office:value-type="float" office:value="0.015466" calcext:value-type="float">
            <text:p>0.015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348" calcext:value-type="float">
            <text:p>38.8348</text:p>
          </table:table-cell>
          <table:table-cell office:value-type="float" office:value="32.93383" calcext:value-type="float">
            <text:p>32.933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3.113156" calcext:value-type="float">
            <text:p>3.113156</text:p>
          </table:table-cell>
          <table:table-cell office:value-type="float" office:value="126.5733" calcext:value-type="float">
            <text:p>126.5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8537" calcext:value-type="float">
            <text:p>10.28537</text:p>
          </table:table-cell>
          <table:table-cell office:value-type="float" office:value="0" calcext:value-type="float">
            <text:p>0</text:p>
          </table:table-cell>
          <table:table-cell office:value-type="float" office:value="0.0004807175" calcext:value-type="float">
            <text:p>0.0004807175</text:p>
          </table:table-cell>
          <table:table-cell office:value-type="float" office:value="0.01547228" calcext:value-type="float">
            <text:p>0.01547228</text:p>
          </table:table-cell>
          <table:table-cell office:value-type="float" office:value="1695.921" calcext:value-type="float">
            <text:p>1695.921</text:p>
          </table:table-cell>
          <table:table-cell office:value-type="float" office:value="1.865954" calcext:value-type="float">
            <text:p>1.865954</text:p>
          </table:table-cell>
          <table:table-cell office:value-type="float" office:value="0" calcext:value-type="float">
            <text:p>0</text:p>
          </table:table-cell>
          <table:table-cell office:value-type="float" office:value="0.5390188" calcext:value-type="float">
            <text:p>0.5390188</text:p>
          </table:table-cell>
          <table:table-cell office:value-type="float" office:value="0.5188373" calcext:value-type="float">
            <text:p>0.5188373</text:p>
          </table:table-cell>
          <table:table-cell office:value-type="float" office:value="0.01571874" calcext:value-type="float">
            <text:p>0.01571874</text:p>
          </table:table-cell>
          <table:table-cell office:value-type="float" office:value="0.01544055" calcext:value-type="float">
            <text:p>0.01544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3853" calcext:value-type="float">
            <text:p>38.83853</text:p>
          </table:table-cell>
          <table:table-cell office:value-type="float" office:value="32.92578" calcext:value-type="float">
            <text:p>32.925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3.106871" calcext:value-type="float">
            <text:p>3.106871</text:p>
          </table:table-cell>
          <table:table-cell office:value-type="float" office:value="126.5757" calcext:value-type="float">
            <text:p>126.5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7938" calcext:value-type="float">
            <text:p>10.27938</text:p>
          </table:table-cell>
          <table:table-cell office:value-type="float" office:value="0" calcext:value-type="float">
            <text:p>0</text:p>
          </table:table-cell>
          <table:table-cell office:value-type="float" office:value="0.000498472" calcext:value-type="float">
            <text:p>0.000498472</text:p>
          </table:table-cell>
          <table:table-cell office:value-type="float" office:value="0.01593635" calcext:value-type="float">
            <text:p>0.01593635</text:p>
          </table:table-cell>
          <table:table-cell office:value-type="float" office:value="1695.927" calcext:value-type="float">
            <text:p>1695.927</text:p>
          </table:table-cell>
          <table:table-cell office:value-type="float" office:value="1.865795" calcext:value-type="float">
            <text:p>1.865795</text:p>
          </table:table-cell>
          <table:table-cell office:value-type="float" office:value="0" calcext:value-type="float">
            <text:p>0</text:p>
          </table:table-cell>
          <table:table-cell office:value-type="float" office:value="0.5655766" calcext:value-type="float">
            <text:p>0.5655766</text:p>
          </table:table-cell>
          <table:table-cell office:value-type="float" office:value="0.5083997" calcext:value-type="float">
            <text:p>0.5083997</text:p>
          </table:table-cell>
          <table:table-cell office:value-type="float" office:value="0.01570522" calcext:value-type="float">
            <text:p>0.01570522</text:p>
          </table:table-cell>
          <table:table-cell office:value-type="float" office:value="0.01541512" calcext:value-type="float">
            <text:p>0.01541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4041" calcext:value-type="float">
            <text:p>38.84041</text:p>
          </table:table-cell>
          <table:table-cell office:value-type="float" office:value="32.91743" calcext:value-type="float">
            <text:p>32.917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3.1006" calcext:value-type="float">
            <text:p>3.1006</text:p>
          </table:table-cell>
          <table:table-cell office:value-type="float" office:value="126.578" calcext:value-type="float">
            <text:p>126.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734" calcext:value-type="float">
            <text:p>10.2734</text:p>
          </table:table-cell>
          <table:table-cell office:value-type="float" office:value="0" calcext:value-type="float">
            <text:p>0</text:p>
          </table:table-cell>
          <table:table-cell office:value-type="float" office:value="0.0005138215" calcext:value-type="float">
            <text:p>0.0005138215</text:p>
          </table:table-cell>
          <table:table-cell office:value-type="float" office:value="0.01631807" calcext:value-type="float">
            <text:p>0.01631807</text:p>
          </table:table-cell>
          <table:table-cell office:value-type="float" office:value="1695.934" calcext:value-type="float">
            <text:p>1695.934</text:p>
          </table:table-cell>
          <table:table-cell office:value-type="float" office:value="1.865512" calcext:value-type="float">
            <text:p>1.865512</text:p>
          </table:table-cell>
          <table:table-cell office:value-type="float" office:value="0" calcext:value-type="float">
            <text:p>0</text:p>
          </table:table-cell>
          <table:table-cell office:value-type="float" office:value="0.5988753" calcext:value-type="float">
            <text:p>0.5988753</text:p>
          </table:table-cell>
          <table:table-cell office:value-type="float" office:value="0.5233215" calcext:value-type="float">
            <text:p>0.5233215</text:p>
          </table:table-cell>
          <table:table-cell office:value-type="float" office:value="0.01569293" calcext:value-type="float">
            <text:p>0.01569293</text:p>
          </table:table-cell>
          <table:table-cell office:value-type="float" office:value="0.01538976" calcext:value-type="float">
            <text:p>0.01538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4898" calcext:value-type="float">
            <text:p>38.84898</text:p>
          </table:table-cell>
          <table:table-cell office:value-type="float" office:value="32.90826" calcext:value-type="float">
            <text:p>32.908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3.094028" calcext:value-type="float">
            <text:p>3.094028</text:p>
          </table:table-cell>
          <table:table-cell office:value-type="float" office:value="126.5805" calcext:value-type="float">
            <text:p>126.5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6527" calcext:value-type="float">
            <text:p>10.26527</text:p>
          </table:table-cell>
          <table:table-cell office:value-type="float" office:value="0" calcext:value-type="float">
            <text:p>0</text:p>
          </table:table-cell>
          <table:table-cell office:value-type="float" office:value="0.0005533355" calcext:value-type="float">
            <text:p>0.0005533355</text:p>
          </table:table-cell>
          <table:table-cell office:value-type="float" office:value="0.01719455" calcext:value-type="float">
            <text:p>0.01719455</text:p>
          </table:table-cell>
          <table:table-cell office:value-type="float" office:value="1695.939" calcext:value-type="float">
            <text:p>1695.939</text:p>
          </table:table-cell>
          <table:table-cell office:value-type="float" office:value="1.864924" calcext:value-type="float">
            <text:p>1.864924</text:p>
          </table:table-cell>
          <table:table-cell office:value-type="float" office:value="0" calcext:value-type="float">
            <text:p>0</text:p>
          </table:table-cell>
          <table:table-cell office:value-type="float" office:value="0.1842264" calcext:value-type="float">
            <text:p>0.1842264</text:p>
          </table:table-cell>
          <table:table-cell office:value-type="float" office:value="0.2488609" calcext:value-type="float">
            <text:p>0.2488609</text:p>
          </table:table-cell>
          <table:table-cell office:value-type="float" office:value="0.0154572" calcext:value-type="float">
            <text:p>0.0154572</text:p>
          </table:table-cell>
          <table:table-cell office:value-type="float" office:value="0.01536444" calcext:value-type="float">
            <text:p>0.01536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57" calcext:value-type="float">
            <text:p>38.757</text:p>
          </table:table-cell>
          <table:table-cell office:value-type="float" office:value="32.86357" calcext:value-type="float">
            <text:p>32.863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3.087874" calcext:value-type="float">
            <text:p>3.087874</text:p>
          </table:table-cell>
          <table:table-cell office:value-type="float" office:value="126.5827" calcext:value-type="float">
            <text:p>126.5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579" calcext:value-type="float">
            <text:p>10.2579</text:p>
          </table:table-cell>
          <table:table-cell office:value-type="float" office:value="0" calcext:value-type="float">
            <text:p>0</text:p>
          </table:table-cell>
          <table:table-cell office:value-type="float" office:value="0.0005934268" calcext:value-type="float">
            <text:p>0.0005934268</text:p>
          </table:table-cell>
          <table:table-cell office:value-type="float" office:value="0.01832299" calcext:value-type="float">
            <text:p>0.01832299</text:p>
          </table:table-cell>
          <table:table-cell office:value-type="float" office:value="1695.945" calcext:value-type="float">
            <text:p>1695.945</text:p>
          </table:table-cell>
          <table:table-cell office:value-type="float" office:value="1.864626" calcext:value-type="float">
            <text:p>1.864626</text:p>
          </table:table-cell>
          <table:table-cell office:value-type="float" office:value="0" calcext:value-type="float">
            <text:p>0</text:p>
          </table:table-cell>
          <table:table-cell office:value-type="float" office:value="0.4701588" calcext:value-type="float">
            <text:p>0.4701588</text:p>
          </table:table-cell>
          <table:table-cell office:value-type="float" office:value="0.424278" calcext:value-type="float">
            <text:p>0.424278</text:p>
          </table:table-cell>
          <table:table-cell office:value-type="float" office:value="0.0155983" calcext:value-type="float">
            <text:p>0.0155983</text:p>
          </table:table-cell>
          <table:table-cell office:value-type="float" office:value="0.01533917" calcext:value-type="float">
            <text:p>0.01533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9628" calcext:value-type="float">
            <text:p>38.69628</text:p>
          </table:table-cell>
          <table:table-cell office:value-type="float" office:value="32.81592" calcext:value-type="float">
            <text:p>32.815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3.081688" calcext:value-type="float">
            <text:p>3.081688</text:p>
          </table:table-cell>
          <table:table-cell office:value-type="float" office:value="126.585" calcext:value-type="float">
            <text:p>126.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5163" calcext:value-type="float">
            <text:p>10.25163</text:p>
          </table:table-cell>
          <table:table-cell office:value-type="float" office:value="0" calcext:value-type="float">
            <text:p>0</text:p>
          </table:table-cell>
          <table:table-cell office:value-type="float" office:value="0.0006293505" calcext:value-type="float">
            <text:p>0.0006293505</text:p>
          </table:table-cell>
          <table:table-cell office:value-type="float" office:value="0.0193406" calcext:value-type="float">
            <text:p>0.0193406</text:p>
          </table:table-cell>
          <table:table-cell office:value-type="float" office:value="1695.952" calcext:value-type="float">
            <text:p>1695.952</text:p>
          </table:table-cell>
          <table:table-cell office:value-type="float" office:value="1.86423" calcext:value-type="float">
            <text:p>1.86423</text:p>
          </table:table-cell>
          <table:table-cell office:value-type="float" office:value="0" calcext:value-type="float">
            <text:p>0</text:p>
          </table:table-cell>
          <table:table-cell office:value-type="float" office:value="0.5852724" calcext:value-type="float">
            <text:p>0.5852724</text:p>
          </table:table-cell>
          <table:table-cell office:value-type="float" office:value="0.4763686" calcext:value-type="float">
            <text:p>0.4763686</text:p>
          </table:table-cell>
          <table:table-cell office:value-type="float" office:value="0.01563957" calcext:value-type="float">
            <text:p>0.01563957</text:p>
          </table:table-cell>
          <table:table-cell office:value-type="float" office:value="0.01531392" calcext:value-type="float">
            <text:p>0.01531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9551" calcext:value-type="float">
            <text:p>38.69551</text:p>
          </table:table-cell>
          <table:table-cell office:value-type="float" office:value="32.79288" calcext:value-type="float">
            <text:p>32.792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3.075508" calcext:value-type="float">
            <text:p>3.075508</text:p>
          </table:table-cell>
          <table:table-cell office:value-type="float" office:value="126.5872" calcext:value-type="float">
            <text:p>126.5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4551" calcext:value-type="float">
            <text:p>10.24551</text:p>
          </table:table-cell>
          <table:table-cell office:value-type="float" office:value="0" calcext:value-type="float">
            <text:p>0</text:p>
          </table:table-cell>
          <table:table-cell office:value-type="float" office:value="0.0006596052" calcext:value-type="float">
            <text:p>0.0006596052</text:p>
          </table:table-cell>
          <table:table-cell office:value-type="float" office:value="0.02017963" calcext:value-type="float">
            <text:p>0.02017963</text:p>
          </table:table-cell>
          <table:table-cell office:value-type="float" office:value="1695.959" calcext:value-type="float">
            <text:p>1695.959</text:p>
          </table:table-cell>
          <table:table-cell office:value-type="float" office:value="1.863719" calcext:value-type="float">
            <text:p>1.863719</text:p>
          </table:table-cell>
          <table:table-cell office:value-type="float" office:value="0" calcext:value-type="float">
            <text:p>0</text:p>
          </table:table-cell>
          <table:table-cell office:value-type="float" office:value="0.5866824" calcext:value-type="float">
            <text:p>0.5866824</text:p>
          </table:table-cell>
          <table:table-cell office:value-type="float" office:value="0.484621" calcext:value-type="float">
            <text:p>0.484621</text:p>
          </table:table-cell>
          <table:table-cell office:value-type="float" office:value="0.0156148" calcext:value-type="float">
            <text:p>0.0156148</text:p>
          </table:table-cell>
          <table:table-cell office:value-type="float" office:value="0.01528872" calcext:value-type="float">
            <text:p>0.01528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0725" calcext:value-type="float">
            <text:p>38.70725</text:p>
          </table:table-cell>
          <table:table-cell office:value-type="float" office:value="32.77627" calcext:value-type="float">
            <text:p>32.776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3.06934" calcext:value-type="float">
            <text:p>3.06934</text:p>
          </table:table-cell>
          <table:table-cell office:value-type="float" office:value="126.5894" calcext:value-type="float">
            <text:p>126.5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3934" calcext:value-type="float">
            <text:p>10.23934</text:p>
          </table:table-cell>
          <table:table-cell office:value-type="float" office:value="0" calcext:value-type="float">
            <text:p>0</text:p>
          </table:table-cell>
          <table:table-cell office:value-type="float" office:value="0.0006831232" calcext:value-type="float">
            <text:p>0.0006831232</text:p>
          </table:table-cell>
          <table:table-cell office:value-type="float" office:value="0.02079614" calcext:value-type="float">
            <text:p>0.02079614</text:p>
          </table:table-cell>
          <table:table-cell office:value-type="float" office:value="1695.966" calcext:value-type="float">
            <text:p>1695.966</text:p>
          </table:table-cell>
          <table:table-cell office:value-type="float" office:value="1.863084" calcext:value-type="float">
            <text:p>1.863084</text:p>
          </table:table-cell>
          <table:table-cell office:value-type="float" office:value="0" calcext:value-type="float">
            <text:p>0</text:p>
          </table:table-cell>
          <table:table-cell office:value-type="float" office:value="0.577102" calcext:value-type="float">
            <text:p>0.577102</text:p>
          </table:table-cell>
          <table:table-cell office:value-type="float" office:value="0.4804971" calcext:value-type="float">
            <text:p>0.4804971</text:p>
          </table:table-cell>
          <table:table-cell office:value-type="float" office:value="0.01557418" calcext:value-type="float">
            <text:p>0.01557418</text:p>
          </table:table-cell>
          <table:table-cell office:value-type="float" office:value="0.01526358" calcext:value-type="float">
            <text:p>0.0152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1495" calcext:value-type="float">
            <text:p>38.71495</text:p>
          </table:table-cell>
          <table:table-cell office:value-type="float" office:value="32.76093" calcext:value-type="float">
            <text:p>32.760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3.063177" calcext:value-type="float">
            <text:p>3.063177</text:p>
          </table:table-cell>
          <table:table-cell office:value-type="float" office:value="126.5915" calcext:value-type="float">
            <text:p>126.5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3314" calcext:value-type="float">
            <text:p>10.23314</text:p>
          </table:table-cell>
          <table:table-cell office:value-type="float" office:value="0" calcext:value-type="float">
            <text:p>0</text:p>
          </table:table-cell>
          <table:table-cell office:value-type="float" office:value="0.0007002107" calcext:value-type="float">
            <text:p>0.0007002107</text:p>
          </table:table-cell>
          <table:table-cell office:value-type="float" office:value="0.02120164" calcext:value-type="float">
            <text:p>0.02120164</text:p>
          </table:table-cell>
          <table:table-cell office:value-type="float" office:value="1695.974" calcext:value-type="float">
            <text:p>1695.974</text:p>
          </table:table-cell>
          <table:table-cell office:value-type="float" office:value="1.862328" calcext:value-type="float">
            <text:p>1.862328</text:p>
          </table:table-cell>
          <table:table-cell office:value-type="float" office:value="0" calcext:value-type="float">
            <text:p>0</text:p>
          </table:table-cell>
          <table:table-cell office:value-type="float" office:value="0.5799833" calcext:value-type="float">
            <text:p>0.5799833</text:p>
          </table:table-cell>
          <table:table-cell office:value-type="float" office:value="0.4788343" calcext:value-type="float">
            <text:p>0.4788343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01523848" calcext:value-type="float">
            <text:p>0.01523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2224" calcext:value-type="float">
            <text:p>38.72224</text:p>
          </table:table-cell>
          <table:table-cell office:value-type="float" office:value="32.74558" calcext:value-type="float">
            <text:p>32.745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3.057023" calcext:value-type="float">
            <text:p>3.057023</text:p>
          </table:table-cell>
          <table:table-cell office:value-type="float" office:value="126.5937" calcext:value-type="float">
            <text:p>126.5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2693" calcext:value-type="float">
            <text:p>10.22693</text:p>
          </table:table-cell>
          <table:table-cell office:value-type="float" office:value="0" calcext:value-type="float">
            <text:p>0</text:p>
          </table:table-cell>
          <table:table-cell office:value-type="float" office:value="0.0007123904" calcext:value-type="float">
            <text:p>0.0007123904</text:p>
          </table:table-cell>
          <table:table-cell office:value-type="float" office:value="0.02144975" calcext:value-type="float">
            <text:p>0.02144975</text:p>
          </table:table-cell>
          <table:table-cell office:value-type="float" office:value="1695.981" calcext:value-type="float">
            <text:p>1695.981</text:p>
          </table:table-cell>
          <table:table-cell office:value-type="float" office:value="1.861472" calcext:value-type="float">
            <text:p>1.861472</text:p>
          </table:table-cell>
          <table:table-cell office:value-type="float" office:value="0" calcext:value-type="float">
            <text:p>0</text:p>
          </table:table-cell>
          <table:table-cell office:value-type="float" office:value="0.5810615" calcext:value-type="float">
            <text:p>0.5810615</text:p>
          </table:table-cell>
          <table:table-cell office:value-type="float" office:value="0.4772732" calcext:value-type="float">
            <text:p>0.4772732</text:p>
          </table:table-cell>
          <table:table-cell office:value-type="float" office:value="0.01551226" calcext:value-type="float">
            <text:p>0.01551226</text:p>
          </table:table-cell>
          <table:table-cell office:value-type="float" office:value="0.01521338" calcext:value-type="float">
            <text:p>0.0152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2989" calcext:value-type="float">
            <text:p>38.72989</text:p>
          </table:table-cell>
          <table:table-cell office:value-type="float" office:value="32.7301" calcext:value-type="float">
            <text:p>32.73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3.050888" calcext:value-type="float">
            <text:p>3.050888</text:p>
          </table:table-cell>
          <table:table-cell office:value-type="float" office:value="126.5959" calcext:value-type="float">
            <text:p>126.5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207" calcext:value-type="float">
            <text:p>10.2207</text:p>
          </table:table-cell>
          <table:table-cell office:value-type="float" office:value="0" calcext:value-type="float">
            <text:p>0</text:p>
          </table:table-cell>
          <table:table-cell office:value-type="float" office:value="0.0007213873" calcext:value-type="float">
            <text:p>0.0007213873</text:p>
          </table:table-cell>
          <table:table-cell office:value-type="float" office:value="0.02159774" calcext:value-type="float">
            <text:p>0.02159774</text:p>
          </table:table-cell>
          <table:table-cell office:value-type="float" office:value="1695.988" calcext:value-type="float">
            <text:p>1695.988</text:p>
          </table:table-cell>
          <table:table-cell office:value-type="float" office:value="1.860531" calcext:value-type="float">
            <text:p>1.860531</text:p>
          </table:table-cell>
          <table:table-cell office:value-type="float" office:value="0" calcext:value-type="float">
            <text:p>0</text:p>
          </table:table-cell>
          <table:table-cell office:value-type="float" office:value="0.5807875" calcext:value-type="float">
            <text:p>0.5807875</text:p>
          </table:table-cell>
          <table:table-cell office:value-type="float" office:value="0.4759252" calcext:value-type="float">
            <text:p>0.4759252</text:p>
          </table:table-cell>
          <table:table-cell office:value-type="float" office:value="0.01548411" calcext:value-type="float">
            <text:p>0.01548411</text:p>
          </table:table-cell>
          <table:table-cell office:value-type="float" office:value="0.01518834" calcext:value-type="float">
            <text:p>0.01518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3749" calcext:value-type="float">
            <text:p>38.73749</text:p>
          </table:table-cell>
          <table:table-cell office:value-type="float" office:value="32.71448" calcext:value-type="float">
            <text:p>32.714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3.044771" calcext:value-type="float">
            <text:p>3.044771</text:p>
          </table:table-cell>
          <table:table-cell office:value-type="float" office:value="126.598" calcext:value-type="float">
            <text:p>126.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1447" calcext:value-type="float">
            <text:p>10.21447</text:p>
          </table:table-cell>
          <table:table-cell office:value-type="float" office:value="0" calcext:value-type="float">
            <text:p>0</text:p>
          </table:table-cell>
          <table:table-cell office:value-type="float" office:value="0.0007284884" calcext:value-type="float">
            <text:p>0.0007284884</text:p>
          </table:table-cell>
          <table:table-cell office:value-type="float" office:value="0.02168719" calcext:value-type="float">
            <text:p>0.02168719</text:p>
          </table:table-cell>
          <table:table-cell office:value-type="float" office:value="1695.995" calcext:value-type="float">
            <text:p>1695.995</text:p>
          </table:table-cell>
          <table:table-cell office:value-type="float" office:value="1.859519" calcext:value-type="float">
            <text:p>1.859519</text:p>
          </table:table-cell>
          <table:table-cell office:value-type="float" office:value="0" calcext:value-type="float">
            <text:p>0</text:p>
          </table:table-cell>
          <table:table-cell office:value-type="float" office:value="0.5803966" calcext:value-type="float">
            <text:p>0.5803966</text:p>
          </table:table-cell>
          <table:table-cell office:value-type="float" office:value="0.4749622" calcext:value-type="float">
            <text:p>0.4749622</text:p>
          </table:table-cell>
          <table:table-cell office:value-type="float" office:value="0.01545724" calcext:value-type="float">
            <text:p>0.01545724</text:p>
          </table:table-cell>
          <table:table-cell office:value-type="float" office:value="0.01516337" calcext:value-type="float">
            <text:p>0.01516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4497" calcext:value-type="float">
            <text:p>38.74497</text:p>
          </table:table-cell>
          <table:table-cell office:value-type="float" office:value="32.69882" calcext:value-type="float">
            <text:p>32.698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3.038676" calcext:value-type="float">
            <text:p>3.038676</text:p>
          </table:table-cell>
          <table:table-cell office:value-type="float" office:value="126.6001" calcext:value-type="float">
            <text:p>126.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0822" calcext:value-type="float">
            <text:p>10.20822</text:p>
          </table:table-cell>
          <table:table-cell office:value-type="float" office:value="0" calcext:value-type="float">
            <text:p>0</text:p>
          </table:table-cell>
          <table:table-cell office:value-type="float" office:value="0.0007344175" calcext:value-type="float">
            <text:p>0.0007344175</text:p>
          </table:table-cell>
          <table:table-cell office:value-type="float" office:value="0.02174076" calcext:value-type="float">
            <text:p>0.02174076</text:p>
          </table:table-cell>
          <table:table-cell office:value-type="float" office:value="1696.002" calcext:value-type="float">
            <text:p>1696.002</text:p>
          </table:table-cell>
          <table:table-cell office:value-type="float" office:value="1.85844" calcext:value-type="float">
            <text:p>1.85844</text:p>
          </table:table-cell>
          <table:table-cell office:value-type="float" office:value="0" calcext:value-type="float">
            <text:p>0</text:p>
          </table:table-cell>
          <table:table-cell office:value-type="float" office:value="0.5795447" calcext:value-type="float">
            <text:p>0.5795447</text:p>
          </table:table-cell>
          <table:table-cell office:value-type="float" office:value="0.474058" calcext:value-type="float">
            <text:p>0.474058</text:p>
          </table:table-cell>
          <table:table-cell office:value-type="float" office:value="0.01543108" calcext:value-type="float">
            <text:p>0.01543108</text:p>
          </table:table-cell>
          <table:table-cell office:value-type="float" office:value="0.01513842" calcext:value-type="float">
            <text:p>0.01513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5217" calcext:value-type="float">
            <text:p>38.75217</text:p>
          </table:table-cell>
          <table:table-cell office:value-type="float" office:value="32.68303" calcext:value-type="float">
            <text:p>32.683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3.032591" calcext:value-type="float">
            <text:p>3.032591</text:p>
          </table:table-cell>
          <table:table-cell office:value-type="float" office:value="126.6022" calcext:value-type="float">
            <text:p>126.6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0197" calcext:value-type="float">
            <text:p>10.20197</text:p>
          </table:table-cell>
          <table:table-cell office:value-type="float" office:value="0" calcext:value-type="float">
            <text:p>0</text:p>
          </table:table-cell>
          <table:table-cell office:value-type="float" office:value="0.0007395556" calcext:value-type="float">
            <text:p>0.0007395556</text:p>
          </table:table-cell>
          <table:table-cell office:value-type="float" office:value="0.02176923" calcext:value-type="float">
            <text:p>0.02176923</text:p>
          </table:table-cell>
          <table:table-cell office:value-type="float" office:value="1696.009" calcext:value-type="float">
            <text:p>1696.009</text:p>
          </table:table-cell>
          <table:table-cell office:value-type="float" office:value="1.857313" calcext:value-type="float">
            <text:p>1.857313</text:p>
          </table:table-cell>
          <table:table-cell office:value-type="float" office:value="0" calcext:value-type="float">
            <text:p>0</text:p>
          </table:table-cell>
          <table:table-cell office:value-type="float" office:value="0.5796423" calcext:value-type="float">
            <text:p>0.5796423</text:p>
          </table:table-cell>
          <table:table-cell office:value-type="float" office:value="0.4736188" calcext:value-type="float">
            <text:p>0.4736188</text:p>
          </table:table-cell>
          <table:table-cell office:value-type="float" office:value="0.01540579" calcext:value-type="float">
            <text:p>0.01540579</text:p>
          </table:table-cell>
          <table:table-cell office:value-type="float" office:value="0.0151135" calcext:value-type="float">
            <text:p>0.0151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5928" calcext:value-type="float">
            <text:p>38.75928</text:p>
          </table:table-cell>
          <table:table-cell office:value-type="float" office:value="32.66706" calcext:value-type="float">
            <text:p>32.667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3.026502" calcext:value-type="float">
            <text:p>3.026502</text:p>
          </table:table-cell>
          <table:table-cell office:value-type="float" office:value="126.6043" calcext:value-type="float">
            <text:p>126.6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9573" calcext:value-type="float">
            <text:p>10.19573</text:p>
          </table:table-cell>
          <table:table-cell office:value-type="float" office:value="0" calcext:value-type="float">
            <text:p>0</text:p>
          </table:table-cell>
          <table:table-cell office:value-type="float" office:value="0.0007443153" calcext:value-type="float">
            <text:p>0.0007443153</text:p>
          </table:table-cell>
          <table:table-cell office:value-type="float" office:value="0.02178738" calcext:value-type="float">
            <text:p>0.02178738</text:p>
          </table:table-cell>
          <table:table-cell office:value-type="float" office:value="1696.016" calcext:value-type="float">
            <text:p>1696.016</text:p>
          </table:table-cell>
          <table:table-cell office:value-type="float" office:value="1.856167" calcext:value-type="float">
            <text:p>1.856167</text:p>
          </table:table-cell>
          <table:table-cell office:value-type="float" office:value="0" calcext:value-type="float">
            <text:p>0</text:p>
          </table:table-cell>
          <table:table-cell office:value-type="float" office:value="0.5804676" calcext:value-type="float">
            <text:p>0.5804676</text:p>
          </table:table-cell>
          <table:table-cell office:value-type="float" office:value="0.473531" calcext:value-type="float">
            <text:p>0.473531</text:p>
          </table:table-cell>
          <table:table-cell office:value-type="float" office:value="0.01538124" calcext:value-type="float">
            <text:p>0.01538124</text:p>
          </table:table-cell>
          <table:table-cell office:value-type="float" office:value="0.01508863" calcext:value-type="float">
            <text:p>0.01508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6643" calcext:value-type="float">
            <text:p>38.76643</text:p>
          </table:table-cell>
          <table:table-cell office:value-type="float" office:value="32.65115" calcext:value-type="float">
            <text:p>32.651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3.020425" calcext:value-type="float">
            <text:p>3.020425</text:p>
          </table:table-cell>
          <table:table-cell office:value-type="float" office:value="126.6064" calcext:value-type="float">
            <text:p>126.6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895" calcext:value-type="float">
            <text:p>10.1895</text:p>
          </table:table-cell>
          <table:table-cell office:value-type="float" office:value="0" calcext:value-type="float">
            <text:p>0</text:p>
          </table:table-cell>
          <table:table-cell office:value-type="float" office:value="0.0007489263" calcext:value-type="float">
            <text:p>0.0007489263</text:p>
          </table:table-cell>
          <table:table-cell office:value-type="float" office:value="0.02180196" calcext:value-type="float">
            <text:p>0.02180196</text:p>
          </table:table-cell>
          <table:table-cell office:value-type="float" office:value="1696.023" calcext:value-type="float">
            <text:p>1696.023</text:p>
          </table:table-cell>
          <table:table-cell office:value-type="float" office:value="1.854984" calcext:value-type="float">
            <text:p>1.854984</text:p>
          </table:table-cell>
          <table:table-cell office:value-type="float" office:value="0" calcext:value-type="float">
            <text:p>0</text:p>
          </table:table-cell>
          <table:table-cell office:value-type="float" office:value="0.592043" calcext:value-type="float">
            <text:p>0.592043</text:p>
          </table:table-cell>
          <table:table-cell office:value-type="float" office:value="0.4768281" calcext:value-type="float">
            <text:p>0.4768281</text:p>
          </table:table-cell>
          <table:table-cell office:value-type="float" office:value="0.0153598" calcext:value-type="float">
            <text:p>0.0153598</text:p>
          </table:table-cell>
          <table:table-cell office:value-type="float" office:value="0.01506383" calcext:value-type="float">
            <text:p>0.01506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743" calcext:value-type="float">
            <text:p>38.7743</text:p>
          </table:table-cell>
          <table:table-cell office:value-type="float" office:value="32.63531" calcext:value-type="float">
            <text:p>32.635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3.014357" calcext:value-type="float">
            <text:p>3.014357</text:p>
          </table:table-cell>
          <table:table-cell office:value-type="float" office:value="126.6085" calcext:value-type="float">
            <text:p>126.6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8333" calcext:value-type="float">
            <text:p>10.18333</text:p>
          </table:table-cell>
          <table:table-cell office:value-type="float" office:value="0" calcext:value-type="float">
            <text:p>0</text:p>
          </table:table-cell>
          <table:table-cell office:value-type="float" office:value="0.0007534631" calcext:value-type="float">
            <text:p>0.0007534631</text:p>
          </table:table-cell>
          <table:table-cell office:value-type="float" office:value="0.0218147" calcext:value-type="float">
            <text:p>0.0218147</text:p>
          </table:table-cell>
          <table:table-cell office:value-type="float" office:value="1696.031" calcext:value-type="float">
            <text:p>1696.031</text:p>
          </table:table-cell>
          <table:table-cell office:value-type="float" office:value="1.853776" calcext:value-type="float">
            <text:p>1.853776</text:p>
          </table:table-cell>
          <table:table-cell office:value-type="float" office:value="0" calcext:value-type="float">
            <text:p>0</text:p>
          </table:table-cell>
          <table:table-cell office:value-type="float" office:value="0.5881304" calcext:value-type="float">
            <text:p>0.5881304</text:p>
          </table:table-cell>
          <table:table-cell office:value-type="float" office:value="0.476083" calcext:value-type="float">
            <text:p>0.476083</text:p>
          </table:table-cell>
          <table:table-cell office:value-type="float" office:value="0.01533744" calcext:value-type="float">
            <text:p>0.01533744</text:p>
          </table:table-cell>
          <table:table-cell office:value-type="float" office:value="0.01503906" calcext:value-type="float">
            <text:p>0.0150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8513" calcext:value-type="float">
            <text:p>38.78513</text:p>
          </table:table-cell>
          <table:table-cell office:value-type="float" office:value="32.61989" calcext:value-type="float">
            <text:p>32.619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3.008287" calcext:value-type="float">
            <text:p>3.008287</text:p>
          </table:table-cell>
          <table:table-cell office:value-type="float" office:value="126.6106" calcext:value-type="float">
            <text:p>126.6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7713" calcext:value-type="float">
            <text:p>10.17713</text:p>
          </table:table-cell>
          <table:table-cell office:value-type="float" office:value="0" calcext:value-type="float">
            <text:p>0</text:p>
          </table:table-cell>
          <table:table-cell office:value-type="float" office:value="0.0007579912" calcext:value-type="float">
            <text:p>0.0007579912</text:p>
          </table:table-cell>
          <table:table-cell office:value-type="float" office:value="0.02182746" calcext:value-type="float">
            <text:p>0.02182746</text:p>
          </table:table-cell>
          <table:table-cell office:value-type="float" office:value="1696.038" calcext:value-type="float">
            <text:p>1696.038</text:p>
          </table:table-cell>
          <table:table-cell office:value-type="float" office:value="1.85254" calcext:value-type="float">
            <text:p>1.85254</text:p>
          </table:table-cell>
          <table:table-cell office:value-type="float" office:value="0" calcext:value-type="float">
            <text:p>0</text:p>
          </table:table-cell>
          <table:table-cell office:value-type="float" office:value="0.5830458" calcext:value-type="float">
            <text:p>0.5830458</text:p>
          </table:table-cell>
          <table:table-cell office:value-type="float" office:value="0.4739946" calcext:value-type="float">
            <text:p>0.4739946</text:p>
          </table:table-cell>
          <table:table-cell office:value-type="float" office:value="0.01530896" calcext:value-type="float">
            <text:p>0.01530896</text:p>
          </table:table-cell>
          <table:table-cell office:value-type="float" office:value="0.01501429" calcext:value-type="float">
            <text:p>0.01501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933" calcext:value-type="float">
            <text:p>38.7933</text:p>
          </table:table-cell>
          <table:table-cell office:value-type="float" office:value="32.60416" calcext:value-type="float">
            <text:p>32.604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3.002232" calcext:value-type="float">
            <text:p>3.002232</text:p>
          </table:table-cell>
          <table:table-cell office:value-type="float" office:value="126.6127" calcext:value-type="float">
            <text:p>126.6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7093" calcext:value-type="float">
            <text:p>10.17093</text:p>
          </table:table-cell>
          <table:table-cell office:value-type="float" office:value="0" calcext:value-type="float">
            <text:p>0</text:p>
          </table:table-cell>
          <table:table-cell office:value-type="float" office:value="0.0007625151" calcext:value-type="float">
            <text:p>0.0007625151</text:p>
          </table:table-cell>
          <table:table-cell office:value-type="float" office:value="0.02184209" calcext:value-type="float">
            <text:p>0.02184209</text:p>
          </table:table-cell>
          <table:table-cell office:value-type="float" office:value="1696.045" calcext:value-type="float">
            <text:p>1696.045</text:p>
          </table:table-cell>
          <table:table-cell office:value-type="float" office:value="1.851263" calcext:value-type="float">
            <text:p>1.851263</text:p>
          </table:table-cell>
          <table:table-cell office:value-type="float" office:value="0" calcext:value-type="float">
            <text:p>0</text:p>
          </table:table-cell>
          <table:table-cell office:value-type="float" office:value="0.5835104" calcext:value-type="float">
            <text:p>0.5835104</text:p>
          </table:table-cell>
          <table:table-cell office:value-type="float" office:value="0.4736593" calcext:value-type="float">
            <text:p>0.4736593</text:p>
          </table:table-cell>
          <table:table-cell office:value-type="float" office:value="0.01528384" calcext:value-type="float">
            <text:p>0.01528384</text:p>
          </table:table-cell>
          <table:table-cell office:value-type="float" office:value="0.01498958" calcext:value-type="float">
            <text:p>0.01498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0106" calcext:value-type="float">
            <text:p>38.80106</text:p>
          </table:table-cell>
          <table:table-cell office:value-type="float" office:value="32.58842" calcext:value-type="float">
            <text:p>32.588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2.996197" calcext:value-type="float">
            <text:p>2.996197</text:p>
          </table:table-cell>
          <table:table-cell office:value-type="float" office:value="126.6148" calcext:value-type="float">
            <text:p>126.6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6475" calcext:value-type="float">
            <text:p>10.16475</text:p>
          </table:table-cell>
          <table:table-cell office:value-type="float" office:value="0" calcext:value-type="float">
            <text:p>0</text:p>
          </table:table-cell>
          <table:table-cell office:value-type="float" office:value="0.0007668516" calcext:value-type="float">
            <text:p>0.0007668516</text:p>
          </table:table-cell>
          <table:table-cell office:value-type="float" office:value="0.02185121" calcext:value-type="float">
            <text:p>0.02185121</text:p>
          </table:table-cell>
          <table:table-cell office:value-type="float" office:value="1696.052" calcext:value-type="float">
            <text:p>1696.052</text:p>
          </table:table-cell>
          <table:table-cell office:value-type="float" office:value="1.849942" calcext:value-type="float">
            <text:p>1.849942</text:p>
          </table:table-cell>
          <table:table-cell office:value-type="float" office:value="0" calcext:value-type="float">
            <text:p>0</text:p>
          </table:table-cell>
          <table:table-cell office:value-type="float" office:value="0.5838352" calcext:value-type="float">
            <text:p>0.5838352</text:p>
          </table:table-cell>
          <table:table-cell office:value-type="float" office:value="0.4733593" calcext:value-type="float">
            <text:p>0.4733593</text:p>
          </table:table-cell>
          <table:table-cell office:value-type="float" office:value="0.01525922" calcext:value-type="float">
            <text:p>0.01525922</text:p>
          </table:table-cell>
          <table:table-cell office:value-type="float" office:value="0.01496495" calcext:value-type="float">
            <text:p>0.01496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0897" calcext:value-type="float">
            <text:p>38.80897</text:p>
          </table:table-cell>
          <table:table-cell office:value-type="float" office:value="32.57263" calcext:value-type="float">
            <text:p>32.572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2.990071" calcext:value-type="float">
            <text:p>2.990071</text:p>
          </table:table-cell>
          <table:table-cell office:value-type="float" office:value="126.6168" calcext:value-type="float">
            <text:p>126.6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584" calcext:value-type="float">
            <text:p>10.1584</text:p>
          </table:table-cell>
          <table:table-cell office:value-type="float" office:value="0" calcext:value-type="float">
            <text:p>0</text:p>
          </table:table-cell>
          <table:table-cell office:value-type="float" office:value="0.0007818874" calcext:value-type="float">
            <text:p>0.0007818874</text:p>
          </table:table-cell>
          <table:table-cell office:value-type="float" office:value="0.02218938" calcext:value-type="float">
            <text:p>0.02218938</text:p>
          </table:table-cell>
          <table:table-cell office:value-type="float" office:value="1696.058" calcext:value-type="float">
            <text:p>1696.058</text:p>
          </table:table-cell>
          <table:table-cell office:value-type="float" office:value="1.848583" calcext:value-type="float">
            <text:p>1.848583</text:p>
          </table:table-cell>
          <table:table-cell office:value-type="float" office:value="0" calcext:value-type="float">
            <text:p>0</text:p>
          </table:table-cell>
          <table:table-cell office:value-type="float" office:value="0.3474068" calcext:value-type="float">
            <text:p>0.3474068</text:p>
          </table:table-cell>
          <table:table-cell office:value-type="float" office:value="0.4332255" calcext:value-type="float">
            <text:p>0.4332255</text:p>
          </table:table-cell>
          <table:table-cell office:value-type="float" office:value="0.01511955" calcext:value-type="float">
            <text:p>0.01511955</text:p>
          </table:table-cell>
          <table:table-cell office:value-type="float" office:value="0.01494033" calcext:value-type="float">
            <text:p>0.01494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8954" calcext:value-type="float">
            <text:p>38.78954</text:p>
          </table:table-cell>
          <table:table-cell office:value-type="float" office:value="32.56242" calcext:value-type="float">
            <text:p>32.562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2.983974" calcext:value-type="float">
            <text:p>2.983974</text:p>
          </table:table-cell>
          <table:table-cell office:value-type="float" office:value="126.6189" calcext:value-type="float">
            <text:p>126.6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5163" calcext:value-type="float">
            <text:p>10.15163</text:p>
          </table:table-cell>
          <table:table-cell office:value-type="float" office:value="0" calcext:value-type="float">
            <text:p>0</text:p>
          </table:table-cell>
          <table:table-cell office:value-type="float" office:value="0.000816392" calcext:value-type="float">
            <text:p>0.000816392</text:p>
          </table:table-cell>
          <table:table-cell office:value-type="float" office:value="0.02310408" calcext:value-type="float">
            <text:p>0.02310408</text:p>
          </table:table-cell>
          <table:table-cell office:value-type="float" office:value="1696.064" calcext:value-type="float">
            <text:p>1696.064</text:p>
          </table:table-cell>
          <table:table-cell office:value-type="float" office:value="1.847223" calcext:value-type="float">
            <text:p>1.847223</text:p>
          </table:table-cell>
          <table:table-cell office:value-type="float" office:value="0" calcext:value-type="float">
            <text:p>0</text:p>
          </table:table-cell>
          <table:table-cell office:value-type="float" office:value="0.2800777" calcext:value-type="float">
            <text:p>0.2800777</text:p>
          </table:table-cell>
          <table:table-cell office:value-type="float" office:value="0.3607168" calcext:value-type="float">
            <text:p>0.3607168</text:p>
          </table:table-cell>
          <table:table-cell office:value-type="float" office:value="0.01505194" calcext:value-type="float">
            <text:p>0.01505194</text:p>
          </table:table-cell>
          <table:table-cell office:value-type="float" office:value="0.01491571" calcext:value-type="float">
            <text:p>0.01491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2654" calcext:value-type="float">
            <text:p>38.72654</text:p>
          </table:table-cell>
          <table:table-cell office:value-type="float" office:value="32.5351" calcext:value-type="float">
            <text:p>32.53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2.977825" calcext:value-type="float">
            <text:p>2.977825</text:p>
          </table:table-cell>
          <table:table-cell office:value-type="float" office:value="126.6209" calcext:value-type="float">
            <text:p>126.6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4392" calcext:value-type="float">
            <text:p>10.14392</text:p>
          </table:table-cell>
          <table:table-cell office:value-type="float" office:value="0" calcext:value-type="float">
            <text:p>0</text:p>
          </table:table-cell>
          <table:table-cell office:value-type="float" office:value="0.0008613382" calcext:value-type="float">
            <text:p>0.0008613382</text:p>
          </table:table-cell>
          <table:table-cell office:value-type="float" office:value="0.02422784" calcext:value-type="float">
            <text:p>0.02422784</text:p>
          </table:table-cell>
          <table:table-cell office:value-type="float" office:value="1696.069" calcext:value-type="float">
            <text:p>1696.069</text:p>
          </table:table-cell>
          <table:table-cell office:value-type="float" office:value="1.845706" calcext:value-type="float">
            <text:p>1.845706</text:p>
          </table:table-cell>
          <table:table-cell office:value-type="float" office:value="0" calcext:value-type="float">
            <text:p>0</text:p>
          </table:table-cell>
          <table:table-cell office:value-type="float" office:value="0.1385382" calcext:value-type="float">
            <text:p>0.1385382</text:p>
          </table:table-cell>
          <table:table-cell office:value-type="float" office:value="0.2239445" calcext:value-type="float">
            <text:p>0.2239445</text:p>
          </table:table-cell>
          <table:table-cell office:value-type="float" office:value="0.01495541" calcext:value-type="float">
            <text:p>0.01495541</text:p>
          </table:table-cell>
          <table:table-cell office:value-type="float" office:value="0.01489118" calcext:value-type="float">
            <text:p>0.01489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2827" calcext:value-type="float">
            <text:p>38.62827</text:p>
          </table:table-cell>
          <table:table-cell office:value-type="float" office:value="32.48248" calcext:value-type="float">
            <text:p>32.482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2.971866" calcext:value-type="float">
            <text:p>2.971866</text:p>
          </table:table-cell>
          <table:table-cell office:value-type="float" office:value="126.6228" calcext:value-type="float">
            <text:p>126.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3659" calcext:value-type="float">
            <text:p>10.13659</text:p>
          </table:table-cell>
          <table:table-cell office:value-type="float" office:value="0" calcext:value-type="float">
            <text:p>0</text:p>
          </table:table-cell>
          <table:table-cell office:value-type="float" office:value="0.0009080003" calcext:value-type="float">
            <text:p>0.0009080003</text:p>
          </table:table-cell>
          <table:table-cell office:value-type="float" office:value="0.02542113" calcext:value-type="float">
            <text:p>0.02542113</text:p>
          </table:table-cell>
          <table:table-cell office:value-type="float" office:value="1696.075" calcext:value-type="float">
            <text:p>1696.075</text:p>
          </table:table-cell>
          <table:table-cell office:value-type="float" office:value="1.844236" calcext:value-type="float">
            <text:p>1.844236</text:p>
          </table:table-cell>
          <table:table-cell office:value-type="float" office:value="0" calcext:value-type="float">
            <text:p>0</text:p>
          </table:table-cell>
          <table:table-cell office:value-type="float" office:value="0.3156024" calcext:value-type="float">
            <text:p>0.3156024</text:p>
          </table:table-cell>
          <table:table-cell office:value-type="float" office:value="0.3586798" calcext:value-type="float">
            <text:p>0.3586798</text:p>
          </table:table-cell>
          <table:table-cell office:value-type="float" office:value="0.01503562" calcext:value-type="float">
            <text:p>0.01503562</text:p>
          </table:table-cell>
          <table:table-cell office:value-type="float" office:value="0.01486669" calcext:value-type="float">
            <text:p>0.01486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2771" calcext:value-type="float">
            <text:p>38.52771</text:p>
          </table:table-cell>
          <table:table-cell office:value-type="float" office:value="32.41983" calcext:value-type="float">
            <text:p>32.419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2.965909" calcext:value-type="float">
            <text:p>2.965909</text:p>
          </table:table-cell>
          <table:table-cell office:value-type="float" office:value="126.6247" calcext:value-type="float">
            <text:p>126.6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2952" calcext:value-type="float">
            <text:p>10.12952</text:p>
          </table:table-cell>
          <table:table-cell office:value-type="float" office:value="0" calcext:value-type="float">
            <text:p>0</text:p>
          </table:table-cell>
          <table:table-cell office:value-type="float" office:value="0.0009561302" calcext:value-type="float">
            <text:p>0.0009561302</text:p>
          </table:table-cell>
          <table:table-cell office:value-type="float" office:value="0.02663637" calcext:value-type="float">
            <text:p>0.02663637</text:p>
          </table:table-cell>
          <table:table-cell office:value-type="float" office:value="1696.081" calcext:value-type="float">
            <text:p>1696.081</text:p>
          </table:table-cell>
          <table:table-cell office:value-type="float" office:value="1.842622" calcext:value-type="float">
            <text:p>1.842622</text:p>
          </table:table-cell>
          <table:table-cell office:value-type="float" office:value="0" calcext:value-type="float">
            <text:p>0</text:p>
          </table:table-cell>
          <table:table-cell office:value-type="float" office:value="0.09964477" calcext:value-type="float">
            <text:p>0.09964477</text:p>
          </table:table-cell>
          <table:table-cell office:value-type="float" office:value="0.1808607" calcext:value-type="float">
            <text:p>0.1808607</text:p>
          </table:table-cell>
          <table:table-cell office:value-type="float" office:value="0.01488718" calcext:value-type="float">
            <text:p>0.01488718</text:p>
          </table:table-cell>
          <table:table-cell office:value-type="float" office:value="0.0148422" calcext:value-type="float">
            <text:p>0.0148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4083" calcext:value-type="float">
            <text:p>38.44083</text:p>
          </table:table-cell>
          <table:table-cell office:value-type="float" office:value="32.3696" calcext:value-type="float">
            <text:p>32.36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2.960015" calcext:value-type="float">
            <text:p>2.960015</text:p>
          </table:table-cell>
          <table:table-cell office:value-type="float" office:value="126.6266" calcext:value-type="float">
            <text:p>126.6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2185" calcext:value-type="float">
            <text:p>10.12185</text:p>
          </table:table-cell>
          <table:table-cell office:value-type="float" office:value="0" calcext:value-type="float">
            <text:p>0</text:p>
          </table:table-cell>
          <table:table-cell office:value-type="float" office:value="0.001010535" calcext:value-type="float">
            <text:p>0.001010535</text:p>
          </table:table-cell>
          <table:table-cell office:value-type="float" office:value="0.02788467" calcext:value-type="float">
            <text:p>0.02788467</text:p>
          </table:table-cell>
          <table:table-cell office:value-type="float" office:value="1696.085" calcext:value-type="float">
            <text:p>1696.085</text:p>
          </table:table-cell>
          <table:table-cell office:value-type="float" office:value="1.840912" calcext:value-type="float">
            <text:p>1.840912</text:p>
          </table:table-cell>
          <table:table-cell office:value-type="float" office:value="0" calcext:value-type="float">
            <text:p>0</text:p>
          </table:table-cell>
          <table:table-cell office:value-type="float" office:value="0.2500375" calcext:value-type="float">
            <text:p>0.2500375</text:p>
          </table:table-cell>
          <table:table-cell office:value-type="float" office:value="0.3100309" calcext:value-type="float">
            <text:p>0.3100309</text:p>
          </table:table-cell>
          <table:table-cell office:value-type="float" office:value="0.0149416" calcext:value-type="float">
            <text:p>0.0149416</text:p>
          </table:table-cell>
          <table:table-cell office:value-type="float" office:value="0.01481774" calcext:value-type="float">
            <text:p>0.0148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1466" calcext:value-type="float">
            <text:p>38.31466</text:p>
          </table:table-cell>
          <table:table-cell office:value-type="float" office:value="32.28484" calcext:value-type="float">
            <text:p>32.284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2.954306" calcext:value-type="float">
            <text:p>2.954306</text:p>
          </table:table-cell>
          <table:table-cell office:value-type="float" office:value="126.6285" calcext:value-type="float">
            <text:p>126.6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155" calcext:value-type="float">
            <text:p>10.1155</text:p>
          </table:table-cell>
          <table:table-cell office:value-type="float" office:value="0" calcext:value-type="float">
            <text:p>0</text:p>
          </table:table-cell>
          <table:table-cell office:value-type="float" office:value="0.001059129" calcext:value-type="float">
            <text:p>0.001059129</text:p>
          </table:table-cell>
          <table:table-cell office:value-type="float" office:value="0.0291534" calcext:value-type="float">
            <text:p>0.0291534</text:p>
          </table:table-cell>
          <table:table-cell office:value-type="float" office:value="1696.091" calcext:value-type="float">
            <text:p>1696.091</text:p>
          </table:table-cell>
          <table:table-cell office:value-type="float" office:value="1.83923" calcext:value-type="float">
            <text:p>1.83923</text:p>
          </table:table-cell>
          <table:table-cell office:value-type="float" office:value="0" calcext:value-type="float">
            <text:p>0</text:p>
          </table:table-cell>
          <table:table-cell office:value-type="float" office:value="0.1850913" calcext:value-type="float">
            <text:p>0.1850913</text:p>
          </table:table-cell>
          <table:table-cell office:value-type="float" office:value="0.2693454" calcext:value-type="float">
            <text:p>0.2693454</text:p>
          </table:table-cell>
          <table:table-cell office:value-type="float" office:value="0.01488221" calcext:value-type="float">
            <text:p>0.01488221</text:p>
          </table:table-cell>
          <table:table-cell office:value-type="float" office:value="0.01479339" calcext:value-type="float">
            <text:p>0.01479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2569" calcext:value-type="float">
            <text:p>38.22569</text:p>
          </table:table-cell>
          <table:table-cell office:value-type="float" office:value="32.23359" calcext:value-type="float">
            <text:p>32.233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2.948674" calcext:value-type="float">
            <text:p>2.948674</text:p>
          </table:table-cell>
          <table:table-cell office:value-type="float" office:value="126.6302" calcext:value-type="float">
            <text:p>126.6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0901" calcext:value-type="float">
            <text:p>10.10901</text:p>
          </table:table-cell>
          <table:table-cell office:value-type="float" office:value="0" calcext:value-type="float">
            <text:p>0</text:p>
          </table:table-cell>
          <table:table-cell office:value-type="float" office:value="0.001107327" calcext:value-type="float">
            <text:p>0.001107327</text:p>
          </table:table-cell>
          <table:table-cell office:value-type="float" office:value="0.03043869" calcext:value-type="float">
            <text:p>0.03043869</text:p>
          </table:table-cell>
          <table:table-cell office:value-type="float" office:value="1696.097" calcext:value-type="float">
            <text:p>1696.097</text:p>
          </table:table-cell>
          <table:table-cell office:value-type="float" office:value="1.837536" calcext:value-type="float">
            <text:p>1.837536</text:p>
          </table:table-cell>
          <table:table-cell office:value-type="float" office:value="0" calcext:value-type="float">
            <text:p>0</text:p>
          </table:table-cell>
          <table:table-cell office:value-type="float" office:value="0.239361" calcext:value-type="float">
            <text:p>0.239361</text:p>
          </table:table-cell>
          <table:table-cell office:value-type="float" office:value="0.3168506" calcext:value-type="float">
            <text:p>0.3168506</text:p>
          </table:table-cell>
          <table:table-cell office:value-type="float" office:value="0.0148886" calcext:value-type="float">
            <text:p>0.0148886</text:p>
          </table:table-cell>
          <table:table-cell office:value-type="float" office:value="0.01476904" calcext:value-type="float">
            <text:p>0.01476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3366" calcext:value-type="float">
            <text:p>38.13366</text:p>
          </table:table-cell>
          <table:table-cell office:value-type="float" office:value="32.18016" calcext:value-type="float">
            <text:p>32.180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2.943191" calcext:value-type="float">
            <text:p>2.943191</text:p>
          </table:table-cell>
          <table:table-cell office:value-type="float" office:value="126.632" calcext:value-type="float">
            <text:p>126.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0287" calcext:value-type="float">
            <text:p>10.10287</text:p>
          </table:table-cell>
          <table:table-cell office:value-type="float" office:value="0" calcext:value-type="float">
            <text:p>0</text:p>
          </table:table-cell>
          <table:table-cell office:value-type="float" office:value="0.00115333" calcext:value-type="float">
            <text:p>0.00115333</text:p>
          </table:table-cell>
          <table:table-cell office:value-type="float" office:value="0.03172643" calcext:value-type="float">
            <text:p>0.03172643</text:p>
          </table:table-cell>
          <table:table-cell office:value-type="float" office:value="1696.103" calcext:value-type="float">
            <text:p>1696.103</text:p>
          </table:table-cell>
          <table:table-cell office:value-type="float" office:value="1.835885" calcext:value-type="float">
            <text:p>1.835885</text:p>
          </table:table-cell>
          <table:table-cell office:value-type="float" office:value="0" calcext:value-type="float">
            <text:p>0</text:p>
          </table:table-cell>
          <table:table-cell office:value-type="float" office:value="0.3559896" calcext:value-type="float">
            <text:p>0.3559896</text:p>
          </table:table-cell>
          <table:table-cell office:value-type="float" office:value="0.4060763" calcext:value-type="float">
            <text:p>0.4060763</text:p>
          </table:table-cell>
          <table:table-cell office:value-type="float" office:value="0.0149372" calcext:value-type="float">
            <text:p>0.0149372</text:p>
          </table:table-cell>
          <table:table-cell office:value-type="float" office:value="0.01474473" calcext:value-type="float">
            <text:p>0.01474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6939" calcext:value-type="float">
            <text:p>38.06939</text:p>
          </table:table-cell>
          <table:table-cell office:value-type="float" office:value="32.14383" calcext:value-type="float">
            <text:p>32.143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2.937816" calcext:value-type="float">
            <text:p>2.937816</text:p>
          </table:table-cell>
          <table:table-cell office:value-type="float" office:value="126.6336" calcext:value-type="float">
            <text:p>126.6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9695" calcext:value-type="float">
            <text:p>10.09695</text:p>
          </table:table-cell>
          <table:table-cell office:value-type="float" office:value="0" calcext:value-type="float">
            <text:p>0</text:p>
          </table:table-cell>
          <table:table-cell office:value-type="float" office:value="0.001195696" calcext:value-type="float">
            <text:p>0.001195696</text:p>
          </table:table-cell>
          <table:table-cell office:value-type="float" office:value="0.03294576" calcext:value-type="float">
            <text:p>0.03294576</text:p>
          </table:table-cell>
          <table:table-cell office:value-type="float" office:value="1696.112" calcext:value-type="float">
            <text:p>1696.112</text:p>
          </table:table-cell>
          <table:table-cell office:value-type="float" office:value="1.834234" calcext:value-type="float">
            <text:p>1.834234</text:p>
          </table:table-cell>
          <table:table-cell office:value-type="float" office:value="0" calcext:value-type="float">
            <text:p>0</text:p>
          </table:table-cell>
          <table:table-cell office:value-type="float" office:value="0.5076115" calcext:value-type="float">
            <text:p>0.5076115</text:p>
          </table:table-cell>
          <table:table-cell office:value-type="float" office:value="0.4711928" calcext:value-type="float">
            <text:p>0.4711928</text:p>
          </table:table-cell>
          <table:table-cell office:value-type="float" office:value="0.01499657" calcext:value-type="float">
            <text:p>0.01499657</text:p>
          </table:table-cell>
          <table:table-cell office:value-type="float" office:value="0.01472045" calcext:value-type="float">
            <text:p>0.01472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4609" calcext:value-type="float">
            <text:p>38.04609</text:p>
          </table:table-cell>
          <table:table-cell office:value-type="float" office:value="32.1231" calcext:value-type="float">
            <text:p>32.12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2.932418" calcext:value-type="float">
            <text:p>2.932418</text:p>
          </table:table-cell>
          <table:table-cell office:value-type="float" office:value="126.6353" calcext:value-type="float">
            <text:p>126.6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9078" calcext:value-type="float">
            <text:p>10.09078</text:p>
          </table:table-cell>
          <table:table-cell office:value-type="float" office:value="0" calcext:value-type="float">
            <text:p>0</text:p>
          </table:table-cell>
          <table:table-cell office:value-type="float" office:value="0.001237271" calcext:value-type="float">
            <text:p>0.001237271</text:p>
          </table:table-cell>
          <table:table-cell office:value-type="float" office:value="0.03411552" calcext:value-type="float">
            <text:p>0.03411552</text:p>
          </table:table-cell>
          <table:table-cell office:value-type="float" office:value="1696.12" calcext:value-type="float">
            <text:p>1696.12</text:p>
          </table:table-cell>
          <table:table-cell office:value-type="float" office:value="1.832496" calcext:value-type="float">
            <text:p>1.832496</text:p>
          </table:table-cell>
          <table:table-cell office:value-type="float" office:value="0" calcext:value-type="float">
            <text:p>0</text:p>
          </table:table-cell>
          <table:table-cell office:value-type="float" office:value="0.3748242" calcext:value-type="float">
            <text:p>0.3748242</text:p>
          </table:table-cell>
          <table:table-cell office:value-type="float" office:value="0.4411413" calcext:value-type="float">
            <text:p>0.4411413</text:p>
          </table:table-cell>
          <table:table-cell office:value-type="float" office:value="0.01489343" calcext:value-type="float">
            <text:p>0.01489343</text:p>
          </table:table-cell>
          <table:table-cell office:value-type="float" office:value="0.01469625" calcext:value-type="float">
            <text:p>0.01469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2342" calcext:value-type="float">
            <text:p>38.02342</text:p>
          </table:table-cell>
          <table:table-cell office:value-type="float" office:value="32.11031" calcext:value-type="float">
            <text:p>32.110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2.927043" calcext:value-type="float">
            <text:p>2.927043</text:p>
          </table:table-cell>
          <table:table-cell office:value-type="float" office:value="126.637" calcext:value-type="float">
            <text:p>126.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842" calcext:value-type="float">
            <text:p>10.0842</text:p>
          </table:table-cell>
          <table:table-cell office:value-type="float" office:value="0" calcext:value-type="float">
            <text:p>0</text:p>
          </table:table-cell>
          <table:table-cell office:value-type="float" office:value="0.001279538" calcext:value-type="float">
            <text:p>0.001279538</text:p>
          </table:table-cell>
          <table:table-cell office:value-type="float" office:value="0.03529407" calcext:value-type="float">
            <text:p>0.03529407</text:p>
          </table:table-cell>
          <table:table-cell office:value-type="float" office:value="1696.128" calcext:value-type="float">
            <text:p>1696.128</text:p>
          </table:table-cell>
          <table:table-cell office:value-type="float" office:value="1.83073" calcext:value-type="float">
            <text:p>1.83073</text:p>
          </table:table-cell>
          <table:table-cell office:value-type="float" office:value="0" calcext:value-type="float">
            <text:p>0</text:p>
          </table:table-cell>
          <table:table-cell office:value-type="float" office:value="0.3302911" calcext:value-type="float">
            <text:p>0.3302911</text:p>
          </table:table-cell>
          <table:table-cell office:value-type="float" office:value="0.3995973" calcext:value-type="float">
            <text:p>0.3995973</text:p>
          </table:table-cell>
          <table:table-cell office:value-type="float" office:value="0.01484388" calcext:value-type="float">
            <text:p>0.01484388</text:p>
          </table:table-cell>
          <table:table-cell office:value-type="float" office:value="0.01467208" calcext:value-type="float">
            <text:p>0.01467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7419" calcext:value-type="float">
            <text:p>37.97419</text:p>
          </table:table-cell>
          <table:table-cell office:value-type="float" office:value="32.08926" calcext:value-type="float">
            <text:p>32.089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2.921623" calcext:value-type="float">
            <text:p>2.921623</text:p>
          </table:table-cell>
          <table:table-cell office:value-type="float" office:value="126.6386" calcext:value-type="float">
            <text:p>126.6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7749" calcext:value-type="float">
            <text:p>10.07749</text:p>
          </table:table-cell>
          <table:table-cell office:value-type="float" office:value="0" calcext:value-type="float">
            <text:p>0</text:p>
          </table:table-cell>
          <table:table-cell office:value-type="float" office:value="0.001322318" calcext:value-type="float">
            <text:p>0.001322318</text:p>
          </table:table-cell>
          <table:table-cell office:value-type="float" office:value="0.03648441" calcext:value-type="float">
            <text:p>0.03648441</text:p>
          </table:table-cell>
          <table:table-cell office:value-type="float" office:value="1696.136" calcext:value-type="float">
            <text:p>1696.136</text:p>
          </table:table-cell>
          <table:table-cell office:value-type="float" office:value="1.828988" calcext:value-type="float">
            <text:p>1.828988</text:p>
          </table:table-cell>
          <table:table-cell office:value-type="float" office:value="0" calcext:value-type="float">
            <text:p>0</text:p>
          </table:table-cell>
          <table:table-cell office:value-type="float" office:value="0.3328761" calcext:value-type="float">
            <text:p>0.3328761</text:p>
          </table:table-cell>
          <table:table-cell office:value-type="float" office:value="0.3977617" calcext:value-type="float">
            <text:p>0.3977617</text:p>
          </table:table-cell>
          <table:table-cell office:value-type="float" office:value="0.01482193" calcext:value-type="float">
            <text:p>0.01482193</text:p>
          </table:table-cell>
          <table:table-cell office:value-type="float" office:value="0.01464793" calcext:value-type="float">
            <text:p>0.01464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202" calcext:value-type="float">
            <text:p>37.9202</text:p>
          </table:table-cell>
          <table:table-cell office:value-type="float" office:value="32.06334" calcext:value-type="float">
            <text:p>32.063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2.916143" calcext:value-type="float">
            <text:p>2.916143</text:p>
          </table:table-cell>
          <table:table-cell office:value-type="float" office:value="126.6403" calcext:value-type="float">
            <text:p>126.6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7077" calcext:value-type="float">
            <text:p>10.07077</text:p>
          </table:table-cell>
          <table:table-cell office:value-type="float" office:value="0" calcext:value-type="float">
            <text:p>0</text:p>
          </table:table-cell>
          <table:table-cell office:value-type="float" office:value="0.001365559" calcext:value-type="float">
            <text:p>0.001365559</text:p>
          </table:table-cell>
          <table:table-cell office:value-type="float" office:value="0.0376833" calcext:value-type="float">
            <text:p>0.0376833</text:p>
          </table:table-cell>
          <table:table-cell office:value-type="float" office:value="1696.142" calcext:value-type="float">
            <text:p>1696.142</text:p>
          </table:table-cell>
          <table:table-cell office:value-type="float" office:value="1.827283" calcext:value-type="float">
            <text:p>1.827283</text:p>
          </table:table-cell>
          <table:table-cell office:value-type="float" office:value="0" calcext:value-type="float">
            <text:p>0</text:p>
          </table:table-cell>
          <table:table-cell office:value-type="float" office:value="0.3293101" calcext:value-type="float">
            <text:p>0.3293101</text:p>
          </table:table-cell>
          <table:table-cell office:value-type="float" office:value="0.3938065" calcext:value-type="float">
            <text:p>0.3938065</text:p>
          </table:table-cell>
          <table:table-cell office:value-type="float" office:value="0.014796" calcext:value-type="float">
            <text:p>0.014796</text:p>
          </table:table-cell>
          <table:table-cell office:value-type="float" office:value="0.01462382" calcext:value-type="float">
            <text:p>0.01462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6489" calcext:value-type="float">
            <text:p>37.86489</text:p>
          </table:table-cell>
          <table:table-cell office:value-type="float" office:value="32.03665" calcext:value-type="float">
            <text:p>32.036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2.910709" calcext:value-type="float">
            <text:p>2.910709</text:p>
          </table:table-cell>
          <table:table-cell office:value-type="float" office:value="126.6419" calcext:value-type="float">
            <text:p>126.6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425" calcext:value-type="float">
            <text:p>10.06425</text:p>
          </table:table-cell>
          <table:table-cell office:value-type="float" office:value="0" calcext:value-type="float">
            <text:p>0</text:p>
          </table:table-cell>
          <table:table-cell office:value-type="float" office:value="0.001408193" calcext:value-type="float">
            <text:p>0.001408193</text:p>
          </table:table-cell>
          <table:table-cell office:value-type="float" office:value="0.03887968" calcext:value-type="float">
            <text:p>0.03887968</text:p>
          </table:table-cell>
          <table:table-cell office:value-type="float" office:value="1696.148" calcext:value-type="float">
            <text:p>1696.148</text:p>
          </table:table-cell>
          <table:table-cell office:value-type="float" office:value="1.825572" calcext:value-type="float">
            <text:p>1.825572</text:p>
          </table:table-cell>
          <table:table-cell office:value-type="float" office:value="0" calcext:value-type="float">
            <text:p>0</text:p>
          </table:table-cell>
          <table:table-cell office:value-type="float" office:value="0.3673187" calcext:value-type="float">
            <text:p>0.3673187</text:p>
          </table:table-cell>
          <table:table-cell office:value-type="float" office:value="0.420723" calcext:value-type="float">
            <text:p>0.420723</text:p>
          </table:table-cell>
          <table:table-cell office:value-type="float" office:value="0.01479364" calcext:value-type="float">
            <text:p>0.01479364</text:p>
          </table:table-cell>
          <table:table-cell office:value-type="float" office:value="0.01459976" calcext:value-type="float">
            <text:p>0.0145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1757" calcext:value-type="float">
            <text:p>37.81757</text:p>
          </table:table-cell>
          <table:table-cell office:value-type="float" office:value="32.01292" calcext:value-type="float">
            <text:p>32.012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2.905309" calcext:value-type="float">
            <text:p>2.905309</text:p>
          </table:table-cell>
          <table:table-cell office:value-type="float" office:value="126.6436" calcext:value-type="float">
            <text:p>126.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5786" calcext:value-type="float">
            <text:p>10.05786</text:p>
          </table:table-cell>
          <table:table-cell office:value-type="float" office:value="0" calcext:value-type="float">
            <text:p>0</text:p>
          </table:table-cell>
          <table:table-cell office:value-type="float" office:value="0.00144982" calcext:value-type="float">
            <text:p>0.00144982</text:p>
          </table:table-cell>
          <table:table-cell office:value-type="float" office:value="0.04005151" calcext:value-type="float">
            <text:p>0.04005151</text:p>
          </table:table-cell>
          <table:table-cell office:value-type="float" office:value="1696.154" calcext:value-type="float">
            <text:p>1696.154</text:p>
          </table:table-cell>
          <table:table-cell office:value-type="float" office:value="1.823831" calcext:value-type="float">
            <text:p>1.823831</text:p>
          </table:table-cell>
          <table:table-cell office:value-type="float" office:value="0" calcext:value-type="float">
            <text:p>0</text:p>
          </table:table-cell>
          <table:table-cell office:value-type="float" office:value="0.374667" calcext:value-type="float">
            <text:p>0.374667</text:p>
          </table:table-cell>
          <table:table-cell office:value-type="float" office:value="0.4292905" calcext:value-type="float">
            <text:p>0.4292905</text:p>
          </table:table-cell>
          <table:table-cell office:value-type="float" office:value="0.01477303" calcext:value-type="float">
            <text:p>0.01477303</text:p>
          </table:table-cell>
          <table:table-cell office:value-type="float" office:value="0.01457574" calcext:value-type="float">
            <text:p>0.01457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7743" calcext:value-type="float">
            <text:p>37.77743</text:p>
          </table:table-cell>
          <table:table-cell office:value-type="float" office:value="31.99348" calcext:value-type="float">
            <text:p>31.993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2.899939" calcext:value-type="float">
            <text:p>2.899939</text:p>
          </table:table-cell>
          <table:table-cell office:value-type="float" office:value="126.6452" calcext:value-type="float">
            <text:p>126.6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5143" calcext:value-type="float">
            <text:p>10.05143</text:p>
          </table:table-cell>
          <table:table-cell office:value-type="float" office:value="0" calcext:value-type="float">
            <text:p>0</text:p>
          </table:table-cell>
          <table:table-cell office:value-type="float" office:value="0.001490973" calcext:value-type="float">
            <text:p>0.001490973</text:p>
          </table:table-cell>
          <table:table-cell office:value-type="float" office:value="0.04120641" calcext:value-type="float">
            <text:p>0.04120641</text:p>
          </table:table-cell>
          <table:table-cell office:value-type="float" office:value="1696.16" calcext:value-type="float">
            <text:p>1696.16</text:p>
          </table:table-cell>
          <table:table-cell office:value-type="float" office:value="1.822042" calcext:value-type="float">
            <text:p>1.822042</text:p>
          </table:table-cell>
          <table:table-cell office:value-type="float" office:value="0" calcext:value-type="float">
            <text:p>0</text:p>
          </table:table-cell>
          <table:table-cell office:value-type="float" office:value="0.3543687" calcext:value-type="float">
            <text:p>0.3543687</text:p>
          </table:table-cell>
          <table:table-cell office:value-type="float" office:value="0.4177388" calcext:value-type="float">
            <text:p>0.4177388</text:p>
          </table:table-cell>
          <table:table-cell office:value-type="float" office:value="0.01473682" calcext:value-type="float">
            <text:p>0.01473682</text:p>
          </table:table-cell>
          <table:table-cell office:value-type="float" office:value="0.01455175" calcext:value-type="float">
            <text:p>0.01455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3504" calcext:value-type="float">
            <text:p>37.73504</text:p>
          </table:table-cell>
          <table:table-cell office:value-type="float" office:value="31.97398" calcext:value-type="float">
            <text:p>31.973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2.894598" calcext:value-type="float">
            <text:p>2.894598</text:p>
          </table:table-cell>
          <table:table-cell office:value-type="float" office:value="126.6468" calcext:value-type="float">
            <text:p>126.6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4477" calcext:value-type="float">
            <text:p>10.04477</text:p>
          </table:table-cell>
          <table:table-cell office:value-type="float" office:value="0" calcext:value-type="float">
            <text:p>0</text:p>
          </table:table-cell>
          <table:table-cell office:value-type="float" office:value="0.001532875" calcext:value-type="float">
            <text:p>0.001532875</text:p>
          </table:table-cell>
          <table:table-cell office:value-type="float" office:value="0.04236948" calcext:value-type="float">
            <text:p>0.04236948</text:p>
          </table:table-cell>
          <table:table-cell office:value-type="float" office:value="1696.166" calcext:value-type="float">
            <text:p>1696.166</text:p>
          </table:table-cell>
          <table:table-cell office:value-type="float" office:value="1.820207" calcext:value-type="float">
            <text:p>1.820207</text:p>
          </table:table-cell>
          <table:table-cell office:value-type="float" office:value="0" calcext:value-type="float">
            <text:p>0</text:p>
          </table:table-cell>
          <table:table-cell office:value-type="float" office:value="0.308192" calcext:value-type="float">
            <text:p>0.308192</text:p>
          </table:table-cell>
          <table:table-cell office:value-type="float" office:value="0.3794831" calcext:value-type="float">
            <text:p>0.3794831</text:p>
          </table:table-cell>
          <table:table-cell office:value-type="float" office:value="0.01468738" calcext:value-type="float">
            <text:p>0.01468738</text:p>
          </table:table-cell>
          <table:table-cell office:value-type="float" office:value="0.0145278" calcext:value-type="float">
            <text:p>0.0145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8017" calcext:value-type="float">
            <text:p>37.68017</text:p>
          </table:table-cell>
          <table:table-cell office:value-type="float" office:value="31.94838" calcext:value-type="float">
            <text:p>31.948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2.889303" calcext:value-type="float">
            <text:p>2.889303</text:p>
          </table:table-cell>
          <table:table-cell office:value-type="float" office:value="126.6483" calcext:value-type="float">
            <text:p>126.6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3787" calcext:value-type="float">
            <text:p>10.03787</text:p>
          </table:table-cell>
          <table:table-cell office:value-type="float" office:value="0" calcext:value-type="float">
            <text:p>0</text:p>
          </table:table-cell>
          <table:table-cell office:value-type="float" office:value="0.001576204" calcext:value-type="float">
            <text:p>0.001576204</text:p>
          </table:table-cell>
          <table:table-cell office:value-type="float" office:value="0.04356427" calcext:value-type="float">
            <text:p>0.04356427</text:p>
          </table:table-cell>
          <table:table-cell office:value-type="float" office:value="1696.172" calcext:value-type="float">
            <text:p>1696.172</text:p>
          </table:table-cell>
          <table:table-cell office:value-type="float" office:value="1.818321" calcext:value-type="float">
            <text:p>1.818321</text:p>
          </table:table-cell>
          <table:table-cell office:value-type="float" office:value="0" calcext:value-type="float">
            <text:p>0</text:p>
          </table:table-cell>
          <table:table-cell office:value-type="float" office:value="0.2855305" calcext:value-type="float">
            <text:p>0.2855305</text:p>
          </table:table-cell>
          <table:table-cell office:value-type="float" office:value="0.3543521" calcext:value-type="float">
            <text:p>0.3543521</text:p>
          </table:table-cell>
          <table:table-cell office:value-type="float" office:value="0.01465114" calcext:value-type="float">
            <text:p>0.01465114</text:p>
          </table:table-cell>
          <table:table-cell office:value-type="float" office:value="0.0145039" calcext:value-type="float">
            <text:p>0.0145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1324" calcext:value-type="float">
            <text:p>37.61324</text:p>
          </table:table-cell>
          <table:table-cell office:value-type="float" office:value="31.91455" calcext:value-type="float">
            <text:p>31.914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2.883977" calcext:value-type="float">
            <text:p>2.883977</text:p>
          </table:table-cell>
          <table:table-cell office:value-type="float" office:value="126.6499" calcext:value-type="float">
            <text:p>126.6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3076" calcext:value-type="float">
            <text:p>10.03076</text:p>
          </table:table-cell>
          <table:table-cell office:value-type="float" office:value="0" calcext:value-type="float">
            <text:p>0</text:p>
          </table:table-cell>
          <table:table-cell office:value-type="float" office:value="0.001621202" calcext:value-type="float">
            <text:p>0.001621202</text:p>
          </table:table-cell>
          <table:table-cell office:value-type="float" office:value="0.04478801" calcext:value-type="float">
            <text:p>0.04478801</text:p>
          </table:table-cell>
          <table:table-cell office:value-type="float" office:value="1696.178" calcext:value-type="float">
            <text:p>1696.178</text:p>
          </table:table-cell>
          <table:table-cell office:value-type="float" office:value="1.816407" calcext:value-type="float">
            <text:p>1.816407</text:p>
          </table:table-cell>
          <table:table-cell office:value-type="float" office:value="0" calcext:value-type="float">
            <text:p>0</text:p>
          </table:table-cell>
          <table:table-cell office:value-type="float" office:value="0.2642117" calcext:value-type="float">
            <text:p>0.2642117</text:p>
          </table:table-cell>
          <table:table-cell office:value-type="float" office:value="0.3271211" calcext:value-type="float">
            <text:p>0.3271211</text:p>
          </table:table-cell>
          <table:table-cell office:value-type="float" office:value="0.01461394" calcext:value-type="float">
            <text:p>0.01461394</text:p>
          </table:table-cell>
          <table:table-cell office:value-type="float" office:value="0.01448006" calcext:value-type="float">
            <text:p>0.01448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3614" calcext:value-type="float">
            <text:p>37.53614</text:p>
          </table:table-cell>
          <table:table-cell office:value-type="float" office:value="31.87264" calcext:value-type="float">
            <text:p>31.872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2.878665" calcext:value-type="float">
            <text:p>2.878665</text:p>
          </table:table-cell>
          <table:table-cell office:value-type="float" office:value="126.6515" calcext:value-type="float">
            <text:p>126.6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239" calcext:value-type="float">
            <text:p>10.0239</text:p>
          </table:table-cell>
          <table:table-cell office:value-type="float" office:value="0" calcext:value-type="float">
            <text:p>0</text:p>
          </table:table-cell>
          <table:table-cell office:value-type="float" office:value="0.001666479" calcext:value-type="float">
            <text:p>0.001666479</text:p>
          </table:table-cell>
          <table:table-cell office:value-type="float" office:value="0.0460385" calcext:value-type="float">
            <text:p>0.0460385</text:p>
          </table:table-cell>
          <table:table-cell office:value-type="float" office:value="1696.184" calcext:value-type="float">
            <text:p>1696.184</text:p>
          </table:table-cell>
          <table:table-cell office:value-type="float" office:value="1.814554" calcext:value-type="float">
            <text:p>1.814554</text:p>
          </table:table-cell>
          <table:table-cell office:value-type="float" office:value="0" calcext:value-type="float">
            <text:p>0</text:p>
          </table:table-cell>
          <table:table-cell office:value-type="float" office:value="0.302533" calcext:value-type="float">
            <text:p>0.302533</text:p>
          </table:table-cell>
          <table:table-cell office:value-type="float" office:value="0.3677316" calcext:value-type="float">
            <text:p>0.3677316</text:p>
          </table:table-cell>
          <table:table-cell office:value-type="float" office:value="0.01461235" calcext:value-type="float">
            <text:p>0.01461235</text:p>
          </table:table-cell>
          <table:table-cell office:value-type="float" office:value="0.01445623" calcext:value-type="float">
            <text:p>0.01445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668" calcext:value-type="float">
            <text:p>37.4668</text:p>
          </table:table-cell>
          <table:table-cell office:value-type="float" office:value="31.83431" calcext:value-type="float">
            <text:p>31.834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2.873257" calcext:value-type="float">
            <text:p>2.873257</text:p>
          </table:table-cell>
          <table:table-cell office:value-type="float" office:value="126.6531" calcext:value-type="float">
            <text:p>126.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1652" calcext:value-type="float">
            <text:p>10.01652</text:p>
          </table:table-cell>
          <table:table-cell office:value-type="float" office:value="0" calcext:value-type="float">
            <text:p>0</text:p>
          </table:table-cell>
          <table:table-cell office:value-type="float" office:value="0.00171523" calcext:value-type="float">
            <text:p>0.00171523</text:p>
          </table:table-cell>
          <table:table-cell office:value-type="float" office:value="0.04731471" calcext:value-type="float">
            <text:p>0.04731471</text:p>
          </table:table-cell>
          <table:table-cell office:value-type="float" office:value="1696.189" calcext:value-type="float">
            <text:p>1696.189</text:p>
          </table:table-cell>
          <table:table-cell office:value-type="float" office:value="1.812727" calcext:value-type="float">
            <text:p>1.812727</text:p>
          </table:table-cell>
          <table:table-cell office:value-type="float" office:value="0" calcext:value-type="float">
            <text:p>0</text:p>
          </table:table-cell>
          <table:table-cell office:value-type="float" office:value="0.1944068" calcext:value-type="float">
            <text:p>0.1944068</text:p>
          </table:table-cell>
          <table:table-cell office:value-type="float" office:value="0.241749" calcext:value-type="float">
            <text:p>0.241749</text:p>
          </table:table-cell>
          <table:table-cell office:value-type="float" office:value="0.01452541" calcext:value-type="float">
            <text:p>0.01452541</text:p>
          </table:table-cell>
          <table:table-cell office:value-type="float" office:value="0.01443242" calcext:value-type="float">
            <text:p>0.01443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7379" calcext:value-type="float">
            <text:p>37.37379</text:p>
          </table:table-cell>
          <table:table-cell office:value-type="float" office:value="31.78187" calcext:value-type="float">
            <text:p>31.781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2.86127" calcext:value-type="float">
            <text:p>2.86127</text:p>
          </table:table-cell>
          <table:table-cell office:value-type="float" office:value="126.6585" calcext:value-type="float">
            <text:p>126.6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998" calcext:value-type="float">
            <text:p>10.00998</text:p>
          </table:table-cell>
          <table:table-cell office:value-type="float" office:value="0" calcext:value-type="float">
            <text:p>0</text:p>
          </table:table-cell>
          <table:table-cell office:value-type="float" office:value="0.001829374" calcext:value-type="float">
            <text:p>0.001829374</text:p>
          </table:table-cell>
          <table:table-cell office:value-type="float" office:value="0.04859093" calcext:value-type="float">
            <text:p>0.04859093</text:p>
          </table:table-cell>
          <table:table-cell office:value-type="float" office:value="1696.196" calcext:value-type="float">
            <text:p>1696.196</text:p>
          </table:table-cell>
          <table:table-cell office:value-type="float" office:value="1.818964" calcext:value-type="float">
            <text:p>1.818964</text:p>
          </table:table-cell>
          <table:table-cell office:value-type="float" office:value="0" calcext:value-type="float">
            <text:p>0</text:p>
          </table:table-cell>
          <table:table-cell office:value-type="float" office:value="0.3676359" calcext:value-type="float">
            <text:p>0.3676359</text:p>
          </table:table-cell>
          <table:table-cell office:value-type="float" office:value="0.3739792" calcext:value-type="float">
            <text:p>0.3739792</text:p>
          </table:table-cell>
          <table:table-cell office:value-type="float" office:value="0.01460959" calcext:value-type="float">
            <text:p>0.01460959</text:p>
          </table:table-cell>
          <table:table-cell office:value-type="float" office:value="0.01440869" calcext:value-type="float">
            <text:p>0.01440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28641" calcext:value-type="float">
            <text:p>37.28641</text:p>
          </table:table-cell>
          <table:table-cell office:value-type="float" office:value="31.72294" calcext:value-type="float">
            <text:p>31.722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2.846753" calcext:value-type="float">
            <text:p>2.846753</text:p>
          </table:table-cell>
          <table:table-cell office:value-type="float" office:value="126.6654" calcext:value-type="float">
            <text:p>126.6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531" calcext:value-type="float">
            <text:p>10.00531</text:p>
          </table:table-cell>
          <table:table-cell office:value-type="float" office:value="0" calcext:value-type="float">
            <text:p>0</text:p>
          </table:table-cell>
          <table:table-cell office:value-type="float" office:value="0.001883588" calcext:value-type="float">
            <text:p>0.001883588</text:p>
          </table:table-cell>
          <table:table-cell office:value-type="float" office:value="0.04982816" calcext:value-type="float">
            <text:p>0.04982816</text:p>
          </table:table-cell>
          <table:table-cell office:value-type="float" office:value="1696.204" calcext:value-type="float">
            <text:p>1696.204</text:p>
          </table:table-cell>
          <table:table-cell office:value-type="float" office:value="1.839316" calcext:value-type="float">
            <text:p>1.839316</text:p>
          </table:table-cell>
          <table:table-cell office:value-type="float" office:value="0" calcext:value-type="float">
            <text:p>0</text:p>
          </table:table-cell>
          <table:table-cell office:value-type="float" office:value="0.6155483" calcext:value-type="float">
            <text:p>0.6155483</text:p>
          </table:table-cell>
          <table:table-cell office:value-type="float" office:value="0.5085018" calcext:value-type="float">
            <text:p>0.5085018</text:p>
          </table:table-cell>
          <table:table-cell office:value-type="float" office:value="0.01474701" calcext:value-type="float">
            <text:p>0.01474701</text:p>
          </table:table-cell>
          <table:table-cell office:value-type="float" office:value="0.01438502" calcext:value-type="float">
            <text:p>0.01438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27946" calcext:value-type="float">
            <text:p>37.27946</text:p>
          </table:table-cell>
          <table:table-cell office:value-type="float" office:value="31.70187" calcext:value-type="float">
            <text:p>31.701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2.832861" calcext:value-type="float">
            <text:p>2.832861</text:p>
          </table:table-cell>
          <table:table-cell office:value-type="float" office:value="126.6711" calcext:value-type="float">
            <text:p>126.6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111" calcext:value-type="float">
            <text:p>10.00111</text:p>
          </table:table-cell>
          <table:table-cell office:value-type="float" office:value="0" calcext:value-type="float">
            <text:p>0</text:p>
          </table:table-cell>
          <table:table-cell office:value-type="float" office:value="0.001926797" calcext:value-type="float">
            <text:p>0.001926797</text:p>
          </table:table-cell>
          <table:table-cell office:value-type="float" office:value="0.0508551" calcext:value-type="float">
            <text:p>0.0508551</text:p>
          </table:table-cell>
          <table:table-cell office:value-type="float" office:value="1696.213" calcext:value-type="float">
            <text:p>1696.213</text:p>
          </table:table-cell>
          <table:table-cell office:value-type="float" office:value="1.849954" calcext:value-type="float">
            <text:p>1.849954</text:p>
          </table:table-cell>
          <table:table-cell office:value-type="float" office:value="0" calcext:value-type="float">
            <text:p>0</text:p>
          </table:table-cell>
          <table:table-cell office:value-type="float" office:value="0.7212481" calcext:value-type="float">
            <text:p>0.7212481</text:p>
          </table:table-cell>
          <table:table-cell office:value-type="float" office:value="0.5468789" calcext:value-type="float">
            <text:p>0.5468789</text:p>
          </table:table-cell>
          <table:table-cell office:value-type="float" office:value="0.01478208" calcext:value-type="float">
            <text:p>0.01478208</text:p>
          </table:table-cell>
          <table:table-cell office:value-type="float" office:value="0.01436135" calcext:value-type="float">
            <text:p>0.01436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2191" calcext:value-type="float">
            <text:p>37.32191</text:p>
          </table:table-cell>
          <table:table-cell office:value-type="float" office:value="31.6975" calcext:value-type="float">
            <text:p>31.69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2.815398" calcext:value-type="float">
            <text:p>2.815398</text:p>
          </table:table-cell>
          <table:table-cell office:value-type="float" office:value="126.6784" calcext:value-type="float">
            <text:p>126.6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97287" calcext:value-type="float">
            <text:p>9.997287</text:p>
          </table:table-cell>
          <table:table-cell office:value-type="float" office:value="0" calcext:value-type="float">
            <text:p>0</text:p>
          </table:table-cell>
          <table:table-cell office:value-type="float" office:value="0.001960471" calcext:value-type="float">
            <text:p>0.001960471</text:p>
          </table:table-cell>
          <table:table-cell office:value-type="float" office:value="0.05159352" calcext:value-type="float">
            <text:p>0.05159352</text:p>
          </table:table-cell>
          <table:table-cell office:value-type="float" office:value="1696.222" calcext:value-type="float">
            <text:p>1696.222</text:p>
          </table:table-cell>
          <table:table-cell office:value-type="float" office:value="1.862928" calcext:value-type="float">
            <text:p>1.862928</text:p>
          </table:table-cell>
          <table:table-cell office:value-type="float" office:value="0" calcext:value-type="float">
            <text:p>0</text:p>
          </table:table-cell>
          <table:table-cell office:value-type="float" office:value="0.8647199" calcext:value-type="float">
            <text:p>0.8647199</text:p>
          </table:table-cell>
          <table:table-cell office:value-type="float" office:value="0.5882574" calcext:value-type="float">
            <text:p>0.5882574</text:p>
          </table:table-cell>
          <table:table-cell office:value-type="float" office:value="0.01481005" calcext:value-type="float">
            <text:p>0.01481005</text:p>
          </table:table-cell>
          <table:table-cell office:value-type="float" office:value="0.01433768" calcext:value-type="float">
            <text:p>0.01433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9339" calcext:value-type="float">
            <text:p>37.39339</text:p>
          </table:table-cell>
          <table:table-cell office:value-type="float" office:value="31.69835" calcext:value-type="float">
            <text:p>31.698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2.796647" calcext:value-type="float">
            <text:p>2.796647</text:p>
          </table:table-cell>
          <table:table-cell office:value-type="float" office:value="126.6833" calcext:value-type="float">
            <text:p>126.6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94102" calcext:value-type="float">
            <text:p>9.994102</text:p>
          </table:table-cell>
          <table:table-cell office:value-type="float" office:value="0" calcext:value-type="float">
            <text:p>0</text:p>
          </table:table-cell>
          <table:table-cell office:value-type="float" office:value="0.001984227" calcext:value-type="float">
            <text:p>0.001984227</text:p>
          </table:table-cell>
          <table:table-cell office:value-type="float" office:value="0.05206249" calcext:value-type="float">
            <text:p>0.05206249</text:p>
          </table:table-cell>
          <table:table-cell office:value-type="float" office:value="1696.234" calcext:value-type="float">
            <text:p>1696.234</text:p>
          </table:table-cell>
          <table:table-cell office:value-type="float" office:value="1.861702" calcext:value-type="float">
            <text:p>1.861702</text:p>
          </table:table-cell>
          <table:table-cell office:value-type="float" office:value="0" calcext:value-type="float">
            <text:p>0</text:p>
          </table:table-cell>
          <table:table-cell office:value-type="float" office:value="1.491238" calcext:value-type="float">
            <text:p>1.491238</text:p>
          </table:table-cell>
          <table:table-cell office:value-type="float" office:value="0.5686804" calcext:value-type="float">
            <text:p>0.5686804</text:p>
          </table:table-cell>
          <table:table-cell office:value-type="float" office:value="0.01466622" calcext:value-type="float">
            <text:p>0.01466622</text:p>
          </table:table-cell>
          <table:table-cell office:value-type="float" office:value="0.0143141" calcext:value-type="float">
            <text:p>0.014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9277" calcext:value-type="float">
            <text:p>37.49277</text:p>
          </table:table-cell>
          <table:table-cell office:value-type="float" office:value="31.70335" calcext:value-type="float">
            <text:p>31.703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2.756593" calcext:value-type="float">
            <text:p>2.756593</text:p>
          </table:table-cell>
          <table:table-cell office:value-type="float" office:value="126.6899" calcext:value-type="float">
            <text:p>126.6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9197" calcext:value-type="float">
            <text:p>9.99197</text:p>
          </table:table-cell>
          <table:table-cell office:value-type="float" office:value="0" calcext:value-type="float">
            <text:p>0</text:p>
          </table:table-cell>
          <table:table-cell office:value-type="float" office:value="0.002003448" calcext:value-type="float">
            <text:p>0.002003448</text:p>
          </table:table-cell>
          <table:table-cell office:value-type="float" office:value="0.05239937" calcext:value-type="float">
            <text:p>0.05239937</text:p>
          </table:table-cell>
          <table:table-cell office:value-type="float" office:value="1696.252" calcext:value-type="float">
            <text:p>1696.252</text:p>
          </table:table-cell>
          <table:table-cell office:value-type="float" office:value="1.800198" calcext:value-type="float">
            <text:p>1.800198</text:p>
          </table:table-cell>
          <table:table-cell office:value-type="float" office:value="0" calcext:value-type="float">
            <text:p>0</text:p>
          </table:table-cell>
          <table:table-cell office:value-type="float" office:value="3.495751" calcext:value-type="float">
            <text:p>3.495751</text:p>
          </table:table-cell>
          <table:table-cell office:value-type="float" office:value="0.6426123" calcext:value-type="float">
            <text:p>0.6426123</text:p>
          </table:table-cell>
          <table:table-cell office:value-type="float" office:value="0.01463952" calcext:value-type="float">
            <text:p>0.01463952</text:p>
          </table:table-cell>
          <table:table-cell office:value-type="float" office:value="0.01429056" calcext:value-type="float">
            <text:p>0.0142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3848" calcext:value-type="float">
            <text:p>37.63848</text:p>
          </table:table-cell>
          <table:table-cell office:value-type="float" office:value="31.71384" calcext:value-type="float">
            <text:p>31.713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2.719795" calcext:value-type="float">
            <text:p>2.719795</text:p>
          </table:table-cell>
          <table:table-cell office:value-type="float" office:value="126.6945" calcext:value-type="float">
            <text:p>126.6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91584" calcext:value-type="float">
            <text:p>9.991584</text:p>
          </table:table-cell>
          <table:table-cell office:value-type="float" office:value="0" calcext:value-type="float">
            <text:p>0</text:p>
          </table:table-cell>
          <table:table-cell office:value-type="float" office:value="0.002020706" calcext:value-type="float">
            <text:p>0.002020706</text:p>
          </table:table-cell>
          <table:table-cell office:value-type="float" office:value="0.05267565" calcext:value-type="float">
            <text:p>0.05267565</text:p>
          </table:table-cell>
          <table:table-cell office:value-type="float" office:value="1696.276" calcext:value-type="float">
            <text:p>1696.276</text:p>
          </table:table-cell>
          <table:table-cell office:value-type="float" office:value="1.746128" calcext:value-type="float">
            <text:p>1.746128</text:p>
          </table:table-cell>
          <table:table-cell office:value-type="float" office:value="0" calcext:value-type="float">
            <text:p>0</text:p>
          </table:table-cell>
          <table:table-cell office:value-type="float" office:value="4.211125" calcext:value-type="float">
            <text:p>4.211125</text:p>
          </table:table-cell>
          <table:table-cell office:value-type="float" office:value="0.7224165" calcext:value-type="float">
            <text:p>0.7224165</text:p>
          </table:table-cell>
          <table:table-cell office:value-type="float" office:value="0.01465715" calcext:value-type="float">
            <text:p>0.01465715</text:p>
          </table:table-cell>
          <table:table-cell office:value-type="float" office:value="0.01426703" calcext:value-type="float">
            <text:p>0.01426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5446" calcext:value-type="float">
            <text:p>37.85446</text:p>
          </table:table-cell>
          <table:table-cell office:value-type="float" office:value="31.73706" calcext:value-type="float">
            <text:p>31.737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2.69127" calcext:value-type="float">
            <text:p>2.69127</text:p>
          </table:table-cell>
          <table:table-cell office:value-type="float" office:value="126.6979" calcext:value-type="float">
            <text:p>126.6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97771" calcext:value-type="float">
            <text:p>9.997771</text:p>
          </table:table-cell>
          <table:table-cell office:value-type="float" office:value="0" calcext:value-type="float">
            <text:p>0</text:p>
          </table:table-cell>
          <table:table-cell office:value-type="float" office:value="0.002056393" calcext:value-type="float">
            <text:p>0.002056393</text:p>
          </table:table-cell>
          <table:table-cell office:value-type="float" office:value="0.05329775" calcext:value-type="float">
            <text:p>0.05329775</text:p>
          </table:table-cell>
          <table:table-cell office:value-type="float" office:value="1696.299" calcext:value-type="float">
            <text:p>1696.299</text:p>
          </table:table-cell>
          <table:table-cell office:value-type="float" office:value="1.71774" calcext:value-type="float">
            <text:p>1.71774</text:p>
          </table:table-cell>
          <table:table-cell office:value-type="float" office:value="0" calcext:value-type="float">
            <text:p>0</text:p>
          </table:table-cell>
          <table:table-cell office:value-type="float" office:value="1.615773" calcext:value-type="float">
            <text:p>1.615773</text:p>
          </table:table-cell>
          <table:table-cell office:value-type="float" office:value="1.800618" calcext:value-type="float">
            <text:p>1.800618</text:p>
          </table:table-cell>
          <table:table-cell office:value-type="float" office:value="0.01498849" calcext:value-type="float">
            <text:p>0.01498849</text:p>
          </table:table-cell>
          <table:table-cell office:value-type="float" office:value="0.01424352" calcext:value-type="float">
            <text:p>0.01424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8289" calcext:value-type="float">
            <text:p>38.28289</text:p>
          </table:table-cell>
          <table:table-cell office:value-type="float" office:value="31.8955" calcext:value-type="float">
            <text:p>31.89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2.675259" calcext:value-type="float">
            <text:p>2.675259</text:p>
          </table:table-cell>
          <table:table-cell office:value-type="float" office:value="126.7012" calcext:value-type="float">
            <text:p>126.7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346" calcext:value-type="float">
            <text:p>10.00346</text:p>
          </table:table-cell>
          <table:table-cell office:value-type="float" office:value="0" calcext:value-type="float">
            <text:p>0</text:p>
          </table:table-cell>
          <table:table-cell office:value-type="float" office:value="0.00208849" calcext:value-type="float">
            <text:p>0.00208849</text:p>
          </table:table-cell>
          <table:table-cell office:value-type="float" office:value="0.05420524" calcext:value-type="float">
            <text:p>0.05420524</text:p>
          </table:table-cell>
          <table:table-cell office:value-type="float" office:value="1696.313" calcext:value-type="float">
            <text:p>1696.313</text:p>
          </table:table-cell>
          <table:table-cell office:value-type="float" office:value="1.735973" calcext:value-type="float">
            <text:p>1.735973</text:p>
          </table:table-cell>
          <table:table-cell office:value-type="float" office:value="0" calcext:value-type="float">
            <text:p>0</text:p>
          </table:table-cell>
          <table:table-cell office:value-type="float" office:value="1.153291" calcext:value-type="float">
            <text:p>1.153291</text:p>
          </table:table-cell>
          <table:table-cell office:value-type="float" office:value="0.8364784" calcext:value-type="float">
            <text:p>0.8364784</text:p>
          </table:table-cell>
          <table:table-cell office:value-type="float" office:value="0.01490907" calcext:value-type="float">
            <text:p>0.01490907</text:p>
          </table:table-cell>
          <table:table-cell office:value-type="float" office:value="0.0142201" calcext:value-type="float">
            <text:p>0.0142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748" calcext:value-type="float">
            <text:p>38.4748</text:p>
          </table:table-cell>
          <table:table-cell office:value-type="float" office:value="32.04496" calcext:value-type="float">
            <text:p>32.044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2.662904" calcext:value-type="float">
            <text:p>2.662904</text:p>
          </table:table-cell>
          <table:table-cell office:value-type="float" office:value="126.7028" calcext:value-type="float">
            <text:p>126.7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278" calcext:value-type="float">
            <text:p>10.00278</text:p>
          </table:table-cell>
          <table:table-cell office:value-type="float" office:value="0" calcext:value-type="float">
            <text:p>0</text:p>
          </table:table-cell>
          <table:table-cell office:value-type="float" office:value="0.002102151" calcext:value-type="float">
            <text:p>0.002102151</text:p>
          </table:table-cell>
          <table:table-cell office:value-type="float" office:value="0.05443806" calcext:value-type="float">
            <text:p>0.05443806</text:p>
          </table:table-cell>
          <table:table-cell office:value-type="float" office:value="1696.325" calcext:value-type="float">
            <text:p>1696.325</text:p>
          </table:table-cell>
          <table:table-cell office:value-type="float" office:value="1.740787" calcext:value-type="float">
            <text:p>1.740787</text:p>
          </table:table-cell>
          <table:table-cell office:value-type="float" office:value="0" calcext:value-type="float">
            <text:p>0</text:p>
          </table:table-cell>
          <table:table-cell office:value-type="float" office:value="1.6403" calcext:value-type="float">
            <text:p>1.6403</text:p>
          </table:table-cell>
          <table:table-cell office:value-type="float" office:value="0.6101948" calcext:value-type="float">
            <text:p>0.6101948</text:p>
          </table:table-cell>
          <table:table-cell office:value-type="float" office:value="0.01464034" calcext:value-type="float">
            <text:p>0.01464034</text:p>
          </table:table-cell>
          <table:table-cell office:value-type="float" office:value="0.01419673" calcext:value-type="float">
            <text:p>0.01419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9956" calcext:value-type="float">
            <text:p>38.59956</text:p>
          </table:table-cell>
          <table:table-cell office:value-type="float" office:value="32.07306" calcext:value-type="float">
            <text:p>32.073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2.651548" calcext:value-type="float">
            <text:p>2.651548</text:p>
          </table:table-cell>
          <table:table-cell office:value-type="float" office:value="126.7028" calcext:value-type="float">
            <text:p>126.7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035" calcext:value-type="float">
            <text:p>10.00035</text:p>
          </table:table-cell>
          <table:table-cell office:value-type="float" office:value="0" calcext:value-type="float">
            <text:p>0</text:p>
          </table:table-cell>
          <table:table-cell office:value-type="float" office:value="0.002111451" calcext:value-type="float">
            <text:p>0.002111451</text:p>
          </table:table-cell>
          <table:table-cell office:value-type="float" office:value="0.05456647" calcext:value-type="float">
            <text:p>0.05456647</text:p>
          </table:table-cell>
          <table:table-cell office:value-type="float" office:value="1696.336" calcext:value-type="float">
            <text:p>1696.336</text:p>
          </table:table-cell>
          <table:table-cell office:value-type="float" office:value="1.727772" calcext:value-type="float">
            <text:p>1.727772</text:p>
          </table:table-cell>
          <table:table-cell office:value-type="float" office:value="0" calcext:value-type="float">
            <text:p>0</text:p>
          </table:table-cell>
          <table:table-cell office:value-type="float" office:value="1.912044" calcext:value-type="float">
            <text:p>1.912044</text:p>
          </table:table-cell>
          <table:table-cell office:value-type="float" office:value="0.5374879" calcext:value-type="float">
            <text:p>0.5374879</text:p>
          </table:table-cell>
          <table:table-cell office:value-type="float" office:value="0.01451258" calcext:value-type="float">
            <text:p>0.01451258</text:p>
          </table:table-cell>
          <table:table-cell office:value-type="float" office:value="0.01417335" calcext:value-type="float">
            <text:p>0.01417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8631" calcext:value-type="float">
            <text:p>38.68631</text:p>
          </table:table-cell>
          <table:table-cell office:value-type="float" office:value="32.08291" calcext:value-type="float">
            <text:p>32.0829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2.625716" calcext:value-type="float">
            <text:p>2.625716</text:p>
          </table:table-cell>
          <table:table-cell office:value-type="float" office:value="126.705" calcext:value-type="float">
            <text:p>126.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98316" calcext:value-type="float">
            <text:p>9.998316</text:p>
          </table:table-cell>
          <table:table-cell office:value-type="float" office:value="0" calcext:value-type="float">
            <text:p>0</text:p>
          </table:table-cell>
          <table:table-cell office:value-type="float" office:value="0.002119552" calcext:value-type="float">
            <text:p>0.002119552</text:p>
          </table:table-cell>
          <table:table-cell office:value-type="float" office:value="0.05466478" calcext:value-type="float">
            <text:p>0.05466478</text:p>
          </table:table-cell>
          <table:table-cell office:value-type="float" office:value="1696.351" calcext:value-type="float">
            <text:p>1696.351</text:p>
          </table:table-cell>
          <table:table-cell office:value-type="float" office:value="1.691381" calcext:value-type="float">
            <text:p>1.691381</text:p>
          </table:table-cell>
          <table:table-cell office:value-type="float" office:value="0" calcext:value-type="float">
            <text:p>0</text:p>
          </table:table-cell>
          <table:table-cell office:value-type="float" office:value="2.774912" calcext:value-type="float">
            <text:p>2.774912</text:p>
          </table:table-cell>
          <table:table-cell office:value-type="float" office:value="0.6199943" calcext:value-type="float">
            <text:p>0.6199943</text:p>
          </table:table-cell>
          <table:table-cell office:value-type="float" office:value="0.01445759" calcext:value-type="float">
            <text:p>0.01445759</text:p>
          </table:table-cell>
          <table:table-cell office:value-type="float" office:value="0.01414999" calcext:value-type="float">
            <text:p>0.0141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0109" calcext:value-type="float">
            <text:p>38.80109</text:p>
          </table:table-cell>
          <table:table-cell office:value-type="float" office:value="32.09401" calcext:value-type="float">
            <text:p>32.094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2.600123" calcext:value-type="float">
            <text:p>2.600123</text:p>
          </table:table-cell>
          <table:table-cell office:value-type="float" office:value="126.7062" calcext:value-type="float">
            <text:p>126.7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97866" calcext:value-type="float">
            <text:p>9.997866</text:p>
          </table:table-cell>
          <table:table-cell office:value-type="float" office:value="0" calcext:value-type="float">
            <text:p>0</text:p>
          </table:table-cell>
          <table:table-cell office:value-type="float" office:value="0.002127224" calcext:value-type="float">
            <text:p>0.002127224</text:p>
          </table:table-cell>
          <table:table-cell office:value-type="float" office:value="0.05474965" calcext:value-type="float">
            <text:p>0.05474965</text:p>
          </table:table-cell>
          <table:table-cell office:value-type="float" office:value="1696.369" calcext:value-type="float">
            <text:p>1696.369</text:p>
          </table:table-cell>
          <table:table-cell office:value-type="float" office:value="1.657935" calcext:value-type="float">
            <text:p>1.657935</text:p>
          </table:table-cell>
          <table:table-cell office:value-type="float" office:value="0" calcext:value-type="float">
            <text:p>0</text:p>
          </table:table-cell>
          <table:table-cell office:value-type="float" office:value="3.292089" calcext:value-type="float">
            <text:p>3.292089</text:p>
          </table:table-cell>
          <table:table-cell office:value-type="float" office:value="0.688701" calcext:value-type="float">
            <text:p>0.688701</text:p>
          </table:table-cell>
          <table:table-cell office:value-type="float" office:value="0.01445403" calcext:value-type="float">
            <text:p>0.01445403</text:p>
          </table:table-cell>
          <table:table-cell office:value-type="float" office:value="0.01412674" calcext:value-type="float">
            <text:p>0.01412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6201" calcext:value-type="float">
            <text:p>38.96201</text:p>
          </table:table-cell>
          <table:table-cell office:value-type="float" office:value="32.11654" calcext:value-type="float">
            <text:p>32.116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2.581118" calcext:value-type="float">
            <text:p>2.581118</text:p>
          </table:table-cell>
          <table:table-cell office:value-type="float" office:value="126.7048" calcext:value-type="float">
            <text:p>126.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98538" calcext:value-type="float">
            <text:p>9.998538</text:p>
          </table:table-cell>
          <table:table-cell office:value-type="float" office:value="0" calcext:value-type="float">
            <text:p>0</text:p>
          </table:table-cell>
          <table:table-cell office:value-type="float" office:value="0.002134545" calcext:value-type="float">
            <text:p>0.002134545</text:p>
          </table:table-cell>
          <table:table-cell office:value-type="float" office:value="0.05482594" calcext:value-type="float">
            <text:p>0.05482594</text:p>
          </table:table-cell>
          <table:table-cell office:value-type="float" office:value="1696.386" calcext:value-type="float">
            <text:p>1696.386</text:p>
          </table:table-cell>
          <table:table-cell office:value-type="float" office:value="1.637933" calcext:value-type="float">
            <text:p>1.637933</text:p>
          </table:table-cell>
          <table:table-cell office:value-type="float" office:value="0" calcext:value-type="float">
            <text:p>0</text:p>
          </table:table-cell>
          <table:table-cell office:value-type="float" office:value="3.091577" calcext:value-type="float">
            <text:p>3.091577</text:p>
          </table:table-cell>
          <table:table-cell office:value-type="float" office:value="0.712686" calcext:value-type="float">
            <text:p>0.712686</text:p>
          </table:table-cell>
          <table:table-cell office:value-type="float" office:value="0.01444424" calcext:value-type="float">
            <text:p>0.01444424</text:p>
          </table:table-cell>
          <table:table-cell office:value-type="float" office:value="0.0141035" calcext:value-type="float">
            <text:p>0.0141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3232" calcext:value-type="float">
            <text:p>39.13232</text:p>
          </table:table-cell>
          <table:table-cell office:value-type="float" office:value="32.14846" calcext:value-type="float">
            <text:p>32.1484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2.56712" calcext:value-type="float">
            <text:p>2.56712</text:p>
          </table:table-cell>
          <table:table-cell office:value-type="float" office:value="126.7018" calcext:value-type="float">
            <text:p>126.7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99791" calcext:value-type="float">
            <text:p>9.999791</text:p>
          </table:table-cell>
          <table:table-cell office:value-type="float" office:value="0" calcext:value-type="float">
            <text:p>0</text:p>
          </table:table-cell>
          <table:table-cell office:value-type="float" office:value="0.002141516" calcext:value-type="float">
            <text:p>0.002141516</text:p>
          </table:table-cell>
          <table:table-cell office:value-type="float" office:value="0.0548935" calcext:value-type="float">
            <text:p>0.0548935</text:p>
          </table:table-cell>
          <table:table-cell office:value-type="float" office:value="1696.402" calcext:value-type="float">
            <text:p>1696.402</text:p>
          </table:table-cell>
          <table:table-cell office:value-type="float" office:value="1.628314" calcext:value-type="float">
            <text:p>1.628314</text:p>
          </table:table-cell>
          <table:table-cell office:value-type="float" office:value="0" calcext:value-type="float">
            <text:p>0</text:p>
          </table:table-cell>
          <table:table-cell office:value-type="float" office:value="2.519089" calcext:value-type="float">
            <text:p>2.519089</text:p>
          </table:table-cell>
          <table:table-cell office:value-type="float" office:value="0.7019337" calcext:value-type="float">
            <text:p>0.7019337</text:p>
          </table:table-cell>
          <table:table-cell office:value-type="float" office:value="0.01441835" calcext:value-type="float">
            <text:p>0.01441835</text:p>
          </table:table-cell>
          <table:table-cell office:value-type="float" office:value="0.01408028" calcext:value-type="float">
            <text:p>0.01408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8405" calcext:value-type="float">
            <text:p>39.28405</text:p>
          </table:table-cell>
          <table:table-cell office:value-type="float" office:value="32.18491" calcext:value-type="float">
            <text:p>32.184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2.551351" calcext:value-type="float">
            <text:p>2.551351</text:p>
          </table:table-cell>
          <table:table-cell office:value-type="float" office:value="126.7018" calcext:value-type="float">
            <text:p>126.7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336" calcext:value-type="float">
            <text:p>10.00336</text:p>
          </table:table-cell>
          <table:table-cell office:value-type="float" office:value="0" calcext:value-type="float">
            <text:p>0</text:p>
          </table:table-cell>
          <table:table-cell office:value-type="float" office:value="0.002169753" calcext:value-type="float">
            <text:p>0.002169753</text:p>
          </table:table-cell>
          <table:table-cell office:value-type="float" office:value="0.05543911" calcext:value-type="float">
            <text:p>0.05543911</text:p>
          </table:table-cell>
          <table:table-cell office:value-type="float" office:value="1696.415" calcext:value-type="float">
            <text:p>1696.415</text:p>
          </table:table-cell>
          <table:table-cell office:value-type="float" office:value="1.639539" calcext:value-type="float">
            <text:p>1.639539</text:p>
          </table:table-cell>
          <table:table-cell office:value-type="float" office:value="0" calcext:value-type="float">
            <text:p>0</text:p>
          </table:table-cell>
          <table:table-cell office:value-type="float" office:value="1.141192" calcext:value-type="float">
            <text:p>1.141192</text:p>
          </table:table-cell>
          <table:table-cell office:value-type="float" office:value="0.9300141" calcext:value-type="float">
            <text:p>0.9300141</text:p>
          </table:table-cell>
          <table:table-cell office:value-type="float" office:value="0.01464031" calcext:value-type="float">
            <text:p>0.01464031</text:p>
          </table:table-cell>
          <table:table-cell office:value-type="float" office:value="0.01405709" calcext:value-type="float">
            <text:p>0.01405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6979" calcext:value-type="float">
            <text:p>39.46979</text:p>
          </table:table-cell>
          <table:table-cell office:value-type="float" office:value="32.27642" calcext:value-type="float">
            <text:p>32.2764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2.534438" calcext:value-type="float">
            <text:p>2.534438</text:p>
          </table:table-cell>
          <table:table-cell office:value-type="float" office:value="126.7038" calcext:value-type="float">
            <text:p>126.7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483" calcext:value-type="float">
            <text:p>10.00483</text:p>
          </table:table-cell>
          <table:table-cell office:value-type="float" office:value="0" calcext:value-type="float">
            <text:p>0</text:p>
          </table:table-cell>
          <table:table-cell office:value-type="float" office:value="0.002200807" calcext:value-type="float">
            <text:p>0.002200807</text:p>
          </table:table-cell>
          <table:table-cell office:value-type="float" office:value="0.05609965" calcext:value-type="float">
            <text:p>0.05609965</text:p>
          </table:table-cell>
          <table:table-cell office:value-type="float" office:value="1696.426" calcext:value-type="float">
            <text:p>1696.426</text:p>
          </table:table-cell>
          <table:table-cell office:value-type="float" office:value="1.656523" calcext:value-type="float">
            <text:p>1.656523</text:p>
          </table:table-cell>
          <table:table-cell office:value-type="float" office:value="0" calcext:value-type="float">
            <text:p>0</text:p>
          </table:table-cell>
          <table:table-cell office:value-type="float" office:value="0.93546" calcext:value-type="float">
            <text:p>0.93546</text:p>
          </table:table-cell>
          <table:table-cell office:value-type="float" office:value="0.7059397" calcext:value-type="float">
            <text:p>0.7059397</text:p>
          </table:table-cell>
          <table:table-cell office:value-type="float" office:value="0.01453351" calcext:value-type="float">
            <text:p>0.01453351</text:p>
          </table:table-cell>
          <table:table-cell office:value-type="float" office:value="0.01403398" calcext:value-type="float">
            <text:p>0.0140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76" calcext:value-type="float">
            <text:p>39.576</text:p>
          </table:table-cell>
          <table:table-cell office:value-type="float" office:value="32.33164" calcext:value-type="float">
            <text:p>32.331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2.51644" calcext:value-type="float">
            <text:p>2.51644</text:p>
          </table:table-cell>
          <table:table-cell office:value-type="float" office:value="126.707" calcext:value-type="float">
            <text:p>126.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549" calcext:value-type="float">
            <text:p>10.00549</text:p>
          </table:table-cell>
          <table:table-cell office:value-type="float" office:value="0" calcext:value-type="float">
            <text:p>0</text:p>
          </table:table-cell>
          <table:table-cell office:value-type="float" office:value="0.002226428" calcext:value-type="float">
            <text:p>0.002226428</text:p>
          </table:table-cell>
          <table:table-cell office:value-type="float" office:value="0.0565045" calcext:value-type="float">
            <text:p>0.0565045</text:p>
          </table:table-cell>
          <table:table-cell office:value-type="float" office:value="1696.437" calcext:value-type="float">
            <text:p>1696.437</text:p>
          </table:table-cell>
          <table:table-cell office:value-type="float" office:value="1.675475" calcext:value-type="float">
            <text:p>1.675475</text:p>
          </table:table-cell>
          <table:table-cell office:value-type="float" office:value="0" calcext:value-type="float">
            <text:p>0</text:p>
          </table:table-cell>
          <table:table-cell office:value-type="float" office:value="1.126139" calcext:value-type="float">
            <text:p>1.126139</text:p>
          </table:table-cell>
          <table:table-cell office:value-type="float" office:value="0.8086647" calcext:value-type="float">
            <text:p>0.8086647</text:p>
          </table:table-cell>
          <table:table-cell office:value-type="float" office:value="0.01459381" calcext:value-type="float">
            <text:p>0.01459381</text:p>
          </table:table-cell>
          <table:table-cell office:value-type="float" office:value="0.0140109" calcext:value-type="float">
            <text:p>0.014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1036" calcext:value-type="float">
            <text:p>39.71036</text:p>
          </table:table-cell>
          <table:table-cell office:value-type="float" office:value="32.36839" calcext:value-type="float">
            <text:p>32.368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2.496195" calcext:value-type="float">
            <text:p>2.496195</text:p>
          </table:table-cell>
          <table:table-cell office:value-type="float" office:value="126.7118" calcext:value-type="float">
            <text:p>126.7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597" calcext:value-type="float">
            <text:p>10.00597</text:p>
          </table:table-cell>
          <table:table-cell office:value-type="float" office:value="0" calcext:value-type="float">
            <text:p>0</text:p>
          </table:table-cell>
          <table:table-cell office:value-type="float" office:value="0.002244238" calcext:value-type="float">
            <text:p>0.002244238</text:p>
          </table:table-cell>
          <table:table-cell office:value-type="float" office:value="0.0568234" calcext:value-type="float">
            <text:p>0.0568234</text:p>
          </table:table-cell>
          <table:table-cell office:value-type="float" office:value="1696.448" calcext:value-type="float">
            <text:p>1696.448</text:p>
          </table:table-cell>
          <table:table-cell office:value-type="float" office:value="1.69592" calcext:value-type="float">
            <text:p>1.69592</text:p>
          </table:table-cell>
          <table:table-cell office:value-type="float" office:value="0" calcext:value-type="float">
            <text:p>0</text:p>
          </table:table-cell>
          <table:table-cell office:value-type="float" office:value="1.044993" calcext:value-type="float">
            <text:p>1.044993</text:p>
          </table:table-cell>
          <table:table-cell office:value-type="float" office:value="0.7154427" calcext:value-type="float">
            <text:p>0.7154427</text:p>
          </table:table-cell>
          <table:table-cell office:value-type="float" office:value="0.01453897" calcext:value-type="float">
            <text:p>0.01453897</text:p>
          </table:table-cell>
          <table:table-cell office:value-type="float" office:value="0.01398784" calcext:value-type="float">
            <text:p>0.0139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37" calcext:value-type="float">
            <text:p>39.837</text:p>
          </table:table-cell>
          <table:table-cell office:value-type="float" office:value="32.40503" calcext:value-type="float">
            <text:p>32.4050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2.47401" calcext:value-type="float">
            <text:p>2.47401</text:p>
          </table:table-cell>
          <table:table-cell office:value-type="float" office:value="126.7167" calcext:value-type="float">
            <text:p>126.7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658" calcext:value-type="float">
            <text:p>10.00658</text:p>
          </table:table-cell>
          <table:table-cell office:value-type="float" office:value="0" calcext:value-type="float">
            <text:p>0</text:p>
          </table:table-cell>
          <table:table-cell office:value-type="float" office:value="0.002253769" calcext:value-type="float">
            <text:p>0.002253769</text:p>
          </table:table-cell>
          <table:table-cell office:value-type="float" office:value="0.0569455" calcext:value-type="float">
            <text:p>0.0569455</text:p>
          </table:table-cell>
          <table:table-cell office:value-type="float" office:value="1696.46" calcext:value-type="float">
            <text:p>1696.46</text:p>
          </table:table-cell>
          <table:table-cell office:value-type="float" office:value="1.707234" calcext:value-type="float">
            <text:p>1.707234</text:p>
          </table:table-cell>
          <table:table-cell office:value-type="float" office:value="0" calcext:value-type="float">
            <text:p>0</text:p>
          </table:table-cell>
          <table:table-cell office:value-type="float" office:value="1.29769" calcext:value-type="float">
            <text:p>1.29769</text:p>
          </table:table-cell>
          <table:table-cell office:value-type="float" office:value="0.7311303" calcext:value-type="float">
            <text:p>0.7311303</text:p>
          </table:table-cell>
          <table:table-cell office:value-type="float" office:value="0.01451381" calcext:value-type="float">
            <text:p>0.01451381</text:p>
          </table:table-cell>
          <table:table-cell office:value-type="float" office:value="0.01396479" calcext:value-type="float">
            <text:p>0.01396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8098" calcext:value-type="float">
            <text:p>39.98098</text:p>
          </table:table-cell>
          <table:table-cell office:value-type="float" office:value="32.43299" calcext:value-type="float">
            <text:p>32.4329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2.4504" calcext:value-type="float">
            <text:p>2.4504</text:p>
          </table:table-cell>
          <table:table-cell office:value-type="float" office:value="126.7191" calcext:value-type="float">
            <text:p>126.7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741" calcext:value-type="float">
            <text:p>10.00741</text:p>
          </table:table-cell>
          <table:table-cell office:value-type="float" office:value="0" calcext:value-type="float">
            <text:p>0</text:p>
          </table:table-cell>
          <table:table-cell office:value-type="float" office:value="0.002259206" calcext:value-type="float">
            <text:p>0.002259206</text:p>
          </table:table-cell>
          <table:table-cell office:value-type="float" office:value="0.05698396" calcext:value-type="float">
            <text:p>0.05698396</text:p>
          </table:table-cell>
          <table:table-cell office:value-type="float" office:value="1696.474" calcext:value-type="float">
            <text:p>1696.474</text:p>
          </table:table-cell>
          <table:table-cell office:value-type="float" office:value="1.699682" calcext:value-type="float">
            <text:p>1.699682</text:p>
          </table:table-cell>
          <table:table-cell office:value-type="float" office:value="0" calcext:value-type="float">
            <text:p>0</text:p>
          </table:table-cell>
          <table:table-cell office:value-type="float" office:value="2.281435" calcext:value-type="float">
            <text:p>2.281435</text:p>
          </table:table-cell>
          <table:table-cell office:value-type="float" office:value="0.700876" calcext:value-type="float">
            <text:p>0.700876</text:p>
          </table:table-cell>
          <table:table-cell office:value-type="float" office:value="0.01440878" calcext:value-type="float">
            <text:p>0.01440878</text:p>
          </table:table-cell>
          <table:table-cell office:value-type="float" office:value="0.01394183" calcext:value-type="float">
            <text:p>0.01394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3008" calcext:value-type="float">
            <text:p>40.13008</text:p>
          </table:table-cell>
          <table:table-cell office:value-type="float" office:value="32.45763" calcext:value-type="float">
            <text:p>32.457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2.413266" calcext:value-type="float">
            <text:p>2.413266</text:p>
          </table:table-cell>
          <table:table-cell office:value-type="float" office:value="126.7216" calcext:value-type="float">
            <text:p>126.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" calcext:value-type="float">
            <text:p>0</text:p>
          </table:table-cell>
          <table:table-cell office:value-type="float" office:value="0.002263866" calcext:value-type="float">
            <text:p>0.002263866</text:p>
          </table:table-cell>
          <table:table-cell office:value-type="float" office:value="0.05700541" calcext:value-type="float">
            <text:p>0.05700541</text:p>
          </table:table-cell>
          <table:table-cell office:value-type="float" office:value="1696.494" calcext:value-type="float">
            <text:p>1696.494</text:p>
          </table:table-cell>
          <table:table-cell office:value-type="float" office:value="1.650336" calcext:value-type="float">
            <text:p>1.650336</text:p>
          </table:table-cell>
          <table:table-cell office:value-type="float" office:value="0" calcext:value-type="float">
            <text:p>0</text:p>
          </table:table-cell>
          <table:table-cell office:value-type="float" office:value="3.917607" calcext:value-type="float">
            <text:p>3.917607</text:p>
          </table:table-cell>
          <table:table-cell office:value-type="float" office:value="0.7828129" calcext:value-type="float">
            <text:p>0.7828129</text:p>
          </table:table-cell>
          <table:table-cell office:value-type="float" office:value="0.01438696" calcext:value-type="float">
            <text:p>0.01438696</text:p>
          </table:table-cell>
          <table:table-cell office:value-type="float" office:value="0.0139189" calcext:value-type="float">
            <text:p>0.0139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3168" calcext:value-type="float">
            <text:p>40.33168</text:p>
          </table:table-cell>
          <table:table-cell office:value-type="float" office:value="32.48944" calcext:value-type="float">
            <text:p>32.489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2.399286" calcext:value-type="float">
            <text:p>2.399286</text:p>
          </table:table-cell>
          <table:table-cell office:value-type="float" office:value="126.7185" calcext:value-type="float">
            <text:p>126.7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1189" calcext:value-type="float">
            <text:p>10.01189</text:p>
          </table:table-cell>
          <table:table-cell office:value-type="float" office:value="0" calcext:value-type="float">
            <text:p>0</text:p>
          </table:table-cell>
          <table:table-cell office:value-type="float" office:value="0.002268366" calcext:value-type="float">
            <text:p>0.002268366</text:p>
          </table:table-cell>
          <table:table-cell office:value-type="float" office:value="0.05702072" calcext:value-type="float">
            <text:p>0.05702072</text:p>
          </table:table-cell>
          <table:table-cell office:value-type="float" office:value="1696.513" calcext:value-type="float">
            <text:p>1696.513</text:p>
          </table:table-cell>
          <table:table-cell office:value-type="float" office:value="1.639632" calcext:value-type="float">
            <text:p>1.639632</text:p>
          </table:table-cell>
          <table:table-cell office:value-type="float" office:value="0" calcext:value-type="float">
            <text:p>0</text:p>
          </table:table-cell>
          <table:table-cell office:value-type="float" office:value="2.594715" calcext:value-type="float">
            <text:p>2.594715</text:p>
          </table:table-cell>
          <table:table-cell office:value-type="float" office:value="0.7063529" calcext:value-type="float">
            <text:p>0.7063529</text:p>
          </table:table-cell>
          <table:table-cell office:value-type="float" office:value="0.01435121" calcext:value-type="float">
            <text:p>0.01435121</text:p>
          </table:table-cell>
          <table:table-cell office:value-type="float" office:value="0.01389601" calcext:value-type="float">
            <text:p>0.01389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1542" calcext:value-type="float">
            <text:p>40.51542</text:p>
          </table:table-cell>
          <table:table-cell office:value-type="float" office:value="32.52551" calcext:value-type="float">
            <text:p>32.525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2.383361" calcext:value-type="float">
            <text:p>2.383361</text:p>
          </table:table-cell>
          <table:table-cell office:value-type="float" office:value="126.7166" calcext:value-type="float">
            <text:p>126.7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1326" calcext:value-type="float">
            <text:p>10.01326</text:p>
          </table:table-cell>
          <table:table-cell office:value-type="float" office:value="0" calcext:value-type="float">
            <text:p>0</text:p>
          </table:table-cell>
          <table:table-cell office:value-type="float" office:value="0.00227273" calcext:value-type="float">
            <text:p>0.00227273</text:p>
          </table:table-cell>
          <table:table-cell office:value-type="float" office:value="0.05703039" calcext:value-type="float">
            <text:p>0.05703039</text:p>
          </table:table-cell>
          <table:table-cell office:value-type="float" office:value="1696.528" calcext:value-type="float">
            <text:p>1696.528</text:p>
          </table:table-cell>
          <table:table-cell office:value-type="float" office:value="1.6278" calcext:value-type="float">
            <text:p>1.6278</text:p>
          </table:table-cell>
          <table:table-cell office:value-type="float" office:value="0" calcext:value-type="float">
            <text:p>0</text:p>
          </table:table-cell>
          <table:table-cell office:value-type="float" office:value="1.737774" calcext:value-type="float">
            <text:p>1.737774</text:p>
          </table:table-cell>
          <table:table-cell office:value-type="float" office:value="0.6807863" calcext:value-type="float">
            <text:p>0.6807863</text:p>
          </table:table-cell>
          <table:table-cell office:value-type="float" office:value="0.01434679" calcext:value-type="float">
            <text:p>0.01434679</text:p>
          </table:table-cell>
          <table:table-cell office:value-type="float" office:value="0.01387313" calcext:value-type="float">
            <text:p>0.01387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64" calcext:value-type="float">
            <text:p>40.664</text:p>
          </table:table-cell>
          <table:table-cell office:value-type="float" office:value="32.55313" calcext:value-type="float">
            <text:p>32.553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2.365241" calcext:value-type="float">
            <text:p>2.365241</text:p>
          </table:table-cell>
          <table:table-cell office:value-type="float" office:value="126.7152" calcext:value-type="float">
            <text:p>126.7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1454" calcext:value-type="float">
            <text:p>10.01454</text:p>
          </table:table-cell>
          <table:table-cell office:value-type="float" office:value="0" calcext:value-type="float">
            <text:p>0</text:p>
          </table:table-cell>
          <table:table-cell office:value-type="float" office:value="0.002277047" calcext:value-type="float">
            <text:p>0.002277047</text:p>
          </table:table-cell>
          <table:table-cell office:value-type="float" office:value="0.05703871" calcext:value-type="float">
            <text:p>0.05703871</text:p>
          </table:table-cell>
          <table:table-cell office:value-type="float" office:value="1696.543" calcext:value-type="float">
            <text:p>1696.543</text:p>
          </table:table-cell>
          <table:table-cell office:value-type="float" office:value="1.616168" calcext:value-type="float">
            <text:p>1.616168</text:p>
          </table:table-cell>
          <table:table-cell office:value-type="float" office:value="0" calcext:value-type="float">
            <text:p>0</text:p>
          </table:table-cell>
          <table:table-cell office:value-type="float" office:value="2.759166" calcext:value-type="float">
            <text:p>2.759166</text:p>
          </table:table-cell>
          <table:table-cell office:value-type="float" office:value="0.6761041" calcext:value-type="float">
            <text:p>0.6761041</text:p>
          </table:table-cell>
          <table:table-cell office:value-type="float" office:value="0.01428166" calcext:value-type="float">
            <text:p>0.01428166</text:p>
          </table:table-cell>
          <table:table-cell office:value-type="float" office:value="0.0138503" calcext:value-type="float">
            <text:p>0.0138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1088" calcext:value-type="float">
            <text:p>40.81088</text:p>
          </table:table-cell>
          <table:table-cell office:value-type="float" office:value="32.57937" calcext:value-type="float">
            <text:p>32.579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2.348177" calcext:value-type="float">
            <text:p>2.348177</text:p>
          </table:table-cell>
          <table:table-cell office:value-type="float" office:value="126.7116" calcext:value-type="float">
            <text:p>126.7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162" calcext:value-type="float">
            <text:p>10.0162</text:p>
          </table:table-cell>
          <table:table-cell office:value-type="float" office:value="0" calcext:value-type="float">
            <text:p>0</text:p>
          </table:table-cell>
          <table:table-cell office:value-type="float" office:value="0.002281308" calcext:value-type="float">
            <text:p>0.002281308</text:p>
          </table:table-cell>
          <table:table-cell office:value-type="float" office:value="0.05704368" calcext:value-type="float">
            <text:p>0.05704368</text:p>
          </table:table-cell>
          <table:table-cell office:value-type="float" office:value="1696.558" calcext:value-type="float">
            <text:p>1696.558</text:p>
          </table:table-cell>
          <table:table-cell office:value-type="float" office:value="1.599866" calcext:value-type="float">
            <text:p>1.599866</text:p>
          </table:table-cell>
          <table:table-cell office:value-type="float" office:value="0" calcext:value-type="float">
            <text:p>0</text:p>
          </table:table-cell>
          <table:table-cell office:value-type="float" office:value="2.587583" calcext:value-type="float">
            <text:p>2.587583</text:p>
          </table:table-cell>
          <table:table-cell office:value-type="float" office:value="0.7027288" calcext:value-type="float">
            <text:p>0.7027288</text:p>
          </table:table-cell>
          <table:table-cell office:value-type="float" office:value="0.01418539" calcext:value-type="float">
            <text:p>0.01418539</text:p>
          </table:table-cell>
          <table:table-cell office:value-type="float" office:value="0.01382753" calcext:value-type="float">
            <text:p>0.01382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4124" calcext:value-type="float">
            <text:p>40.94124</text:p>
          </table:table-cell>
          <table:table-cell office:value-type="float" office:value="32.61241" calcext:value-type="float">
            <text:p>32.612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2.335728" calcext:value-type="float">
            <text:p>2.335728</text:p>
          </table:table-cell>
          <table:table-cell office:value-type="float" office:value="126.7062" calcext:value-type="float">
            <text:p>126.7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1849" calcext:value-type="float">
            <text:p>10.01849</text:p>
          </table:table-cell>
          <table:table-cell office:value-type="float" office:value="0" calcext:value-type="float">
            <text:p>0</text:p>
          </table:table-cell>
          <table:table-cell office:value-type="float" office:value="0.002285529" calcext:value-type="float">
            <text:p>0.002285529</text:p>
          </table:table-cell>
          <table:table-cell office:value-type="float" office:value="0.05704762" calcext:value-type="float">
            <text:p>0.05704762</text:p>
          </table:table-cell>
          <table:table-cell office:value-type="float" office:value="1696.572" calcext:value-type="float">
            <text:p>1696.572</text:p>
          </table:table-cell>
          <table:table-cell office:value-type="float" office:value="1.592533" calcext:value-type="float">
            <text:p>1.592533</text:p>
          </table:table-cell>
          <table:table-cell office:value-type="float" office:value="0" calcext:value-type="float">
            <text:p>0</text:p>
          </table:table-cell>
          <table:table-cell office:value-type="float" office:value="2.147298" calcext:value-type="float">
            <text:p>2.147298</text:p>
          </table:table-cell>
          <table:table-cell office:value-type="float" office:value="0.692782" calcext:value-type="float">
            <text:p>0.692782</text:p>
          </table:table-cell>
          <table:table-cell office:value-type="float" office:value="0.0141059" calcext:value-type="float">
            <text:p>0.0141059</text:p>
          </table:table-cell>
          <table:table-cell office:value-type="float" office:value="0.01380479" calcext:value-type="float">
            <text:p>0.0138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5542" calcext:value-type="float">
            <text:p>41.05542</text:p>
          </table:table-cell>
          <table:table-cell office:value-type="float" office:value="32.65043" calcext:value-type="float">
            <text:p>32.650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2.324684" calcext:value-type="float">
            <text:p>2.324684</text:p>
          </table:table-cell>
          <table:table-cell office:value-type="float" office:value="126.7" calcext:value-type="float">
            <text:p>12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2097" calcext:value-type="float">
            <text:p>10.02097</text:p>
          </table:table-cell>
          <table:table-cell office:value-type="float" office:value="0" calcext:value-type="float">
            <text:p>0</text:p>
          </table:table-cell>
          <table:table-cell office:value-type="float" office:value="0.002289718" calcext:value-type="float">
            <text:p>0.002289718</text:p>
          </table:table-cell>
          <table:table-cell office:value-type="float" office:value="0.0570507" calcext:value-type="float">
            <text:p>0.0570507</text:p>
          </table:table-cell>
          <table:table-cell office:value-type="float" office:value="1696.585" calcext:value-type="float">
            <text:p>1696.585</text:p>
          </table:table-cell>
          <table:table-cell office:value-type="float" office:value="1.588279" calcext:value-type="float">
            <text:p>1.588279</text:p>
          </table:table-cell>
          <table:table-cell office:value-type="float" office:value="0" calcext:value-type="float">
            <text:p>0</text:p>
          </table:table-cell>
          <table:table-cell office:value-type="float" office:value="1.799955" calcext:value-type="float">
            <text:p>1.799955</text:p>
          </table:table-cell>
          <table:table-cell office:value-type="float" office:value="0.6913199" calcext:value-type="float">
            <text:p>0.6913199</text:p>
          </table:table-cell>
          <table:table-cell office:value-type="float" office:value="0.01404039" calcext:value-type="float">
            <text:p>0.01404039</text:p>
          </table:table-cell>
          <table:table-cell office:value-type="float" office:value="0.01378208" calcext:value-type="float">
            <text:p>0.01378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4597" calcext:value-type="float">
            <text:p>41.14597</text:p>
          </table:table-cell>
          <table:table-cell office:value-type="float" office:value="32.68898" calcext:value-type="float">
            <text:p>32.688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2.313823" calcext:value-type="float">
            <text:p>2.313823</text:p>
          </table:table-cell>
          <table:table-cell office:value-type="float" office:value="126.6926" calcext:value-type="float">
            <text:p>126.6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2421" calcext:value-type="float">
            <text:p>10.02421</text:p>
          </table:table-cell>
          <table:table-cell office:value-type="float" office:value="0" calcext:value-type="float">
            <text:p>0</text:p>
          </table:table-cell>
          <table:table-cell office:value-type="float" office:value="0.002293882" calcext:value-type="float">
            <text:p>0.002293882</text:p>
          </table:table-cell>
          <table:table-cell office:value-type="float" office:value="0.0570535" calcext:value-type="float">
            <text:p>0.0570535</text:p>
          </table:table-cell>
          <table:table-cell office:value-type="float" office:value="1696.597" calcext:value-type="float">
            <text:p>1696.597</text:p>
          </table:table-cell>
          <table:table-cell office:value-type="float" office:value="1.586168" calcext:value-type="float">
            <text:p>1.586168</text:p>
          </table:table-cell>
          <table:table-cell office:value-type="float" office:value="0" calcext:value-type="float">
            <text:p>0</text:p>
          </table:table-cell>
          <table:table-cell office:value-type="float" office:value="1.538511" calcext:value-type="float">
            <text:p>1.538511</text:p>
          </table:table-cell>
          <table:table-cell office:value-type="float" office:value="0.7002106" calcext:value-type="float">
            <text:p>0.7002106</text:p>
          </table:table-cell>
          <table:table-cell office:value-type="float" office:value="0.01398278" calcext:value-type="float">
            <text:p>0.01398278</text:p>
          </table:table-cell>
          <table:table-cell office:value-type="float" office:value="0.0137594" calcext:value-type="float">
            <text:p>0.0137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2395" calcext:value-type="float">
            <text:p>41.22395</text:p>
          </table:table-cell>
          <table:table-cell office:value-type="float" office:value="32.73221" calcext:value-type="float">
            <text:p>32.732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2.300885" calcext:value-type="float">
            <text:p>2.300885</text:p>
          </table:table-cell>
          <table:table-cell office:value-type="float" office:value="126.6859" calcext:value-type="float">
            <text:p>126.6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2922" calcext:value-type="float">
            <text:p>10.02922</text:p>
          </table:table-cell>
          <table:table-cell office:value-type="float" office:value="0" calcext:value-type="float">
            <text:p>0</text:p>
          </table:table-cell>
          <table:table-cell office:value-type="float" office:value="0.00229803" calcext:value-type="float">
            <text:p>0.00229803</text:p>
          </table:table-cell>
          <table:table-cell office:value-type="float" office:value="0.05705583" calcext:value-type="float">
            <text:p>0.05705583</text:p>
          </table:table-cell>
          <table:table-cell office:value-type="float" office:value="1696.607" calcext:value-type="float">
            <text:p>1696.607</text:p>
          </table:table-cell>
          <table:table-cell office:value-type="float" office:value="1.583816" calcext:value-type="float">
            <text:p>1.583816</text:p>
          </table:table-cell>
          <table:table-cell office:value-type="float" office:value="0" calcext:value-type="float">
            <text:p>0</text:p>
          </table:table-cell>
          <table:table-cell office:value-type="float" office:value="1.800575" calcext:value-type="float">
            <text:p>1.800575</text:p>
          </table:table-cell>
          <table:table-cell office:value-type="float" office:value="0.8819313" calcext:value-type="float">
            <text:p>0.8819313</text:p>
          </table:table-cell>
          <table:table-cell office:value-type="float" office:value="0.01403527" calcext:value-type="float">
            <text:p>0.01403527</text:p>
          </table:table-cell>
          <table:table-cell office:value-type="float" office:value="0.01373675" calcext:value-type="float">
            <text:p>0.01373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1984" calcext:value-type="float">
            <text:p>38.41984</text:p>
          </table:table-cell>
          <table:table-cell office:value-type="float" office:value="34.14299" calcext:value-type="float">
            <text:p>34.142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2.285804" calcext:value-type="float">
            <text:p>2.285804</text:p>
          </table:table-cell>
          <table:table-cell office:value-type="float" office:value="126.6794" calcext:value-type="float">
            <text:p>126.67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26381" calcext:value-type="float">
            <text:p>10.26381</text:p>
          </table:table-cell>
          <table:table-cell office:value-type="float" office:value="0" calcext:value-type="float">
            <text:p>0</text:p>
          </table:table-cell>
          <table:table-cell office:value-type="float" office:value="0.002302165" calcext:value-type="float">
            <text:p>0.002302165</text:p>
          </table:table-cell>
          <table:table-cell office:value-type="float" office:value="0.05705723" calcext:value-type="float">
            <text:p>0.05705723</text:p>
          </table:table-cell>
          <table:table-cell office:value-type="float" office:value="1700.743" calcext:value-type="float">
            <text:p>1700.743</text:p>
          </table:table-cell>
          <table:table-cell office:value-type="float" office:value="1.580597" calcext:value-type="float">
            <text:p>1.580597</text:p>
          </table:table-cell>
          <table:table-cell office:value-type="float" office:value="0" calcext:value-type="float">
            <text:p>0</text:p>
          </table:table-cell>
          <table:table-cell office:value-type="float" office:value="1.798946" calcext:value-type="float">
            <text:p>1.798946</text:p>
          </table:table-cell>
          <table:table-cell office:value-type="float" office:value="1.320861" calcext:value-type="float">
            <text:p>1.320861</text:p>
          </table:table-cell>
          <table:table-cell office:value-type="float" office:value="0.01372803" calcext:value-type="float">
            <text:p>0.01372803</text:p>
          </table:table-cell>
          <table:table-cell office:value-type="float" office:value="0.01371416" calcext:value-type="float">
            <text:p>0.0137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2278" calcext:value-type="float">
            <text:p>38.52278</text:p>
          </table:table-cell>
          <table:table-cell office:value-type="float" office:value="34.25183" calcext:value-type="float">
            <text:p>34.251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2.272335" calcext:value-type="float">
            <text:p>2.272335</text:p>
          </table:table-cell>
          <table:table-cell office:value-type="float" office:value="126.6725" calcext:value-type="float">
            <text:p>126.67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3207" calcext:value-type="float">
            <text:p>10.3207</text:p>
          </table:table-cell>
          <table:table-cell office:value-type="float" office:value="0" calcext:value-type="float">
            <text:p>0</text:p>
          </table:table-cell>
          <table:table-cell office:value-type="float" office:value="0.002306313" calcext:value-type="float">
            <text:p>0.002306313</text:p>
          </table:table-cell>
          <table:table-cell office:value-type="float" office:value="0.05705788" calcext:value-type="float">
            <text:p>0.05705788</text:p>
          </table:table-cell>
          <table:table-cell office:value-type="float" office:value="1699.667" calcext:value-type="float">
            <text:p>1699.667</text:p>
          </table:table-cell>
          <table:table-cell office:value-type="float" office:value="1.579293" calcext:value-type="float">
            <text:p>1.579293</text:p>
          </table:table-cell>
          <table:table-cell office:value-type="float" office:value="0" calcext:value-type="float">
            <text:p>0</text:p>
          </table:table-cell>
          <table:table-cell office:value-type="float" office:value="1.487477" calcext:value-type="float">
            <text:p>1.487477</text:p>
          </table:table-cell>
          <table:table-cell office:value-type="float" office:value="2.600353" calcext:value-type="float">
            <text:p>2.600353</text:p>
          </table:table-cell>
          <table:table-cell office:value-type="float" office:value="0.01372837" calcext:value-type="float">
            <text:p>0.01372837</text:p>
          </table:table-cell>
          <table:table-cell office:value-type="float" office:value="0.01369159" calcext:value-type="float">
            <text:p>0.0136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0027" calcext:value-type="float">
            <text:p>38.60027</text:p>
          </table:table-cell>
          <table:table-cell office:value-type="float" office:value="34.62339" calcext:value-type="float">
            <text:p>34.623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2.260228" calcext:value-type="float">
            <text:p>2.260228</text:p>
          </table:table-cell>
          <table:table-cell office:value-type="float" office:value="126.6659" calcext:value-type="float">
            <text:p>126.66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3824" calcext:value-type="float">
            <text:p>10.3824</text:p>
          </table:table-cell>
          <table:table-cell office:value-type="float" office:value="0" calcext:value-type="float">
            <text:p>0</text:p>
          </table:table-cell>
          <table:table-cell office:value-type="float" office:value="0.00231045" calcext:value-type="float">
            <text:p>0.00231045</text:p>
          </table:table-cell>
          <table:table-cell office:value-type="float" office:value="0.05705804" calcext:value-type="float">
            <text:p>0.05705804</text:p>
          </table:table-cell>
          <table:table-cell office:value-type="float" office:value="1699.58" calcext:value-type="float">
            <text:p>1699.58</text:p>
          </table:table-cell>
          <table:table-cell office:value-type="float" office:value="1.578695" calcext:value-type="float">
            <text:p>1.578695</text:p>
          </table:table-cell>
          <table:table-cell office:value-type="float" office:value="0" calcext:value-type="float">
            <text:p>0</text:p>
          </table:table-cell>
          <table:table-cell office:value-type="float" office:value="1.223148" calcext:value-type="float">
            <text:p>1.223148</text:p>
          </table:table-cell>
          <table:table-cell office:value-type="float" office:value="3.183362" calcext:value-type="float">
            <text:p>3.183362</text:p>
          </table:table-cell>
          <table:table-cell office:value-type="float" office:value="0.01374358" calcext:value-type="float">
            <text:p>0.01374358</text:p>
          </table:table-cell>
          <table:table-cell office:value-type="float" office:value="0.01366905" calcext:value-type="float">
            <text:p>0.01366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6153" calcext:value-type="float">
            <text:p>38.66153</text:p>
          </table:table-cell>
          <table:table-cell office:value-type="float" office:value="35.28794" calcext:value-type="float">
            <text:p>35.287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2.247616" calcext:value-type="float">
            <text:p>2.247616</text:p>
          </table:table-cell>
          <table:table-cell office:value-type="float" office:value="126.659" calcext:value-type="float">
            <text:p>126.6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44525" calcext:value-type="float">
            <text:p>10.44525</text:p>
          </table:table-cell>
          <table:table-cell office:value-type="float" office:value="0" calcext:value-type="float">
            <text:p>0</text:p>
          </table:table-cell>
          <table:table-cell office:value-type="float" office:value="0.002314563" calcext:value-type="float">
            <text:p>0.002314563</text:p>
          </table:table-cell>
          <table:table-cell office:value-type="float" office:value="0.0570572" calcext:value-type="float">
            <text:p>0.0570572</text:p>
          </table:table-cell>
          <table:table-cell office:value-type="float" office:value="1700.17" calcext:value-type="float">
            <text:p>1700.17</text:p>
          </table:table-cell>
          <table:table-cell office:value-type="float" office:value="1.576899" calcext:value-type="float">
            <text:p>1.576899</text:p>
          </table:table-cell>
          <table:table-cell office:value-type="float" office:value="0" calcext:value-type="float">
            <text:p>0</text:p>
          </table:table-cell>
          <table:table-cell office:value-type="float" office:value="1.215766" calcext:value-type="float">
            <text:p>1.215766</text:p>
          </table:table-cell>
          <table:table-cell office:value-type="float" office:value="2.695452" calcext:value-type="float">
            <text:p>2.695452</text:p>
          </table:table-cell>
          <table:table-cell office:value-type="float" office:value="0.01376084" calcext:value-type="float">
            <text:p>0.01376084</text:p>
          </table:table-cell>
          <table:table-cell office:value-type="float" office:value="0.01364656" calcext:value-type="float">
            <text:p>0.01364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194" calcext:value-type="float">
            <text:p>38.7194</text:p>
          </table:table-cell>
          <table:table-cell office:value-type="float" office:value="35.94553" calcext:value-type="float">
            <text:p>35.945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2.237131" calcext:value-type="float">
            <text:p>2.237131</text:p>
          </table:table-cell>
          <table:table-cell office:value-type="float" office:value="126.6528" calcext:value-type="float">
            <text:p>126.65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50404" calcext:value-type="float">
            <text:p>10.50404</text:p>
          </table:table-cell>
          <table:table-cell office:value-type="float" office:value="0" calcext:value-type="float">
            <text:p>0</text:p>
          </table:table-cell>
          <table:table-cell office:value-type="float" office:value="0.002318675" calcext:value-type="float">
            <text:p>0.002318675</text:p>
          </table:table-cell>
          <table:table-cell office:value-type="float" office:value="0.05705586" calcext:value-type="float">
            <text:p>0.05705586</text:p>
          </table:table-cell>
          <table:table-cell office:value-type="float" office:value="1700.634" calcext:value-type="float">
            <text:p>1700.634</text:p>
          </table:table-cell>
          <table:table-cell office:value-type="float" office:value="1.576134" calcext:value-type="float">
            <text:p>1.576134</text:p>
          </table:table-cell>
          <table:table-cell office:value-type="float" office:value="0" calcext:value-type="float">
            <text:p>0</text:p>
          </table:table-cell>
          <table:table-cell office:value-type="float" office:value="0.9052714" calcext:value-type="float">
            <text:p>0.9052714</text:p>
          </table:table-cell>
          <table:table-cell office:value-type="float" office:value="1.825422" calcext:value-type="float">
            <text:p>1.825422</text:p>
          </table:table-cell>
          <table:table-cell office:value-type="float" office:value="0.0137705" calcext:value-type="float">
            <text:p>0.0137705</text:p>
          </table:table-cell>
          <table:table-cell office:value-type="float" office:value="0.01362412" calcext:value-type="float">
            <text:p>0.01362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6028" calcext:value-type="float">
            <text:p>38.76028</text:p>
          </table:table-cell>
          <table:table-cell office:value-type="float" office:value="36.40441" calcext:value-type="float">
            <text:p>36.404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2.227542" calcext:value-type="float">
            <text:p>2.227542</text:p>
          </table:table-cell>
          <table:table-cell office:value-type="float" office:value="126.6474" calcext:value-type="float">
            <text:p>126.64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55868" calcext:value-type="float">
            <text:p>10.55868</text:p>
          </table:table-cell>
          <table:table-cell office:value-type="float" office:value="0" calcext:value-type="float">
            <text:p>0</text:p>
          </table:table-cell>
          <table:table-cell office:value-type="float" office:value="0.002322774" calcext:value-type="float">
            <text:p>0.002322774</text:p>
          </table:table-cell>
          <table:table-cell office:value-type="float" office:value="0.0570545" calcext:value-type="float">
            <text:p>0.0570545</text:p>
          </table:table-cell>
          <table:table-cell office:value-type="float" office:value="1700.896" calcext:value-type="float">
            <text:p>1700.896</text:p>
          </table:table-cell>
          <table:table-cell office:value-type="float" office:value="1.574184" calcext:value-type="float">
            <text:p>1.574184</text:p>
          </table:table-cell>
          <table:table-cell office:value-type="float" office:value="0" calcext:value-type="float">
            <text:p>0</text:p>
          </table:table-cell>
          <table:table-cell office:value-type="float" office:value="0.8397706" calcext:value-type="float">
            <text:p>0.8397706</text:p>
          </table:table-cell>
          <table:table-cell office:value-type="float" office:value="1.304704" calcext:value-type="float">
            <text:p>1.304704</text:p>
          </table:table-cell>
          <table:table-cell office:value-type="float" office:value="0.0137698" calcext:value-type="float">
            <text:p>0.0137698</text:p>
          </table:table-cell>
          <table:table-cell office:value-type="float" office:value="0.01360171" calcext:value-type="float">
            <text:p>0.01360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8907" calcext:value-type="float">
            <text:p>38.78907</text:p>
          </table:table-cell>
          <table:table-cell office:value-type="float" office:value="36.66671" calcext:value-type="float">
            <text:p>36.6667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2.217233" calcext:value-type="float">
            <text:p>2.217233</text:p>
          </table:table-cell>
          <table:table-cell office:value-type="float" office:value="126.6413" calcext:value-type="float">
            <text:p>126.64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0784" calcext:value-type="float">
            <text:p>10.60784</text:p>
          </table:table-cell>
          <table:table-cell office:value-type="float" office:value="0" calcext:value-type="float">
            <text:p>0</text:p>
          </table:table-cell>
          <table:table-cell office:value-type="float" office:value="0.002326844" calcext:value-type="float">
            <text:p>0.002326844</text:p>
          </table:table-cell>
          <table:table-cell office:value-type="float" office:value="0.05705286" calcext:value-type="float">
            <text:p>0.05705286</text:p>
          </table:table-cell>
          <table:table-cell office:value-type="float" office:value="1701.02" calcext:value-type="float">
            <text:p>1701.02</text:p>
          </table:table-cell>
          <table:table-cell office:value-type="float" office:value="1.571885" calcext:value-type="float">
            <text:p>1.571885</text:p>
          </table:table-cell>
          <table:table-cell office:value-type="float" office:value="0" calcext:value-type="float">
            <text:p>0</text:p>
          </table:table-cell>
          <table:table-cell office:value-type="float" office:value="0.8559251" calcext:value-type="float">
            <text:p>0.8559251</text:p>
          </table:table-cell>
          <table:table-cell office:value-type="float" office:value="1.052918" calcext:value-type="float">
            <text:p>1.052918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01357932" calcext:value-type="float">
            <text:p>0.01357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1609" calcext:value-type="float">
            <text:p>38.81609</text:p>
          </table:table-cell>
          <table:table-cell office:value-type="float" office:value="36.82602" calcext:value-type="float">
            <text:p>36.826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2.206212" calcext:value-type="float">
            <text:p>2.206212</text:p>
          </table:table-cell>
          <table:table-cell office:value-type="float" office:value="126.6346" calcext:value-type="float">
            <text:p>126.63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3932" calcext:value-type="float">
            <text:p>10.63932</text:p>
          </table:table-cell>
          <table:table-cell office:value-type="float" office:value="0" calcext:value-type="float">
            <text:p>0</text:p>
          </table:table-cell>
          <table:table-cell office:value-type="float" office:value="0.002330912" calcext:value-type="float">
            <text:p>0.002330912</text:p>
          </table:table-cell>
          <table:table-cell office:value-type="float" office:value="0.05705106" calcext:value-type="float">
            <text:p>0.05705106</text:p>
          </table:table-cell>
          <table:table-cell office:value-type="float" office:value="1701.072" calcext:value-type="float">
            <text:p>1701.072</text:p>
          </table:table-cell>
          <table:table-cell office:value-type="float" office:value="1.569549" calcext:value-type="float">
            <text:p>1.569549</text:p>
          </table:table-cell>
          <table:table-cell office:value-type="float" office:value="0" calcext:value-type="float">
            <text:p>0</text:p>
          </table:table-cell>
          <table:table-cell office:value-type="float" office:value="0.8221674" calcext:value-type="float">
            <text:p>0.8221674</text:p>
          </table:table-cell>
          <table:table-cell office:value-type="float" office:value="0.9407025" calcext:value-type="float">
            <text:p>0.9407025</text:p>
          </table:table-cell>
          <table:table-cell office:value-type="float" office:value="0.01374784" calcext:value-type="float">
            <text:p>0.01374784</text:p>
          </table:table-cell>
          <table:table-cell office:value-type="float" office:value="0.01355697" calcext:value-type="float">
            <text:p>0.01355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4177" calcext:value-type="float">
            <text:p>38.84177</text:p>
          </table:table-cell>
          <table:table-cell office:value-type="float" office:value="36.93666" calcext:value-type="float">
            <text:p>36.9366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2.194831" calcext:value-type="float">
            <text:p>2.194831</text:p>
          </table:table-cell>
          <table:table-cell office:value-type="float" office:value="126.6273" calcext:value-type="float">
            <text:p>126.62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5269" calcext:value-type="float">
            <text:p>10.65269</text:p>
          </table:table-cell>
          <table:table-cell office:value-type="float" office:value="0" calcext:value-type="float">
            <text:p>0</text:p>
          </table:table-cell>
          <table:table-cell office:value-type="float" office:value="0.00233498" calcext:value-type="float">
            <text:p>0.00233498</text:p>
          </table:table-cell>
          <table:table-cell office:value-type="float" office:value="0.05704882" calcext:value-type="float">
            <text:p>0.05704882</text:p>
          </table:table-cell>
          <table:table-cell office:value-type="float" office:value="1701.095" calcext:value-type="float">
            <text:p>1701.095</text:p>
          </table:table-cell>
          <table:table-cell office:value-type="float" office:value="1.567142" calcext:value-type="float">
            <text:p>1.567142</text:p>
          </table:table-cell>
          <table:table-cell office:value-type="float" office:value="0" calcext:value-type="float">
            <text:p>0</text:p>
          </table:table-cell>
          <table:table-cell office:value-type="float" office:value="0.7799977" calcext:value-type="float">
            <text:p>0.7799977</text:p>
          </table:table-cell>
          <table:table-cell office:value-type="float" office:value="0.8992553" calcext:value-type="float">
            <text:p>0.8992553</text:p>
          </table:table-cell>
          <table:table-cell office:value-type="float" office:value="0.0137338" calcext:value-type="float">
            <text:p>0.0137338</text:p>
          </table:table-cell>
          <table:table-cell office:value-type="float" office:value="0.01353469" calcext:value-type="float">
            <text:p>0.01353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6559" calcext:value-type="float">
            <text:p>38.86559</text:p>
          </table:table-cell>
          <table:table-cell office:value-type="float" office:value="37.02735" calcext:value-type="float">
            <text:p>37.027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2.184218" calcext:value-type="float">
            <text:p>2.184218</text:p>
          </table:table-cell>
          <table:table-cell office:value-type="float" office:value="126.6204" calcext:value-type="float">
            <text:p>126.62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5883" calcext:value-type="float">
            <text:p>10.65883</text:p>
          </table:table-cell>
          <table:table-cell office:value-type="float" office:value="0" calcext:value-type="float">
            <text:p>0</text:p>
          </table:table-cell>
          <table:table-cell office:value-type="float" office:value="0.002339048" calcext:value-type="float">
            <text:p>0.002339048</text:p>
          </table:table-cell>
          <table:table-cell office:value-type="float" office:value="0.05704644" calcext:value-type="float">
            <text:p>0.05704644</text:p>
          </table:table-cell>
          <table:table-cell office:value-type="float" office:value="1701.11" calcext:value-type="float">
            <text:p>1701.11</text:p>
          </table:table-cell>
          <table:table-cell office:value-type="float" office:value="1.565155" calcext:value-type="float">
            <text:p>1.565155</text:p>
          </table:table-cell>
          <table:table-cell office:value-type="float" office:value="0" calcext:value-type="float">
            <text:p>0</text:p>
          </table:table-cell>
          <table:table-cell office:value-type="float" office:value="0.7316154" calcext:value-type="float">
            <text:p>0.7316154</text:p>
          </table:table-cell>
          <table:table-cell office:value-type="float" office:value="0.8500836" calcext:value-type="float">
            <text:p>0.8500836</text:p>
          </table:table-cell>
          <table:table-cell office:value-type="float" office:value="0.01371531" calcext:value-type="float">
            <text:p>0.01371531</text:p>
          </table:table-cell>
          <table:table-cell office:value-type="float" office:value="0.01351242" calcext:value-type="float">
            <text:p>0.01351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8611" calcext:value-type="float">
            <text:p>38.88611</text:p>
          </table:table-cell>
          <table:table-cell office:value-type="float" office:value="37.1073" calcext:value-type="float">
            <text:p>37.10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2.173996" calcext:value-type="float">
            <text:p>2.173996</text:p>
          </table:table-cell>
          <table:table-cell office:value-type="float" office:value="126.6138" calcext:value-type="float">
            <text:p>126.61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6249" calcext:value-type="float">
            <text:p>10.66249</text:p>
          </table:table-cell>
          <table:table-cell office:value-type="float" office:value="0" calcext:value-type="float">
            <text:p>0</text:p>
          </table:table-cell>
          <table:table-cell office:value-type="float" office:value="0.002343116" calcext:value-type="float">
            <text:p>0.002343116</text:p>
          </table:table-cell>
          <table:table-cell office:value-type="float" office:value="0.05704407" calcext:value-type="float">
            <text:p>0.05704407</text:p>
          </table:table-cell>
          <table:table-cell office:value-type="float" office:value="1701.122" calcext:value-type="float">
            <text:p>1701.122</text:p>
          </table:table-cell>
          <table:table-cell office:value-type="float" office:value="1.562582" calcext:value-type="float">
            <text:p>1.562582</text:p>
          </table:table-cell>
          <table:table-cell office:value-type="float" office:value="0" calcext:value-type="float">
            <text:p>0</text:p>
          </table:table-cell>
          <table:table-cell office:value-type="float" office:value="0.7170436" calcext:value-type="float">
            <text:p>0.7170436</text:p>
          </table:table-cell>
          <table:table-cell office:value-type="float" office:value="0.851755" calcext:value-type="float">
            <text:p>0.851755</text:p>
          </table:table-cell>
          <table:table-cell office:value-type="float" office:value="0.01369666" calcext:value-type="float">
            <text:p>0.01369666</text:p>
          </table:table-cell>
          <table:table-cell office:value-type="float" office:value="0.01349017" calcext:value-type="float">
            <text:p>0.01349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0403" calcext:value-type="float">
            <text:p>38.90403</text:p>
          </table:table-cell>
          <table:table-cell office:value-type="float" office:value="37.17856" calcext:value-type="float">
            <text:p>37.178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2.162195" calcext:value-type="float">
            <text:p>2.162195</text:p>
          </table:table-cell>
          <table:table-cell office:value-type="float" office:value="126.6062" calcext:value-type="float">
            <text:p>126.60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6664" calcext:value-type="float">
            <text:p>10.66664</text:p>
          </table:table-cell>
          <table:table-cell office:value-type="float" office:value="0" calcext:value-type="float">
            <text:p>0</text:p>
          </table:table-cell>
          <table:table-cell office:value-type="float" office:value="0.002347184" calcext:value-type="float">
            <text:p>0.002347184</text:p>
          </table:table-cell>
          <table:table-cell office:value-type="float" office:value="0.05704169" calcext:value-type="float">
            <text:p>0.05704169</text:p>
          </table:table-cell>
          <table:table-cell office:value-type="float" office:value="1701.134" calcext:value-type="float">
            <text:p>1701.134</text:p>
          </table:table-cell>
          <table:table-cell office:value-type="float" office:value="1.559129" calcext:value-type="float">
            <text:p>1.559129</text:p>
          </table:table-cell>
          <table:table-cell office:value-type="float" office:value="0" calcext:value-type="float">
            <text:p>0</text:p>
          </table:table-cell>
          <table:table-cell office:value-type="float" office:value="0.7729276" calcext:value-type="float">
            <text:p>0.7729276</text:p>
          </table:table-cell>
          <table:table-cell office:value-type="float" office:value="0.8945333" calcext:value-type="float">
            <text:p>0.8945333</text:p>
          </table:table-cell>
          <table:table-cell office:value-type="float" office:value="0.01367909" calcext:value-type="float">
            <text:p>0.01367909</text:p>
          </table:table-cell>
          <table:table-cell office:value-type="float" office:value="0.01346797" calcext:value-type="float">
            <text:p>0.01346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2526" calcext:value-type="float">
            <text:p>38.92526</text:p>
          </table:table-cell>
          <table:table-cell office:value-type="float" office:value="37.25788" calcext:value-type="float">
            <text:p>37.257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2.148791" calcext:value-type="float">
            <text:p>2.148791</text:p>
          </table:table-cell>
          <table:table-cell office:value-type="float" office:value="126.6003" calcext:value-type="float">
            <text:p>126.60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7138" calcext:value-type="float">
            <text:p>10.67138</text:p>
          </table:table-cell>
          <table:table-cell office:value-type="float" office:value="0" calcext:value-type="float">
            <text:p>0</text:p>
          </table:table-cell>
          <table:table-cell office:value-type="float" office:value="0.002351252" calcext:value-type="float">
            <text:p>0.002351252</text:p>
          </table:table-cell>
          <table:table-cell office:value-type="float" office:value="0.05703918" calcext:value-type="float">
            <text:p>0.05703918</text:p>
          </table:table-cell>
          <table:table-cell office:value-type="float" office:value="1701.145" calcext:value-type="float">
            <text:p>1701.145</text:p>
          </table:table-cell>
          <table:table-cell office:value-type="float" office:value="1.554198" calcext:value-type="float">
            <text:p>1.554198</text:p>
          </table:table-cell>
          <table:table-cell office:value-type="float" office:value="0" calcext:value-type="float">
            <text:p>0</text:p>
          </table:table-cell>
          <table:table-cell office:value-type="float" office:value="1.067805" calcext:value-type="float">
            <text:p>1.067805</text:p>
          </table:table-cell>
          <table:table-cell office:value-type="float" office:value="0.8392078" calcext:value-type="float">
            <text:p>0.8392078</text:p>
          </table:table-cell>
          <table:table-cell office:value-type="float" office:value="0.01397218" calcext:value-type="float">
            <text:p>0.01397218</text:p>
          </table:table-cell>
          <table:table-cell office:value-type="float" office:value="0.01344583" calcext:value-type="float">
            <text:p>0.01344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5955" calcext:value-type="float">
            <text:p>38.95955</text:p>
          </table:table-cell>
          <table:table-cell office:value-type="float" office:value="37.33464" calcext:value-type="float">
            <text:p>37.334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2.136848" calcext:value-type="float">
            <text:p>2.136848</text:p>
          </table:table-cell>
          <table:table-cell office:value-type="float" office:value="126.5946" calcext:value-type="float">
            <text:p>126.59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7549" calcext:value-type="float">
            <text:p>10.67549</text:p>
          </table:table-cell>
          <table:table-cell office:value-type="float" office:value="0" calcext:value-type="float">
            <text:p>0</text:p>
          </table:table-cell>
          <table:table-cell office:value-type="float" office:value="0.00235532" calcext:value-type="float">
            <text:p>0.00235532</text:p>
          </table:table-cell>
          <table:table-cell office:value-type="float" office:value="0.05703678" calcext:value-type="float">
            <text:p>0.05703678</text:p>
          </table:table-cell>
          <table:table-cell office:value-type="float" office:value="1701.156" calcext:value-type="float">
            <text:p>1701.156</text:p>
          </table:table-cell>
          <table:table-cell office:value-type="float" office:value="1.54859" calcext:value-type="float">
            <text:p>1.54859</text:p>
          </table:table-cell>
          <table:table-cell office:value-type="float" office:value="0" calcext:value-type="float">
            <text:p>0</text:p>
          </table:table-cell>
          <table:table-cell office:value-type="float" office:value="1.637385" calcext:value-type="float">
            <text:p>1.637385</text:p>
          </table:table-cell>
          <table:table-cell office:value-type="float" office:value="0.8572208" calcext:value-type="float">
            <text:p>0.8572208</text:p>
          </table:table-cell>
          <table:table-cell office:value-type="float" office:value="0.01398689" calcext:value-type="float">
            <text:p>0.01398689</text:p>
          </table:table-cell>
          <table:table-cell office:value-type="float" office:value="0.0134237" calcext:value-type="float">
            <text:p>0.0134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3954" calcext:value-type="float">
            <text:p>39.03954</text:p>
          </table:table-cell>
          <table:table-cell office:value-type="float" office:value="37.40437" calcext:value-type="float">
            <text:p>37.404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2.124666" calcext:value-type="float">
            <text:p>2.124666</text:p>
          </table:table-cell>
          <table:table-cell office:value-type="float" office:value="126.591" calcext:value-type="float">
            <text:p>126.5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7831" calcext:value-type="float">
            <text:p>10.67831</text:p>
          </table:table-cell>
          <table:table-cell office:value-type="float" office:value="0" calcext:value-type="float">
            <text:p>0</text:p>
          </table:table-cell>
          <table:table-cell office:value-type="float" office:value="0.002385552" calcext:value-type="float">
            <text:p>0.002385552</text:p>
          </table:table-cell>
          <table:table-cell office:value-type="float" office:value="0.05773066" calcext:value-type="float">
            <text:p>0.05773066</text:p>
          </table:table-cell>
          <table:table-cell office:value-type="float" office:value="1701.167" calcext:value-type="float">
            <text:p>1701.167</text:p>
          </table:table-cell>
          <table:table-cell office:value-type="float" office:value="1.547" calcext:value-type="float">
            <text:p>1.547</text:p>
          </table:table-cell>
          <table:table-cell office:value-type="float" office:value="0" calcext:value-type="float">
            <text:p>0</text:p>
          </table:table-cell>
          <table:table-cell office:value-type="float" office:value="0.8385556" calcext:value-type="float">
            <text:p>0.8385556</text:p>
          </table:table-cell>
          <table:table-cell office:value-type="float" office:value="0.6984546" calcext:value-type="float">
            <text:p>0.6984546</text:p>
          </table:table-cell>
          <table:table-cell office:value-type="float" office:value="0.0140327" calcext:value-type="float">
            <text:p>0.0140327</text:p>
          </table:table-cell>
          <table:table-cell office:value-type="float" office:value="0.0134016" calcext:value-type="float">
            <text:p>0.0134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7014" calcext:value-type="float">
            <text:p>39.07014</text:p>
          </table:table-cell>
          <table:table-cell office:value-type="float" office:value="37.45124" calcext:value-type="float">
            <text:p>37.451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2.113139" calcext:value-type="float">
            <text:p>2.113139</text:p>
          </table:table-cell>
          <table:table-cell office:value-type="float" office:value="126.5875" calcext:value-type="float">
            <text:p>126.58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8208" calcext:value-type="float">
            <text:p>10.68208</text:p>
          </table:table-cell>
          <table:table-cell office:value-type="float" office:value="0" calcext:value-type="float">
            <text:p>0</text:p>
          </table:table-cell>
          <table:table-cell office:value-type="float" office:value="0.002416929" calcext:value-type="float">
            <text:p>0.002416929</text:p>
          </table:table-cell>
          <table:table-cell office:value-type="float" office:value="0.05877091" calcext:value-type="float">
            <text:p>0.05877091</text:p>
          </table:table-cell>
          <table:table-cell office:value-type="float" office:value="1701.178" calcext:value-type="float">
            <text:p>1701.178</text:p>
          </table:table-cell>
          <table:table-cell office:value-type="float" office:value="1.544929" calcext:value-type="float">
            <text:p>1.544929</text:p>
          </table:table-cell>
          <table:table-cell office:value-type="float" office:value="0" calcext:value-type="float">
            <text:p>0</text:p>
          </table:table-cell>
          <table:table-cell office:value-type="float" office:value="2.506434" calcext:value-type="float">
            <text:p>2.506434</text:p>
          </table:table-cell>
          <table:table-cell office:value-type="float" office:value="0.7684749" calcext:value-type="float">
            <text:p>0.7684749</text:p>
          </table:table-cell>
          <table:table-cell office:value-type="float" office:value="0.01426785" calcext:value-type="float">
            <text:p>0.01426785</text:p>
          </table:table-cell>
          <table:table-cell office:value-type="float" office:value="0.01337958" calcext:value-type="float">
            <text:p>0.01337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8272" calcext:value-type="float">
            <text:p>39.18272</text:p>
          </table:table-cell>
          <table:table-cell office:value-type="float" office:value="37.49883" calcext:value-type="float">
            <text:p>37.4988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2.101936" calcext:value-type="float">
            <text:p>2.101936</text:p>
          </table:table-cell>
          <table:table-cell office:value-type="float" office:value="126.5834" calcext:value-type="float">
            <text:p>126.58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8476" calcext:value-type="float">
            <text:p>10.68476</text:p>
          </table:table-cell>
          <table:table-cell office:value-type="float" office:value="0" calcext:value-type="float">
            <text:p>0</text:p>
          </table:table-cell>
          <table:table-cell office:value-type="float" office:value="0.002437502" calcext:value-type="float">
            <text:p>0.002437502</text:p>
          </table:table-cell>
          <table:table-cell office:value-type="float" office:value="0.0593032" calcext:value-type="float">
            <text:p>0.0593032</text:p>
          </table:table-cell>
          <table:table-cell office:value-type="float" office:value="1701.188" calcext:value-type="float">
            <text:p>1701.188</text:p>
          </table:table-cell>
          <table:table-cell office:value-type="float" office:value="1.538731" calcext:value-type="float">
            <text:p>1.538731</text:p>
          </table:table-cell>
          <table:table-cell office:value-type="float" office:value="0" calcext:value-type="float">
            <text:p>0</text:p>
          </table:table-cell>
          <table:table-cell office:value-type="float" office:value="0.9442401" calcext:value-type="float">
            <text:p>0.9442401</text:p>
          </table:table-cell>
          <table:table-cell office:value-type="float" office:value="0.7963383" calcext:value-type="float">
            <text:p>0.7963383</text:p>
          </table:table-cell>
          <table:table-cell office:value-type="float" office:value="0.01399162" calcext:value-type="float">
            <text:p>0.01399162</text:p>
          </table:table-cell>
          <table:table-cell office:value-type="float" office:value="0.01335757" calcext:value-type="float">
            <text:p>0.01335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667" calcext:value-type="float">
            <text:p>39.2667</text:p>
          </table:table-cell>
          <table:table-cell office:value-type="float" office:value="37.55656" calcext:value-type="float">
            <text:p>37.556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2.09026" calcext:value-type="float">
            <text:p>2.09026</text:p>
          </table:table-cell>
          <table:table-cell office:value-type="float" office:value="126.5812" calcext:value-type="float">
            <text:p>126.58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8721" calcext:value-type="float">
            <text:p>10.68721</text:p>
          </table:table-cell>
          <table:table-cell office:value-type="float" office:value="0" calcext:value-type="float">
            <text:p>0</text:p>
          </table:table-cell>
          <table:table-cell office:value-type="float" office:value="0.002453884" calcext:value-type="float">
            <text:p>0.002453884</text:p>
          </table:table-cell>
          <table:table-cell office:value-type="float" office:value="0.05973945" calcext:value-type="float">
            <text:p>0.05973945</text:p>
          </table:table-cell>
          <table:table-cell office:value-type="float" office:value="1701.198" calcext:value-type="float">
            <text:p>1701.198</text:p>
          </table:table-cell>
          <table:table-cell office:value-type="float" office:value="1.539679" calcext:value-type="float">
            <text:p>1.539679</text:p>
          </table:table-cell>
          <table:table-cell office:value-type="float" office:value="0" calcext:value-type="float">
            <text:p>0</text:p>
          </table:table-cell>
          <table:table-cell office:value-type="float" office:value="1.181659" calcext:value-type="float">
            <text:p>1.181659</text:p>
          </table:table-cell>
          <table:table-cell office:value-type="float" office:value="0.776278" calcext:value-type="float">
            <text:p>0.776278</text:p>
          </table:table-cell>
          <table:table-cell office:value-type="float" office:value="0.01453308" calcext:value-type="float">
            <text:p>0.01453308</text:p>
          </table:table-cell>
          <table:table-cell office:value-type="float" office:value="0.01333558" calcext:value-type="float">
            <text:p>0.0133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6853" calcext:value-type="float">
            <text:p>39.36853</text:p>
          </table:table-cell>
          <table:table-cell office:value-type="float" office:value="37.61137" calcext:value-type="float">
            <text:p>37.611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2.079288" calcext:value-type="float">
            <text:p>2.079288</text:p>
          </table:table-cell>
          <table:table-cell office:value-type="float" office:value="126.5787" calcext:value-type="float">
            <text:p>126.57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8908" calcext:value-type="float">
            <text:p>10.68908</text:p>
          </table:table-cell>
          <table:table-cell office:value-type="float" office:value="0" calcext:value-type="float">
            <text:p>0</text:p>
          </table:table-cell>
          <table:table-cell office:value-type="float" office:value="0.002459699" calcext:value-type="float">
            <text:p>0.002459699</text:p>
          </table:table-cell>
          <table:table-cell office:value-type="float" office:value="0.0598003" calcext:value-type="float">
            <text:p>0.0598003</text:p>
          </table:table-cell>
          <table:table-cell office:value-type="float" office:value="1701.207" calcext:value-type="float">
            <text:p>1701.207</text:p>
          </table:table-cell>
          <table:table-cell office:value-type="float" office:value="1.535206" calcext:value-type="float">
            <text:p>1.535206</text:p>
          </table:table-cell>
          <table:table-cell office:value-type="float" office:value="0" calcext:value-type="float">
            <text:p>0</text:p>
          </table:table-cell>
          <table:table-cell office:value-type="float" office:value="2.590741" calcext:value-type="float">
            <text:p>2.590741</text:p>
          </table:table-cell>
          <table:table-cell office:value-type="float" office:value="0.7725514" calcext:value-type="float">
            <text:p>0.7725514</text:p>
          </table:table-cell>
          <table:table-cell office:value-type="float" office:value="0.01447739" calcext:value-type="float">
            <text:p>0.01447739</text:p>
          </table:table-cell>
          <table:table-cell office:value-type="float" office:value="0.01331362" calcext:value-type="float">
            <text:p>0.01331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9357" calcext:value-type="float">
            <text:p>39.49357</text:p>
          </table:table-cell>
          <table:table-cell office:value-type="float" office:value="37.6601" calcext:value-type="float">
            <text:p>37.66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2.065763" calcext:value-type="float">
            <text:p>2.065763</text:p>
          </table:table-cell>
          <table:table-cell office:value-type="float" office:value="126.575" calcext:value-type="float">
            <text:p>126.5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91" calcext:value-type="float">
            <text:p>10.691</text:p>
          </table:table-cell>
          <table:table-cell office:value-type="float" office:value="0" calcext:value-type="float">
            <text:p>0</text:p>
          </table:table-cell>
          <table:table-cell office:value-type="float" office:value="0.002464244" calcext:value-type="float">
            <text:p>0.002464244</text:p>
          </table:table-cell>
          <table:table-cell office:value-type="float" office:value="0.05981318" calcext:value-type="float">
            <text:p>0.05981318</text:p>
          </table:table-cell>
          <table:table-cell office:value-type="float" office:value="1701.218" calcext:value-type="float">
            <text:p>1701.218</text:p>
          </table:table-cell>
          <table:table-cell office:value-type="float" office:value="1.523017" calcext:value-type="float">
            <text:p>1.523017</text:p>
          </table:table-cell>
          <table:table-cell office:value-type="float" office:value="0" calcext:value-type="float">
            <text:p>0</text:p>
          </table:table-cell>
          <table:table-cell office:value-type="float" office:value="2.292546" calcext:value-type="float">
            <text:p>2.292546</text:p>
          </table:table-cell>
          <table:table-cell office:value-type="float" office:value="0.8218753" calcext:value-type="float">
            <text:p>0.8218753</text:p>
          </table:table-cell>
          <table:table-cell office:value-type="float" office:value="0.01420506" calcext:value-type="float">
            <text:p>0.01420506</text:p>
          </table:table-cell>
          <table:table-cell office:value-type="float" office:value="0.01329174" calcext:value-type="float">
            <text:p>0.01329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8995" calcext:value-type="float">
            <text:p>39.58995</text:p>
          </table:table-cell>
          <table:table-cell office:value-type="float" office:value="37.71786" calcext:value-type="float">
            <text:p>37.717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2.056583" calcext:value-type="float">
            <text:p>2.056583</text:p>
          </table:table-cell>
          <table:table-cell office:value-type="float" office:value="126.5703" calcext:value-type="float">
            <text:p>126.57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9326" calcext:value-type="float">
            <text:p>10.69326</text:p>
          </table:table-cell>
          <table:table-cell office:value-type="float" office:value="0" calcext:value-type="float">
            <text:p>0</text:p>
          </table:table-cell>
          <table:table-cell office:value-type="float" office:value="0.002468498" calcext:value-type="float">
            <text:p>0.002468498</text:p>
          </table:table-cell>
          <table:table-cell office:value-type="float" office:value="0.05981617" calcext:value-type="float">
            <text:p>0.05981617</text:p>
          </table:table-cell>
          <table:table-cell office:value-type="float" office:value="1701.228" calcext:value-type="float">
            <text:p>1701.228</text:p>
          </table:table-cell>
          <table:table-cell office:value-type="float" office:value="1.518079" calcext:value-type="float">
            <text:p>1.518079</text:p>
          </table:table-cell>
          <table:table-cell office:value-type="float" office:value="0" calcext:value-type="float">
            <text:p>0</text:p>
          </table:table-cell>
          <table:table-cell office:value-type="float" office:value="1.620872" calcext:value-type="float">
            <text:p>1.620872</text:p>
          </table:table-cell>
          <table:table-cell office:value-type="float" office:value="0.7821484" calcext:value-type="float">
            <text:p>0.7821484</text:p>
          </table:table-cell>
          <table:table-cell office:value-type="float" office:value="0.01401244" calcext:value-type="float">
            <text:p>0.01401244</text:p>
          </table:table-cell>
          <table:table-cell office:value-type="float" office:value="0.01326987" calcext:value-type="float">
            <text:p>0.01326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6239" calcext:value-type="float">
            <text:p>39.66239</text:p>
          </table:table-cell>
          <table:table-cell office:value-type="float" office:value="37.77673" calcext:value-type="float">
            <text:p>37.7767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2.04856" calcext:value-type="float">
            <text:p>2.04856</text:p>
          </table:table-cell>
          <table:table-cell office:value-type="float" office:value="126.5662" calcext:value-type="float">
            <text:p>126.56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9472" calcext:value-type="float">
            <text:p>10.69472</text:p>
          </table:table-cell>
          <table:table-cell office:value-type="float" office:value="0" calcext:value-type="float">
            <text:p>0</text:p>
          </table:table-cell>
          <table:table-cell office:value-type="float" office:value="0.002472668" calcext:value-type="float">
            <text:p>0.002472668</text:p>
          </table:table-cell>
          <table:table-cell office:value-type="float" office:value="0.05981703" calcext:value-type="float">
            <text:p>0.05981703</text:p>
          </table:table-cell>
          <table:table-cell office:value-type="float" office:value="1701.237" calcext:value-type="float">
            <text:p>1701.237</text:p>
          </table:table-cell>
          <table:table-cell office:value-type="float" office:value="1.514201" calcext:value-type="float">
            <text:p>1.514201</text:p>
          </table:table-cell>
          <table:table-cell office:value-type="float" office:value="0" calcext:value-type="float">
            <text:p>0</text:p>
          </table:table-cell>
          <table:table-cell office:value-type="float" office:value="1.028595" calcext:value-type="float">
            <text:p>1.028595</text:p>
          </table:table-cell>
          <table:table-cell office:value-type="float" office:value="0.736516" calcext:value-type="float">
            <text:p>0.736516</text:p>
          </table:table-cell>
          <table:table-cell office:value-type="float" office:value="0.01389376" calcext:value-type="float">
            <text:p>0.01389376</text:p>
          </table:table-cell>
          <table:table-cell office:value-type="float" office:value="0.01324802" calcext:value-type="float">
            <text:p>0.01324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0984" calcext:value-type="float">
            <text:p>39.70984</text:p>
          </table:table-cell>
          <table:table-cell office:value-type="float" office:value="37.82607" calcext:value-type="float">
            <text:p>37.826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2.03817" calcext:value-type="float">
            <text:p>2.03817</text:p>
          </table:table-cell>
          <table:table-cell office:value-type="float" office:value="126.5629" calcext:value-type="float">
            <text:p>126.56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9591" calcext:value-type="float">
            <text:p>10.69591</text:p>
          </table:table-cell>
          <table:table-cell office:value-type="float" office:value="0" calcext:value-type="float">
            <text:p>0</text:p>
          </table:table-cell>
          <table:table-cell office:value-type="float" office:value="0.002476774" calcext:value-type="float">
            <text:p>0.002476774</text:p>
          </table:table-cell>
          <table:table-cell office:value-type="float" office:value="0.05981729" calcext:value-type="float">
            <text:p>0.05981729</text:p>
          </table:table-cell>
          <table:table-cell office:value-type="float" office:value="1701.246" calcext:value-type="float">
            <text:p>1701.246</text:p>
          </table:table-cell>
          <table:table-cell office:value-type="float" office:value="1.508368" calcext:value-type="float">
            <text:p>1.508368</text:p>
          </table:table-cell>
          <table:table-cell office:value-type="float" office:value="0" calcext:value-type="float">
            <text:p>0</text:p>
          </table:table-cell>
          <table:table-cell office:value-type="float" office:value="1.446223" calcext:value-type="float">
            <text:p>1.446223</text:p>
          </table:table-cell>
          <table:table-cell office:value-type="float" office:value="0.7527241" calcext:value-type="float">
            <text:p>0.7527241</text:p>
          </table:table-cell>
          <table:table-cell office:value-type="float" office:value="0.01382917" calcext:value-type="float">
            <text:p>0.01382917</text:p>
          </table:table-cell>
          <table:table-cell office:value-type="float" office:value="0.01322623" calcext:value-type="float">
            <text:p>0.0132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6691" calcext:value-type="float">
            <text:p>39.76691</text:p>
          </table:table-cell>
          <table:table-cell office:value-type="float" office:value="37.87218" calcext:value-type="float">
            <text:p>37.872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2.026715" calcext:value-type="float">
            <text:p>2.026715</text:p>
          </table:table-cell>
          <table:table-cell office:value-type="float" office:value="126.5583" calcext:value-type="float">
            <text:p>126.55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9788" calcext:value-type="float">
            <text:p>10.69788</text:p>
          </table:table-cell>
          <table:table-cell office:value-type="float" office:value="0" calcext:value-type="float">
            <text:p>0</text:p>
          </table:table-cell>
          <table:table-cell office:value-type="float" office:value="0.002480864" calcext:value-type="float">
            <text:p>0.002480864</text:p>
          </table:table-cell>
          <table:table-cell office:value-type="float" office:value="0.0598173" calcext:value-type="float">
            <text:p>0.0598173</text:p>
          </table:table-cell>
          <table:table-cell office:value-type="float" office:value="1701.255" calcext:value-type="float">
            <text:p>1701.255</text:p>
          </table:table-cell>
          <table:table-cell office:value-type="float" office:value="1.501466" calcext:value-type="float">
            <text:p>1.501466</text:p>
          </table:table-cell>
          <table:table-cell office:value-type="float" office:value="0" calcext:value-type="float">
            <text:p>0</text:p>
          </table:table-cell>
          <table:table-cell office:value-type="float" office:value="1.52842" calcext:value-type="float">
            <text:p>1.52842</text:p>
          </table:table-cell>
          <table:table-cell office:value-type="float" office:value="0.8247026" calcext:value-type="float">
            <text:p>0.8247026</text:p>
          </table:table-cell>
          <table:table-cell office:value-type="float" office:value="0.01369486" calcext:value-type="float">
            <text:p>0.01369486</text:p>
          </table:table-cell>
          <table:table-cell office:value-type="float" office:value="0.01320447" calcext:value-type="float">
            <text:p>0.01320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2824" calcext:value-type="float">
            <text:p>39.82824</text:p>
          </table:table-cell>
          <table:table-cell office:value-type="float" office:value="37.92905" calcext:value-type="float">
            <text:p>37.929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2.014442" calcext:value-type="float">
            <text:p>2.014442</text:p>
          </table:table-cell>
          <table:table-cell office:value-type="float" office:value="126.5527" calcext:value-type="float">
            <text:p>126.55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012" calcext:value-type="float">
            <text:p>10.7012</text:p>
          </table:table-cell>
          <table:table-cell office:value-type="float" office:value="0" calcext:value-type="float">
            <text:p>0</text:p>
          </table:table-cell>
          <table:table-cell office:value-type="float" office:value="0.002484968" calcext:value-type="float">
            <text:p>0.002484968</text:p>
          </table:table-cell>
          <table:table-cell office:value-type="float" office:value="0.05981729" calcext:value-type="float">
            <text:p>0.05981729</text:p>
          </table:table-cell>
          <table:table-cell office:value-type="float" office:value="1701.265" calcext:value-type="float">
            <text:p>1701.265</text:p>
          </table:table-cell>
          <table:table-cell office:value-type="float" office:value="1.495336" calcext:value-type="float">
            <text:p>1.495336</text:p>
          </table:table-cell>
          <table:table-cell office:value-type="float" office:value="0" calcext:value-type="float">
            <text:p>0</text:p>
          </table:table-cell>
          <table:table-cell office:value-type="float" office:value="0.7003357" calcext:value-type="float">
            <text:p>0.7003357</text:p>
          </table:table-cell>
          <table:table-cell office:value-type="float" office:value="0.8234295" calcext:value-type="float">
            <text:p>0.8234295</text:p>
          </table:table-cell>
          <table:table-cell office:value-type="float" office:value="0.01350488" calcext:value-type="float">
            <text:p>0.01350488</text:p>
          </table:table-cell>
          <table:table-cell office:value-type="float" office:value="0.01318275" calcext:value-type="float">
            <text:p>0.01318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7899" calcext:value-type="float">
            <text:p>39.87899</text:p>
          </table:table-cell>
          <table:table-cell office:value-type="float" office:value="38.00185" calcext:value-type="float">
            <text:p>38.001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2.001854" calcext:value-type="float">
            <text:p>2.001854</text:p>
          </table:table-cell>
          <table:table-cell office:value-type="float" office:value="126.5486" calcext:value-type="float">
            <text:p>126.54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053" calcext:value-type="float">
            <text:p>10.7053</text:p>
          </table:table-cell>
          <table:table-cell office:value-type="float" office:value="0" calcext:value-type="float">
            <text:p>0</text:p>
          </table:table-cell>
          <table:table-cell office:value-type="float" office:value="0.002492226" calcext:value-type="float">
            <text:p>0.002492226</text:p>
          </table:table-cell>
          <table:table-cell office:value-type="float" office:value="0.05988951" calcext:value-type="float">
            <text:p>0.05988951</text:p>
          </table:table-cell>
          <table:table-cell office:value-type="float" office:value="1701.276" calcext:value-type="float">
            <text:p>1701.276</text:p>
          </table:table-cell>
          <table:table-cell office:value-type="float" office:value="1.492028" calcext:value-type="float">
            <text:p>1.492028</text:p>
          </table:table-cell>
          <table:table-cell office:value-type="float" office:value="0" calcext:value-type="float">
            <text:p>0</text:p>
          </table:table-cell>
          <table:table-cell office:value-type="float" office:value="1.984666" calcext:value-type="float">
            <text:p>1.984666</text:p>
          </table:table-cell>
          <table:table-cell office:value-type="float" office:value="0.7999739" calcext:value-type="float">
            <text:p>0.7999739</text:p>
          </table:table-cell>
          <table:table-cell office:value-type="float" office:value="0.01360935" calcext:value-type="float">
            <text:p>0.01360935</text:p>
          </table:table-cell>
          <table:table-cell office:value-type="float" office:value="0.01316105" calcext:value-type="float">
            <text:p>0.01316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7018" calcext:value-type="float">
            <text:p>39.97018</text:p>
          </table:table-cell>
          <table:table-cell office:value-type="float" office:value="38.06127" calcext:value-type="float">
            <text:p>38.061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1.990181" calcext:value-type="float">
            <text:p>1.990181</text:p>
          </table:table-cell>
          <table:table-cell office:value-type="float" office:value="126.5454" calcext:value-type="float">
            <text:p>126.54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082" calcext:value-type="float">
            <text:p>10.7082</text:p>
          </table:table-cell>
          <table:table-cell office:value-type="float" office:value="0" calcext:value-type="float">
            <text:p>0</text:p>
          </table:table-cell>
          <table:table-cell office:value-type="float" office:value="0.002524463" calcext:value-type="float">
            <text:p>0.002524463</text:p>
          </table:table-cell>
          <table:table-cell office:value-type="float" office:value="0.06058453" calcext:value-type="float">
            <text:p>0.06058453</text:p>
          </table:table-cell>
          <table:table-cell office:value-type="float" office:value="1701.285" calcext:value-type="float">
            <text:p>1701.285</text:p>
          </table:table-cell>
          <table:table-cell office:value-type="float" office:value="1.490517" calcext:value-type="float">
            <text:p>1.490517</text:p>
          </table:table-cell>
          <table:table-cell office:value-type="float" office:value="0" calcext:value-type="float">
            <text:p>0</text:p>
          </table:table-cell>
          <table:table-cell office:value-type="float" office:value="0.7176691" calcext:value-type="float">
            <text:p>0.7176691</text:p>
          </table:table-cell>
          <table:table-cell office:value-type="float" office:value="0.7051353" calcext:value-type="float">
            <text:p>0.7051353</text:p>
          </table:table-cell>
          <table:table-cell office:value-type="float" office:value="0.0133761" calcext:value-type="float">
            <text:p>0.0133761</text:p>
          </table:table-cell>
          <table:table-cell office:value-type="float" office:value="0.01313941" calcext:value-type="float">
            <text:p>0.01313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145" calcext:value-type="float">
            <text:p>40.0145</text:p>
          </table:table-cell>
          <table:table-cell office:value-type="float" office:value="38.11264" calcext:value-type="float">
            <text:p>38.112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1.97505" calcext:value-type="float">
            <text:p>1.97505</text:p>
          </table:table-cell>
          <table:table-cell office:value-type="float" office:value="126.5432" calcext:value-type="float">
            <text:p>126.5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1117" calcext:value-type="float">
            <text:p>10.71117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2643225" calcext:value-type="float">
            <text:p>0.002643225</text:p>
          </table:table-cell>
          <table:table-cell office:value-type="float" office:value="0.06281658" calcext:value-type="float">
            <text:p>0.06281658</text:p>
          </table:table-cell>
          <table:table-cell office:value-type="float" office:value="1701.294" calcext:value-type="float">
            <text:p>1701.294</text:p>
          </table:table-cell>
          <table:table-cell office:value-type="float" office:value="1.48949" calcext:value-type="float">
            <text:p>1.48949</text:p>
          </table:table-cell>
          <table:table-cell office:value-type="float" office:value="0" calcext:value-type="float">
            <text:p>0</text:p>
          </table:table-cell>
          <table:table-cell office:value-type="float" office:value="0.7949334" calcext:value-type="float">
            <text:p>0.7949334</text:p>
          </table:table-cell>
          <table:table-cell office:value-type="float" office:value="0.6818107" calcext:value-type="float">
            <text:p>0.6818107</text:p>
          </table:table-cell>
          <table:table-cell office:value-type="float" office:value="0.01320708" calcext:value-type="float">
            <text:p>0.01320708</text:p>
          </table:table-cell>
          <table:table-cell office:value-type="float" office:value="0.01311779" calcext:value-type="float">
            <text:p>0.0131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3236" calcext:value-type="float">
            <text:p>40.03236</text:p>
          </table:table-cell>
          <table:table-cell office:value-type="float" office:value="38.13785" calcext:value-type="float">
            <text:p>38.1378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1.960365" calcext:value-type="float">
            <text:p>1.960365</text:p>
          </table:table-cell>
          <table:table-cell office:value-type="float" office:value="126.5418" calcext:value-type="float">
            <text:p>126.54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1425" calcext:value-type="float">
            <text:p>10.71425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2751796" calcext:value-type="float">
            <text:p>0.002751796</text:p>
          </table:table-cell>
          <table:table-cell office:value-type="float" office:value="0.06517766" calcext:value-type="float">
            <text:p>0.06517766</text:p>
          </table:table-cell>
          <table:table-cell office:value-type="float" office:value="1701.304" calcext:value-type="float">
            <text:p>1701.304</text:p>
          </table:table-cell>
          <table:table-cell office:value-type="float" office:value="1.489739" calcext:value-type="float">
            <text:p>1.489739</text:p>
          </table:table-cell>
          <table:table-cell office:value-type="float" office:value="0" calcext:value-type="float">
            <text:p>0</text:p>
          </table:table-cell>
          <table:table-cell office:value-type="float" office:value="0.4923131" calcext:value-type="float">
            <text:p>0.4923131</text:p>
          </table:table-cell>
          <table:table-cell office:value-type="float" office:value="0.5801468" calcext:value-type="float">
            <text:p>0.5801468</text:p>
          </table:table-cell>
          <table:table-cell office:value-type="float" office:value="0.01313584" calcext:value-type="float">
            <text:p>0.01313584</text:p>
          </table:table-cell>
          <table:table-cell office:value-type="float" office:value="0.01309621" calcext:value-type="float">
            <text:p>0.01309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7302" calcext:value-type="float">
            <text:p>40.07302</text:p>
          </table:table-cell>
          <table:table-cell office:value-type="float" office:value="38.1674" calcext:value-type="float">
            <text:p>38.16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1.942961" calcext:value-type="float">
            <text:p>1.942961</text:p>
          </table:table-cell>
          <table:table-cell office:value-type="float" office:value="126.5407" calcext:value-type="float">
            <text:p>126.54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1868" calcext:value-type="float">
            <text:p>10.71868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2884827" calcext:value-type="float">
            <text:p>0.002884827</text:p>
          </table:table-cell>
          <table:table-cell office:value-type="float" office:value="0.06785752" calcext:value-type="float">
            <text:p>0.06785752</text:p>
          </table:table-cell>
          <table:table-cell office:value-type="float" office:value="1701.315" calcext:value-type="float">
            <text:p>1701.315</text:p>
          </table:table-cell>
          <table:table-cell office:value-type="float" office:value="1.493734" calcext:value-type="float">
            <text:p>1.493734</text:p>
          </table:table-cell>
          <table:table-cell office:value-type="float" office:value="0" calcext:value-type="float">
            <text:p>0</text:p>
          </table:table-cell>
          <table:table-cell office:value-type="float" office:value="1.038623" calcext:value-type="float">
            <text:p>1.038623</text:p>
          </table:table-cell>
          <table:table-cell office:value-type="float" office:value="0.7437115" calcext:value-type="float">
            <text:p>0.7437115</text:p>
          </table:table-cell>
          <table:table-cell office:value-type="float" office:value="0.01320163" calcext:value-type="float">
            <text:p>0.01320163</text:p>
          </table:table-cell>
          <table:table-cell office:value-type="float" office:value="0.01307464" calcext:value-type="float">
            <text:p>0.01307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2537" calcext:value-type="float">
            <text:p>40.12537</text:p>
          </table:table-cell>
          <table:table-cell office:value-type="float" office:value="38.19625" calcext:value-type="float">
            <text:p>38.196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1.926343" calcext:value-type="float">
            <text:p>1.926343</text:p>
          </table:table-cell>
          <table:table-cell office:value-type="float" office:value="126.5388" calcext:value-type="float">
            <text:p>126.53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2294" calcext:value-type="float">
            <text:p>10.72294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2965802" calcext:value-type="float">
            <text:p>0.002965802</text:p>
          </table:table-cell>
          <table:table-cell office:value-type="float" office:value="0.0701488" calcext:value-type="float">
            <text:p>0.0701488</text:p>
          </table:table-cell>
          <table:table-cell office:value-type="float" office:value="1701.327" calcext:value-type="float">
            <text:p>1701.327</text:p>
          </table:table-cell>
          <table:table-cell office:value-type="float" office:value="1.497004" calcext:value-type="float">
            <text:p>1.497004</text:p>
          </table:table-cell>
          <table:table-cell office:value-type="float" office:value="0" calcext:value-type="float">
            <text:p>0</text:p>
          </table:table-cell>
          <table:table-cell office:value-type="float" office:value="1.121423" calcext:value-type="float">
            <text:p>1.121423</text:p>
          </table:table-cell>
          <table:table-cell office:value-type="float" office:value="0.8223438" calcext:value-type="float">
            <text:p>0.8223438</text:p>
          </table:table-cell>
          <table:table-cell office:value-type="float" office:value="0.0131794" calcext:value-type="float">
            <text:p>0.0131794</text:p>
          </table:table-cell>
          <table:table-cell office:value-type="float" office:value="0.01305314" calcext:value-type="float">
            <text:p>0.01305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7764" calcext:value-type="float">
            <text:p>40.27764</text:p>
          </table:table-cell>
          <table:table-cell office:value-type="float" office:value="38.24968" calcext:value-type="float">
            <text:p>38.2496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1.908804" calcext:value-type="float">
            <text:p>1.908804</text:p>
          </table:table-cell>
          <table:table-cell office:value-type="float" office:value="126.5366" calcext:value-type="float">
            <text:p>126.53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275" calcext:value-type="float">
            <text:p>10.7275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036132" calcext:value-type="float">
            <text:p>0.003036132</text:p>
          </table:table-cell>
          <table:table-cell office:value-type="float" office:value="0.07206736" calcext:value-type="float">
            <text:p>0.07206736</text:p>
          </table:table-cell>
          <table:table-cell office:value-type="float" office:value="1701.338" calcext:value-type="float">
            <text:p>1701.338</text:p>
          </table:table-cell>
          <table:table-cell office:value-type="float" office:value="1.497747" calcext:value-type="float">
            <text:p>1.497747</text:p>
          </table:table-cell>
          <table:table-cell office:value-type="float" office:value="0" calcext:value-type="float">
            <text:p>0</text:p>
          </table:table-cell>
          <table:table-cell office:value-type="float" office:value="1.203392" calcext:value-type="float">
            <text:p>1.203392</text:p>
          </table:table-cell>
          <table:table-cell office:value-type="float" office:value="0.8435125" calcext:value-type="float">
            <text:p>0.8435125</text:p>
          </table:table-cell>
          <table:table-cell office:value-type="float" office:value="0.0131583" calcext:value-type="float">
            <text:p>0.0131583</text:p>
          </table:table-cell>
          <table:table-cell office:value-type="float" office:value="0.01303168" calcext:value-type="float">
            <text:p>0.01303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3867" calcext:value-type="float">
            <text:p>40.43867</text:p>
          </table:table-cell>
          <table:table-cell office:value-type="float" office:value="38.31764" calcext:value-type="float">
            <text:p>38.317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1.888406" calcext:value-type="float">
            <text:p>1.888406</text:p>
          </table:table-cell>
          <table:table-cell office:value-type="float" office:value="126.5348" calcext:value-type="float">
            <text:p>126.53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3291" calcext:value-type="float">
            <text:p>10.73291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160842" calcext:value-type="float">
            <text:p>0.003160842</text:p>
          </table:table-cell>
          <table:table-cell office:value-type="float" office:value="0.07442875" calcext:value-type="float">
            <text:p>0.07442875</text:p>
          </table:table-cell>
          <table:table-cell office:value-type="float" office:value="1701.35" calcext:value-type="float">
            <text:p>1701.35</text:p>
          </table:table-cell>
          <table:table-cell office:value-type="float" office:value="1.494796" calcext:value-type="float">
            <text:p>1.494796</text:p>
          </table:table-cell>
          <table:table-cell office:value-type="float" office:value="0" calcext:value-type="float">
            <text:p>0</text:p>
          </table:table-cell>
          <table:table-cell office:value-type="float" office:value="1.177664" calcext:value-type="float">
            <text:p>1.177664</text:p>
          </table:table-cell>
          <table:table-cell office:value-type="float" office:value="0.8097647" calcext:value-type="float">
            <text:p>0.8097647</text:p>
          </table:table-cell>
          <table:table-cell office:value-type="float" office:value="0.01311627" calcext:value-type="float">
            <text:p>0.01311627</text:p>
          </table:table-cell>
          <table:table-cell office:value-type="float" office:value="0.01301023" calcext:value-type="float">
            <text:p>0.0130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5257" calcext:value-type="float">
            <text:p>40.55257</text:p>
          </table:table-cell>
          <table:table-cell office:value-type="float" office:value="38.38686" calcext:value-type="float">
            <text:p>38.386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1.866143" calcext:value-type="float">
            <text:p>1.866143</text:p>
          </table:table-cell>
          <table:table-cell office:value-type="float" office:value="126.5304" calcext:value-type="float">
            <text:p>126.5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3948" calcext:value-type="float">
            <text:p>10.73948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224844" calcext:value-type="float">
            <text:p>0.003224844</text:p>
          </table:table-cell>
          <table:table-cell office:value-type="float" office:value="0.0761136" calcext:value-type="float">
            <text:p>0.0761136</text:p>
          </table:table-cell>
          <table:table-cell office:value-type="float" office:value="1701.364" calcext:value-type="float">
            <text:p>1701.364</text:p>
          </table:table-cell>
          <table:table-cell office:value-type="float" office:value="1.476425" calcext:value-type="float">
            <text:p>1.476425</text:p>
          </table:table-cell>
          <table:table-cell office:value-type="float" office:value="0" calcext:value-type="float">
            <text:p>0</text:p>
          </table:table-cell>
          <table:table-cell office:value-type="float" office:value="3.962643" calcext:value-type="float">
            <text:p>3.962643</text:p>
          </table:table-cell>
          <table:table-cell office:value-type="float" office:value="0.9155545" calcext:value-type="float">
            <text:p>0.9155545</text:p>
          </table:table-cell>
          <table:table-cell office:value-type="float" office:value="0.013102" calcext:value-type="float">
            <text:p>0.013102</text:p>
          </table:table-cell>
          <table:table-cell office:value-type="float" office:value="0.01298882" calcext:value-type="float">
            <text:p>0.01298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8307" calcext:value-type="float">
            <text:p>40.78307</text:p>
          </table:table-cell>
          <table:table-cell office:value-type="float" office:value="38.45831" calcext:value-type="float">
            <text:p>38.458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1.837558" calcext:value-type="float">
            <text:p>1.837558</text:p>
          </table:table-cell>
          <table:table-cell office:value-type="float" office:value="126.5229" calcext:value-type="float">
            <text:p>126.52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4848" calcext:value-type="float">
            <text:p>10.74848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278997" calcext:value-type="float">
            <text:p>0.003278997</text:p>
          </table:table-cell>
          <table:table-cell office:value-type="float" office:value="0.07724693" calcext:value-type="float">
            <text:p>0.07724693</text:p>
          </table:table-cell>
          <table:table-cell office:value-type="float" office:value="1701.382" calcext:value-type="float">
            <text:p>1701.382</text:p>
          </table:table-cell>
          <table:table-cell office:value-type="float" office:value="1.435487" calcext:value-type="float">
            <text:p>1.435487</text:p>
          </table:table-cell>
          <table:table-cell office:value-type="float" office:value="0" calcext:value-type="float">
            <text:p>0</text:p>
          </table:table-cell>
          <table:table-cell office:value-type="float" office:value="4.896301" calcext:value-type="float">
            <text:p>4.896301</text:p>
          </table:table-cell>
          <table:table-cell office:value-type="float" office:value="1.109052" calcext:value-type="float">
            <text:p>1.109052</text:p>
          </table:table-cell>
          <table:table-cell office:value-type="float" office:value="0.01306024" calcext:value-type="float">
            <text:p>0.01306024</text:p>
          </table:table-cell>
          <table:table-cell office:value-type="float" office:value="0.01296746" calcext:value-type="float">
            <text:p>0.01296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8952" calcext:value-type="float">
            <text:p>41.08952</text:p>
          </table:table-cell>
          <table:table-cell office:value-type="float" office:value="38.56571" calcext:value-type="float">
            <text:p>38.565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1.819426" calcext:value-type="float">
            <text:p>1.819426</text:p>
          </table:table-cell>
          <table:table-cell office:value-type="float" office:value="126.5116" calcext:value-type="float">
            <text:p>126.51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5936" calcext:value-type="float">
            <text:p>10.75936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319382" calcext:value-type="float">
            <text:p>0.003319382</text:p>
          </table:table-cell>
          <table:table-cell office:value-type="float" office:value="0.0780106" calcext:value-type="float">
            <text:p>0.0780106</text:p>
          </table:table-cell>
          <table:table-cell office:value-type="float" office:value="1701.399" calcext:value-type="float">
            <text:p>1701.399</text:p>
          </table:table-cell>
          <table:table-cell office:value-type="float" office:value="1.415704" calcext:value-type="float">
            <text:p>1.415704</text:p>
          </table:table-cell>
          <table:table-cell office:value-type="float" office:value="0" calcext:value-type="float">
            <text:p>0</text:p>
          </table:table-cell>
          <table:table-cell office:value-type="float" office:value="3.706717" calcext:value-type="float">
            <text:p>3.706717</text:p>
          </table:table-cell>
          <table:table-cell office:value-type="float" office:value="1.123762" calcext:value-type="float">
            <text:p>1.123762</text:p>
          </table:table-cell>
          <table:table-cell office:value-type="float" office:value="0.01302675" calcext:value-type="float">
            <text:p>0.01302675</text:p>
          </table:table-cell>
          <table:table-cell office:value-type="float" office:value="0.01294615" calcext:value-type="float">
            <text:p>0.01294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7561" calcext:value-type="float">
            <text:p>41.37561</text:p>
          </table:table-cell>
          <table:table-cell office:value-type="float" office:value="38.69545" calcext:value-type="float">
            <text:p>38.695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1.804637" calcext:value-type="float">
            <text:p>1.804637</text:p>
          </table:table-cell>
          <table:table-cell office:value-type="float" office:value="126.4992" calcext:value-type="float">
            <text:p>126.49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6974" calcext:value-type="float">
            <text:p>10.76974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346199" calcext:value-type="float">
            <text:p>0.003346199</text:p>
          </table:table-cell>
          <table:table-cell office:value-type="float" office:value="0.0784784" calcext:value-type="float">
            <text:p>0.0784784</text:p>
          </table:table-cell>
          <table:table-cell office:value-type="float" office:value="1701.414" calcext:value-type="float">
            <text:p>1701.414</text:p>
          </table:table-cell>
          <table:table-cell office:value-type="float" office:value="1.402475" calcext:value-type="float">
            <text:p>1.402475</text:p>
          </table:table-cell>
          <table:table-cell office:value-type="float" office:value="0" calcext:value-type="float">
            <text:p>0</text:p>
          </table:table-cell>
          <table:table-cell office:value-type="float" office:value="2.447204" calcext:value-type="float">
            <text:p>2.447204</text:p>
          </table:table-cell>
          <table:table-cell office:value-type="float" office:value="1.084267" calcext:value-type="float">
            <text:p>1.084267</text:p>
          </table:table-cell>
          <table:table-cell office:value-type="float" office:value="0.01298943" calcext:value-type="float">
            <text:p>0.01298943</text:p>
          </table:table-cell>
          <table:table-cell office:value-type="float" office:value="0.01292485" calcext:value-type="float">
            <text:p>0.01292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5713" calcext:value-type="float">
            <text:p>41.55713</text:p>
          </table:table-cell>
          <table:table-cell office:value-type="float" office:value="38.82011" calcext:value-type="float">
            <text:p>38.820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1.791719" calcext:value-type="float">
            <text:p>1.791719</text:p>
          </table:table-cell>
          <table:table-cell office:value-type="float" office:value="126.4867" calcext:value-type="float">
            <text:p>126.48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7934" calcext:value-type="float">
            <text:p>10.77934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363986" calcext:value-type="float">
            <text:p>0.003363986</text:p>
          </table:table-cell>
          <table:table-cell office:value-type="float" office:value="0.07875843" calcext:value-type="float">
            <text:p>0.07875843</text:p>
          </table:table-cell>
          <table:table-cell office:value-type="float" office:value="1701.428" calcext:value-type="float">
            <text:p>1701.428</text:p>
          </table:table-cell>
          <table:table-cell office:value-type="float" office:value="1.393948" calcext:value-type="float">
            <text:p>1.393948</text:p>
          </table:table-cell>
          <table:table-cell office:value-type="float" office:value="0" calcext:value-type="float">
            <text:p>0</text:p>
          </table:table-cell>
          <table:table-cell office:value-type="float" office:value="1.584385" calcext:value-type="float">
            <text:p>1.584385</text:p>
          </table:table-cell>
          <table:table-cell office:value-type="float" office:value="1.015654" calcext:value-type="float">
            <text:p>1.015654</text:p>
          </table:table-cell>
          <table:table-cell office:value-type="float" office:value="0.01295136" calcext:value-type="float">
            <text:p>0.01295136</text:p>
          </table:table-cell>
          <table:table-cell office:value-type="float" office:value="0.01290356" calcext:value-type="float">
            <text:p>0.01290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6386" calcext:value-type="float">
            <text:p>41.66386</text:p>
          </table:table-cell>
          <table:table-cell office:value-type="float" office:value="38.93216" calcext:value-type="float">
            <text:p>38.932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1.778758" calcext:value-type="float">
            <text:p>1.778758</text:p>
          </table:table-cell>
          <table:table-cell office:value-type="float" office:value="126.4741" calcext:value-type="float">
            <text:p>126.47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8844" calcext:value-type="float">
            <text:p>10.78844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376456" calcext:value-type="float">
            <text:p>0.003376456</text:p>
          </table:table-cell>
          <table:table-cell office:value-type="float" office:value="0.07892923" calcext:value-type="float">
            <text:p>0.07892923</text:p>
          </table:table-cell>
          <table:table-cell office:value-type="float" office:value="1701.441" calcext:value-type="float">
            <text:p>1701.441</text:p>
          </table:table-cell>
          <table:table-cell office:value-type="float" office:value="1.38463" calcext:value-type="float">
            <text:p>1.38463</text:p>
          </table:table-cell>
          <table:table-cell office:value-type="float" office:value="0" calcext:value-type="float">
            <text:p>0</text:p>
          </table:table-cell>
          <table:table-cell office:value-type="float" office:value="1.296037" calcext:value-type="float">
            <text:p>1.296037</text:p>
          </table:table-cell>
          <table:table-cell office:value-type="float" office:value="0.9995402" calcext:value-type="float">
            <text:p>0.9995402</text:p>
          </table:table-cell>
          <table:table-cell office:value-type="float" office:value="0.01291709" calcext:value-type="float">
            <text:p>0.01291709</text:p>
          </table:table-cell>
          <table:table-cell office:value-type="float" office:value="0.01288233" calcext:value-type="float">
            <text:p>0.01288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3604" calcext:value-type="float">
            <text:p>41.73604</text:p>
          </table:table-cell>
          <table:table-cell office:value-type="float" office:value="39.03601" calcext:value-type="float">
            <text:p>39.036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1.76585" calcext:value-type="float">
            <text:p>1.76585</text:p>
          </table:table-cell>
          <table:table-cell office:value-type="float" office:value="126.4638" calcext:value-type="float">
            <text:p>126.46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9674" calcext:value-type="float">
            <text:p>10.79674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386986" calcext:value-type="float">
            <text:p>0.003386986</text:p>
          </table:table-cell>
          <table:table-cell office:value-type="float" office:value="0.07907182" calcext:value-type="float">
            <text:p>0.07907182</text:p>
          </table:table-cell>
          <table:table-cell office:value-type="float" office:value="1701.453" calcext:value-type="float">
            <text:p>1701.453</text:p>
          </table:table-cell>
          <table:table-cell office:value-type="float" office:value="1.380408" calcext:value-type="float">
            <text:p>1.380408</text:p>
          </table:table-cell>
          <table:table-cell office:value-type="float" office:value="0" calcext:value-type="float">
            <text:p>0</text:p>
          </table:table-cell>
          <table:table-cell office:value-type="float" office:value="0.8565529" calcext:value-type="float">
            <text:p>0.8565529</text:p>
          </table:table-cell>
          <table:table-cell office:value-type="float" office:value="0.8833851" calcext:value-type="float">
            <text:p>0.8833851</text:p>
          </table:table-cell>
          <table:table-cell office:value-type="float" office:value="0.01293345" calcext:value-type="float">
            <text:p>0.01293345</text:p>
          </table:table-cell>
          <table:table-cell office:value-type="float" office:value="0.01286116" calcext:value-type="float">
            <text:p>0.01286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8651" calcext:value-type="float">
            <text:p>41.78651</text:p>
          </table:table-cell>
          <table:table-cell office:value-type="float" office:value="39.12506" calcext:value-type="float">
            <text:p>39.125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1.750075" calcext:value-type="float">
            <text:p>1.750075</text:p>
          </table:table-cell>
          <table:table-cell office:value-type="float" office:value="126.4572" calcext:value-type="float">
            <text:p>126.45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0341" calcext:value-type="float">
            <text:p>10.80341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442987" calcext:value-type="float">
            <text:p>0.003442987</text:p>
          </table:table-cell>
          <table:table-cell office:value-type="float" office:value="0.07989304" calcext:value-type="float">
            <text:p>0.07989304</text:p>
          </table:table-cell>
          <table:table-cell office:value-type="float" office:value="1701.465" calcext:value-type="float">
            <text:p>1701.465</text:p>
          </table:table-cell>
          <table:table-cell office:value-type="float" office:value="1.378026" calcext:value-type="float">
            <text:p>1.378026</text:p>
          </table:table-cell>
          <table:table-cell office:value-type="float" office:value="0" calcext:value-type="float">
            <text:p>0</text:p>
          </table:table-cell>
          <table:table-cell office:value-type="float" office:value="0.4412188" calcext:value-type="float">
            <text:p>0.4412188</text:p>
          </table:table-cell>
          <table:table-cell office:value-type="float" office:value="0.6095609" calcext:value-type="float">
            <text:p>0.6095609</text:p>
          </table:table-cell>
          <table:table-cell office:value-type="float" office:value="0.01289935" calcext:value-type="float">
            <text:p>0.01289935</text:p>
          </table:table-cell>
          <table:table-cell office:value-type="float" office:value="0.01284" calcext:value-type="float">
            <text:p>0.01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5505" calcext:value-type="float">
            <text:p>41.85505</text:p>
          </table:table-cell>
          <table:table-cell office:value-type="float" office:value="39.19302" calcext:value-type="float">
            <text:p>39.1930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1.73356" calcext:value-type="float">
            <text:p>1.73356</text:p>
          </table:table-cell>
          <table:table-cell office:value-type="float" office:value="126.4508" calcext:value-type="float">
            <text:p>126.45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105" calcext:value-type="float">
            <text:p>10.8105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566814" calcext:value-type="float">
            <text:p>0.003566814</text:p>
          </table:table-cell>
          <table:table-cell office:value-type="float" office:value="0.08224224" calcext:value-type="float">
            <text:p>0.08224224</text:p>
          </table:table-cell>
          <table:table-cell office:value-type="float" office:value="1701.478" calcext:value-type="float">
            <text:p>1701.478</text:p>
          </table:table-cell>
          <table:table-cell office:value-type="float" office:value="1.376369" calcext:value-type="float">
            <text:p>1.376369</text:p>
          </table:table-cell>
          <table:table-cell office:value-type="float" office:value="0" calcext:value-type="float">
            <text:p>0</text:p>
          </table:table-cell>
          <table:table-cell office:value-type="float" office:value="0.7838956" calcext:value-type="float">
            <text:p>0.7838956</text:p>
          </table:table-cell>
          <table:table-cell office:value-type="float" office:value="0.8230768" calcext:value-type="float">
            <text:p>0.8230768</text:p>
          </table:table-cell>
          <table:table-cell office:value-type="float" office:value="0.01290766" calcext:value-type="float">
            <text:p>0.01290766</text:p>
          </table:table-cell>
          <table:table-cell office:value-type="float" office:value="0.01281885" calcext:value-type="float">
            <text:p>0.01281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2473" calcext:value-type="float">
            <text:p>41.92473</text:p>
          </table:table-cell>
          <table:table-cell office:value-type="float" office:value="39.23621" calcext:value-type="float">
            <text:p>39.236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1.719736" calcext:value-type="float">
            <text:p>1.719736</text:p>
          </table:table-cell>
          <table:table-cell office:value-type="float" office:value="126.4442" calcext:value-type="float">
            <text:p>126.44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1742" calcext:value-type="float">
            <text:p>10.81742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642364" calcext:value-type="float">
            <text:p>0.003642364</text:p>
          </table:table-cell>
          <table:table-cell office:value-type="float" office:value="0.08425558" calcext:value-type="float">
            <text:p>0.08425558</text:p>
          </table:table-cell>
          <table:table-cell office:value-type="float" office:value="1701.49" calcext:value-type="float">
            <text:p>1701.49</text:p>
          </table:table-cell>
          <table:table-cell office:value-type="float" office:value="1.375252" calcext:value-type="float">
            <text:p>1.375252</text:p>
          </table:table-cell>
          <table:table-cell office:value-type="float" office:value="0" calcext:value-type="float">
            <text:p>0</text:p>
          </table:table-cell>
          <table:table-cell office:value-type="float" office:value="2.147504" calcext:value-type="float">
            <text:p>2.147504</text:p>
          </table:table-cell>
          <table:table-cell office:value-type="float" office:value="0.825364" calcext:value-type="float">
            <text:p>0.825364</text:p>
          </table:table-cell>
          <table:table-cell office:value-type="float" office:value="0.01289671" calcext:value-type="float">
            <text:p>0.01289671</text:p>
          </table:table-cell>
          <table:table-cell office:value-type="float" office:value="0.01279778" calcext:value-type="float">
            <text:p>0.01279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4283" calcext:value-type="float">
            <text:p>42.04283</text:p>
          </table:table-cell>
          <table:table-cell office:value-type="float" office:value="39.29926" calcext:value-type="float">
            <text:p>39.299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1.705984" calcext:value-type="float">
            <text:p>1.705984</text:p>
          </table:table-cell>
          <table:table-cell office:value-type="float" office:value="126.4357" calcext:value-type="float">
            <text:p>126.43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2341" calcext:value-type="float">
            <text:p>10.82341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697341" calcext:value-type="float">
            <text:p>0.003697341</text:p>
          </table:table-cell>
          <table:table-cell office:value-type="float" office:value="0.08555989" calcext:value-type="float">
            <text:p>0.08555989</text:p>
          </table:table-cell>
          <table:table-cell office:value-type="float" office:value="1701.502" calcext:value-type="float">
            <text:p>1701.502</text:p>
          </table:table-cell>
          <table:table-cell office:value-type="float" office:value="1.36286" calcext:value-type="float">
            <text:p>1.36286</text:p>
          </table:table-cell>
          <table:table-cell office:value-type="float" office:value="0" calcext:value-type="float">
            <text:p>0</text:p>
          </table:table-cell>
          <table:table-cell office:value-type="float" office:value="2.431692" calcext:value-type="float">
            <text:p>2.431692</text:p>
          </table:table-cell>
          <table:table-cell office:value-type="float" office:value="0.8845827" calcext:value-type="float">
            <text:p>0.8845827</text:p>
          </table:table-cell>
          <table:table-cell office:value-type="float" office:value="0.01285505" calcext:value-type="float">
            <text:p>0.01285505</text:p>
          </table:table-cell>
          <table:table-cell office:value-type="float" office:value="0.01277674" calcext:value-type="float">
            <text:p>0.01277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7869" calcext:value-type="float">
            <text:p>42.17869</text:p>
          </table:table-cell>
          <table:table-cell office:value-type="float" office:value="39.36857" calcext:value-type="float">
            <text:p>39.3685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1.695222" calcext:value-type="float">
            <text:p>1.695222</text:p>
          </table:table-cell>
          <table:table-cell office:value-type="float" office:value="126.4263" calcext:value-type="float">
            <text:p>126.42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293" calcext:value-type="float">
            <text:p>10.8293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735676" calcext:value-type="float">
            <text:p>0.003735676</text:p>
          </table:table-cell>
          <table:table-cell office:value-type="float" office:value="0.08640575" calcext:value-type="float">
            <text:p>0.08640575</text:p>
          </table:table-cell>
          <table:table-cell office:value-type="float" office:value="1701.515" calcext:value-type="float">
            <text:p>1701.515</text:p>
          </table:table-cell>
          <table:table-cell office:value-type="float" office:value="1.355882" calcext:value-type="float">
            <text:p>1.355882</text:p>
          </table:table-cell>
          <table:table-cell office:value-type="float" office:value="0" calcext:value-type="float">
            <text:p>0</text:p>
          </table:table-cell>
          <table:table-cell office:value-type="float" office:value="1.047521" calcext:value-type="float">
            <text:p>1.047521</text:p>
          </table:table-cell>
          <table:table-cell office:value-type="float" office:value="0.8668427" calcext:value-type="float">
            <text:p>0.8668427</text:p>
          </table:table-cell>
          <table:table-cell office:value-type="float" office:value="0.01282931" calcext:value-type="float">
            <text:p>0.01282931</text:p>
          </table:table-cell>
          <table:table-cell office:value-type="float" office:value="0.01275571" calcext:value-type="float">
            <text:p>0.01275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8638" calcext:value-type="float">
            <text:p>42.28638</text:p>
          </table:table-cell>
          <table:table-cell office:value-type="float" office:value="39.44338" calcext:value-type="float">
            <text:p>39.443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1.683281" calcext:value-type="float">
            <text:p>1.683281</text:p>
          </table:table-cell>
          <table:table-cell office:value-type="float" office:value="126.4207" calcext:value-type="float">
            <text:p>126.42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3358" calcext:value-type="float">
            <text:p>10.83358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784602" calcext:value-type="float">
            <text:p>0.003784602</text:p>
          </table:table-cell>
          <table:table-cell office:value-type="float" office:value="0.08766928" calcext:value-type="float">
            <text:p>0.08766928</text:p>
          </table:table-cell>
          <table:table-cell office:value-type="float" office:value="1701.525" calcext:value-type="float">
            <text:p>1701.525</text:p>
          </table:table-cell>
          <table:table-cell office:value-type="float" office:value="1.354977" calcext:value-type="float">
            <text:p>1.354977</text:p>
          </table:table-cell>
          <table:table-cell office:value-type="float" office:value="0" calcext:value-type="float">
            <text:p>0</text:p>
          </table:table-cell>
          <table:table-cell office:value-type="float" office:value="0.8493397" calcext:value-type="float">
            <text:p>0.8493397</text:p>
          </table:table-cell>
          <table:table-cell office:value-type="float" office:value="0.7498087" calcext:value-type="float">
            <text:p>0.7498087</text:p>
          </table:table-cell>
          <table:table-cell office:value-type="float" office:value="0.01282716" calcext:value-type="float">
            <text:p>0.01282716</text:p>
          </table:table-cell>
          <table:table-cell office:value-type="float" office:value="0.0127347" calcext:value-type="float">
            <text:p>0.0127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3502" calcext:value-type="float">
            <text:p>42.33502</text:p>
          </table:table-cell>
          <table:table-cell office:value-type="float" office:value="39.49677" calcext:value-type="float">
            <text:p>39.4967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1.668771" calcext:value-type="float">
            <text:p>1.668771</text:p>
          </table:table-cell>
          <table:table-cell office:value-type="float" office:value="126.4139" calcext:value-type="float">
            <text:p>126.41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3841" calcext:value-type="float">
            <text:p>10.83841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820857" calcext:value-type="float">
            <text:p>0.003820857</text:p>
          </table:table-cell>
          <table:table-cell office:value-type="float" office:value="0.08854267" calcext:value-type="float">
            <text:p>0.08854267</text:p>
          </table:table-cell>
          <table:table-cell office:value-type="float" office:value="1701.537" calcext:value-type="float">
            <text:p>1701.537</text:p>
          </table:table-cell>
          <table:table-cell office:value-type="float" office:value="1.344846" calcext:value-type="float">
            <text:p>1.344846</text:p>
          </table:table-cell>
          <table:table-cell office:value-type="float" office:value="0" calcext:value-type="float">
            <text:p>0</text:p>
          </table:table-cell>
          <table:table-cell office:value-type="float" office:value="2.690682" calcext:value-type="float">
            <text:p>2.690682</text:p>
          </table:table-cell>
          <table:table-cell office:value-type="float" office:value="0.8806119" calcext:value-type="float">
            <text:p>0.8806119</text:p>
          </table:table-cell>
          <table:table-cell office:value-type="float" office:value="0.01280128" calcext:value-type="float">
            <text:p>0.01280128</text:p>
          </table:table-cell>
          <table:table-cell office:value-type="float" office:value="0.01271378" calcext:value-type="float">
            <text:p>0.01271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7714" calcext:value-type="float">
            <text:p>42.47714</text:p>
          </table:table-cell>
          <table:table-cell office:value-type="float" office:value="39.55169" calcext:value-type="float">
            <text:p>39.5516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1.655229" calcext:value-type="float">
            <text:p>1.655229</text:p>
          </table:table-cell>
          <table:table-cell office:value-type="float" office:value="126.4037" calcext:value-type="float">
            <text:p>126.40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4487" calcext:value-type="float">
            <text:p>10.84487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846214" calcext:value-type="float">
            <text:p>0.003846214</text:p>
          </table:table-cell>
          <table:table-cell office:value-type="float" office:value="0.08901261" calcext:value-type="float">
            <text:p>0.08901261</text:p>
          </table:table-cell>
          <table:table-cell office:value-type="float" office:value="1701.55" calcext:value-type="float">
            <text:p>1701.55</text:p>
          </table:table-cell>
          <table:table-cell office:value-type="float" office:value="1.332069" calcext:value-type="float">
            <text:p>1.332069</text:p>
          </table:table-cell>
          <table:table-cell office:value-type="float" office:value="0" calcext:value-type="float">
            <text:p>0</text:p>
          </table:table-cell>
          <table:table-cell office:value-type="float" office:value="2.369823" calcext:value-type="float">
            <text:p>2.369823</text:p>
          </table:table-cell>
          <table:table-cell office:value-type="float" office:value="0.960318" calcext:value-type="float">
            <text:p>0.960318</text:p>
          </table:table-cell>
          <table:table-cell office:value-type="float" office:value="0.01276126" calcext:value-type="float">
            <text:p>0.01276126</text:p>
          </table:table-cell>
          <table:table-cell office:value-type="float" office:value="0.01269286" calcext:value-type="float">
            <text:p>0.01269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2385" calcext:value-type="float">
            <text:p>42.62385</text:p>
          </table:table-cell>
          <table:table-cell office:value-type="float" office:value="39.63361" calcext:value-type="float">
            <text:p>39.633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1.643413" calcext:value-type="float">
            <text:p>1.643413</text:p>
          </table:table-cell>
          <table:table-cell office:value-type="float" office:value="126.396" calcext:value-type="float">
            <text:p>126.3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5114" calcext:value-type="float">
            <text:p>10.85114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873655" calcext:value-type="float">
            <text:p>0.003873655</text:p>
          </table:table-cell>
          <table:table-cell office:value-type="float" office:value="0.08961289" calcext:value-type="float">
            <text:p>0.08961289</text:p>
          </table:table-cell>
          <table:table-cell office:value-type="float" office:value="1701.562" calcext:value-type="float">
            <text:p>1701.562</text:p>
          </table:table-cell>
          <table:table-cell office:value-type="float" office:value="1.329932" calcext:value-type="float">
            <text:p>1.329932</text:p>
          </table:table-cell>
          <table:table-cell office:value-type="float" office:value="0" calcext:value-type="float">
            <text:p>0</text:p>
          </table:table-cell>
          <table:table-cell office:value-type="float" office:value="1.020525" calcext:value-type="float">
            <text:p>1.020525</text:p>
          </table:table-cell>
          <table:table-cell office:value-type="float" office:value="0.8418655" calcext:value-type="float">
            <text:p>0.8418655</text:p>
          </table:table-cell>
          <table:table-cell office:value-type="float" office:value="0.01279029" calcext:value-type="float">
            <text:p>0.01279029</text:p>
          </table:table-cell>
          <table:table-cell office:value-type="float" office:value="0.01267197" calcext:value-type="float">
            <text:p>0.01267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1783" calcext:value-type="float">
            <text:p>42.71783</text:p>
          </table:table-cell>
          <table:table-cell office:value-type="float" office:value="39.70972" calcext:value-type="float">
            <text:p>39.709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1.631164" calcext:value-type="float">
            <text:p>1.631164</text:p>
          </table:table-cell>
          <table:table-cell office:value-type="float" office:value="126.3882" calcext:value-type="float">
            <text:p>126.3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5658" calcext:value-type="float">
            <text:p>10.85658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887066" calcext:value-type="float">
            <text:p>0.003887066</text:p>
          </table:table-cell>
          <table:table-cell office:value-type="float" office:value="0.08986606" calcext:value-type="float">
            <text:p>0.08986606</text:p>
          </table:table-cell>
          <table:table-cell office:value-type="float" office:value="1701.573" calcext:value-type="float">
            <text:p>1701.573</text:p>
          </table:table-cell>
          <table:table-cell office:value-type="float" office:value="1.32205" calcext:value-type="float">
            <text:p>1.32205</text:p>
          </table:table-cell>
          <table:table-cell office:value-type="float" office:value="0" calcext:value-type="float">
            <text:p>0</text:p>
          </table:table-cell>
          <table:table-cell office:value-type="float" office:value="2.452777" calcext:value-type="float">
            <text:p>2.452777</text:p>
          </table:table-cell>
          <table:table-cell office:value-type="float" office:value="0.8937768" calcext:value-type="float">
            <text:p>0.8937768</text:p>
          </table:table-cell>
          <table:table-cell office:value-type="float" office:value="0.01275239" calcext:value-type="float">
            <text:p>0.01275239</text:p>
          </table:table-cell>
          <table:table-cell office:value-type="float" office:value="0.01265111" calcext:value-type="float">
            <text:p>0.01265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6233" calcext:value-type="float">
            <text:p>42.86233</text:p>
          </table:table-cell>
          <table:table-cell office:value-type="float" office:value="39.77229" calcext:value-type="float">
            <text:p>39.7722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1.622137" calcext:value-type="float">
            <text:p>1.622137</text:p>
          </table:table-cell>
          <table:table-cell office:value-type="float" office:value="126.379" calcext:value-type="float">
            <text:p>126.3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6173" calcext:value-type="float">
            <text:p>10.86173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896088" calcext:value-type="float">
            <text:p>0.003896088</text:p>
          </table:table-cell>
          <table:table-cell office:value-type="float" office:value="0.08999047" calcext:value-type="float">
            <text:p>0.08999047</text:p>
          </table:table-cell>
          <table:table-cell office:value-type="float" office:value="1701.584" calcext:value-type="float">
            <text:p>1701.584</text:p>
          </table:table-cell>
          <table:table-cell office:value-type="float" office:value="1.316184" calcext:value-type="float">
            <text:p>1.316184</text:p>
          </table:table-cell>
          <table:table-cell office:value-type="float" office:value="0" calcext:value-type="float">
            <text:p>0</text:p>
          </table:table-cell>
          <table:table-cell office:value-type="float" office:value="1.547921" calcext:value-type="float">
            <text:p>1.547921</text:p>
          </table:table-cell>
          <table:table-cell office:value-type="float" office:value="0.8641266" calcext:value-type="float">
            <text:p>0.8641266</text:p>
          </table:table-cell>
          <table:table-cell office:value-type="float" office:value="0.01270046" calcext:value-type="float">
            <text:p>0.01270046</text:p>
          </table:table-cell>
          <table:table-cell office:value-type="float" office:value="0.01263031" calcext:value-type="float">
            <text:p>0.01263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5934" calcext:value-type="float">
            <text:p>42.95934</text:p>
          </table:table-cell>
          <table:table-cell office:value-type="float" office:value="39.84205" calcext:value-type="float">
            <text:p>39.842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1.61174" calcext:value-type="float">
            <text:p>1.61174</text:p>
          </table:table-cell>
          <table:table-cell office:value-type="float" office:value="126.3691" calcext:value-type="float">
            <text:p>126.36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6672" calcext:value-type="float">
            <text:p>10.86672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902037" calcext:value-type="float">
            <text:p>0.003902037</text:p>
          </table:table-cell>
          <table:table-cell office:value-type="float" office:value="0.0900372" calcext:value-type="float">
            <text:p>0.0900372</text:p>
          </table:table-cell>
          <table:table-cell office:value-type="float" office:value="1701.595" calcext:value-type="float">
            <text:p>1701.595</text:p>
          </table:table-cell>
          <table:table-cell office:value-type="float" office:value="1.308214" calcext:value-type="float">
            <text:p>1.308214</text:p>
          </table:table-cell>
          <table:table-cell office:value-type="float" office:value="0" calcext:value-type="float">
            <text:p>0</text:p>
          </table:table-cell>
          <table:table-cell office:value-type="float" office:value="1.446417" calcext:value-type="float">
            <text:p>1.446417</text:p>
          </table:table-cell>
          <table:table-cell office:value-type="float" office:value="0.9047053" calcext:value-type="float">
            <text:p>0.9047053</text:p>
          </table:table-cell>
          <table:table-cell office:value-type="float" office:value="0.01265935" calcext:value-type="float">
            <text:p>0.01265935</text:p>
          </table:table-cell>
          <table:table-cell office:value-type="float" office:value="0.01260953" calcext:value-type="float">
            <text:p>0.01260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3479" calcext:value-type="float">
            <text:p>43.03479</text:p>
          </table:table-cell>
          <table:table-cell office:value-type="float" office:value="39.91251" calcext:value-type="float">
            <text:p>39.9125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1.603214" calcext:value-type="float">
            <text:p>1.603214</text:p>
          </table:table-cell>
          <table:table-cell office:value-type="float" office:value="126.3592" calcext:value-type="float">
            <text:p>126.35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7202" calcext:value-type="float">
            <text:p>10.87202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907211" calcext:value-type="float">
            <text:p>0.003907211</text:p>
          </table:table-cell>
          <table:table-cell office:value-type="float" office:value="0.09006482" calcext:value-type="float">
            <text:p>0.09006482</text:p>
          </table:table-cell>
          <table:table-cell office:value-type="float" office:value="1701.606" calcext:value-type="float">
            <text:p>1701.606</text:p>
          </table:table-cell>
          <table:table-cell office:value-type="float" office:value="1.303895" calcext:value-type="float">
            <text:p>1.303895</text:p>
          </table:table-cell>
          <table:table-cell office:value-type="float" office:value="0" calcext:value-type="float">
            <text:p>0</text:p>
          </table:table-cell>
          <table:table-cell office:value-type="float" office:value="1.090539" calcext:value-type="float">
            <text:p>1.090539</text:p>
          </table:table-cell>
          <table:table-cell office:value-type="float" office:value="0.8511693" calcext:value-type="float">
            <text:p>0.8511693</text:p>
          </table:table-cell>
          <table:table-cell office:value-type="float" office:value="0.01262757" calcext:value-type="float">
            <text:p>0.01262757</text:p>
          </table:table-cell>
          <table:table-cell office:value-type="float" office:value="0.01258878" calcext:value-type="float">
            <text:p>0.01258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9104" calcext:value-type="float">
            <text:p>43.09104</text:p>
          </table:table-cell>
          <table:table-cell office:value-type="float" office:value="39.98296" calcext:value-type="float">
            <text:p>39.982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1.5932" calcext:value-type="float">
            <text:p>1.5932</text:p>
          </table:table-cell>
          <table:table-cell office:value-type="float" office:value="126.3491" calcext:value-type="float">
            <text:p>126.34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7672" calcext:value-type="float">
            <text:p>10.87672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915773" calcext:value-type="float">
            <text:p>0.003915773</text:p>
          </table:table-cell>
          <table:table-cell office:value-type="float" office:value="0.09016167" calcext:value-type="float">
            <text:p>0.09016167</text:p>
          </table:table-cell>
          <table:table-cell office:value-type="float" office:value="1701.617" calcext:value-type="float">
            <text:p>1701.617</text:p>
          </table:table-cell>
          <table:table-cell office:value-type="float" office:value="1.297507" calcext:value-type="float">
            <text:p>1.297507</text:p>
          </table:table-cell>
          <table:table-cell office:value-type="float" office:value="0" calcext:value-type="float">
            <text:p>0</text:p>
          </table:table-cell>
          <table:table-cell office:value-type="float" office:value="0.4239866" calcext:value-type="float">
            <text:p>0.4239866</text:p>
          </table:table-cell>
          <table:table-cell office:value-type="float" office:value="0.6185241" calcext:value-type="float">
            <text:p>0.6185241</text:p>
          </table:table-cell>
          <table:table-cell office:value-type="float" office:value="0.01264868" calcext:value-type="float">
            <text:p>0.01264868</text:p>
          </table:table-cell>
          <table:table-cell office:value-type="float" office:value="0.01256807" calcext:value-type="float">
            <text:p>0.01256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2703" calcext:value-type="float">
            <text:p>43.12703</text:p>
          </table:table-cell>
          <table:table-cell office:value-type="float" office:value="40.04599" calcext:value-type="float">
            <text:p>40.045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1.582239" calcext:value-type="float">
            <text:p>1.582239</text:p>
          </table:table-cell>
          <table:table-cell office:value-type="float" office:value="126.3415" calcext:value-type="float">
            <text:p>126.34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816" calcext:value-type="float">
            <text:p>10.8816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398354" calcext:value-type="float">
            <text:p>0.00398354</text:p>
          </table:table-cell>
          <table:table-cell office:value-type="float" office:value="0.09177447" calcext:value-type="float">
            <text:p>0.09177447</text:p>
          </table:table-cell>
          <table:table-cell office:value-type="float" office:value="1701.628" calcext:value-type="float">
            <text:p>1701.628</text:p>
          </table:table-cell>
          <table:table-cell office:value-type="float" office:value="1.29504" calcext:value-type="float">
            <text:p>1.29504</text:p>
          </table:table-cell>
          <table:table-cell office:value-type="float" office:value="0" calcext:value-type="float">
            <text:p>0</text:p>
          </table:table-cell>
          <table:table-cell office:value-type="float" office:value="1.533872" calcext:value-type="float">
            <text:p>1.533872</text:p>
          </table:table-cell>
          <table:table-cell office:value-type="float" office:value="0.768352" calcext:value-type="float">
            <text:p>0.768352</text:p>
          </table:table-cell>
          <table:table-cell office:value-type="float" office:value="0.01265293" calcext:value-type="float">
            <text:p>0.01265293</text:p>
          </table:table-cell>
          <table:table-cell office:value-type="float" office:value="0.01254739" calcext:value-type="float">
            <text:p>0.01254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8462" calcext:value-type="float">
            <text:p>43.18462</text:p>
          </table:table-cell>
          <table:table-cell office:value-type="float" office:value="40.07595" calcext:value-type="float">
            <text:p>40.075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1.573253" calcext:value-type="float">
            <text:p>1.573253</text:p>
          </table:table-cell>
          <table:table-cell office:value-type="float" office:value="126.3326" calcext:value-type="float">
            <text:p>126.33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8636" calcext:value-type="float">
            <text:p>10.88636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024466" calcext:value-type="float">
            <text:p>0.004024466</text:p>
          </table:table-cell>
          <table:table-cell office:value-type="float" office:value="0.09277422" calcext:value-type="float">
            <text:p>0.09277422</text:p>
          </table:table-cell>
          <table:table-cell office:value-type="float" office:value="1701.639" calcext:value-type="float">
            <text:p>1701.639</text:p>
          </table:table-cell>
          <table:table-cell office:value-type="float" office:value="1.289119" calcext:value-type="float">
            <text:p>1.289119</text:p>
          </table:table-cell>
          <table:table-cell office:value-type="float" office:value="0" calcext:value-type="float">
            <text:p>0</text:p>
          </table:table-cell>
          <table:table-cell office:value-type="float" office:value="1.520644" calcext:value-type="float">
            <text:p>1.520644</text:p>
          </table:table-cell>
          <table:table-cell office:value-type="float" office:value="0.8283023" calcext:value-type="float">
            <text:p>0.8283023</text:p>
          </table:table-cell>
          <table:table-cell office:value-type="float" office:value="0.01260033" calcext:value-type="float">
            <text:p>0.01260033</text:p>
          </table:table-cell>
          <table:table-cell office:value-type="float" office:value="0.01252677" calcext:value-type="float">
            <text:p>0.01252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8254" calcext:value-type="float">
            <text:p>43.28254</text:p>
          </table:table-cell>
          <table:table-cell office:value-type="float" office:value="40.13019" calcext:value-type="float">
            <text:p>40.130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1.563038" calcext:value-type="float">
            <text:p>1.563038</text:p>
          </table:table-cell>
          <table:table-cell office:value-type="float" office:value="126.3223" calcext:value-type="float">
            <text:p>126.32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9126" calcext:value-type="float">
            <text:p>10.89126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053977" calcext:value-type="float">
            <text:p>0.004053977</text:p>
          </table:table-cell>
          <table:table-cell office:value-type="float" office:value="0.09335916" calcext:value-type="float">
            <text:p>0.09335916</text:p>
          </table:table-cell>
          <table:table-cell office:value-type="float" office:value="1701.65" calcext:value-type="float">
            <text:p>1701.65</text:p>
          </table:table-cell>
          <table:table-cell office:value-type="float" office:value="1.281169" calcext:value-type="float">
            <text:p>1.281169</text:p>
          </table:table-cell>
          <table:table-cell office:value-type="float" office:value="0" calcext:value-type="float">
            <text:p>0</text:p>
          </table:table-cell>
          <table:table-cell office:value-type="float" office:value="1.477768" calcext:value-type="float">
            <text:p>1.477768</text:p>
          </table:table-cell>
          <table:table-cell office:value-type="float" office:value="0.9015139" calcext:value-type="float">
            <text:p>0.9015139</text:p>
          </table:table-cell>
          <table:table-cell office:value-type="float" office:value="0.01255652" calcext:value-type="float">
            <text:p>0.01255652</text:p>
          </table:table-cell>
          <table:table-cell office:value-type="float" office:value="0.01250615" calcext:value-type="float">
            <text:p>0.01250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5529" calcext:value-type="float">
            <text:p>43.35529</text:p>
          </table:table-cell>
          <table:table-cell office:value-type="float" office:value="40.1984" calcext:value-type="float">
            <text:p>40.19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1.553014" calcext:value-type="float">
            <text:p>1.553014</text:p>
          </table:table-cell>
          <table:table-cell office:value-type="float" office:value="126.3124" calcext:value-type="float">
            <text:p>126.31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9704" calcext:value-type="float">
            <text:p>10.89704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070335" calcext:value-type="float">
            <text:p>0.004070335</text:p>
          </table:table-cell>
          <table:table-cell office:value-type="float" office:value="0.0936511" calcext:value-type="float">
            <text:p>0.0936511</text:p>
          </table:table-cell>
          <table:table-cell office:value-type="float" office:value="1701.661" calcext:value-type="float">
            <text:p>1701.661</text:p>
          </table:table-cell>
          <table:table-cell office:value-type="float" office:value="1.276764" calcext:value-type="float">
            <text:p>1.276764</text:p>
          </table:table-cell>
          <table:table-cell office:value-type="float" office:value="0" calcext:value-type="float">
            <text:p>0</text:p>
          </table:table-cell>
          <table:table-cell office:value-type="float" office:value="2.000449" calcext:value-type="float">
            <text:p>2.000449</text:p>
          </table:table-cell>
          <table:table-cell office:value-type="float" office:value="0.8895622" calcext:value-type="float">
            <text:p>0.8895622</text:p>
          </table:table-cell>
          <table:table-cell office:value-type="float" office:value="0.01256984" calcext:value-type="float">
            <text:p>0.01256984</text:p>
          </table:table-cell>
          <table:table-cell office:value-type="float" office:value="0.01248557" calcext:value-type="float">
            <text:p>0.01248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381" calcext:value-type="float">
            <text:p>43.4381</text:p>
          </table:table-cell>
          <table:table-cell office:value-type="float" office:value="40.26908" calcext:value-type="float">
            <text:p>40.269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1.541898" calcext:value-type="float">
            <text:p>1.541898</text:p>
          </table:table-cell>
          <table:table-cell office:value-type="float" office:value="126.3007" calcext:value-type="float">
            <text:p>126.30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0341" calcext:value-type="float">
            <text:p>10.90341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081488" calcext:value-type="float">
            <text:p>0.004081488</text:p>
          </table:table-cell>
          <table:table-cell office:value-type="float" office:value="0.09380383" calcext:value-type="float">
            <text:p>0.09380383</text:p>
          </table:table-cell>
          <table:table-cell office:value-type="float" office:value="1701.673" calcext:value-type="float">
            <text:p>1701.673</text:p>
          </table:table-cell>
          <table:table-cell office:value-type="float" office:value="1.266797" calcext:value-type="float">
            <text:p>1.266797</text:p>
          </table:table-cell>
          <table:table-cell office:value-type="float" office:value="0" calcext:value-type="float">
            <text:p>0</text:p>
          </table:table-cell>
          <table:table-cell office:value-type="float" office:value="1.537766" calcext:value-type="float">
            <text:p>1.537766</text:p>
          </table:table-cell>
          <table:table-cell office:value-type="float" office:value="0.9687341" calcext:value-type="float">
            <text:p>0.9687341</text:p>
          </table:table-cell>
          <table:table-cell office:value-type="float" office:value="0.01252233" calcext:value-type="float">
            <text:p>0.01252233</text:p>
          </table:table-cell>
          <table:table-cell office:value-type="float" office:value="0.01246503" calcext:value-type="float">
            <text:p>0.01246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2138" calcext:value-type="float">
            <text:p>43.52138</text:p>
          </table:table-cell>
          <table:table-cell office:value-type="float" office:value="40.35077" calcext:value-type="float">
            <text:p>40.3507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1.530367" calcext:value-type="float">
            <text:p>1.530367</text:p>
          </table:table-cell>
          <table:table-cell office:value-type="float" office:value="126.2873" calcext:value-type="float">
            <text:p>126.28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1131" calcext:value-type="float">
            <text:p>10.91131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089402" calcext:value-type="float">
            <text:p>0.004089402</text:p>
          </table:table-cell>
          <table:table-cell office:value-type="float" office:value="0.09388305" calcext:value-type="float">
            <text:p>0.09388305</text:p>
          </table:table-cell>
          <table:table-cell office:value-type="float" office:value="1701.685" calcext:value-type="float">
            <text:p>1701.685</text:p>
          </table:table-cell>
          <table:table-cell office:value-type="float" office:value="1.255607" calcext:value-type="float">
            <text:p>1.255607</text:p>
          </table:table-cell>
          <table:table-cell office:value-type="float" office:value="0" calcext:value-type="float">
            <text:p>0</text:p>
          </table:table-cell>
          <table:table-cell office:value-type="float" office:value="1.193476" calcext:value-type="float">
            <text:p>1.193476</text:p>
          </table:table-cell>
          <table:table-cell office:value-type="float" office:value="1.003772" calcext:value-type="float">
            <text:p>1.003772</text:p>
          </table:table-cell>
          <table:table-cell office:value-type="float" office:value="0.01248593" calcext:value-type="float">
            <text:p>0.01248593</text:p>
          </table:table-cell>
          <table:table-cell office:value-type="float" office:value="0.01244453" calcext:value-type="float">
            <text:p>0.0124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8438" calcext:value-type="float">
            <text:p>43.58438</text:p>
          </table:table-cell>
          <table:table-cell office:value-type="float" office:value="40.44744" calcext:value-type="float">
            <text:p>40.4474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1.518932" calcext:value-type="float">
            <text:p>1.518932</text:p>
          </table:table-cell>
          <table:table-cell office:value-type="float" office:value="126.2754" calcext:value-type="float">
            <text:p>126.27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1855" calcext:value-type="float">
            <text:p>10.91855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133463" calcext:value-type="float">
            <text:p>0.004133463</text:p>
          </table:table-cell>
          <table:table-cell office:value-type="float" office:value="0.09458771" calcext:value-type="float">
            <text:p>0.09458771</text:p>
          </table:table-cell>
          <table:table-cell office:value-type="float" office:value="1701.697" calcext:value-type="float">
            <text:p>1701.697</text:p>
          </table:table-cell>
          <table:table-cell office:value-type="float" office:value="1.249505" calcext:value-type="float">
            <text:p>1.249505</text:p>
          </table:table-cell>
          <table:table-cell office:value-type="float" office:value="0" calcext:value-type="float">
            <text:p>0</text:p>
          </table:table-cell>
          <table:table-cell office:value-type="float" office:value="0.5410947" calcext:value-type="float">
            <text:p>0.5410947</text:p>
          </table:table-cell>
          <table:table-cell office:value-type="float" office:value="0.6667914" calcext:value-type="float">
            <text:p>0.6667914</text:p>
          </table:table-cell>
          <table:table-cell office:value-type="float" office:value="0.01250069" calcext:value-type="float">
            <text:p>0.01250069</text:p>
          </table:table-cell>
          <table:table-cell office:value-type="float" office:value="0.01242406" calcext:value-type="float">
            <text:p>0.01242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9064" calcext:value-type="float">
            <text:p>43.59064</text:p>
          </table:table-cell>
          <table:table-cell office:value-type="float" office:value="40.50993" calcext:value-type="float">
            <text:p>40.5099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1.506654" calcext:value-type="float">
            <text:p>1.506654</text:p>
          </table:table-cell>
          <table:table-cell office:value-type="float" office:value="126.2666" calcext:value-type="float">
            <text:p>126.26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2514" calcext:value-type="float">
            <text:p>10.92514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238552" calcext:value-type="float">
            <text:p>0.004238552</text:p>
          </table:table-cell>
          <table:table-cell office:value-type="float" office:value="0.09671626" calcext:value-type="float">
            <text:p>0.09671626</text:p>
          </table:table-cell>
          <table:table-cell office:value-type="float" office:value="1701.709" calcext:value-type="float">
            <text:p>1701.709</text:p>
          </table:table-cell>
          <table:table-cell office:value-type="float" office:value="1.247727" calcext:value-type="float">
            <text:p>1.247727</text:p>
          </table:table-cell>
          <table:table-cell office:value-type="float" office:value="0" calcext:value-type="float">
            <text:p>0</text:p>
          </table:table-cell>
          <table:table-cell office:value-type="float" office:value="0.8601829" calcext:value-type="float">
            <text:p>0.8601829</text:p>
          </table:table-cell>
          <table:table-cell office:value-type="float" office:value="0.7155414" calcext:value-type="float">
            <text:p>0.7155414</text:p>
          </table:table-cell>
          <table:table-cell office:value-type="float" office:value="0.01252761" calcext:value-type="float">
            <text:p>0.01252761</text:p>
          </table:table-cell>
          <table:table-cell office:value-type="float" office:value="0.0124036" calcext:value-type="float">
            <text:p>0.012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1417" calcext:value-type="float">
            <text:p>43.61417</text:p>
          </table:table-cell>
          <table:table-cell office:value-type="float" office:value="40.53833" calcext:value-type="float">
            <text:p>40.538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1.495079" calcext:value-type="float">
            <text:p>1.495079</text:p>
          </table:table-cell>
          <table:table-cell office:value-type="float" office:value="126.2573" calcext:value-type="float">
            <text:p>126.25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3146" calcext:value-type="float">
            <text:p>10.93146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30535" calcext:value-type="float">
            <text:p>0.00430535</text:p>
          </table:table-cell>
          <table:table-cell office:value-type="float" office:value="0.09828784" calcext:value-type="float">
            <text:p>0.09828784</text:p>
          </table:table-cell>
          <table:table-cell office:value-type="float" office:value="1701.722" calcext:value-type="float">
            <text:p>1701.722</text:p>
          </table:table-cell>
          <table:table-cell office:value-type="float" office:value="1.24212" calcext:value-type="float">
            <text:p>1.24212</text:p>
          </table:table-cell>
          <table:table-cell office:value-type="float" office:value="0" calcext:value-type="float">
            <text:p>0</text:p>
          </table:table-cell>
          <table:table-cell office:value-type="float" office:value="2.293522" calcext:value-type="float">
            <text:p>2.293522</text:p>
          </table:table-cell>
          <table:table-cell office:value-type="float" office:value="0.7854897" calcext:value-type="float">
            <text:p>0.7854897</text:p>
          </table:table-cell>
          <table:table-cell office:value-type="float" office:value="0.01249452" calcext:value-type="float">
            <text:p>0.01249452</text:p>
          </table:table-cell>
          <table:table-cell office:value-type="float" office:value="0.01238322" calcext:value-type="float">
            <text:p>0.01238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4171" calcext:value-type="float">
            <text:p>43.74171</text:p>
          </table:table-cell>
          <table:table-cell office:value-type="float" office:value="40.57386" calcext:value-type="float">
            <text:p>40.573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1.485012" calcext:value-type="float">
            <text:p>1.485012</text:p>
          </table:table-cell>
          <table:table-cell office:value-type="float" office:value="126.246" calcext:value-type="float">
            <text:p>126.2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3738" calcext:value-type="float">
            <text:p>10.93738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355642" calcext:value-type="float">
            <text:p>0.004355642</text:p>
          </table:table-cell>
          <table:table-cell office:value-type="float" office:value="0.09929663" calcext:value-type="float">
            <text:p>0.09929663</text:p>
          </table:table-cell>
          <table:table-cell office:value-type="float" office:value="1701.735" calcext:value-type="float">
            <text:p>1701.735</text:p>
          </table:table-cell>
          <table:table-cell office:value-type="float" office:value="1.235052" calcext:value-type="float">
            <text:p>1.235052</text:p>
          </table:table-cell>
          <table:table-cell office:value-type="float" office:value="0" calcext:value-type="float">
            <text:p>0</text:p>
          </table:table-cell>
          <table:table-cell office:value-type="float" office:value="1.6542" calcext:value-type="float">
            <text:p>1.6542</text:p>
          </table:table-cell>
          <table:table-cell office:value-type="float" office:value="0.8095616" calcext:value-type="float">
            <text:p>0.8095616</text:p>
          </table:table-cell>
          <table:table-cell office:value-type="float" office:value="0.01243746" calcext:value-type="float">
            <text:p>0.01243746</text:p>
          </table:table-cell>
          <table:table-cell office:value-type="float" office:value="0.01236287" calcext:value-type="float">
            <text:p>0.01236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3985" calcext:value-type="float">
            <text:p>43.83985</text:p>
          </table:table-cell>
          <table:table-cell office:value-type="float" office:value="40.62411" calcext:value-type="float">
            <text:p>40.624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1.47452" calcext:value-type="float">
            <text:p>1.47452</text:p>
          </table:table-cell>
          <table:table-cell office:value-type="float" office:value="126.2335" calcext:value-type="float">
            <text:p>126.23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4377" calcext:value-type="float">
            <text:p>10.94377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390738" calcext:value-type="float">
            <text:p>0.004390738</text:p>
          </table:table-cell>
          <table:table-cell office:value-type="float" office:value="0.09992484" calcext:value-type="float">
            <text:p>0.09992484</text:p>
          </table:table-cell>
          <table:table-cell office:value-type="float" office:value="1701.747" calcext:value-type="float">
            <text:p>1701.747</text:p>
          </table:table-cell>
          <table:table-cell office:value-type="float" office:value="1.226406" calcext:value-type="float">
            <text:p>1.226406</text:p>
          </table:table-cell>
          <table:table-cell office:value-type="float" office:value="0" calcext:value-type="float">
            <text:p>0</text:p>
          </table:table-cell>
          <table:table-cell office:value-type="float" office:value="1.382579" calcext:value-type="float">
            <text:p>1.382579</text:p>
          </table:table-cell>
          <table:table-cell office:value-type="float" office:value="0.8482005" calcext:value-type="float">
            <text:p>0.8482005</text:p>
          </table:table-cell>
          <table:table-cell office:value-type="float" office:value="0.0123957" calcext:value-type="float">
            <text:p>0.0123957</text:p>
          </table:table-cell>
          <table:table-cell office:value-type="float" office:value="0.01234252" calcext:value-type="float">
            <text:p>0.0123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1518" calcext:value-type="float">
            <text:p>43.91518</text:p>
          </table:table-cell>
          <table:table-cell office:value-type="float" office:value="40.68235" calcext:value-type="float">
            <text:p>40.6823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1.46455" calcext:value-type="float">
            <text:p>1.46455</text:p>
          </table:table-cell>
          <table:table-cell office:value-type="float" office:value="126.2205" calcext:value-type="float">
            <text:p>126.22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5065" calcext:value-type="float">
            <text:p>10.95065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413223" calcext:value-type="float">
            <text:p>0.004413223</text:p>
          </table:table-cell>
          <table:table-cell office:value-type="float" office:value="0.1002942" calcext:value-type="float">
            <text:p>0.1002942</text:p>
          </table:table-cell>
          <table:table-cell office:value-type="float" office:value="1701.759" calcext:value-type="float">
            <text:p>1701.759</text:p>
          </table:table-cell>
          <table:table-cell office:value-type="float" office:value="1.218332" calcext:value-type="float">
            <text:p>1.218332</text:p>
          </table:table-cell>
          <table:table-cell office:value-type="float" office:value="0" calcext:value-type="float">
            <text:p>0</text:p>
          </table:table-cell>
          <table:table-cell office:value-type="float" office:value="1.154687" calcext:value-type="float">
            <text:p>1.154687</text:p>
          </table:table-cell>
          <table:table-cell office:value-type="float" office:value="0.857181" calcext:value-type="float">
            <text:p>0.857181</text:p>
          </table:table-cell>
          <table:table-cell office:value-type="float" office:value="0.01236361" calcext:value-type="float">
            <text:p>0.01236361</text:p>
          </table:table-cell>
          <table:table-cell office:value-type="float" office:value="0.01232219" calcext:value-type="float">
            <text:p>0.01232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7225" calcext:value-type="float">
            <text:p>43.97225</text:p>
          </table:table-cell>
          <table:table-cell office:value-type="float" office:value="40.74382" calcext:value-type="float">
            <text:p>40.7438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1.454557" calcext:value-type="float">
            <text:p>1.454557</text:p>
          </table:table-cell>
          <table:table-cell office:value-type="float" office:value="126.2064" calcext:value-type="float">
            <text:p>126.20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5824" calcext:value-type="float">
            <text:p>10.95824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428607" calcext:value-type="float">
            <text:p>0.004428607</text:p>
          </table:table-cell>
          <table:table-cell office:value-type="float" office:value="0.1005091" calcext:value-type="float">
            <text:p>0.1005091</text:p>
          </table:table-cell>
          <table:table-cell office:value-type="float" office:value="1701.772" calcext:value-type="float">
            <text:p>1701.772</text:p>
          </table:table-cell>
          <table:table-cell office:value-type="float" office:value="1.210953" calcext:value-type="float">
            <text:p>1.210953</text:p>
          </table:table-cell>
          <table:table-cell office:value-type="float" office:value="0" calcext:value-type="float">
            <text:p>0</text:p>
          </table:table-cell>
          <table:table-cell office:value-type="float" office:value="0.957318" calcext:value-type="float">
            <text:p>0.957318</text:p>
          </table:table-cell>
          <table:table-cell office:value-type="float" office:value="0.847604" calcext:value-type="float">
            <text:p>0.847604</text:p>
          </table:table-cell>
          <table:table-cell office:value-type="float" office:value="0.01233548" calcext:value-type="float">
            <text:p>0.01233548</text:p>
          </table:table-cell>
          <table:table-cell office:value-type="float" office:value="0.01230193" calcext:value-type="float">
            <text:p>0.01230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1721" calcext:value-type="float">
            <text:p>44.01721</text:p>
          </table:table-cell>
          <table:table-cell office:value-type="float" office:value="40.80867" calcext:value-type="float">
            <text:p>40.8086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1.445623" calcext:value-type="float">
            <text:p>1.445623</text:p>
          </table:table-cell>
          <table:table-cell office:value-type="float" office:value="126.1949" calcext:value-type="float">
            <text:p>126.19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6476" calcext:value-type="float">
            <text:p>10.96476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440765" calcext:value-type="float">
            <text:p>0.004440765</text:p>
          </table:table-cell>
          <table:table-cell office:value-type="float" office:value="0.1006875" calcext:value-type="float">
            <text:p>0.1006875</text:p>
          </table:table-cell>
          <table:table-cell office:value-type="float" office:value="1701.784" calcext:value-type="float">
            <text:p>1701.784</text:p>
          </table:table-cell>
          <table:table-cell office:value-type="float" office:value="1.207588" calcext:value-type="float">
            <text:p>1.207588</text:p>
          </table:table-cell>
          <table:table-cell office:value-type="float" office:value="0" calcext:value-type="float">
            <text:p>0</text:p>
          </table:table-cell>
          <table:table-cell office:value-type="float" office:value="0.6673182" calcext:value-type="float">
            <text:p>0.6673182</text:p>
          </table:table-cell>
          <table:table-cell office:value-type="float" office:value="0.7423764" calcext:value-type="float">
            <text:p>0.7423764</text:p>
          </table:table-cell>
          <table:table-cell office:value-type="float" office:value="0.01237441" calcext:value-type="float">
            <text:p>0.01237441</text:p>
          </table:table-cell>
          <table:table-cell office:value-type="float" office:value="0.01228172" calcext:value-type="float">
            <text:p>0.01228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3979" calcext:value-type="float">
            <text:p>44.03979</text:p>
          </table:table-cell>
          <table:table-cell office:value-type="float" office:value="40.85847" calcext:value-type="float">
            <text:p>40.8584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1.437394" calcext:value-type="float">
            <text:p>1.437394</text:p>
          </table:table-cell>
          <table:table-cell office:value-type="float" office:value="126.1851" calcext:value-type="float">
            <text:p>126.18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6991" calcext:value-type="float">
            <text:p>10.96991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45656" calcext:value-type="float">
            <text:p>0.00445656</text:p>
          </table:table-cell>
          <table:table-cell office:value-type="float" office:value="0.1009911" calcext:value-type="float">
            <text:p>0.1009911</text:p>
          </table:table-cell>
          <table:table-cell office:value-type="float" office:value="1701.795" calcext:value-type="float">
            <text:p>1701.795</text:p>
          </table:table-cell>
          <table:table-cell office:value-type="float" office:value="1.204254" calcext:value-type="float">
            <text:p>1.204254</text:p>
          </table:table-cell>
          <table:table-cell office:value-type="float" office:value="0" calcext:value-type="float">
            <text:p>0</text:p>
          </table:table-cell>
          <table:table-cell office:value-type="float" office:value="1.6012" calcext:value-type="float">
            <text:p>1.6012</text:p>
          </table:table-cell>
          <table:table-cell office:value-type="float" office:value="0.7535126" calcext:value-type="float">
            <text:p>0.7535126</text:p>
          </table:table-cell>
          <table:table-cell office:value-type="float" office:value="0.01234064" calcext:value-type="float">
            <text:p>0.01234064</text:p>
          </table:table-cell>
          <table:table-cell office:value-type="float" office:value="0.01226152" calcext:value-type="float">
            <text:p>0.01226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144" calcext:value-type="float">
            <text:p>44.1144</text:p>
          </table:table-cell>
          <table:table-cell office:value-type="float" office:value="40.89156" calcext:value-type="float">
            <text:p>40.8915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1.429981" calcext:value-type="float">
            <text:p>1.429981</text:p>
          </table:table-cell>
          <table:table-cell office:value-type="float" office:value="126.1744" calcext:value-type="float">
            <text:p>126.17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7429" calcext:value-type="float">
            <text:p>10.97429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466013" calcext:value-type="float">
            <text:p>0.004466013</text:p>
          </table:table-cell>
          <table:table-cell office:value-type="float" office:value="0.1011172" calcext:value-type="float">
            <text:p>0.1011172</text:p>
          </table:table-cell>
          <table:table-cell office:value-type="float" office:value="1701.806" calcext:value-type="float">
            <text:p>1701.806</text:p>
          </table:table-cell>
          <table:table-cell office:value-type="float" office:value="1.20036" calcext:value-type="float">
            <text:p>1.20036</text:p>
          </table:table-cell>
          <table:table-cell office:value-type="float" office:value="0" calcext:value-type="float">
            <text:p>0</text:p>
          </table:table-cell>
          <table:table-cell office:value-type="float" office:value="1.07829" calcext:value-type="float">
            <text:p>1.07829</text:p>
          </table:table-cell>
          <table:table-cell office:value-type="float" office:value="0.7621175" calcext:value-type="float">
            <text:p>0.7621175</text:p>
          </table:table-cell>
          <table:table-cell office:value-type="float" office:value="0.01229112" calcext:value-type="float">
            <text:p>0.01229112</text:p>
          </table:table-cell>
          <table:table-cell office:value-type="float" office:value="0.01224132" calcext:value-type="float">
            <text:p>0.01224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6754" calcext:value-type="float">
            <text:p>44.16754</text:p>
          </table:table-cell>
          <table:table-cell office:value-type="float" office:value="40.92929" calcext:value-type="float">
            <text:p>40.9292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1.422524" calcext:value-type="float">
            <text:p>1.422524</text:p>
          </table:table-cell>
          <table:table-cell office:value-type="float" office:value="126.1631" calcext:value-type="float">
            <text:p>126.16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7877" calcext:value-type="float">
            <text:p>10.97877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471662" calcext:value-type="float">
            <text:p>0.004471662</text:p>
          </table:table-cell>
          <table:table-cell office:value-type="float" office:value="0.101158" calcext:value-type="float">
            <text:p>0.101158</text:p>
          </table:table-cell>
          <table:table-cell office:value-type="float" office:value="1701.817" calcext:value-type="float">
            <text:p>1701.817</text:p>
          </table:table-cell>
          <table:table-cell office:value-type="float" office:value="1.196757" calcext:value-type="float">
            <text:p>1.196757</text:p>
          </table:table-cell>
          <table:table-cell office:value-type="float" office:value="0" calcext:value-type="float">
            <text:p>0</text:p>
          </table:table-cell>
          <table:table-cell office:value-type="float" office:value="0.9060161" calcext:value-type="float">
            <text:p>0.9060161</text:p>
          </table:table-cell>
          <table:table-cell office:value-type="float" office:value="0.7656271" calcext:value-type="float">
            <text:p>0.7656271</text:p>
          </table:table-cell>
          <table:table-cell office:value-type="float" office:value="0.01225564" calcext:value-type="float">
            <text:p>0.01225564</text:p>
          </table:table-cell>
          <table:table-cell office:value-type="float" office:value="0.01222119" calcext:value-type="float">
            <text:p>0.01222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0426" calcext:value-type="float">
            <text:p>44.20426</text:p>
          </table:table-cell>
          <table:table-cell office:value-type="float" office:value="40.9696" calcext:value-type="float">
            <text:p>40.96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1.414971" calcext:value-type="float">
            <text:p>1.414971</text:p>
          </table:table-cell>
          <table:table-cell office:value-type="float" office:value="126.1525" calcext:value-type="float">
            <text:p>126.15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8309" calcext:value-type="float">
            <text:p>10.98309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47633" calcext:value-type="float">
            <text:p>0.00447633</text:p>
          </table:table-cell>
          <table:table-cell office:value-type="float" office:value="0.1011772" calcext:value-type="float">
            <text:p>0.1011772</text:p>
          </table:table-cell>
          <table:table-cell office:value-type="float" office:value="1701.828" calcext:value-type="float">
            <text:p>1701.828</text:p>
          </table:table-cell>
          <table:table-cell office:value-type="float" office:value="1.193451" calcext:value-type="float">
            <text:p>1.193451</text:p>
          </table:table-cell>
          <table:table-cell office:value-type="float" office:value="0" calcext:value-type="float">
            <text:p>0</text:p>
          </table:table-cell>
          <table:table-cell office:value-type="float" office:value="0.685634" calcext:value-type="float">
            <text:p>0.685634</text:p>
          </table:table-cell>
          <table:table-cell office:value-type="float" office:value="0.7462481" calcext:value-type="float">
            <text:p>0.7462481</text:p>
          </table:table-cell>
          <table:table-cell office:value-type="float" office:value="0.01229058" calcext:value-type="float">
            <text:p>0.01229058</text:p>
          </table:table-cell>
          <table:table-cell office:value-type="float" office:value="0.0122011" calcext:value-type="float">
            <text:p>0.012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2512" calcext:value-type="float">
            <text:p>44.22512</text:p>
          </table:table-cell>
          <table:table-cell office:value-type="float" office:value="41.00762" calcext:value-type="float">
            <text:p>41.007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1.405899" calcext:value-type="float">
            <text:p>1.405899</text:p>
          </table:table-cell>
          <table:table-cell office:value-type="float" office:value="126.1429" calcext:value-type="float">
            <text:p>126.14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8729" calcext:value-type="float">
            <text:p>10.98729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481473" calcext:value-type="float">
            <text:p>0.004481473</text:p>
          </table:table-cell>
          <table:table-cell office:value-type="float" office:value="0.1012029" calcext:value-type="float">
            <text:p>0.1012029</text:p>
          </table:table-cell>
          <table:table-cell office:value-type="float" office:value="1701.839" calcext:value-type="float">
            <text:p>1701.839</text:p>
          </table:table-cell>
          <table:table-cell office:value-type="float" office:value="1.189375" calcext:value-type="float">
            <text:p>1.189375</text:p>
          </table:table-cell>
          <table:table-cell office:value-type="float" office:value="0" calcext:value-type="float">
            <text:p>0</text:p>
          </table:table-cell>
          <table:table-cell office:value-type="float" office:value="0.5161353" calcext:value-type="float">
            <text:p>0.5161353</text:p>
          </table:table-cell>
          <table:table-cell office:value-type="float" office:value="0.6991533" calcext:value-type="float">
            <text:p>0.6991533</text:p>
          </table:table-cell>
          <table:table-cell office:value-type="float" office:value="0.01231551" calcext:value-type="float">
            <text:p>0.01231551</text:p>
          </table:table-cell>
          <table:table-cell office:value-type="float" office:value="0.01218103" calcext:value-type="float">
            <text:p>0.01218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9168" calcext:value-type="float">
            <text:p>44.29168</text:p>
          </table:table-cell>
          <table:table-cell office:value-type="float" office:value="41.04232" calcext:value-type="float">
            <text:p>41.042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1.397057" calcext:value-type="float">
            <text:p>1.397057</text:p>
          </table:table-cell>
          <table:table-cell office:value-type="float" office:value="126.134" calcext:value-type="float">
            <text:p>126.1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9131" calcext:value-type="float">
            <text:p>10.99131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526916" calcext:value-type="float">
            <text:p>0.004526916</text:p>
          </table:table-cell>
          <table:table-cell office:value-type="float" office:value="0.1022612" calcext:value-type="float">
            <text:p>0.1022612</text:p>
          </table:table-cell>
          <table:table-cell office:value-type="float" office:value="1701.85" calcext:value-type="float">
            <text:p>1701.85</text:p>
          </table:table-cell>
          <table:table-cell office:value-type="float" office:value="1.187716" calcext:value-type="float">
            <text:p>1.187716</text:p>
          </table:table-cell>
          <table:table-cell office:value-type="float" office:value="0" calcext:value-type="float">
            <text:p>0</text:p>
          </table:table-cell>
          <table:table-cell office:value-type="float" office:value="1.862011" calcext:value-type="float">
            <text:p>1.862011</text:p>
          </table:table-cell>
          <table:table-cell office:value-type="float" office:value="0.7148507" calcext:value-type="float">
            <text:p>0.7148507</text:p>
          </table:table-cell>
          <table:table-cell office:value-type="float" office:value="0.01225832" calcext:value-type="float">
            <text:p>0.01225832</text:p>
          </table:table-cell>
          <table:table-cell office:value-type="float" office:value="0.01216096" calcext:value-type="float">
            <text:p>0.0121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4743" calcext:value-type="float">
            <text:p>44.34743</text:p>
          </table:table-cell>
          <table:table-cell office:value-type="float" office:value="41.06215" calcext:value-type="float">
            <text:p>41.062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1.389312" calcext:value-type="float">
            <text:p>1.389312</text:p>
          </table:table-cell>
          <table:table-cell office:value-type="float" office:value="126.1252" calcext:value-type="float">
            <text:p>126.12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9477" calcext:value-type="float">
            <text:p>10.99477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564572" calcext:value-type="float">
            <text:p>0.004564572</text:p>
          </table:table-cell>
          <table:table-cell office:value-type="float" office:value="0.1031573" calcext:value-type="float">
            <text:p>0.1031573</text:p>
          </table:table-cell>
          <table:table-cell office:value-type="float" office:value="1701.861" calcext:value-type="float">
            <text:p>1701.861</text:p>
          </table:table-cell>
          <table:table-cell office:value-type="float" office:value="1.184967" calcext:value-type="float">
            <text:p>1.184967</text:p>
          </table:table-cell>
          <table:table-cell office:value-type="float" office:value="0" calcext:value-type="float">
            <text:p>0</text:p>
          </table:table-cell>
          <table:table-cell office:value-type="float" office:value="0.7569537" calcext:value-type="float">
            <text:p>0.7569537</text:p>
          </table:table-cell>
          <table:table-cell office:value-type="float" office:value="0.6931853" calcext:value-type="float">
            <text:p>0.6931853</text:p>
          </table:table-cell>
          <table:table-cell office:value-type="float" office:value="0.01225034" calcext:value-type="float">
            <text:p>0.01225034</text:p>
          </table:table-cell>
          <table:table-cell office:value-type="float" office:value="0.01214098" calcext:value-type="float">
            <text:p>0.0121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9538" calcext:value-type="float">
            <text:p>44.39538</text:p>
          </table:table-cell>
          <table:table-cell office:value-type="float" office:value="41.08824" calcext:value-type="float">
            <text:p>41.088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1.380862" calcext:value-type="float">
            <text:p>1.380862</text:p>
          </table:table-cell>
          <table:table-cell office:value-type="float" office:value="126.117" calcext:value-type="float">
            <text:p>126.1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9804" calcext:value-type="float">
            <text:p>10.99804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591016" calcext:value-type="float">
            <text:p>0.004591016</text:p>
          </table:table-cell>
          <table:table-cell office:value-type="float" office:value="0.1037805" calcext:value-type="float">
            <text:p>0.1037805</text:p>
          </table:table-cell>
          <table:table-cell office:value-type="float" office:value="1701.872" calcext:value-type="float">
            <text:p>1701.872</text:p>
          </table:table-cell>
          <table:table-cell office:value-type="float" office:value="1.180625" calcext:value-type="float">
            <text:p>1.180625</text:p>
          </table:table-cell>
          <table:table-cell office:value-type="float" office:value="0" calcext:value-type="float">
            <text:p>0</text:p>
          </table:table-cell>
          <table:table-cell office:value-type="float" office:value="1.911325" calcext:value-type="float">
            <text:p>1.911325</text:p>
          </table:table-cell>
          <table:table-cell office:value-type="float" office:value="0.7396803" calcext:value-type="float">
            <text:p>0.7396803</text:p>
          </table:table-cell>
          <table:table-cell office:value-type="float" office:value="0.01221796" calcext:value-type="float">
            <text:p>0.01221796</text:p>
          </table:table-cell>
          <table:table-cell office:value-type="float" office:value="0.01212101" calcext:value-type="float">
            <text:p>0.01212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8928" calcext:value-type="float">
            <text:p>44.48928</text:p>
          </table:table-cell>
          <table:table-cell office:value-type="float" office:value="41.11268" calcext:value-type="float">
            <text:p>41.1126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1.372763" calcext:value-type="float">
            <text:p>1.372763</text:p>
          </table:table-cell>
          <table:table-cell office:value-type="float" office:value="126.107" calcext:value-type="float">
            <text:p>126.1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0157" calcext:value-type="float">
            <text:p>11.00157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08055" calcext:value-type="float">
            <text:p>0.004608055</text:p>
          </table:table-cell>
          <table:table-cell office:value-type="float" office:value="0.1040864" calcext:value-type="float">
            <text:p>0.1040864</text:p>
          </table:table-cell>
          <table:table-cell office:value-type="float" office:value="1701.883" calcext:value-type="float">
            <text:p>1701.883</text:p>
          </table:table-cell>
          <table:table-cell office:value-type="float" office:value="1.174292" calcext:value-type="float">
            <text:p>1.174292</text:p>
          </table:table-cell>
          <table:table-cell office:value-type="float" office:value="0" calcext:value-type="float">
            <text:p>0</text:p>
          </table:table-cell>
          <table:table-cell office:value-type="float" office:value="1.483166" calcext:value-type="float">
            <text:p>1.483166</text:p>
          </table:table-cell>
          <table:table-cell office:value-type="float" office:value="0.7763308" calcext:value-type="float">
            <text:p>0.7763308</text:p>
          </table:table-cell>
          <table:table-cell office:value-type="float" office:value="0.01216781" calcext:value-type="float">
            <text:p>0.01216781</text:p>
          </table:table-cell>
          <table:table-cell office:value-type="float" office:value="0.01210108" calcext:value-type="float">
            <text:p>0.01210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6783" calcext:value-type="float">
            <text:p>44.56783</text:p>
          </table:table-cell>
          <table:table-cell office:value-type="float" office:value="41.14903" calcext:value-type="float">
            <text:p>41.1490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1.364831" calcext:value-type="float">
            <text:p>1.364831</text:p>
          </table:table-cell>
          <table:table-cell office:value-type="float" office:value="126.0957" calcext:value-type="float">
            <text:p>126.09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0586" calcext:value-type="float">
            <text:p>11.00586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19708" calcext:value-type="float">
            <text:p>0.004619708</text:p>
          </table:table-cell>
          <table:table-cell office:value-type="float" office:value="0.1042509" calcext:value-type="float">
            <text:p>0.1042509</text:p>
          </table:table-cell>
          <table:table-cell office:value-type="float" office:value="1701.895" calcext:value-type="float">
            <text:p>1701.895</text:p>
          </table:table-cell>
          <table:table-cell office:value-type="float" office:value="1.168831" calcext:value-type="float">
            <text:p>1.168831</text:p>
          </table:table-cell>
          <table:table-cell office:value-type="float" office:value="0" calcext:value-type="float">
            <text:p>0</text:p>
          </table:table-cell>
          <table:table-cell office:value-type="float" office:value="1.26116" calcext:value-type="float">
            <text:p>1.26116</text:p>
          </table:table-cell>
          <table:table-cell office:value-type="float" office:value="0.7948204" calcext:value-type="float">
            <text:p>0.7948204</text:p>
          </table:table-cell>
          <table:table-cell office:value-type="float" office:value="0.01213091" calcext:value-type="float">
            <text:p>0.01213091</text:p>
          </table:table-cell>
          <table:table-cell office:value-type="float" office:value="0.01208116" calcext:value-type="float">
            <text:p>0.01208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62924" calcext:value-type="float">
            <text:p>44.62924</text:p>
          </table:table-cell>
          <table:table-cell office:value-type="float" office:value="41.19307" calcext:value-type="float">
            <text:p>41.193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1.357054" calcext:value-type="float">
            <text:p>1.357054</text:p>
          </table:table-cell>
          <table:table-cell office:value-type="float" office:value="126.0836" calcext:value-type="float">
            <text:p>126.08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1073" calcext:value-type="float">
            <text:p>11.01073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27594" calcext:value-type="float">
            <text:p>0.004627594</text:p>
          </table:table-cell>
          <table:table-cell office:value-type="float" office:value="0.1043337" calcext:value-type="float">
            <text:p>0.1043337</text:p>
          </table:table-cell>
          <table:table-cell office:value-type="float" office:value="1701.906" calcext:value-type="float">
            <text:p>1701.906</text:p>
          </table:table-cell>
          <table:table-cell office:value-type="float" office:value="1.163797" calcext:value-type="float">
            <text:p>1.163797</text:p>
          </table:table-cell>
          <table:table-cell office:value-type="float" office:value="0" calcext:value-type="float">
            <text:p>0</text:p>
          </table:table-cell>
          <table:table-cell office:value-type="float" office:value="1.025837" calcext:value-type="float">
            <text:p>1.025837</text:p>
          </table:table-cell>
          <table:table-cell office:value-type="float" office:value="0.8003307" calcext:value-type="float">
            <text:p>0.8003307</text:p>
          </table:table-cell>
          <table:table-cell office:value-type="float" office:value="0.01210169" calcext:value-type="float">
            <text:p>0.01210169</text:p>
          </table:table-cell>
          <table:table-cell office:value-type="float" office:value="0.01206129" calcext:value-type="float">
            <text:p>0.01206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67646" calcext:value-type="float">
            <text:p>44.67646</text:p>
          </table:table-cell>
          <table:table-cell office:value-type="float" office:value="41.24046" calcext:value-type="float">
            <text:p>41.2404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1.349" calcext:value-type="float">
            <text:p>1.349</text:p>
          </table:table-cell>
          <table:table-cell office:value-type="float" office:value="126.072" calcext:value-type="float">
            <text:p>126.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1576" calcext:value-type="float">
            <text:p>11.01576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32856" calcext:value-type="float">
            <text:p>0.004632856</text:p>
          </table:table-cell>
          <table:table-cell office:value-type="float" office:value="0.1043621" calcext:value-type="float">
            <text:p>0.1043621</text:p>
          </table:table-cell>
          <table:table-cell office:value-type="float" office:value="1701.917" calcext:value-type="float">
            <text:p>1701.917</text:p>
          </table:table-cell>
          <table:table-cell office:value-type="float" office:value="1.159138" calcext:value-type="float">
            <text:p>1.159138</text:p>
          </table:table-cell>
          <table:table-cell office:value-type="float" office:value="0" calcext:value-type="float">
            <text:p>0</text:p>
          </table:table-cell>
          <table:table-cell office:value-type="float" office:value="1.128742" calcext:value-type="float">
            <text:p>1.128742</text:p>
          </table:table-cell>
          <table:table-cell office:value-type="float" office:value="0.7885878" calcext:value-type="float">
            <text:p>0.7885878</text:p>
          </table:table-cell>
          <table:table-cell office:value-type="float" office:value="0.01208801" calcext:value-type="float">
            <text:p>0.01208801</text:p>
          </table:table-cell>
          <table:table-cell office:value-type="float" office:value="0.01204144" calcext:value-type="float">
            <text:p>0.01204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2018" calcext:value-type="float">
            <text:p>44.72018</text:p>
          </table:table-cell>
          <table:table-cell office:value-type="float" office:value="41.28586" calcext:value-type="float">
            <text:p>41.2858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1.341211" calcext:value-type="float">
            <text:p>1.341211</text:p>
          </table:table-cell>
          <table:table-cell office:value-type="float" office:value="126.0596" calcext:value-type="float">
            <text:p>126.05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2092" calcext:value-type="float">
            <text:p>11.02092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37491" calcext:value-type="float">
            <text:p>0.004637491</text:p>
          </table:table-cell>
          <table:table-cell office:value-type="float" office:value="0.1043761" calcext:value-type="float">
            <text:p>0.1043761</text:p>
          </table:table-cell>
          <table:table-cell office:value-type="float" office:value="1701.929" calcext:value-type="float">
            <text:p>1701.929</text:p>
          </table:table-cell>
          <table:table-cell office:value-type="float" office:value="1.154026" calcext:value-type="float">
            <text:p>1.154026</text:p>
          </table:table-cell>
          <table:table-cell office:value-type="float" office:value="0" calcext:value-type="float">
            <text:p>0</text:p>
          </table:table-cell>
          <table:table-cell office:value-type="float" office:value="0.9684481" calcext:value-type="float">
            <text:p>0.9684481</text:p>
          </table:table-cell>
          <table:table-cell office:value-type="float" office:value="0.7983097" calcext:value-type="float">
            <text:p>0.7983097</text:p>
          </table:table-cell>
          <table:table-cell office:value-type="float" office:value="0.01206022" calcext:value-type="float">
            <text:p>0.01206022</text:p>
          </table:table-cell>
          <table:table-cell office:value-type="float" office:value="0.01202163" calcext:value-type="float">
            <text:p>0.01202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6321" calcext:value-type="float">
            <text:p>44.76321</text:p>
          </table:table-cell>
          <table:table-cell office:value-type="float" office:value="41.33279" calcext:value-type="float">
            <text:p>41.3327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1.334692" calcext:value-type="float">
            <text:p>1.334692</text:p>
          </table:table-cell>
          <table:table-cell office:value-type="float" office:value="126.0483" calcext:value-type="float">
            <text:p>126.04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2566" calcext:value-type="float">
            <text:p>11.02566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4207" calcext:value-type="float">
            <text:p>0.00464207</text:p>
          </table:table-cell>
          <table:table-cell office:value-type="float" office:value="0.1043882" calcext:value-type="float">
            <text:p>0.1043882</text:p>
          </table:table-cell>
          <table:table-cell office:value-type="float" office:value="1701.94" calcext:value-type="float">
            <text:p>1701.94</text:p>
          </table:table-cell>
          <table:table-cell office:value-type="float" office:value="1.15107" calcext:value-type="float">
            <text:p>1.15107</text:p>
          </table:table-cell>
          <table:table-cell office:value-type="float" office:value="0" calcext:value-type="float">
            <text:p>0</text:p>
          </table:table-cell>
          <table:table-cell office:value-type="float" office:value="0.7862684" calcext:value-type="float">
            <text:p>0.7862684</text:p>
          </table:table-cell>
          <table:table-cell office:value-type="float" office:value="0.7341889" calcext:value-type="float">
            <text:p>0.7341889</text:p>
          </table:table-cell>
          <table:table-cell office:value-type="float" office:value="0.01204062" calcext:value-type="float">
            <text:p>0.01204062</text:p>
          </table:table-cell>
          <table:table-cell office:value-type="float" office:value="0.01200187" calcext:value-type="float">
            <text:p>0.01200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9013" calcext:value-type="float">
            <text:p>44.79013</text:p>
          </table:table-cell>
          <table:table-cell office:value-type="float" office:value="41.37331" calcext:value-type="float">
            <text:p>41.3733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1.326378" calcext:value-type="float">
            <text:p>1.326378</text:p>
          </table:table-cell>
          <table:table-cell office:value-type="float" office:value="126.0394" calcext:value-type="float">
            <text:p>126.03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2915" calcext:value-type="float">
            <text:p>11.02915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46547" calcext:value-type="float">
            <text:p>0.004646547</text:p>
          </table:table-cell>
          <table:table-cell office:value-type="float" office:value="0.1043986" calcext:value-type="float">
            <text:p>0.1043986</text:p>
          </table:table-cell>
          <table:table-cell office:value-type="float" office:value="1701.951" calcext:value-type="float">
            <text:p>1701.951</text:p>
          </table:table-cell>
          <table:table-cell office:value-type="float" office:value="1.14848" calcext:value-type="float">
            <text:p>1.14848</text:p>
          </table:table-cell>
          <table:table-cell office:value-type="float" office:value="0" calcext:value-type="float">
            <text:p>0</text:p>
          </table:table-cell>
          <table:table-cell office:value-type="float" office:value="0.9359601" calcext:value-type="float">
            <text:p>0.9359601</text:p>
          </table:table-cell>
          <table:table-cell office:value-type="float" office:value="0.7403192" calcext:value-type="float">
            <text:p>0.7403192</text:p>
          </table:table-cell>
          <table:table-cell office:value-type="float" office:value="0.01210757" calcext:value-type="float">
            <text:p>0.01210757</text:p>
          </table:table-cell>
          <table:table-cell office:value-type="float" office:value="0.01198214" calcext:value-type="float">
            <text:p>0.01198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2502" calcext:value-type="float">
            <text:p>44.82502</text:p>
          </table:table-cell>
          <table:table-cell office:value-type="float" office:value="41.40253" calcext:value-type="float">
            <text:p>41.4025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1.317771" calcext:value-type="float">
            <text:p>1.317771</text:p>
          </table:table-cell>
          <table:table-cell office:value-type="float" office:value="126.0307" calcext:value-type="float">
            <text:p>126.03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3278" calcext:value-type="float">
            <text:p>11.03278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5076" calcext:value-type="float">
            <text:p>0.00465076</text:p>
          </table:table-cell>
          <table:table-cell office:value-type="float" office:value="0.104404" calcext:value-type="float">
            <text:p>0.104404</text:p>
          </table:table-cell>
          <table:table-cell office:value-type="float" office:value="1701.962" calcext:value-type="float">
            <text:p>1701.962</text:p>
          </table:table-cell>
          <table:table-cell office:value-type="float" office:value="1.146196" calcext:value-type="float">
            <text:p>1.146196</text:p>
          </table:table-cell>
          <table:table-cell office:value-type="float" office:value="0" calcext:value-type="float">
            <text:p>0</text:p>
          </table:table-cell>
          <table:table-cell office:value-type="float" office:value="1.809492" calcext:value-type="float">
            <text:p>1.809492</text:p>
          </table:table-cell>
          <table:table-cell office:value-type="float" office:value="0.7582971" calcext:value-type="float">
            <text:p>0.7582971</text:p>
          </table:table-cell>
          <table:table-cell office:value-type="float" office:value="0.01209726" calcext:value-type="float">
            <text:p>0.01209726</text:p>
          </table:table-cell>
          <table:table-cell office:value-type="float" office:value="0.01196242" calcext:value-type="float">
            <text:p>0.01196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2477" calcext:value-type="float">
            <text:p>44.92477</text:p>
          </table:table-cell>
          <table:table-cell office:value-type="float" office:value="41.43179" calcext:value-type="float">
            <text:p>41.4317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1.307641" calcext:value-type="float">
            <text:p>1.307641</text:p>
          </table:table-cell>
          <table:table-cell office:value-type="float" office:value="126.0198" calcext:value-type="float">
            <text:p>126.01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3718" calcext:value-type="float">
            <text:p>11.03718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54784" calcext:value-type="float">
            <text:p>0.004654784</text:p>
          </table:table-cell>
          <table:table-cell office:value-type="float" office:value="0.1044043" calcext:value-type="float">
            <text:p>0.1044043</text:p>
          </table:table-cell>
          <table:table-cell office:value-type="float" office:value="1701.973" calcext:value-type="float">
            <text:p>1701.973</text:p>
          </table:table-cell>
          <table:table-cell office:value-type="float" office:value="1.136956" calcext:value-type="float">
            <text:p>1.136956</text:p>
          </table:table-cell>
          <table:table-cell office:value-type="float" office:value="0" calcext:value-type="float">
            <text:p>0</text:p>
          </table:table-cell>
          <table:table-cell office:value-type="float" office:value="0.9501565" calcext:value-type="float">
            <text:p>0.9501565</text:p>
          </table:table-cell>
          <table:table-cell office:value-type="float" office:value="0.8359411" calcext:value-type="float">
            <text:p>0.8359411</text:p>
          </table:table-cell>
          <table:table-cell office:value-type="float" office:value="0.01206764" calcext:value-type="float">
            <text:p>0.01206764</text:p>
          </table:table-cell>
          <table:table-cell office:value-type="float" office:value="0.01194274" calcext:value-type="float">
            <text:p>0.01194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02731" calcext:value-type="float">
            <text:p>45.02731</text:p>
          </table:table-cell>
          <table:table-cell office:value-type="float" office:value="41.47408" calcext:value-type="float">
            <text:p>41.474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1.297614" calcext:value-type="float">
            <text:p>1.297614</text:p>
          </table:table-cell>
          <table:table-cell office:value-type="float" office:value="126.0099" calcext:value-type="float">
            <text:p>126.00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4256" calcext:value-type="float">
            <text:p>11.04256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58748" calcext:value-type="float">
            <text:p>0.004658748</text:p>
          </table:table-cell>
          <table:table-cell office:value-type="float" office:value="0.1044032" calcext:value-type="float">
            <text:p>0.1044032</text:p>
          </table:table-cell>
          <table:table-cell office:value-type="float" office:value="1701.986" calcext:value-type="float">
            <text:p>1701.986</text:p>
          </table:table-cell>
          <table:table-cell office:value-type="float" office:value="1.136214" calcext:value-type="float">
            <text:p>1.136214</text:p>
          </table:table-cell>
          <table:table-cell office:value-type="float" office:value="0" calcext:value-type="float">
            <text:p>0</text:p>
          </table:table-cell>
          <table:table-cell office:value-type="float" office:value="1.381548" calcext:value-type="float">
            <text:p>1.381548</text:p>
          </table:table-cell>
          <table:table-cell office:value-type="float" office:value="0.7985664" calcext:value-type="float">
            <text:p>0.7985664</text:p>
          </table:table-cell>
          <table:table-cell office:value-type="float" office:value="0.01208347" calcext:value-type="float">
            <text:p>0.01208347</text:p>
          </table:table-cell>
          <table:table-cell office:value-type="float" office:value="0.01192309" calcext:value-type="float">
            <text:p>0.01192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13058" calcext:value-type="float">
            <text:p>45.13058</text:p>
          </table:table-cell>
          <table:table-cell office:value-type="float" office:value="41.5189" calcext:value-type="float">
            <text:p>41.518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1.288123" calcext:value-type="float">
            <text:p>1.288123</text:p>
          </table:table-cell>
          <table:table-cell office:value-type="float" office:value="125.9998" calcext:value-type="float">
            <text:p>125.99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4762" calcext:value-type="float">
            <text:p>11.04762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62682" calcext:value-type="float">
            <text:p>0.004662682</text:p>
          </table:table-cell>
          <table:table-cell office:value-type="float" office:value="0.1044002" calcext:value-type="float">
            <text:p>0.1044002</text:p>
          </table:table-cell>
          <table:table-cell office:value-type="float" office:value="1701.998" calcext:value-type="float">
            <text:p>1701.998</text:p>
          </table:table-cell>
          <table:table-cell office:value-type="float" office:value="1.131435" calcext:value-type="float">
            <text:p>1.131435</text:p>
          </table:table-cell>
          <table:table-cell office:value-type="float" office:value="0" calcext:value-type="float">
            <text:p>0</text:p>
          </table:table-cell>
          <table:table-cell office:value-type="float" office:value="2.241414" calcext:value-type="float">
            <text:p>2.241414</text:p>
          </table:table-cell>
          <table:table-cell office:value-type="float" office:value="0.8091996" calcext:value-type="float">
            <text:p>0.8091996</text:p>
          </table:table-cell>
          <table:table-cell office:value-type="float" office:value="0.01204966" calcext:value-type="float">
            <text:p>0.01204966</text:p>
          </table:table-cell>
          <table:table-cell office:value-type="float" office:value="0.01190349" calcext:value-type="float">
            <text:p>0.01190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26325" calcext:value-type="float">
            <text:p>45.26325</text:p>
          </table:table-cell>
          <table:table-cell office:value-type="float" office:value="41.55922" calcext:value-type="float">
            <text:p>41.559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1.28057" calcext:value-type="float">
            <text:p>1.28057</text:p>
          </table:table-cell>
          <table:table-cell office:value-type="float" office:value="125.9887" calcext:value-type="float">
            <text:p>125.98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5225" calcext:value-type="float">
            <text:p>11.05225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66616" calcext:value-type="float">
            <text:p>0.004666616</text:p>
          </table:table-cell>
          <table:table-cell office:value-type="float" office:value="0.1043966" calcext:value-type="float">
            <text:p>0.1043966</text:p>
          </table:table-cell>
          <table:table-cell office:value-type="float" office:value="1702.009" calcext:value-type="float">
            <text:p>1702.009</text:p>
          </table:table-cell>
          <table:table-cell office:value-type="float" office:value="1.125887" calcext:value-type="float">
            <text:p>1.125887</text:p>
          </table:table-cell>
          <table:table-cell office:value-type="float" office:value="0" calcext:value-type="float">
            <text:p>0</text:p>
          </table:table-cell>
          <table:table-cell office:value-type="float" office:value="1.548947" calcext:value-type="float">
            <text:p>1.548947</text:p>
          </table:table-cell>
          <table:table-cell office:value-type="float" office:value="0.7922594" calcext:value-type="float">
            <text:p>0.7922594</text:p>
          </table:table-cell>
          <table:table-cell office:value-type="float" office:value="0.01198062" calcext:value-type="float">
            <text:p>0.01198062</text:p>
          </table:table-cell>
          <table:table-cell office:value-type="float" office:value="0.0118839" calcext:value-type="float">
            <text:p>0.0118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5134" calcext:value-type="float">
            <text:p>45.35134</text:p>
          </table:table-cell>
          <table:table-cell office:value-type="float" office:value="41.60252" calcext:value-type="float">
            <text:p>41.602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1.273853" calcext:value-type="float">
            <text:p>1.273853</text:p>
          </table:table-cell>
          <table:table-cell office:value-type="float" office:value="125.978" calcext:value-type="float">
            <text:p>125.9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5624" calcext:value-type="float">
            <text:p>11.05624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7055" calcext:value-type="float">
            <text:p>0.00467055</text:p>
          </table:table-cell>
          <table:table-cell office:value-type="float" office:value="0.1043921" calcext:value-type="float">
            <text:p>0.1043921</text:p>
          </table:table-cell>
          <table:table-cell office:value-type="float" office:value="1702.02" calcext:value-type="float">
            <text:p>1702.02</text:p>
          </table:table-cell>
          <table:table-cell office:value-type="float" office:value="1.121257" calcext:value-type="float">
            <text:p>1.121257</text:p>
          </table:table-cell>
          <table:table-cell office:value-type="float" office:value="0" calcext:value-type="float">
            <text:p>0</text:p>
          </table:table-cell>
          <table:table-cell office:value-type="float" office:value="1.233915" calcext:value-type="float">
            <text:p>1.233915</text:p>
          </table:table-cell>
          <table:table-cell office:value-type="float" office:value="0.7705668" calcext:value-type="float">
            <text:p>0.7705668</text:p>
          </table:table-cell>
          <table:table-cell office:value-type="float" office:value="0.01192776" calcext:value-type="float">
            <text:p>0.01192776</text:p>
          </table:table-cell>
          <table:table-cell office:value-type="float" office:value="0.01186436" calcext:value-type="float">
            <text:p>0.0118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091" calcext:value-type="float">
            <text:p>45.4091</text:p>
          </table:table-cell>
          <table:table-cell office:value-type="float" office:value="41.64076" calcext:value-type="float">
            <text:p>41.6407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1.266907" calcext:value-type="float">
            <text:p>1.266907</text:p>
          </table:table-cell>
          <table:table-cell office:value-type="float" office:value="125.9668" calcext:value-type="float">
            <text:p>125.96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6013" calcext:value-type="float">
            <text:p>11.06013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74484" calcext:value-type="float">
            <text:p>0.004674484</text:p>
          </table:table-cell>
          <table:table-cell office:value-type="float" office:value="0.1043877" calcext:value-type="float">
            <text:p>0.1043877</text:p>
          </table:table-cell>
          <table:table-cell office:value-type="float" office:value="1702.031" calcext:value-type="float">
            <text:p>1702.031</text:p>
          </table:table-cell>
          <table:table-cell office:value-type="float" office:value="1.11631" calcext:value-type="float">
            <text:p>1.11631</text:p>
          </table:table-cell>
          <table:table-cell office:value-type="float" office:value="0" calcext:value-type="float">
            <text:p>0</text:p>
          </table:table-cell>
          <table:table-cell office:value-type="float" office:value="1.085815" calcext:value-type="float">
            <text:p>1.085815</text:p>
          </table:table-cell>
          <table:table-cell office:value-type="float" office:value="0.7819248" calcext:value-type="float">
            <text:p>0.7819248</text:p>
          </table:table-cell>
          <table:table-cell office:value-type="float" office:value="0.01189192" calcext:value-type="float">
            <text:p>0.01189192</text:p>
          </table:table-cell>
          <table:table-cell office:value-type="float" office:value="0.01184484" calcext:value-type="float">
            <text:p>0.01184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5676" calcext:value-type="float">
            <text:p>45.45676</text:p>
          </table:table-cell>
          <table:table-cell office:value-type="float" office:value="41.6789" calcext:value-type="float">
            <text:p>41.678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1.258785" calcext:value-type="float">
            <text:p>1.258785</text:p>
          </table:table-cell>
          <table:table-cell office:value-type="float" office:value="125.9548" calcext:value-type="float">
            <text:p>125.95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6472" calcext:value-type="float">
            <text:p>11.06472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78418" calcext:value-type="float">
            <text:p>0.004678418</text:p>
          </table:table-cell>
          <table:table-cell office:value-type="float" office:value="0.1043832" calcext:value-type="float">
            <text:p>0.1043832</text:p>
          </table:table-cell>
          <table:table-cell office:value-type="float" office:value="1702.042" calcext:value-type="float">
            <text:p>1702.042</text:p>
          </table:table-cell>
          <table:table-cell office:value-type="float" office:value="1.110879" calcext:value-type="float">
            <text:p>1.110879</text:p>
          </table:table-cell>
          <table:table-cell office:value-type="float" office:value="0" calcext:value-type="float">
            <text:p>0</text:p>
          </table:table-cell>
          <table:table-cell office:value-type="float" office:value="0.7836217" calcext:value-type="float">
            <text:p>0.7836217</text:p>
          </table:table-cell>
          <table:table-cell office:value-type="float" office:value="0.8004369" calcext:value-type="float">
            <text:p>0.8004369</text:p>
          </table:table-cell>
          <table:table-cell office:value-type="float" office:value="0.01193562" calcext:value-type="float">
            <text:p>0.01193562</text:p>
          </table:table-cell>
          <table:table-cell office:value-type="float" office:value="0.01182535" calcext:value-type="float">
            <text:p>0.01182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952" calcext:value-type="float">
            <text:p>45.4952</text:p>
          </table:table-cell>
          <table:table-cell office:value-type="float" office:value="41.72275" calcext:value-type="float">
            <text:p>41.722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1.25145" calcext:value-type="float">
            <text:p>1.25145</text:p>
          </table:table-cell>
          <table:table-cell office:value-type="float" office:value="125.9441" calcext:value-type="float">
            <text:p>125.94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6958" calcext:value-type="float">
            <text:p>11.06958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82327" calcext:value-type="float">
            <text:p>0.004682327</text:p>
          </table:table-cell>
          <table:table-cell office:value-type="float" office:value="0.1043787" calcext:value-type="float">
            <text:p>0.1043787</text:p>
          </table:table-cell>
          <table:table-cell office:value-type="float" office:value="1702.054" calcext:value-type="float">
            <text:p>1702.054</text:p>
          </table:table-cell>
          <table:table-cell office:value-type="float" office:value="1.107536" calcext:value-type="float">
            <text:p>1.107536</text:p>
          </table:table-cell>
          <table:table-cell office:value-type="float" office:value="0" calcext:value-type="float">
            <text:p>0</text:p>
          </table:table-cell>
          <table:table-cell office:value-type="float" office:value="1.663059" calcext:value-type="float">
            <text:p>1.663059</text:p>
          </table:table-cell>
          <table:table-cell office:value-type="float" office:value="0.7838032" calcext:value-type="float">
            <text:p>0.7838032</text:p>
          </table:table-cell>
          <table:table-cell office:value-type="float" office:value="0.01190947" calcext:value-type="float">
            <text:p>0.01190947</text:p>
          </table:table-cell>
          <table:table-cell office:value-type="float" office:value="0.01180591" calcext:value-type="float">
            <text:p>0.01180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8067" calcext:value-type="float">
            <text:p>45.58067</text:p>
          </table:table-cell>
          <table:table-cell office:value-type="float" office:value="41.76088" calcext:value-type="float">
            <text:p>41.7608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1.244579" calcext:value-type="float">
            <text:p>1.244579</text:p>
          </table:table-cell>
          <table:table-cell office:value-type="float" office:value="125.9326" calcext:value-type="float">
            <text:p>125.93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7383" calcext:value-type="float">
            <text:p>11.07383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86216" calcext:value-type="float">
            <text:p>0.004686216</text:p>
          </table:table-cell>
          <table:table-cell office:value-type="float" office:value="0.1043742" calcext:value-type="float">
            <text:p>0.1043742</text:p>
          </table:table-cell>
          <table:table-cell office:value-type="float" office:value="1702.065" calcext:value-type="float">
            <text:p>1702.065</text:p>
          </table:table-cell>
          <table:table-cell office:value-type="float" office:value="1.10273" calcext:value-type="float">
            <text:p>1.10273</text:p>
          </table:table-cell>
          <table:table-cell office:value-type="float" office:value="0" calcext:value-type="float">
            <text:p>0</text:p>
          </table:table-cell>
          <table:table-cell office:value-type="float" office:value="1.215781" calcext:value-type="float">
            <text:p>1.215781</text:p>
          </table:table-cell>
          <table:table-cell office:value-type="float" office:value="0.7925937" calcext:value-type="float">
            <text:p>0.7925937</text:p>
          </table:table-cell>
          <table:table-cell office:value-type="float" office:value="0.01185362" calcext:value-type="float">
            <text:p>0.01185362</text:p>
          </table:table-cell>
          <table:table-cell office:value-type="float" office:value="0.01178648" calcext:value-type="float">
            <text:p>0.01178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396" calcext:value-type="float">
            <text:p>45.6396</text:p>
          </table:table-cell>
          <table:table-cell office:value-type="float" office:value="41.80021" calcext:value-type="float">
            <text:p>41.800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1.239357" calcext:value-type="float">
            <text:p>1.239357</text:p>
          </table:table-cell>
          <table:table-cell office:value-type="float" office:value="125.9216" calcext:value-type="float">
            <text:p>125.92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7785" calcext:value-type="float">
            <text:p>11.07785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90044" calcext:value-type="float">
            <text:p>0.004690044</text:p>
          </table:table-cell>
          <table:table-cell office:value-type="float" office:value="0.1043696" calcext:value-type="float">
            <text:p>0.1043696</text:p>
          </table:table-cell>
          <table:table-cell office:value-type="float" office:value="1702.076" calcext:value-type="float">
            <text:p>1702.076</text:p>
          </table:table-cell>
          <table:table-cell office:value-type="float" office:value="1.100443" calcext:value-type="float">
            <text:p>1.100443</text:p>
          </table:table-cell>
          <table:table-cell office:value-type="float" office:value="0" calcext:value-type="float">
            <text:p>0</text:p>
          </table:table-cell>
          <table:table-cell office:value-type="float" office:value="0.9197362" calcext:value-type="float">
            <text:p>0.9197362</text:p>
          </table:table-cell>
          <table:table-cell office:value-type="float" office:value="0.71667" calcext:value-type="float">
            <text:p>0.71667</text:p>
          </table:table-cell>
          <table:table-cell office:value-type="float" office:value="0.01181097" calcext:value-type="float">
            <text:p>0.01181097</text:p>
          </table:table-cell>
          <table:table-cell office:value-type="float" office:value="0.0117671" calcext:value-type="float">
            <text:p>0.0117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757" calcext:value-type="float">
            <text:p>45.6757</text:p>
          </table:table-cell>
          <table:table-cell office:value-type="float" office:value="41.83603" calcext:value-type="float">
            <text:p>41.8360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1.234334" calcext:value-type="float">
            <text:p>1.234334</text:p>
          </table:table-cell>
          <table:table-cell office:value-type="float" office:value="125.9117" calcext:value-type="float">
            <text:p>125.91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8036" calcext:value-type="float">
            <text:p>11.08036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93844" calcext:value-type="float">
            <text:p>0.004693844</text:p>
          </table:table-cell>
          <table:table-cell office:value-type="float" office:value="0.1043651" calcext:value-type="float">
            <text:p>0.1043651</text:p>
          </table:table-cell>
          <table:table-cell office:value-type="float" office:value="1702.086" calcext:value-type="float">
            <text:p>1702.086</text:p>
          </table:table-cell>
          <table:table-cell office:value-type="float" office:value="1.097619" calcext:value-type="float">
            <text:p>1.097619</text:p>
          </table:table-cell>
          <table:table-cell office:value-type="float" office:value="0" calcext:value-type="float">
            <text:p>0</text:p>
          </table:table-cell>
          <table:table-cell office:value-type="float" office:value="0.7896568" calcext:value-type="float">
            <text:p>0.7896568</text:p>
          </table:table-cell>
          <table:table-cell office:value-type="float" office:value="0.7128768" calcext:value-type="float">
            <text:p>0.7128768</text:p>
          </table:table-cell>
          <table:table-cell office:value-type="float" office:value="0.01177942" calcext:value-type="float">
            <text:p>0.01177942</text:p>
          </table:table-cell>
          <table:table-cell office:value-type="float" office:value="0.01174774" calcext:value-type="float">
            <text:p>0.01174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9923" calcext:value-type="float">
            <text:p>45.69923</text:p>
          </table:table-cell>
          <table:table-cell office:value-type="float" office:value="41.86128" calcext:value-type="float">
            <text:p>41.8612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1.229128" calcext:value-type="float">
            <text:p>1.229128</text:p>
          </table:table-cell>
          <table:table-cell office:value-type="float" office:value="125.9025" calcext:value-type="float">
            <text:p>125.9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822" calcext:value-type="float">
            <text:p>11.0822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697644" calcext:value-type="float">
            <text:p>0.004697644</text:p>
          </table:table-cell>
          <table:table-cell office:value-type="float" office:value="0.1043606" calcext:value-type="float">
            <text:p>0.1043606</text:p>
          </table:table-cell>
          <table:table-cell office:value-type="float" office:value="1702.095" calcext:value-type="float">
            <text:p>1702.095</text:p>
          </table:table-cell>
          <table:table-cell office:value-type="float" office:value="1.094913" calcext:value-type="float">
            <text:p>1.094913</text:p>
          </table:table-cell>
          <table:table-cell office:value-type="float" office:value="0" calcext:value-type="float">
            <text:p>0</text:p>
          </table:table-cell>
          <table:table-cell office:value-type="float" office:value="0.5389674" calcext:value-type="float">
            <text:p>0.5389674</text:p>
          </table:table-cell>
          <table:table-cell office:value-type="float" office:value="0.6469113" calcext:value-type="float">
            <text:p>0.6469113</text:p>
          </table:table-cell>
          <table:table-cell office:value-type="float" office:value="0.01181291" calcext:value-type="float">
            <text:p>0.01181291</text:p>
          </table:table-cell>
          <table:table-cell office:value-type="float" office:value="0.01172841" calcext:value-type="float">
            <text:p>0.01172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9973" calcext:value-type="float">
            <text:p>45.69973</text:p>
          </table:table-cell>
          <table:table-cell office:value-type="float" office:value="41.88099" calcext:value-type="float">
            <text:p>41.8809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1.222817" calcext:value-type="float">
            <text:p>1.222817</text:p>
          </table:table-cell>
          <table:table-cell office:value-type="float" office:value="125.8937" calcext:value-type="float">
            <text:p>125.89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843" calcext:value-type="float">
            <text:p>11.0843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701443" calcext:value-type="float">
            <text:p>0.004701443</text:p>
          </table:table-cell>
          <table:table-cell office:value-type="float" office:value="0.1043561" calcext:value-type="float">
            <text:p>0.1043561</text:p>
          </table:table-cell>
          <table:table-cell office:value-type="float" office:value="1702.105" calcext:value-type="float">
            <text:p>1702.105</text:p>
          </table:table-cell>
          <table:table-cell office:value-type="float" office:value="1.09244" calcext:value-type="float">
            <text:p>1.09244</text:p>
          </table:table-cell>
          <table:table-cell office:value-type="float" office:value="0" calcext:value-type="float">
            <text:p>0</text:p>
          </table:table-cell>
          <table:table-cell office:value-type="float" office:value="1.609403" calcext:value-type="float">
            <text:p>1.609403</text:p>
          </table:table-cell>
          <table:table-cell office:value-type="float" office:value="0.7025211" calcext:value-type="float">
            <text:p>0.7025211</text:p>
          </table:table-cell>
          <table:table-cell office:value-type="float" office:value="0.01180507" calcext:value-type="float">
            <text:p>0.01180507</text:p>
          </table:table-cell>
          <table:table-cell office:value-type="float" office:value="0.01170914" calcext:value-type="float">
            <text:p>0.01170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5145" calcext:value-type="float">
            <text:p>45.75145</text:p>
          </table:table-cell>
          <table:table-cell office:value-type="float" office:value="41.89483" calcext:value-type="float">
            <text:p>41.894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1.216473" calcext:value-type="float">
            <text:p>1.216473</text:p>
          </table:table-cell>
          <table:table-cell office:value-type="float" office:value="125.8847" calcext:value-type="float">
            <text:p>125.88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869" calcext:value-type="float">
            <text:p>11.0869</text:p>
          </table:table-cell>
          <table:table-cell office:value-type="float" office:value="0.0002374708" calcext:value-type="float">
            <text:p>0.0002374708</text:p>
          </table:table-cell>
          <table:table-cell office:value-type="float" office:value="0.004706619" calcext:value-type="float">
            <text:p>0.004706619</text:p>
          </table:table-cell>
          <table:table-cell office:value-type="float" office:value="0.1043824" calcext:value-type="float">
            <text:p>0.1043824</text:p>
          </table:table-cell>
          <table:table-cell office:value-type="float" office:value="1702.116" calcext:value-type="float">
            <text:p>1702.116</text:p>
          </table:table-cell>
          <table:table-cell office:value-type="float" office:value="1.089621" calcext:value-type="float">
            <text:p>1.089621</text:p>
          </table:table-cell>
          <table:table-cell office:value-type="float" office:value="0" calcext:value-type="float">
            <text:p>0</text:p>
          </table:table-cell>
          <table:table-cell office:value-type="float" office:value="1.696596" calcext:value-type="float">
            <text:p>1.696596</text:p>
          </table:table-cell>
          <table:table-cell office:value-type="float" office:value="0.7300292" calcext:value-type="float">
            <text:p>0.7300292</text:p>
          </table:table-cell>
          <table:table-cell office:value-type="float" office:value="0.01181242" calcext:value-type="float">
            <text:p>0.01181242</text:p>
          </table:table-cell>
          <table:table-cell office:value-type="float" office:value="0.01168989" calcext:value-type="float">
            <text:p>0.0116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2975" calcext:value-type="float">
            <text:p>45.82975</text:p>
          </table:table-cell>
          <table:table-cell office:value-type="float" office:value="41.91887" calcext:value-type="float">
            <text:p>41.9188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1.210808" calcext:value-type="float">
            <text:p>1.210808</text:p>
          </table:table-cell>
          <table:table-cell office:value-type="float" office:value="125.8762" calcext:value-type="float">
            <text:p>125.87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8843" calcext:value-type="float">
            <text:p>11.08843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4716891" calcext:value-type="float">
            <text:p>0.004716891</text:p>
          </table:table-cell>
          <table:table-cell office:value-type="float" office:value="0.1045495" calcext:value-type="float">
            <text:p>0.1045495</text:p>
          </table:table-cell>
          <table:table-cell office:value-type="float" office:value="1702.125" calcext:value-type="float">
            <text:p>1702.125</text:p>
          </table:table-cell>
          <table:table-cell office:value-type="float" office:value="1.087168" calcext:value-type="float">
            <text:p>1.087168</text:p>
          </table:table-cell>
          <table:table-cell office:value-type="float" office:value="0" calcext:value-type="float">
            <text:p>0</text:p>
          </table:table-cell>
          <table:table-cell office:value-type="float" office:value="0.4644885" calcext:value-type="float">
            <text:p>0.4644885</text:p>
          </table:table-cell>
          <table:table-cell office:value-type="float" office:value="0.5746999" calcext:value-type="float">
            <text:p>0.5746999</text:p>
          </table:table-cell>
          <table:table-cell office:value-type="float" office:value="0.0118244" calcext:value-type="float">
            <text:p>0.0118244</text:p>
          </table:table-cell>
          <table:table-cell office:value-type="float" office:value="0.01167065" calcext:value-type="float">
            <text:p>0.01167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543" calcext:value-type="float">
            <text:p>45.8543</text:p>
          </table:table-cell>
          <table:table-cell office:value-type="float" office:value="41.93608" calcext:value-type="float">
            <text:p>41.936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1.202248" calcext:value-type="float">
            <text:p>1.202248</text:p>
          </table:table-cell>
          <table:table-cell office:value-type="float" office:value="125.8689" calcext:value-type="float">
            <text:p>125.86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8983" calcext:value-type="float">
            <text:p>11.08983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4787732" calcext:value-type="float">
            <text:p>0.004787732</text:p>
          </table:table-cell>
          <table:table-cell office:value-type="float" office:value="0.1061644" calcext:value-type="float">
            <text:p>0.1061644</text:p>
          </table:table-cell>
          <table:table-cell office:value-type="float" office:value="1702.136" calcext:value-type="float">
            <text:p>1702.136</text:p>
          </table:table-cell>
          <table:table-cell office:value-type="float" office:value="1.088825" calcext:value-type="float">
            <text:p>1.088825</text:p>
          </table:table-cell>
          <table:table-cell office:value-type="float" office:value="0" calcext:value-type="float">
            <text:p>0</text:p>
          </table:table-cell>
          <table:table-cell office:value-type="float" office:value="0.9275942" calcext:value-type="float">
            <text:p>0.9275942</text:p>
          </table:table-cell>
          <table:table-cell office:value-type="float" office:value="0.6798584" calcext:value-type="float">
            <text:p>0.6798584</text:p>
          </table:table-cell>
          <table:table-cell office:value-type="float" office:value="0.01183258" calcext:value-type="float">
            <text:p>0.01183258</text:p>
          </table:table-cell>
          <table:table-cell office:value-type="float" office:value="0.01165145" calcext:value-type="float">
            <text:p>0.01165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7093" calcext:value-type="float">
            <text:p>45.87093</text:p>
          </table:table-cell>
          <table:table-cell office:value-type="float" office:value="41.92797" calcext:value-type="float">
            <text:p>41.9279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1.193371" calcext:value-type="float">
            <text:p>1.193371</text:p>
          </table:table-cell>
          <table:table-cell office:value-type="float" office:value="125.8621" calcext:value-type="float">
            <text:p>125.86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9166" calcext:value-type="float">
            <text:p>11.09166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4857578" calcext:value-type="float">
            <text:p>0.004857578</text:p>
          </table:table-cell>
          <table:table-cell office:value-type="float" office:value="0.1077212" calcext:value-type="float">
            <text:p>0.1077212</text:p>
          </table:table-cell>
          <table:table-cell office:value-type="float" office:value="1702.146" calcext:value-type="float">
            <text:p>1702.146</text:p>
          </table:table-cell>
          <table:table-cell office:value-type="float" office:value="1.090236" calcext:value-type="float">
            <text:p>1.090236</text:p>
          </table:table-cell>
          <table:table-cell office:value-type="float" office:value="0" calcext:value-type="float">
            <text:p>0</text:p>
          </table:table-cell>
          <table:table-cell office:value-type="float" office:value="0.7394817" calcext:value-type="float">
            <text:p>0.7394817</text:p>
          </table:table-cell>
          <table:table-cell office:value-type="float" office:value="0.6590065" calcext:value-type="float">
            <text:p>0.6590065</text:p>
          </table:table-cell>
          <table:table-cell office:value-type="float" office:value="0.01175594" calcext:value-type="float">
            <text:p>0.01175594</text:p>
          </table:table-cell>
          <table:table-cell office:value-type="float" office:value="0.01163229" calcext:value-type="float">
            <text:p>0.01163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0152" calcext:value-type="float">
            <text:p>45.90152</text:p>
          </table:table-cell>
          <table:table-cell office:value-type="float" office:value="41.93887" calcext:value-type="float">
            <text:p>41.9388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1.184342" calcext:value-type="float">
            <text:p>1.184342</text:p>
          </table:table-cell>
          <table:table-cell office:value-type="float" office:value="125.855" calcext:value-type="float">
            <text:p>125.8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9448" calcext:value-type="float">
            <text:p>11.09448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491119" calcext:value-type="float">
            <text:p>0.00491119</text:p>
          </table:table-cell>
          <table:table-cell office:value-type="float" office:value="0.1090991" calcext:value-type="float">
            <text:p>0.1090991</text:p>
          </table:table-cell>
          <table:table-cell office:value-type="float" office:value="1702.158" calcext:value-type="float">
            <text:p>1702.158</text:p>
          </table:table-cell>
          <table:table-cell office:value-type="float" office:value="1.09125" calcext:value-type="float">
            <text:p>1.09125</text:p>
          </table:table-cell>
          <table:table-cell office:value-type="float" office:value="0" calcext:value-type="float">
            <text:p>0</text:p>
          </table:table-cell>
          <table:table-cell office:value-type="float" office:value="1.614753" calcext:value-type="float">
            <text:p>1.614753</text:p>
          </table:table-cell>
          <table:table-cell office:value-type="float" office:value="0.7219784" calcext:value-type="float">
            <text:p>0.7219784</text:p>
          </table:table-cell>
          <table:table-cell office:value-type="float" office:value="0.01179515" calcext:value-type="float">
            <text:p>0.01179515</text:p>
          </table:table-cell>
          <table:table-cell office:value-type="float" office:value="0.01161316" calcext:value-type="float">
            <text:p>0.01161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9659" calcext:value-type="float">
            <text:p>45.99659</text:p>
          </table:table-cell>
          <table:table-cell office:value-type="float" office:value="41.95377" calcext:value-type="float">
            <text:p>41.9537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1.173651" calcext:value-type="float">
            <text:p>1.173651</text:p>
          </table:table-cell>
          <table:table-cell office:value-type="float" office:value="125.8461" calcext:value-type="float">
            <text:p>125.84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9797" calcext:value-type="float">
            <text:p>11.09797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4950429" calcext:value-type="float">
            <text:p>0.004950429</text:p>
          </table:table-cell>
          <table:table-cell office:value-type="float" office:value="0.10995" calcext:value-type="float">
            <text:p>0.10995</text:p>
          </table:table-cell>
          <table:table-cell office:value-type="float" office:value="1702.17" calcext:value-type="float">
            <text:p>1702.17</text:p>
          </table:table-cell>
          <table:table-cell office:value-type="float" office:value="1.079045" calcext:value-type="float">
            <text:p>1.079045</text:p>
          </table:table-cell>
          <table:table-cell office:value-type="float" office:value="0" calcext:value-type="float">
            <text:p>0</text:p>
          </table:table-cell>
          <table:table-cell office:value-type="float" office:value="2.579413" calcext:value-type="float">
            <text:p>2.579413</text:p>
          </table:table-cell>
          <table:table-cell office:value-type="float" office:value="0.7869558" calcext:value-type="float">
            <text:p>0.7869558</text:p>
          </table:table-cell>
          <table:table-cell office:value-type="float" office:value="0.01173103" calcext:value-type="float">
            <text:p>0.01173103</text:p>
          </table:table-cell>
          <table:table-cell office:value-type="float" office:value="0.01159405" calcext:value-type="float">
            <text:p>0.01159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4384" calcext:value-type="float">
            <text:p>46.14384</text:p>
          </table:table-cell>
          <table:table-cell office:value-type="float" office:value="41.98305" calcext:value-type="float">
            <text:p>41.983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1.165956" calcext:value-type="float">
            <text:p>1.165956</text:p>
          </table:table-cell>
          <table:table-cell office:value-type="float" office:value="125.8356" calcext:value-type="float">
            <text:p>125.83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0191" calcext:value-type="float">
            <text:p>11.10191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4978392" calcext:value-type="float">
            <text:p>0.004978392</text:p>
          </table:table-cell>
          <table:table-cell office:value-type="float" office:value="0.1104863" calcext:value-type="float">
            <text:p>0.1104863</text:p>
          </table:table-cell>
          <table:table-cell office:value-type="float" office:value="1702.182" calcext:value-type="float">
            <text:p>1702.182</text:p>
          </table:table-cell>
          <table:table-cell office:value-type="float" office:value="1.071616" calcext:value-type="float">
            <text:p>1.071616</text:p>
          </table:table-cell>
          <table:table-cell office:value-type="float" office:value="0" calcext:value-type="float">
            <text:p>0</text:p>
          </table:table-cell>
          <table:table-cell office:value-type="float" office:value="1.995693" calcext:value-type="float">
            <text:p>1.995693</text:p>
          </table:table-cell>
          <table:table-cell office:value-type="float" office:value="0.7889711" calcext:value-type="float">
            <text:p>0.7889711</text:p>
          </table:table-cell>
          <table:table-cell office:value-type="float" office:value="0.01167985" calcext:value-type="float">
            <text:p>0.01167985</text:p>
          </table:table-cell>
          <table:table-cell office:value-type="float" office:value="0.01157498" calcext:value-type="float">
            <text:p>0.01157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26513" calcext:value-type="float">
            <text:p>46.26513</text:p>
          </table:table-cell>
          <table:table-cell office:value-type="float" office:value="42.02265" calcext:value-type="float">
            <text:p>42.0226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1.158597" calcext:value-type="float">
            <text:p>1.158597</text:p>
          </table:table-cell>
          <table:table-cell office:value-type="float" office:value="125.8265" calcext:value-type="float">
            <text:p>125.82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0532" calcext:value-type="float">
            <text:p>11.10532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4995022" calcext:value-type="float">
            <text:p>0.004995022</text:p>
          </table:table-cell>
          <table:table-cell office:value-type="float" office:value="0.1107854" calcext:value-type="float">
            <text:p>0.1107854</text:p>
          </table:table-cell>
          <table:table-cell office:value-type="float" office:value="1702.193" calcext:value-type="float">
            <text:p>1702.193</text:p>
          </table:table-cell>
          <table:table-cell office:value-type="float" office:value="1.069288" calcext:value-type="float">
            <text:p>1.069288</text:p>
          </table:table-cell>
          <table:table-cell office:value-type="float" office:value="0" calcext:value-type="float">
            <text:p>0</text:p>
          </table:table-cell>
          <table:table-cell office:value-type="float" office:value="1.121522" calcext:value-type="float">
            <text:p>1.121522</text:p>
          </table:table-cell>
          <table:table-cell office:value-type="float" office:value="0.7526457" calcext:value-type="float">
            <text:p>0.7526457</text:p>
          </table:table-cell>
          <table:table-cell office:value-type="float" office:value="0.01171828" calcext:value-type="float">
            <text:p>0.01171828</text:p>
          </table:table-cell>
          <table:table-cell office:value-type="float" office:value="0.01155595" calcext:value-type="float">
            <text:p>0.01155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34637" calcext:value-type="float">
            <text:p>46.34637</text:p>
          </table:table-cell>
          <table:table-cell office:value-type="float" office:value="42.0568" calcext:value-type="float">
            <text:p>42.056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1.151811" calcext:value-type="float">
            <text:p>1.151811</text:p>
          </table:table-cell>
          <table:table-cell office:value-type="float" office:value="125.8179" calcext:value-type="float">
            <text:p>125.81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0823" calcext:value-type="float">
            <text:p>11.10823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03428" calcext:value-type="float">
            <text:p>0.005003428</text:p>
          </table:table-cell>
          <table:table-cell office:value-type="float" office:value="0.1108955" calcext:value-type="float">
            <text:p>0.1108955</text:p>
          </table:table-cell>
          <table:table-cell office:value-type="float" office:value="1702.204" calcext:value-type="float">
            <text:p>1702.204</text:p>
          </table:table-cell>
          <table:table-cell office:value-type="float" office:value="1.065609" calcext:value-type="float">
            <text:p>1.065609</text:p>
          </table:table-cell>
          <table:table-cell office:value-type="float" office:value="0" calcext:value-type="float">
            <text:p>0</text:p>
          </table:table-cell>
          <table:table-cell office:value-type="float" office:value="1.968297" calcext:value-type="float">
            <text:p>1.968297</text:p>
          </table:table-cell>
          <table:table-cell office:value-type="float" office:value="0.7393849" calcext:value-type="float">
            <text:p>0.7393849</text:p>
          </table:table-cell>
          <table:table-cell office:value-type="float" office:value="0.01168276" calcext:value-type="float">
            <text:p>0.01168276</text:p>
          </table:table-cell>
          <table:table-cell office:value-type="float" office:value="0.01153694" calcext:value-type="float">
            <text:p>0.01153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5638" calcext:value-type="float">
            <text:p>46.45638</text:p>
          </table:table-cell>
          <table:table-cell office:value-type="float" office:value="42.08353" calcext:value-type="float">
            <text:p>42.0835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1.145441" calcext:value-type="float">
            <text:p>1.145441</text:p>
          </table:table-cell>
          <table:table-cell office:value-type="float" office:value="125.8084" calcext:value-type="float">
            <text:p>125.80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1069" calcext:value-type="float">
            <text:p>11.11069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09789" calcext:value-type="float">
            <text:p>0.005009789</text:p>
          </table:table-cell>
          <table:table-cell office:value-type="float" office:value="0.1109543" calcext:value-type="float">
            <text:p>0.1109543</text:p>
          </table:table-cell>
          <table:table-cell office:value-type="float" office:value="1702.214" calcext:value-type="float">
            <text:p>1702.214</text:p>
          </table:table-cell>
          <table:table-cell office:value-type="float" office:value="1.059664" calcext:value-type="float">
            <text:p>1.059664</text:p>
          </table:table-cell>
          <table:table-cell office:value-type="float" office:value="0" calcext:value-type="float">
            <text:p>0</text:p>
          </table:table-cell>
          <table:table-cell office:value-type="float" office:value="1.644356" calcext:value-type="float">
            <text:p>1.644356</text:p>
          </table:table-cell>
          <table:table-cell office:value-type="float" office:value="0.7469385" calcext:value-type="float">
            <text:p>0.7469385</text:p>
          </table:table-cell>
          <table:table-cell office:value-type="float" office:value="0.01161641" calcext:value-type="float">
            <text:p>0.01161641</text:p>
          </table:table-cell>
          <table:table-cell office:value-type="float" office:value="0.01151796" calcext:value-type="float">
            <text:p>0.01151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3896" calcext:value-type="float">
            <text:p>46.53896</text:p>
          </table:table-cell>
          <table:table-cell office:value-type="float" office:value="42.11233" calcext:value-type="float">
            <text:p>42.1123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1.139991" calcext:value-type="float">
            <text:p>1.139991</text:p>
          </table:table-cell>
          <table:table-cell office:value-type="float" office:value="125.7985" calcext:value-type="float">
            <text:p>125.79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1307" calcext:value-type="float">
            <text:p>11.11307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15138" calcext:value-type="float">
            <text:p>0.005015138</text:p>
          </table:table-cell>
          <table:table-cell office:value-type="float" office:value="0.1109876" calcext:value-type="float">
            <text:p>0.1109876</text:p>
          </table:table-cell>
          <table:table-cell office:value-type="float" office:value="1702.225" calcext:value-type="float">
            <text:p>1702.225</text:p>
          </table:table-cell>
          <table:table-cell office:value-type="float" office:value="1.05525" calcext:value-type="float">
            <text:p>1.05525</text:p>
          </table:table-cell>
          <table:table-cell office:value-type="float" office:value="0" calcext:value-type="float">
            <text:p>0</text:p>
          </table:table-cell>
          <table:table-cell office:value-type="float" office:value="1.275895" calcext:value-type="float">
            <text:p>1.275895</text:p>
          </table:table-cell>
          <table:table-cell office:value-type="float" office:value="0.7293584" calcext:value-type="float">
            <text:p>0.7293584</text:p>
          </table:table-cell>
          <table:table-cell office:value-type="float" office:value="0.01156706" calcext:value-type="float">
            <text:p>0.01156706</text:p>
          </table:table-cell>
          <table:table-cell office:value-type="float" office:value="0.01149901" calcext:value-type="float">
            <text:p>0.01149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9808" calcext:value-type="float">
            <text:p>46.59808</text:p>
          </table:table-cell>
          <table:table-cell office:value-type="float" office:value="42.14112" calcext:value-type="float">
            <text:p>42.141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1.13454" calcext:value-type="float">
            <text:p>1.13454</text:p>
          </table:table-cell>
          <table:table-cell office:value-type="float" office:value="125.79" calcext:value-type="float">
            <text:p>125.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1474" calcext:value-type="float">
            <text:p>11.11474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19869" calcext:value-type="float">
            <text:p>0.005019869</text:p>
          </table:table-cell>
          <table:table-cell office:value-type="float" office:value="0.1110098" calcext:value-type="float">
            <text:p>0.1110098</text:p>
          </table:table-cell>
          <table:table-cell office:value-type="float" office:value="1702.235" calcext:value-type="float">
            <text:p>1702.235</text:p>
          </table:table-cell>
          <table:table-cell office:value-type="float" office:value="1.05317" calcext:value-type="float">
            <text:p>1.05317</text:p>
          </table:table-cell>
          <table:table-cell office:value-type="float" office:value="0" calcext:value-type="float">
            <text:p>0</text:p>
          </table:table-cell>
          <table:table-cell office:value-type="float" office:value="0.6630979" calcext:value-type="float">
            <text:p>0.6630979</text:p>
          </table:table-cell>
          <table:table-cell office:value-type="float" office:value="0.6779043" calcext:value-type="float">
            <text:p>0.6779043</text:p>
          </table:table-cell>
          <table:table-cell office:value-type="float" office:value="0.01161267" calcext:value-type="float">
            <text:p>0.01161267</text:p>
          </table:table-cell>
          <table:table-cell office:value-type="float" office:value="0.01148011" calcext:value-type="float">
            <text:p>0.01148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62625" calcext:value-type="float">
            <text:p>46.62625</text:p>
          </table:table-cell>
          <table:table-cell office:value-type="float" office:value="42.16084" calcext:value-type="float">
            <text:p>42.160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1.127919" calcext:value-type="float">
            <text:p>1.127919</text:p>
          </table:table-cell>
          <table:table-cell office:value-type="float" office:value="125.7834" calcext:value-type="float">
            <text:p>125.78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1562" calcext:value-type="float">
            <text:p>11.11562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33734" calcext:value-type="float">
            <text:p>0.005033734</text:p>
          </table:table-cell>
          <table:table-cell office:value-type="float" office:value="0.1113294" calcext:value-type="float">
            <text:p>0.1113294</text:p>
          </table:table-cell>
          <table:table-cell office:value-type="float" office:value="1702.244" calcext:value-type="float">
            <text:p>1702.244</text:p>
          </table:table-cell>
          <table:table-cell office:value-type="float" office:value="1.053332" calcext:value-type="float">
            <text:p>1.053332</text:p>
          </table:table-cell>
          <table:table-cell office:value-type="float" office:value="0" calcext:value-type="float">
            <text:p>0</text:p>
          </table:table-cell>
          <table:table-cell office:value-type="float" office:value="0.9497162" calcext:value-type="float">
            <text:p>0.9497162</text:p>
          </table:table-cell>
          <table:table-cell office:value-type="float" office:value="0.6929708" calcext:value-type="float">
            <text:p>0.6929708</text:p>
          </table:table-cell>
          <table:table-cell office:value-type="float" office:value="0.01163653" calcext:value-type="float">
            <text:p>0.01163653</text:p>
          </table:table-cell>
          <table:table-cell office:value-type="float" office:value="0.01146122" calcext:value-type="float">
            <text:p>0.01146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66918" calcext:value-type="float">
            <text:p>46.66918</text:p>
          </table:table-cell>
          <table:table-cell office:value-type="float" office:value="42.17" calcext:value-type="float">
            <text:p>42.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1.122293" calcext:value-type="float">
            <text:p>1.122293</text:p>
          </table:table-cell>
          <table:table-cell office:value-type="float" office:value="125.7764" calcext:value-type="float">
            <text:p>125.77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1688" calcext:value-type="float">
            <text:p>11.11688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40711" calcext:value-type="float">
            <text:p>0.005040711</text:p>
          </table:table-cell>
          <table:table-cell office:value-type="float" office:value="0.1114283" calcext:value-type="float">
            <text:p>0.1114283</text:p>
          </table:table-cell>
          <table:table-cell office:value-type="float" office:value="1702.254" calcext:value-type="float">
            <text:p>1702.254</text:p>
          </table:table-cell>
          <table:table-cell office:value-type="float" office:value="1.050963" calcext:value-type="float">
            <text:p>1.050963</text:p>
          </table:table-cell>
          <table:table-cell office:value-type="float" office:value="0" calcext:value-type="float">
            <text:p>0</text:p>
          </table:table-cell>
          <table:table-cell office:value-type="float" office:value="2.132579" calcext:value-type="float">
            <text:p>2.132579</text:p>
          </table:table-cell>
          <table:table-cell office:value-type="float" office:value="0.6821553" calcext:value-type="float">
            <text:p>0.6821553</text:p>
          </table:table-cell>
          <table:table-cell office:value-type="float" office:value="0.01159925" calcext:value-type="float">
            <text:p>0.01159925</text:p>
          </table:table-cell>
          <table:table-cell office:value-type="float" office:value="0.01144236" calcext:value-type="float">
            <text:p>0.01144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7512" calcext:value-type="float">
            <text:p>46.77512</text:p>
          </table:table-cell>
          <table:table-cell office:value-type="float" office:value="42.18023" calcext:value-type="float">
            <text:p>42.1802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1.116044" calcext:value-type="float">
            <text:p>1.116044</text:p>
          </table:table-cell>
          <table:table-cell office:value-type="float" office:value="125.7679" calcext:value-type="float">
            <text:p>125.76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1805" calcext:value-type="float">
            <text:p>11.11805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45373" calcext:value-type="float">
            <text:p>0.005045373</text:p>
          </table:table-cell>
          <table:table-cell office:value-type="float" office:value="0.1114493" calcext:value-type="float">
            <text:p>0.1114493</text:p>
          </table:table-cell>
          <table:table-cell office:value-type="float" office:value="1702.264" calcext:value-type="float">
            <text:p>1702.264</text:p>
          </table:table-cell>
          <table:table-cell office:value-type="float" office:value="1.044439" calcext:value-type="float">
            <text:p>1.044439</text:p>
          </table:table-cell>
          <table:table-cell office:value-type="float" office:value="0" calcext:value-type="float">
            <text:p>0</text:p>
          </table:table-cell>
          <table:table-cell office:value-type="float" office:value="1.614499" calcext:value-type="float">
            <text:p>1.614499</text:p>
          </table:table-cell>
          <table:table-cell office:value-type="float" office:value="0.7151408" calcext:value-type="float">
            <text:p>0.7151408</text:p>
          </table:table-cell>
          <table:table-cell office:value-type="float" office:value="0.0115276" calcext:value-type="float">
            <text:p>0.0115276</text:p>
          </table:table-cell>
          <table:table-cell office:value-type="float" office:value="0.01142355" calcext:value-type="float">
            <text:p>0.01142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85698" calcext:value-type="float">
            <text:p>46.85698</text:p>
          </table:table-cell>
          <table:table-cell office:value-type="float" office:value="42.19666" calcext:value-type="float">
            <text:p>42.1966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1.109956" calcext:value-type="float">
            <text:p>1.109956</text:p>
          </table:table-cell>
          <table:table-cell office:value-type="float" office:value="125.7579" calcext:value-type="float">
            <text:p>125.75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012" calcext:value-type="float">
            <text:p>11.12012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49656" calcext:value-type="float">
            <text:p>0.005049656</text:p>
          </table:table-cell>
          <table:table-cell office:value-type="float" office:value="0.1114589" calcext:value-type="float">
            <text:p>0.1114589</text:p>
          </table:table-cell>
          <table:table-cell office:value-type="float" office:value="1702.275" calcext:value-type="float">
            <text:p>1702.275</text:p>
          </table:table-cell>
          <table:table-cell office:value-type="float" office:value="1.039241" calcext:value-type="float">
            <text:p>1.039241</text:p>
          </table:table-cell>
          <table:table-cell office:value-type="float" office:value="0" calcext:value-type="float">
            <text:p>0</text:p>
          </table:table-cell>
          <table:table-cell office:value-type="float" office:value="1.443063" calcext:value-type="float">
            <text:p>1.443063</text:p>
          </table:table-cell>
          <table:table-cell office:value-type="float" office:value="0.7326601" calcext:value-type="float">
            <text:p>0.7326601</text:p>
          </table:table-cell>
          <table:table-cell office:value-type="float" office:value="0.0114807" calcext:value-type="float">
            <text:p>0.0114807</text:p>
          </table:table-cell>
          <table:table-cell office:value-type="float" office:value="0.01140475" calcext:value-type="float">
            <text:p>0.01140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92497" calcext:value-type="float">
            <text:p>46.92497</text:p>
          </table:table-cell>
          <table:table-cell office:value-type="float" office:value="42.22173" calcext:value-type="float">
            <text:p>42.221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1.104747" calcext:value-type="float">
            <text:p>1.104747</text:p>
          </table:table-cell>
          <table:table-cell office:value-type="float" office:value="125.7486" calcext:value-type="float">
            <text:p>125.74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218" calcext:value-type="float">
            <text:p>11.12218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53864" calcext:value-type="float">
            <text:p>0.005053864</text:p>
          </table:table-cell>
          <table:table-cell office:value-type="float" office:value="0.1114685" calcext:value-type="float">
            <text:p>0.1114685</text:p>
          </table:table-cell>
          <table:table-cell office:value-type="float" office:value="1702.285" calcext:value-type="float">
            <text:p>1702.285</text:p>
          </table:table-cell>
          <table:table-cell office:value-type="float" office:value="1.036205" calcext:value-type="float">
            <text:p>1.036205</text:p>
          </table:table-cell>
          <table:table-cell office:value-type="float" office:value="0" calcext:value-type="float">
            <text:p>0</text:p>
          </table:table-cell>
          <table:table-cell office:value-type="float" office:value="0.8750983" calcext:value-type="float">
            <text:p>0.8750983</text:p>
          </table:table-cell>
          <table:table-cell office:value-type="float" office:value="0.6967168" calcext:value-type="float">
            <text:p>0.6967168</text:p>
          </table:table-cell>
          <table:table-cell office:value-type="float" office:value="0.01149451" calcext:value-type="float">
            <text:p>0.01149451</text:p>
          </table:table-cell>
          <table:table-cell office:value-type="float" office:value="0.01138599" calcext:value-type="float">
            <text:p>0.01138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96856" calcext:value-type="float">
            <text:p>46.96856</text:p>
          </table:table-cell>
          <table:table-cell office:value-type="float" office:value="42.2445" calcext:value-type="float">
            <text:p>42.244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1.099732" calcext:value-type="float">
            <text:p>1.099732</text:p>
          </table:table-cell>
          <table:table-cell office:value-type="float" office:value="125.7416" calcext:value-type="float">
            <text:p>125.74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314" calcext:value-type="float">
            <text:p>11.12314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57973" calcext:value-type="float">
            <text:p>0.005057973</text:p>
          </table:table-cell>
          <table:table-cell office:value-type="float" office:value="0.1114766" calcext:value-type="float">
            <text:p>0.1114766</text:p>
          </table:table-cell>
          <table:table-cell office:value-type="float" office:value="1702.295" calcext:value-type="float">
            <text:p>1702.295</text:p>
          </table:table-cell>
          <table:table-cell office:value-type="float" office:value="1.034297" calcext:value-type="float">
            <text:p>1.034297</text:p>
          </table:table-cell>
          <table:table-cell office:value-type="float" office:value="0" calcext:value-type="float">
            <text:p>0</text:p>
          </table:table-cell>
          <table:table-cell office:value-type="float" office:value="0.7250765" calcext:value-type="float">
            <text:p>0.7250765</text:p>
          </table:table-cell>
          <table:table-cell office:value-type="float" office:value="0.6788599" calcext:value-type="float">
            <text:p>0.6788599</text:p>
          </table:table-cell>
          <table:table-cell office:value-type="float" office:value="0.01151416" calcext:value-type="float">
            <text:p>0.01151416</text:p>
          </table:table-cell>
          <table:table-cell office:value-type="float" office:value="0.01136726" calcext:value-type="float">
            <text:p>0.01136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01623" calcext:value-type="float">
            <text:p>47.01623</text:p>
          </table:table-cell>
          <table:table-cell office:value-type="float" office:value="42.25588" calcext:value-type="float">
            <text:p>42.2558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1.094531" calcext:value-type="float">
            <text:p>1.094531</text:p>
          </table:table-cell>
          <table:table-cell office:value-type="float" office:value="125.7353" calcext:value-type="float">
            <text:p>125.73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339" calcext:value-type="float">
            <text:p>11.12339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64604" calcext:value-type="float">
            <text:p>0.005064604</text:p>
          </table:table-cell>
          <table:table-cell office:value-type="float" office:value="0.1115628" calcext:value-type="float">
            <text:p>0.1115628</text:p>
          </table:table-cell>
          <table:table-cell office:value-type="float" office:value="1702.304" calcext:value-type="float">
            <text:p>1702.304</text:p>
          </table:table-cell>
          <table:table-cell office:value-type="float" office:value="1.033121" calcext:value-type="float">
            <text:p>1.033121</text:p>
          </table:table-cell>
          <table:table-cell office:value-type="float" office:value="0" calcext:value-type="float">
            <text:p>0</text:p>
          </table:table-cell>
          <table:table-cell office:value-type="float" office:value="1.292155" calcext:value-type="float">
            <text:p>1.292155</text:p>
          </table:table-cell>
          <table:table-cell office:value-type="float" office:value="0.6563103" calcext:value-type="float">
            <text:p>0.6563103</text:p>
          </table:table-cell>
          <table:table-cell office:value-type="float" office:value="0.01148884" calcext:value-type="float">
            <text:p>0.01148884</text:p>
          </table:table-cell>
          <table:table-cell office:value-type="float" office:value="0.01134857" calcext:value-type="float">
            <text:p>0.01134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07568" calcext:value-type="float">
            <text:p>47.07568</text:p>
          </table:table-cell>
          <table:table-cell office:value-type="float" office:value="42.2621" calcext:value-type="float">
            <text:p>42.26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1.089666" calcext:value-type="float">
            <text:p>1.089666</text:p>
          </table:table-cell>
          <table:table-cell office:value-type="float" office:value="125.7282" calcext:value-type="float">
            <text:p>125.72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364" calcext:value-type="float">
            <text:p>11.12364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70567" calcext:value-type="float">
            <text:p>0.005070567</text:p>
          </table:table-cell>
          <table:table-cell office:value-type="float" office:value="0.1116288" calcext:value-type="float">
            <text:p>0.1116288</text:p>
          </table:table-cell>
          <table:table-cell office:value-type="float" office:value="1702.313" calcext:value-type="float">
            <text:p>1702.313</text:p>
          </table:table-cell>
          <table:table-cell office:value-type="float" office:value="1.028717" calcext:value-type="float">
            <text:p>1.028717</text:p>
          </table:table-cell>
          <table:table-cell office:value-type="float" office:value="0" calcext:value-type="float">
            <text:p>0</text:p>
          </table:table-cell>
          <table:table-cell office:value-type="float" office:value="1.487306" calcext:value-type="float">
            <text:p>1.487306</text:p>
          </table:table-cell>
          <table:table-cell office:value-type="float" office:value="0.6666158" calcext:value-type="float">
            <text:p>0.6666158</text:p>
          </table:table-cell>
          <table:table-cell office:value-type="float" office:value="0.01143052" calcext:value-type="float">
            <text:p>0.01143052</text:p>
          </table:table-cell>
          <table:table-cell office:value-type="float" office:value="0.01132991" calcext:value-type="float">
            <text:p>0.0113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15274" calcext:value-type="float">
            <text:p>47.15274</text:p>
          </table:table-cell>
          <table:table-cell office:value-type="float" office:value="42.26955" calcext:value-type="float">
            <text:p>42.269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1.085059" calcext:value-type="float">
            <text:p>1.085059</text:p>
          </table:table-cell>
          <table:table-cell office:value-type="float" office:value="125.7203" calcext:value-type="float">
            <text:p>125.72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385" calcext:value-type="float">
            <text:p>11.12385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74687" calcext:value-type="float">
            <text:p>0.005074687</text:p>
          </table:table-cell>
          <table:table-cell office:value-type="float" office:value="0.1116365" calcext:value-type="float">
            <text:p>0.1116365</text:p>
          </table:table-cell>
          <table:table-cell office:value-type="float" office:value="1702.323" calcext:value-type="float">
            <text:p>1702.323</text:p>
          </table:table-cell>
          <table:table-cell office:value-type="float" office:value="1.024445" calcext:value-type="float">
            <text:p>1.024445</text:p>
          </table:table-cell>
          <table:table-cell office:value-type="float" office:value="0" calcext:value-type="float">
            <text:p>0</text:p>
          </table:table-cell>
          <table:table-cell office:value-type="float" office:value="1.197888" calcext:value-type="float">
            <text:p>1.197888</text:p>
          </table:table-cell>
          <table:table-cell office:value-type="float" office:value="0.677285" calcext:value-type="float">
            <text:p>0.677285</text:p>
          </table:table-cell>
          <table:table-cell office:value-type="float" office:value="0.01137997" calcext:value-type="float">
            <text:p>0.01137997</text:p>
          </table:table-cell>
          <table:table-cell office:value-type="float" office:value="0.01131126" calcext:value-type="float">
            <text:p>0.01131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0308" calcext:value-type="float">
            <text:p>47.20308</text:p>
          </table:table-cell>
          <table:table-cell office:value-type="float" office:value="42.28051" calcext:value-type="float">
            <text:p>42.280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1.079946" calcext:value-type="float">
            <text:p>1.079946</text:p>
          </table:table-cell>
          <table:table-cell office:value-type="float" office:value="125.7112" calcext:value-type="float">
            <text:p>125.71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487" calcext:value-type="float">
            <text:p>11.12487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78812" calcext:value-type="float">
            <text:p>0.005078812</text:p>
          </table:table-cell>
          <table:table-cell office:value-type="float" office:value="0.1116439" calcext:value-type="float">
            <text:p>0.1116439</text:p>
          </table:table-cell>
          <table:table-cell office:value-type="float" office:value="1702.333" calcext:value-type="float">
            <text:p>1702.333</text:p>
          </table:table-cell>
          <table:table-cell office:value-type="float" office:value="1.020296" calcext:value-type="float">
            <text:p>1.020296</text:p>
          </table:table-cell>
          <table:table-cell office:value-type="float" office:value="0" calcext:value-type="float">
            <text:p>0</text:p>
          </table:table-cell>
          <table:table-cell office:value-type="float" office:value="1.15056" calcext:value-type="float">
            <text:p>1.15056</text:p>
          </table:table-cell>
          <table:table-cell office:value-type="float" office:value="0.6900862" calcext:value-type="float">
            <text:p>0.6900862</text:p>
          </table:table-cell>
          <table:table-cell office:value-type="float" office:value="0.01135007" calcext:value-type="float">
            <text:p>0.01135007</text:p>
          </table:table-cell>
          <table:table-cell office:value-type="float" office:value="0.01129265" calcext:value-type="float">
            <text:p>0.01129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5062" calcext:value-type="float">
            <text:p>47.25062</text:p>
          </table:table-cell>
          <table:table-cell office:value-type="float" office:value="42.29804" calcext:value-type="float">
            <text:p>42.298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1.075844" calcext:value-type="float">
            <text:p>1.075844</text:p>
          </table:table-cell>
          <table:table-cell office:value-type="float" office:value="125.7027" calcext:value-type="float">
            <text:p>125.70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578" calcext:value-type="float">
            <text:p>11.12578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82924" calcext:value-type="float">
            <text:p>0.005082924</text:p>
          </table:table-cell>
          <table:table-cell office:value-type="float" office:value="0.111651" calcext:value-type="float">
            <text:p>0.111651</text:p>
          </table:table-cell>
          <table:table-cell office:value-type="float" office:value="1702.342" calcext:value-type="float">
            <text:p>1702.342</text:p>
          </table:table-cell>
          <table:table-cell office:value-type="float" office:value="1.017143" calcext:value-type="float">
            <text:p>1.017143</text:p>
          </table:table-cell>
          <table:table-cell office:value-type="float" office:value="0" calcext:value-type="float">
            <text:p>0</text:p>
          </table:table-cell>
          <table:table-cell office:value-type="float" office:value="0.9459126" calcext:value-type="float">
            <text:p>0.9459126</text:p>
          </table:table-cell>
          <table:table-cell office:value-type="float" office:value="0.6657705" calcext:value-type="float">
            <text:p>0.6657705</text:p>
          </table:table-cell>
          <table:table-cell office:value-type="float" office:value="0.01132211" calcext:value-type="float">
            <text:p>0.01132211</text:p>
          </table:table-cell>
          <table:table-cell office:value-type="float" office:value="0.0112741" calcext:value-type="float">
            <text:p>0.0112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8596" calcext:value-type="float">
            <text:p>47.28596</text:p>
          </table:table-cell>
          <table:table-cell office:value-type="float" office:value="42.31284" calcext:value-type="float">
            <text:p>42.3128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1.071614" calcext:value-type="float">
            <text:p>1.071614</text:p>
          </table:table-cell>
          <table:table-cell office:value-type="float" office:value="125.696" calcext:value-type="float">
            <text:p>125.6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549" calcext:value-type="float">
            <text:p>11.12549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08701" calcext:value-type="float">
            <text:p>0.00508701</text:p>
          </table:table-cell>
          <table:table-cell office:value-type="float" office:value="0.1116581" calcext:value-type="float">
            <text:p>0.1116581</text:p>
          </table:table-cell>
          <table:table-cell office:value-type="float" office:value="1702.351" calcext:value-type="float">
            <text:p>1702.351</text:p>
          </table:table-cell>
          <table:table-cell office:value-type="float" office:value="1.015484" calcext:value-type="float">
            <text:p>1.015484</text:p>
          </table:table-cell>
          <table:table-cell office:value-type="float" office:value="0" calcext:value-type="float">
            <text:p>0</text:p>
          </table:table-cell>
          <table:table-cell office:value-type="float" office:value="0.6638671" calcext:value-type="float">
            <text:p>0.6638671</text:p>
          </table:table-cell>
          <table:table-cell office:value-type="float" office:value="0.6340582" calcext:value-type="float">
            <text:p>0.6340582</text:p>
          </table:table-cell>
          <table:table-cell office:value-type="float" office:value="0.01137152" calcext:value-type="float">
            <text:p>0.01137152</text:p>
          </table:table-cell>
          <table:table-cell office:value-type="float" office:value="0.01125556" calcext:value-type="float">
            <text:p>0.0112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8683" calcext:value-type="float">
            <text:p>47.28683</text:p>
          </table:table-cell>
          <table:table-cell office:value-type="float" office:value="42.31732" calcext:value-type="float">
            <text:p>42.3173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1.066069" calcext:value-type="float">
            <text:p>1.066069</text:p>
          </table:table-cell>
          <table:table-cell office:value-type="float" office:value="125.6903" calcext:value-type="float">
            <text:p>125.69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461" calcext:value-type="float">
            <text:p>11.12461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105374" calcext:value-type="float">
            <text:p>0.005105374</text:p>
          </table:table-cell>
          <table:table-cell office:value-type="float" office:value="0.112115" calcext:value-type="float">
            <text:p>0.112115</text:p>
          </table:table-cell>
          <table:table-cell office:value-type="float" office:value="1702.36" calcext:value-type="float">
            <text:p>1702.36</text:p>
          </table:table-cell>
          <table:table-cell office:value-type="float" office:value="1.015302" calcext:value-type="float">
            <text:p>1.015302</text:p>
          </table:table-cell>
          <table:table-cell office:value-type="float" office:value="0" calcext:value-type="float">
            <text:p>0</text:p>
          </table:table-cell>
          <table:table-cell office:value-type="float" office:value="0.7108863" calcext:value-type="float">
            <text:p>0.7108863</text:p>
          </table:table-cell>
          <table:table-cell office:value-type="float" office:value="0.6478867" calcext:value-type="float">
            <text:p>0.6478867</text:p>
          </table:table-cell>
          <table:table-cell office:value-type="float" office:value="0.011359" calcext:value-type="float">
            <text:p>0.011359</text:p>
          </table:table-cell>
          <table:table-cell office:value-type="float" office:value="0.01123704" calcext:value-type="float">
            <text:p>0.01123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29383" calcext:value-type="float">
            <text:p>47.29383</text:p>
          </table:table-cell>
          <table:table-cell office:value-type="float" office:value="42.31789" calcext:value-type="float">
            <text:p>42.3178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1.061158" calcext:value-type="float">
            <text:p>1.061158</text:p>
          </table:table-cell>
          <table:table-cell office:value-type="float" office:value="125.6836" calcext:value-type="float">
            <text:p>125.68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482" calcext:value-type="float">
            <text:p>11.12482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120606" calcext:value-type="float">
            <text:p>0.005120606</text:p>
          </table:table-cell>
          <table:table-cell office:value-type="float" office:value="0.1124942" calcext:value-type="float">
            <text:p>0.1124942</text:p>
          </table:table-cell>
          <table:table-cell office:value-type="float" office:value="1702.369" calcext:value-type="float">
            <text:p>1702.369</text:p>
          </table:table-cell>
          <table:table-cell office:value-type="float" office:value="1.013404" calcext:value-type="float">
            <text:p>1.013404</text:p>
          </table:table-cell>
          <table:table-cell office:value-type="float" office:value="0" calcext:value-type="float">
            <text:p>0</text:p>
          </table:table-cell>
          <table:table-cell office:value-type="float" office:value="1.838087" calcext:value-type="float">
            <text:p>1.838087</text:p>
          </table:table-cell>
          <table:table-cell office:value-type="float" office:value="0.6578575" calcext:value-type="float">
            <text:p>0.6578575</text:p>
          </table:table-cell>
          <table:table-cell office:value-type="float" office:value="0.01135236" calcext:value-type="float">
            <text:p>0.01135236</text:p>
          </table:table-cell>
          <table:table-cell office:value-type="float" office:value="0.01121856" calcext:value-type="float">
            <text:p>0.01121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713" calcext:value-type="float">
            <text:p>47.3713</text:p>
          </table:table-cell>
          <table:table-cell office:value-type="float" office:value="42.3222" calcext:value-type="float">
            <text:p>42.32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1.056511" calcext:value-type="float">
            <text:p>1.056511</text:p>
          </table:table-cell>
          <table:table-cell office:value-type="float" office:value="125.6764" calcext:value-type="float">
            <text:p>125.67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486" calcext:value-type="float">
            <text:p>11.12486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129311" calcext:value-type="float">
            <text:p>0.005129311</text:p>
          </table:table-cell>
          <table:table-cell office:value-type="float" office:value="0.1126416" calcext:value-type="float">
            <text:p>0.1126416</text:p>
          </table:table-cell>
          <table:table-cell office:value-type="float" office:value="1702.379" calcext:value-type="float">
            <text:p>1702.379</text:p>
          </table:table-cell>
          <table:table-cell office:value-type="float" office:value="1.008567" calcext:value-type="float">
            <text:p>1.008567</text:p>
          </table:table-cell>
          <table:table-cell office:value-type="float" office:value="0" calcext:value-type="float">
            <text:p>0</text:p>
          </table:table-cell>
          <table:table-cell office:value-type="float" office:value="1.420593" calcext:value-type="float">
            <text:p>1.420593</text:p>
          </table:table-cell>
          <table:table-cell office:value-type="float" office:value="0.6677402" calcext:value-type="float">
            <text:p>0.6677402</text:p>
          </table:table-cell>
          <table:table-cell office:value-type="float" office:value="0.01128963" calcext:value-type="float">
            <text:p>0.01128963</text:p>
          </table:table-cell>
          <table:table-cell office:value-type="float" office:value="0.0112001" calcext:value-type="float">
            <text:p>0.01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43585" calcext:value-type="float">
            <text:p>47.43585</text:p>
          </table:table-cell>
          <table:table-cell office:value-type="float" office:value="42.3305" calcext:value-type="float">
            <text:p>42.33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1.052256" calcext:value-type="float">
            <text:p>1.052256</text:p>
          </table:table-cell>
          <table:table-cell office:value-type="float" office:value="125.6685" calcext:value-type="float">
            <text:p>125.66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498" calcext:value-type="float">
            <text:p>11.12498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135294" calcext:value-type="float">
            <text:p>0.005135294</text:p>
          </table:table-cell>
          <table:table-cell office:value-type="float" office:value="0.1127043" calcext:value-type="float">
            <text:p>0.1127043</text:p>
          </table:table-cell>
          <table:table-cell office:value-type="float" office:value="1702.388" calcext:value-type="float">
            <text:p>1702.388</text:p>
          </table:table-cell>
          <table:table-cell office:value-type="float" office:value="1.004599" calcext:value-type="float">
            <text:p>1.004599</text:p>
          </table:table-cell>
          <table:table-cell office:value-type="float" office:value="0" calcext:value-type="float">
            <text:p>0</text:p>
          </table:table-cell>
          <table:table-cell office:value-type="float" office:value="1.097913" calcext:value-type="float">
            <text:p>1.097913</text:p>
          </table:table-cell>
          <table:table-cell office:value-type="float" office:value="0.6724599" calcext:value-type="float">
            <text:p>0.6724599</text:p>
          </table:table-cell>
          <table:table-cell office:value-type="float" office:value="0.01124535" calcext:value-type="float">
            <text:p>0.01124535</text:p>
          </table:table-cell>
          <table:table-cell office:value-type="float" office:value="0.01118169" calcext:value-type="float">
            <text:p>0.01118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482" calcext:value-type="float">
            <text:p>47.482</text:p>
          </table:table-cell>
          <table:table-cell office:value-type="float" office:value="42.34138" calcext:value-type="float">
            <text:p>42.3413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1.047266" calcext:value-type="float">
            <text:p>1.047266</text:p>
          </table:table-cell>
          <table:table-cell office:value-type="float" office:value="125.6596" calcext:value-type="float">
            <text:p>125.65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566" calcext:value-type="float">
            <text:p>11.12566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139517" calcext:value-type="float">
            <text:p>0.005139517</text:p>
          </table:table-cell>
          <table:table-cell office:value-type="float" office:value="0.1127138" calcext:value-type="float">
            <text:p>0.1127138</text:p>
          </table:table-cell>
          <table:table-cell office:value-type="float" office:value="1702.397" calcext:value-type="float">
            <text:p>1702.397</text:p>
          </table:table-cell>
          <table:table-cell office:value-type="float" office:value="1.000195" calcext:value-type="float">
            <text:p>1.000195</text:p>
          </table:table-cell>
          <table:table-cell office:value-type="float" office:value="0" calcext:value-type="float">
            <text:p>0</text:p>
          </table:table-cell>
          <table:table-cell office:value-type="float" office:value="1.116218" calcext:value-type="float">
            <text:p>1.116218</text:p>
          </table:table-cell>
          <table:table-cell office:value-type="float" office:value="0.6945801" calcext:value-type="float">
            <text:p>0.6945801</text:p>
          </table:table-cell>
          <table:table-cell office:value-type="float" office:value="0.01122112" calcext:value-type="float">
            <text:p>0.01122112</text:p>
          </table:table-cell>
          <table:table-cell office:value-type="float" office:value="0.01116329" calcext:value-type="float">
            <text:p>0.01116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2592" calcext:value-type="float">
            <text:p>47.52592</text:p>
          </table:table-cell>
          <table:table-cell office:value-type="float" office:value="42.35663" calcext:value-type="float">
            <text:p>42.3566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1.043415" calcext:value-type="float">
            <text:p>1.043415</text:p>
          </table:table-cell>
          <table:table-cell office:value-type="float" office:value="125.6513" calcext:value-type="float">
            <text:p>125.65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65" calcext:value-type="float">
            <text:p>11.1265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143638" calcext:value-type="float">
            <text:p>0.005143638</text:p>
          </table:table-cell>
          <table:table-cell office:value-type="float" office:value="0.1127206" calcext:value-type="float">
            <text:p>0.1127206</text:p>
          </table:table-cell>
          <table:table-cell office:value-type="float" office:value="1702.407" calcext:value-type="float">
            <text:p>1702.407</text:p>
          </table:table-cell>
          <table:table-cell office:value-type="float" office:value="0.9975709" calcext:value-type="float">
            <text:p>0.9975709</text:p>
          </table:table-cell>
          <table:table-cell office:value-type="float" office:value="0" calcext:value-type="float">
            <text:p>0</text:p>
          </table:table-cell>
          <table:table-cell office:value-type="float" office:value="0.930457" calcext:value-type="float">
            <text:p>0.930457</text:p>
          </table:table-cell>
          <table:table-cell office:value-type="float" office:value="0.652275" calcext:value-type="float">
            <text:p>0.652275</text:p>
          </table:table-cell>
          <table:table-cell office:value-type="float" office:value="0.01119781" calcext:value-type="float">
            <text:p>0.01119781</text:p>
          </table:table-cell>
          <table:table-cell office:value-type="float" office:value="0.01114493" calcext:value-type="float">
            <text:p>0.01114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6026" calcext:value-type="float">
            <text:p>47.56026</text:p>
          </table:table-cell>
          <table:table-cell office:value-type="float" office:value="42.37069" calcext:value-type="float">
            <text:p>42.3706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1.038762" calcext:value-type="float">
            <text:p>1.038762</text:p>
          </table:table-cell>
          <table:table-cell office:value-type="float" office:value="125.6425" calcext:value-type="float">
            <text:p>125.64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704" calcext:value-type="float">
            <text:p>11.12704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147739" calcext:value-type="float">
            <text:p>0.005147739</text:p>
          </table:table-cell>
          <table:table-cell office:value-type="float" office:value="0.1127266" calcext:value-type="float">
            <text:p>0.1127266</text:p>
          </table:table-cell>
          <table:table-cell office:value-type="float" office:value="1702.416" calcext:value-type="float">
            <text:p>1702.416</text:p>
          </table:table-cell>
          <table:table-cell office:value-type="float" office:value="0.9936374" calcext:value-type="float">
            <text:p>0.9936374</text:p>
          </table:table-cell>
          <table:table-cell office:value-type="float" office:value="0" calcext:value-type="float">
            <text:p>0</text:p>
          </table:table-cell>
          <table:table-cell office:value-type="float" office:value="1.078584" calcext:value-type="float">
            <text:p>1.078584</text:p>
          </table:table-cell>
          <table:table-cell office:value-type="float" office:value="0.6824843" calcext:value-type="float">
            <text:p>0.6824843</text:p>
          </table:table-cell>
          <table:table-cell office:value-type="float" office:value="0.01117723" calcext:value-type="float">
            <text:p>0.01117723</text:p>
          </table:table-cell>
          <table:table-cell office:value-type="float" office:value="0.0111266" calcext:value-type="float">
            <text:p>0.0111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9522" calcext:value-type="float">
            <text:p>47.59522</text:p>
          </table:table-cell>
          <table:table-cell office:value-type="float" office:value="42.38297" calcext:value-type="float">
            <text:p>42.382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1.034987" calcext:value-type="float">
            <text:p>1.034987</text:p>
          </table:table-cell>
          <table:table-cell office:value-type="float" office:value="125.6355" calcext:value-type="float">
            <text:p>125.63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738" calcext:value-type="float">
            <text:p>11.12738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151805" calcext:value-type="float">
            <text:p>0.005151805</text:p>
          </table:table-cell>
          <table:table-cell office:value-type="float" office:value="0.112732" calcext:value-type="float">
            <text:p>0.112732</text:p>
          </table:table-cell>
          <table:table-cell office:value-type="float" office:value="1702.425" calcext:value-type="float">
            <text:p>1702.425</text:p>
          </table:table-cell>
          <table:table-cell office:value-type="float" office:value="0.9918789" calcext:value-type="float">
            <text:p>0.9918789</text:p>
          </table:table-cell>
          <table:table-cell office:value-type="float" office:value="0" calcext:value-type="float">
            <text:p>0</text:p>
          </table:table-cell>
          <table:table-cell office:value-type="float" office:value="0.9173406" calcext:value-type="float">
            <text:p>0.9173406</text:p>
          </table:table-cell>
          <table:table-cell office:value-type="float" office:value="0.6531836" calcext:value-type="float">
            <text:p>0.6531836</text:p>
          </table:table-cell>
          <table:table-cell office:value-type="float" office:value="0.01126403" calcext:value-type="float">
            <text:p>0.01126403</text:p>
          </table:table-cell>
          <table:table-cell office:value-type="float" office:value="0.0111083" calcext:value-type="float">
            <text:p>0.0111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61806" calcext:value-type="float">
            <text:p>47.61806</text:p>
          </table:table-cell>
          <table:table-cell office:value-type="float" office:value="42.39251" calcext:value-type="float">
            <text:p>42.3925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1.032227" calcext:value-type="float">
            <text:p>1.032227</text:p>
          </table:table-cell>
          <table:table-cell office:value-type="float" office:value="125.6299" calcext:value-type="float">
            <text:p>125.62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657" calcext:value-type="float">
            <text:p>11.12657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155707" calcext:value-type="float">
            <text:p>0.005155707</text:p>
          </table:table-cell>
          <table:table-cell office:value-type="float" office:value="0.112734" calcext:value-type="float">
            <text:p>0.112734</text:p>
          </table:table-cell>
          <table:table-cell office:value-type="float" office:value="1702.434" calcext:value-type="float">
            <text:p>1702.434</text:p>
          </table:table-cell>
          <table:table-cell office:value-type="float" office:value="0.9898384" calcext:value-type="float">
            <text:p>0.9898384</text:p>
          </table:table-cell>
          <table:table-cell office:value-type="float" office:value="0" calcext:value-type="float">
            <text:p>0</text:p>
          </table:table-cell>
          <table:table-cell office:value-type="float" office:value="1.386127" calcext:value-type="float">
            <text:p>1.386127</text:p>
          </table:table-cell>
          <table:table-cell office:value-type="float" office:value="0.6173695" calcext:value-type="float">
            <text:p>0.6173695</text:p>
          </table:table-cell>
          <table:table-cell office:value-type="float" office:value="0.01121064" calcext:value-type="float">
            <text:p>0.01121064</text:p>
          </table:table-cell>
          <table:table-cell office:value-type="float" office:value="0.01109002" calcext:value-type="float">
            <text:p>0.01109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67561" calcext:value-type="float">
            <text:p>47.67561</text:p>
          </table:table-cell>
          <table:table-cell office:value-type="float" office:value="42.3924" calcext:value-type="float">
            <text:p>42.39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1.029883" calcext:value-type="float">
            <text:p>1.029883</text:p>
          </table:table-cell>
          <table:table-cell office:value-type="float" office:value="125.6246" calcext:value-type="float">
            <text:p>125.62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47" calcext:value-type="float">
            <text:p>11.1247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159474" calcext:value-type="float">
            <text:p>0.005159474</text:p>
          </table:table-cell>
          <table:table-cell office:value-type="float" office:value="0.1127332" calcext:value-type="float">
            <text:p>0.1127332</text:p>
          </table:table-cell>
          <table:table-cell office:value-type="float" office:value="1702.442" calcext:value-type="float">
            <text:p>1702.442</text:p>
          </table:table-cell>
          <table:table-cell office:value-type="float" office:value="0.9878278" calcext:value-type="float">
            <text:p>0.9878278</text:p>
          </table:table-cell>
          <table:table-cell office:value-type="float" office:value="0" calcext:value-type="float">
            <text:p>0</text:p>
          </table:table-cell>
          <table:table-cell office:value-type="float" office:value="0.8391076" calcext:value-type="float">
            <text:p>0.8391076</text:p>
          </table:table-cell>
          <table:table-cell office:value-type="float" office:value="0.589382" calcext:value-type="float">
            <text:p>0.589382</text:p>
          </table:table-cell>
          <table:table-cell office:value-type="float" office:value="0.01114212" calcext:value-type="float">
            <text:p>0.01114212</text:p>
          </table:table-cell>
          <table:table-cell office:value-type="float" office:value="0.01107178" calcext:value-type="float">
            <text:p>0.01107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69976" calcext:value-type="float">
            <text:p>47.69976</text:p>
          </table:table-cell>
          <table:table-cell office:value-type="float" office:value="42.38821" calcext:value-type="float">
            <text:p>42.3882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1.026797" calcext:value-type="float">
            <text:p>1.026797</text:p>
          </table:table-cell>
          <table:table-cell office:value-type="float" office:value="125.6186" calcext:value-type="float">
            <text:p>125.61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282" calcext:value-type="float">
            <text:p>11.12282</text:p>
          </table:table-cell>
          <table:table-cell office:value-type="float" office:value="0.0002379082" calcext:value-type="float">
            <text:p>0.0002379082</text:p>
          </table:table-cell>
          <table:table-cell office:value-type="float" office:value="0.005163229" calcext:value-type="float">
            <text:p>0.005163229</text:p>
          </table:table-cell>
          <table:table-cell office:value-type="float" office:value="0.1127315" calcext:value-type="float">
            <text:p>0.1127315</text:p>
          </table:table-cell>
          <table:table-cell office:value-type="float" office:value="1702.45" calcext:value-type="float">
            <text:p>1702.45</text:p>
          </table:table-cell>
          <table:table-cell office:value-type="float" office:value="0.9851865" calcext:value-type="float">
            <text:p>0.9851865</text:p>
          </table:table-cell>
          <table:table-cell office:value-type="float" office:value="0" calcext:value-type="float">
            <text:p>0</text:p>
          </table:table-cell>
          <table:table-cell office:value-type="float" office:value="0.8789024" calcext:value-type="float">
            <text:p>0.8789024</text:p>
          </table:table-cell>
          <table:table-cell office:value-type="float" office:value="0.6089042" calcext:value-type="float">
            <text:p>0.6089042</text:p>
          </table:table-cell>
          <table:table-cell office:value-type="float" office:value="0.01110427" calcext:value-type="float">
            <text:p>0.01110427</text:p>
          </table:table-cell>
          <table:table-cell office:value-type="float" office:value="0.01105358" calcext:value-type="float">
            <text:p>0.01105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72083" calcext:value-type="float">
            <text:p>47.72083</text:p>
          </table:table-cell>
          <table:table-cell office:value-type="float" office:value="42.38501" calcext:value-type="float">
            <text:p>42.385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1.022363" calcext:value-type="float">
            <text:p>1.022363</text:p>
          </table:table-cell>
          <table:table-cell office:value-type="float" office:value="125.6123" calcext:value-type="float">
            <text:p>125.61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067" calcext:value-type="float">
            <text:p>11.12067</text:p>
          </table:table-cell>
          <table:table-cell office:value-type="float" office:value="0.0005730229" calcext:value-type="float">
            <text:p>0.0005730229</text:p>
          </table:table-cell>
          <table:table-cell office:value-type="float" office:value="0.005173624" calcext:value-type="float">
            <text:p>0.005173624</text:p>
          </table:table-cell>
          <table:table-cell office:value-type="float" office:value="0.1128272" calcext:value-type="float">
            <text:p>0.1128272</text:p>
          </table:table-cell>
          <table:table-cell office:value-type="float" office:value="1702.458" calcext:value-type="float">
            <text:p>1702.458</text:p>
          </table:table-cell>
          <table:table-cell office:value-type="float" office:value="0.9833053" calcext:value-type="float">
            <text:p>0.9833053</text:p>
          </table:table-cell>
          <table:table-cell office:value-type="float" office:value="0" calcext:value-type="float">
            <text:p>0</text:p>
          </table:table-cell>
          <table:table-cell office:value-type="float" office:value="0.7482322" calcext:value-type="float">
            <text:p>0.7482322</text:p>
          </table:table-cell>
          <table:table-cell office:value-type="float" office:value="0.5762817" calcext:value-type="float">
            <text:p>0.5762817</text:p>
          </table:table-cell>
          <table:table-cell office:value-type="float" office:value="0.01139617" calcext:value-type="float">
            <text:p>0.01139617</text:p>
          </table:table-cell>
          <table:table-cell office:value-type="float" office:value="0.0110354" calcext:value-type="float">
            <text:p>0.0110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70819" calcext:value-type="float">
            <text:p>47.70819</text:p>
          </table:table-cell>
          <table:table-cell office:value-type="float" office:value="42.3764" calcext:value-type="float">
            <text:p>42.37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1.015679" calcext:value-type="float">
            <text:p>1.015679</text:p>
          </table:table-cell>
          <table:table-cell office:value-type="float" office:value="125.6062" calcext:value-type="float">
            <text:p>125.60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061" calcext:value-type="float">
            <text:p>11.12061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254452" calcext:value-type="float">
            <text:p>0.005254452</text:p>
          </table:table-cell>
          <table:table-cell office:value-type="float" office:value="0.1147134" calcext:value-type="float">
            <text:p>0.1147134</text:p>
          </table:table-cell>
          <table:table-cell office:value-type="float" office:value="1702.468" calcext:value-type="float">
            <text:p>1702.468</text:p>
          </table:table-cell>
          <table:table-cell office:value-type="float" office:value="0.9850674" calcext:value-type="float">
            <text:p>0.9850674</text:p>
          </table:table-cell>
          <table:table-cell office:value-type="float" office:value="0" calcext:value-type="float">
            <text:p>0</text:p>
          </table:table-cell>
          <table:table-cell office:value-type="float" office:value="0.7969301" calcext:value-type="float">
            <text:p>0.7969301</text:p>
          </table:table-cell>
          <table:table-cell office:value-type="float" office:value="0.6279805" calcext:value-type="float">
            <text:p>0.6279805</text:p>
          </table:table-cell>
          <table:table-cell office:value-type="float" office:value="0.01119918" calcext:value-type="float">
            <text:p>0.01119918</text:p>
          </table:table-cell>
          <table:table-cell office:value-type="float" office:value="0.01101723" calcext:value-type="float">
            <text:p>0.01101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68644" calcext:value-type="float">
            <text:p>47.68644</text:p>
          </table:table-cell>
          <table:table-cell office:value-type="float" office:value="42.34718" calcext:value-type="float">
            <text:p>42.347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1.010514" calcext:value-type="float">
            <text:p>1.010514</text:p>
          </table:table-cell>
          <table:table-cell office:value-type="float" office:value="125.6001" calcext:value-type="float">
            <text:p>125.60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124" calcext:value-type="float">
            <text:p>11.12124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30296" calcext:value-type="float">
            <text:p>0.00530296</text:p>
          </table:table-cell>
          <table:table-cell office:value-type="float" office:value="0.1162475" calcext:value-type="float">
            <text:p>0.1162475</text:p>
          </table:table-cell>
          <table:table-cell office:value-type="float" office:value="1702.479" calcext:value-type="float">
            <text:p>1702.479</text:p>
          </table:table-cell>
          <table:table-cell office:value-type="float" office:value="0.9853213" calcext:value-type="float">
            <text:p>0.9853213</text:p>
          </table:table-cell>
          <table:table-cell office:value-type="float" office:value="0" calcext:value-type="float">
            <text:p>0</text:p>
          </table:table-cell>
          <table:table-cell office:value-type="float" office:value="1.272773" calcext:value-type="float">
            <text:p>1.272773</text:p>
          </table:table-cell>
          <table:table-cell office:value-type="float" office:value="0.6554381" calcext:value-type="float">
            <text:p>0.6554381</text:p>
          </table:table-cell>
          <table:table-cell office:value-type="float" office:value="0.011237" calcext:value-type="float">
            <text:p>0.011237</text:p>
          </table:table-cell>
          <table:table-cell office:value-type="float" office:value="0.01099912" calcext:value-type="float">
            <text:p>0.01099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76547" calcext:value-type="float">
            <text:p>47.76547</text:p>
          </table:table-cell>
          <table:table-cell office:value-type="float" office:value="42.34653" calcext:value-type="float">
            <text:p>42.3465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1.006694" calcext:value-type="float">
            <text:p>1.006694</text:p>
          </table:table-cell>
          <table:table-cell office:value-type="float" office:value="125.5945" calcext:value-type="float">
            <text:p>125.59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2065" calcext:value-type="float">
            <text:p>11.1206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338918" calcext:value-type="float">
            <text:p>0.005338918</text:p>
          </table:table-cell>
          <table:table-cell office:value-type="float" office:value="0.1174005" calcext:value-type="float">
            <text:p>0.1174005</text:p>
          </table:table-cell>
          <table:table-cell office:value-type="float" office:value="1702.489" calcext:value-type="float">
            <text:p>1702.489</text:p>
          </table:table-cell>
          <table:table-cell office:value-type="float" office:value="0.9824829" calcext:value-type="float">
            <text:p>0.9824829</text:p>
          </table:table-cell>
          <table:table-cell office:value-type="float" office:value="0" calcext:value-type="float">
            <text:p>0</text:p>
          </table:table-cell>
          <table:table-cell office:value-type="float" office:value="0.7784501" calcext:value-type="float">
            <text:p>0.7784501</text:p>
          </table:table-cell>
          <table:table-cell office:value-type="float" office:value="0.6514822" calcext:value-type="float">
            <text:p>0.6514822</text:p>
          </table:table-cell>
          <table:table-cell office:value-type="float" office:value="0.01122673" calcext:value-type="float">
            <text:p>0.01122673</text:p>
          </table:table-cell>
          <table:table-cell office:value-type="float" office:value="0.01098105" calcext:value-type="float">
            <text:p>0.01098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444" calcext:value-type="float">
            <text:p>47.8444</text:p>
          </table:table-cell>
          <table:table-cell office:value-type="float" office:value="42.34668" calcext:value-type="float">
            <text:p>42.3466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1.00181" calcext:value-type="float">
            <text:p>1.00181</text:p>
          </table:table-cell>
          <table:table-cell office:value-type="float" office:value="125.5893" calcext:value-type="float">
            <text:p>125.58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1964" calcext:value-type="float">
            <text:p>11.11964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368626" calcext:value-type="float">
            <text:p>0.005368626</text:p>
          </table:table-cell>
          <table:table-cell office:value-type="float" office:value="0.1182781" calcext:value-type="float">
            <text:p>0.1182781</text:p>
          </table:table-cell>
          <table:table-cell office:value-type="float" office:value="1702.498" calcext:value-type="float">
            <text:p>1702.498</text:p>
          </table:table-cell>
          <table:table-cell office:value-type="float" office:value="0.9820266" calcext:value-type="float">
            <text:p>0.9820266</text:p>
          </table:table-cell>
          <table:table-cell office:value-type="float" office:value="0" calcext:value-type="float">
            <text:p>0</text:p>
          </table:table-cell>
          <table:table-cell office:value-type="float" office:value="0.8983189" calcext:value-type="float">
            <text:p>0.8983189</text:p>
          </table:table-cell>
          <table:table-cell office:value-type="float" office:value="0.6604053" calcext:value-type="float">
            <text:p>0.6604053</text:p>
          </table:table-cell>
          <table:table-cell office:value-type="float" office:value="0.01120617" calcext:value-type="float">
            <text:p>0.01120617</text:p>
          </table:table-cell>
          <table:table-cell office:value-type="float" office:value="0.01096299" calcext:value-type="float">
            <text:p>0.01096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0134" calcext:value-type="float">
            <text:p>47.90134</text:p>
          </table:table-cell>
          <table:table-cell office:value-type="float" office:value="42.34802" calcext:value-type="float">
            <text:p>42.3480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0.997669" calcext:value-type="float">
            <text:p>0.997669</text:p>
          </table:table-cell>
          <table:table-cell office:value-type="float" office:value="125.5847" calcext:value-type="float">
            <text:p>125.58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1764" calcext:value-type="float">
            <text:p>11.11764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404325" calcext:value-type="float">
            <text:p>0.005404325</text:p>
          </table:table-cell>
          <table:table-cell office:value-type="float" office:value="0.1195007" calcext:value-type="float">
            <text:p>0.1195007</text:p>
          </table:table-cell>
          <table:table-cell office:value-type="float" office:value="1702.506" calcext:value-type="float">
            <text:p>1702.506</text:p>
          </table:table-cell>
          <table:table-cell office:value-type="float" office:value="0.9819543" calcext:value-type="float">
            <text:p>0.9819543</text:p>
          </table:table-cell>
          <table:table-cell office:value-type="float" office:value="0" calcext:value-type="float">
            <text:p>0</text:p>
          </table:table-cell>
          <table:table-cell office:value-type="float" office:value="0.7809403" calcext:value-type="float">
            <text:p>0.7809403</text:p>
          </table:table-cell>
          <table:table-cell office:value-type="float" office:value="0.6117142" calcext:value-type="float">
            <text:p>0.6117142</text:p>
          </table:table-cell>
          <table:table-cell office:value-type="float" office:value="0.01113517" calcext:value-type="float">
            <text:p>0.01113517</text:p>
          </table:table-cell>
          <table:table-cell office:value-type="float" office:value="0.01094495" calcext:value-type="float">
            <text:p>0.01094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8968" calcext:value-type="float">
            <text:p>47.88968</text:p>
          </table:table-cell>
          <table:table-cell office:value-type="float" office:value="42.33689" calcext:value-type="float">
            <text:p>42.3368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0.9944115" calcext:value-type="float">
            <text:p>0.9944115</text:p>
          </table:table-cell>
          <table:table-cell office:value-type="float" office:value="125.581" calcext:value-type="float">
            <text:p>125.5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1566" calcext:value-type="float">
            <text:p>11.1156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426721" calcext:value-type="float">
            <text:p>0.005426721</text:p>
          </table:table-cell>
          <table:table-cell office:value-type="float" office:value="0.1202391" calcext:value-type="float">
            <text:p>0.1202391</text:p>
          </table:table-cell>
          <table:table-cell office:value-type="float" office:value="1702.514" calcext:value-type="float">
            <text:p>1702.514</text:p>
          </table:table-cell>
          <table:table-cell office:value-type="float" office:value="0.981193" calcext:value-type="float">
            <text:p>0.981193</text:p>
          </table:table-cell>
          <table:table-cell office:value-type="float" office:value="0" calcext:value-type="float">
            <text:p>0</text:p>
          </table:table-cell>
          <table:table-cell office:value-type="float" office:value="0.915805" calcext:value-type="float">
            <text:p>0.915805</text:p>
          </table:table-cell>
          <table:table-cell office:value-type="float" office:value="0.6234383" calcext:value-type="float">
            <text:p>0.6234383</text:p>
          </table:table-cell>
          <table:table-cell office:value-type="float" office:value="0.01115285" calcext:value-type="float">
            <text:p>0.01115285</text:p>
          </table:table-cell>
          <table:table-cell office:value-type="float" office:value="0.01092695" calcext:value-type="float">
            <text:p>0.01092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3338" calcext:value-type="float">
            <text:p>47.93338</text:p>
          </table:table-cell>
          <table:table-cell office:value-type="float" office:value="42.32617" calcext:value-type="float">
            <text:p>42.326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0.9912649" calcext:value-type="float">
            <text:p>0.9912649</text:p>
          </table:table-cell>
          <table:table-cell office:value-type="float" office:value="125.5772" calcext:value-type="float">
            <text:p>125.57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1338" calcext:value-type="float">
            <text:p>11.1133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438809" calcext:value-type="float">
            <text:p>0.005438809</text:p>
          </table:table-cell>
          <table:table-cell office:value-type="float" office:value="0.1205276" calcext:value-type="float">
            <text:p>0.1205276</text:p>
          </table:table-cell>
          <table:table-cell office:value-type="float" office:value="1702.522" calcext:value-type="float">
            <text:p>1702.522</text:p>
          </table:table-cell>
          <table:table-cell office:value-type="float" office:value="0.9799871" calcext:value-type="float">
            <text:p>0.9799871</text:p>
          </table:table-cell>
          <table:table-cell office:value-type="float" office:value="0" calcext:value-type="float">
            <text:p>0</text:p>
          </table:table-cell>
          <table:table-cell office:value-type="float" office:value="1.307628" calcext:value-type="float">
            <text:p>1.307628</text:p>
          </table:table-cell>
          <table:table-cell office:value-type="float" office:value="0.6028231" calcext:value-type="float">
            <text:p>0.6028231</text:p>
          </table:table-cell>
          <table:table-cell office:value-type="float" office:value="0.01110798" calcext:value-type="float">
            <text:p>0.01110798</text:p>
          </table:table-cell>
          <table:table-cell office:value-type="float" office:value="0.01090898" calcext:value-type="float">
            <text:p>0.01090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0024" calcext:value-type="float">
            <text:p>48.00024</text:p>
          </table:table-cell>
          <table:table-cell office:value-type="float" office:value="42.31784" calcext:value-type="float">
            <text:p>42.3178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0.9884179" calcext:value-type="float">
            <text:p>0.9884179</text:p>
          </table:table-cell>
          <table:table-cell office:value-type="float" office:value="125.573" calcext:value-type="float">
            <text:p>125.5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1075" calcext:value-type="float">
            <text:p>11.1107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447433" calcext:value-type="float">
            <text:p>0.005447433</text:p>
          </table:table-cell>
          <table:table-cell office:value-type="float" office:value="0.1206895" calcext:value-type="float">
            <text:p>0.1206895</text:p>
          </table:table-cell>
          <table:table-cell office:value-type="float" office:value="1702.529" calcext:value-type="float">
            <text:p>1702.529</text:p>
          </table:table-cell>
          <table:table-cell office:value-type="float" office:value="0.9765128" calcext:value-type="float">
            <text:p>0.9765128</text:p>
          </table:table-cell>
          <table:table-cell office:value-type="float" office:value="0" calcext:value-type="float">
            <text:p>0</text:p>
          </table:table-cell>
          <table:table-cell office:value-type="float" office:value="1.244852" calcext:value-type="float">
            <text:p>1.244852</text:p>
          </table:table-cell>
          <table:table-cell office:value-type="float" office:value="0.5819618" calcext:value-type="float">
            <text:p>0.5819618</text:p>
          </table:table-cell>
          <table:table-cell office:value-type="float" office:value="0.011018" calcext:value-type="float">
            <text:p>0.011018</text:p>
          </table:table-cell>
          <table:table-cell office:value-type="float" office:value="0.01089104" calcext:value-type="float">
            <text:p>0.01089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5807" calcext:value-type="float">
            <text:p>48.05807</text:p>
          </table:table-cell>
          <table:table-cell office:value-type="float" office:value="42.30835" calcext:value-type="float">
            <text:p>42.308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0.9855543" calcext:value-type="float">
            <text:p>0.9855543</text:p>
          </table:table-cell>
          <table:table-cell office:value-type="float" office:value="125.5683" calcext:value-type="float">
            <text:p>125.56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0789" calcext:value-type="float">
            <text:p>11.1078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454377" calcext:value-type="float">
            <text:p>0.005454377</text:p>
          </table:table-cell>
          <table:table-cell office:value-type="float" office:value="0.1207904" calcext:value-type="float">
            <text:p>0.1207904</text:p>
          </table:table-cell>
          <table:table-cell office:value-type="float" office:value="1702.537" calcext:value-type="float">
            <text:p>1702.537</text:p>
          </table:table-cell>
          <table:table-cell office:value-type="float" office:value="0.9728698" calcext:value-type="float">
            <text:p>0.9728698</text:p>
          </table:table-cell>
          <table:table-cell office:value-type="float" office:value="0" calcext:value-type="float">
            <text:p>0</text:p>
          </table:table-cell>
          <table:table-cell office:value-type="float" office:value="0.98049" calcext:value-type="float">
            <text:p>0.98049</text:p>
          </table:table-cell>
          <table:table-cell office:value-type="float" office:value="0.5817009" calcext:value-type="float">
            <text:p>0.5817009</text:p>
          </table:table-cell>
          <table:table-cell office:value-type="float" office:value="0.01094326" calcext:value-type="float">
            <text:p>0.01094326</text:p>
          </table:table-cell>
          <table:table-cell office:value-type="float" office:value="0.01087312" calcext:value-type="float">
            <text:p>0.01087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8541" calcext:value-type="float">
            <text:p>48.08541</text:p>
          </table:table-cell>
          <table:table-cell office:value-type="float" office:value="42.29994" calcext:value-type="float">
            <text:p>42.299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0.9829021" calcext:value-type="float">
            <text:p>0.9829021</text:p>
          </table:table-cell>
          <table:table-cell office:value-type="float" office:value="125.5635" calcext:value-type="float">
            <text:p>125.56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0508" calcext:value-type="float">
            <text:p>11.1050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460058" calcext:value-type="float">
            <text:p>0.005460058</text:p>
          </table:table-cell>
          <table:table-cell office:value-type="float" office:value="0.1208481" calcext:value-type="float">
            <text:p>0.1208481</text:p>
          </table:table-cell>
          <table:table-cell office:value-type="float" office:value="1702.544" calcext:value-type="float">
            <text:p>1702.544</text:p>
          </table:table-cell>
          <table:table-cell office:value-type="float" office:value="0.9696307" calcext:value-type="float">
            <text:p>0.9696307</text:p>
          </table:table-cell>
          <table:table-cell office:value-type="float" office:value="0" calcext:value-type="float">
            <text:p>0</text:p>
          </table:table-cell>
          <table:table-cell office:value-type="float" office:value="0.8105043" calcext:value-type="float">
            <text:p>0.8105043</text:p>
          </table:table-cell>
          <table:table-cell office:value-type="float" office:value="0.5751223" calcext:value-type="float">
            <text:p>0.5751223</text:p>
          </table:table-cell>
          <table:table-cell office:value-type="float" office:value="0.01090011" calcext:value-type="float">
            <text:p>0.01090011</text:p>
          </table:table-cell>
          <table:table-cell office:value-type="float" office:value="0.01085524" calcext:value-type="float">
            <text:p>0.0108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031" calcext:value-type="float">
            <text:p>48.1031</text:p>
          </table:table-cell>
          <table:table-cell office:value-type="float" office:value="42.29173" calcext:value-type="float">
            <text:p>42.2917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0.9796418" calcext:value-type="float">
            <text:p>0.9796418</text:p>
          </table:table-cell>
          <table:table-cell office:value-type="float" office:value="125.5597" calcext:value-type="float">
            <text:p>125.55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10043" calcext:value-type="float">
            <text:p>11.10043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485162" calcext:value-type="float">
            <text:p>0.005485162</text:p>
          </table:table-cell>
          <table:table-cell office:value-type="float" office:value="0.1215444" calcext:value-type="float">
            <text:p>0.1215444</text:p>
          </table:table-cell>
          <table:table-cell office:value-type="float" office:value="1702.552" calcext:value-type="float">
            <text:p>1702.552</text:p>
          </table:table-cell>
          <table:table-cell office:value-type="float" office:value="0.969169" calcext:value-type="float">
            <text:p>0.969169</text:p>
          </table:table-cell>
          <table:table-cell office:value-type="float" office:value="0" calcext:value-type="float">
            <text:p>0</text:p>
          </table:table-cell>
          <table:table-cell office:value-type="float" office:value="0.4102574" calcext:value-type="float">
            <text:p>0.4102574</text:p>
          </table:table-cell>
          <table:table-cell office:value-type="float" office:value="0.468691" calcext:value-type="float">
            <text:p>0.468691</text:p>
          </table:table-cell>
          <table:table-cell office:value-type="float" office:value="0.01095586" calcext:value-type="float">
            <text:p>0.01095586</text:p>
          </table:table-cell>
          <table:table-cell office:value-type="float" office:value="0.01083739" calcext:value-type="float">
            <text:p>0.01083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461" calcext:value-type="float">
            <text:p>48.0461</text:p>
          </table:table-cell>
          <table:table-cell office:value-type="float" office:value="42.25834" calcext:value-type="float">
            <text:p>42.258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0.9754262" calcext:value-type="float">
            <text:p>0.9754262</text:p>
          </table:table-cell>
          <table:table-cell office:value-type="float" office:value="125.5559" calcext:value-type="float">
            <text:p>125.55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977" calcext:value-type="float">
            <text:p>11.0977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53047" calcext:value-type="float">
            <text:p>0.00553047</text:p>
          </table:table-cell>
          <table:table-cell office:value-type="float" office:value="0.1231354" calcext:value-type="float">
            <text:p>0.1231354</text:p>
          </table:table-cell>
          <table:table-cell office:value-type="float" office:value="1702.56" calcext:value-type="float">
            <text:p>1702.56</text:p>
          </table:table-cell>
          <table:table-cell office:value-type="float" office:value="0.9694037" calcext:value-type="float">
            <text:p>0.9694037</text:p>
          </table:table-cell>
          <table:table-cell office:value-type="float" office:value="0" calcext:value-type="float">
            <text:p>0</text:p>
          </table:table-cell>
          <table:table-cell office:value-type="float" office:value="0.7686023" calcext:value-type="float">
            <text:p>0.7686023</text:p>
          </table:table-cell>
          <table:table-cell office:value-type="float" office:value="0.5902212" calcext:value-type="float">
            <text:p>0.5902212</text:p>
          </table:table-cell>
          <table:table-cell office:value-type="float" office:value="0.01101729" calcext:value-type="float">
            <text:p>0.01101729</text:p>
          </table:table-cell>
          <table:table-cell office:value-type="float" office:value="0.01081956" calcext:value-type="float">
            <text:p>0.0108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2142" calcext:value-type="float">
            <text:p>48.02142</text:p>
          </table:table-cell>
          <table:table-cell office:value-type="float" office:value="42.22453" calcext:value-type="float">
            <text:p>42.2245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0.9713032" calcext:value-type="float">
            <text:p>0.9713032</text:p>
          </table:table-cell>
          <table:table-cell office:value-type="float" office:value="125.552" calcext:value-type="float">
            <text:p>125.5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9582" calcext:value-type="float">
            <text:p>11.09582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565359" calcext:value-type="float">
            <text:p>0.005565359</text:p>
          </table:table-cell>
          <table:table-cell office:value-type="float" office:value="0.1243149" calcext:value-type="float">
            <text:p>0.1243149</text:p>
          </table:table-cell>
          <table:table-cell office:value-type="float" office:value="1702.568" calcext:value-type="float">
            <text:p>1702.568</text:p>
          </table:table-cell>
          <table:table-cell office:value-type="float" office:value="0.9688172" calcext:value-type="float">
            <text:p>0.9688172</text:p>
          </table:table-cell>
          <table:table-cell office:value-type="float" office:value="0" calcext:value-type="float">
            <text:p>0</text:p>
          </table:table-cell>
          <table:table-cell office:value-type="float" office:value="1.16488" calcext:value-type="float">
            <text:p>1.16488</text:p>
          </table:table-cell>
          <table:table-cell office:value-type="float" office:value="0.6229616" calcext:value-type="float">
            <text:p>0.6229616</text:p>
          </table:table-cell>
          <table:table-cell office:value-type="float" office:value="0.01102109" calcext:value-type="float">
            <text:p>0.01102109</text:p>
          </table:table-cell>
          <table:table-cell office:value-type="float" office:value="0.01080176" calcext:value-type="float">
            <text:p>0.0108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8231" calcext:value-type="float">
            <text:p>48.08231</text:p>
          </table:table-cell>
          <table:table-cell office:value-type="float" office:value="42.21256" calcext:value-type="float">
            <text:p>42.2125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0.9677085" calcext:value-type="float">
            <text:p>0.9677085</text:p>
          </table:table-cell>
          <table:table-cell office:value-type="float" office:value="125.5474" calcext:value-type="float">
            <text:p>125.54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9411" calcext:value-type="float">
            <text:p>11.09411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591381" calcext:value-type="float">
            <text:p>0.005591381</text:p>
          </table:table-cell>
          <table:table-cell office:value-type="float" office:value="0.1251157" calcext:value-type="float">
            <text:p>0.1251157</text:p>
          </table:table-cell>
          <table:table-cell office:value-type="float" office:value="1702.577" calcext:value-type="float">
            <text:p>1702.577</text:p>
          </table:table-cell>
          <table:table-cell office:value-type="float" office:value="0.9662551" calcext:value-type="float">
            <text:p>0.9662551</text:p>
          </table:table-cell>
          <table:table-cell office:value-type="float" office:value="0" calcext:value-type="float">
            <text:p>0</text:p>
          </table:table-cell>
          <table:table-cell office:value-type="float" office:value="1.47622" calcext:value-type="float">
            <text:p>1.47622</text:p>
          </table:table-cell>
          <table:table-cell office:value-type="float" office:value="0.6155267" calcext:value-type="float">
            <text:p>0.6155267</text:p>
          </table:table-cell>
          <table:table-cell office:value-type="float" office:value="0.01095165" calcext:value-type="float">
            <text:p>0.01095165</text:p>
          </table:table-cell>
          <table:table-cell office:value-type="float" office:value="0.01078399" calcext:value-type="float">
            <text:p>0.01078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5994" calcext:value-type="float">
            <text:p>48.15994</text:p>
          </table:table-cell>
          <table:table-cell office:value-type="float" office:value="42.20738" calcext:value-type="float">
            <text:p>42.2073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0.9633814" calcext:value-type="float">
            <text:p>0.9633814</text:p>
          </table:table-cell>
          <table:table-cell office:value-type="float" office:value="125.5418" calcext:value-type="float">
            <text:p>125.54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9253" calcext:value-type="float">
            <text:p>11.09253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611621" calcext:value-type="float">
            <text:p>0.005611621</text:p>
          </table:table-cell>
          <table:table-cell office:value-type="float" office:value="0.1256505" calcext:value-type="float">
            <text:p>0.1256505</text:p>
          </table:table-cell>
          <table:table-cell office:value-type="float" office:value="1702.585" calcext:value-type="float">
            <text:p>1702.585</text:p>
          </table:table-cell>
          <table:table-cell office:value-type="float" office:value="0.9607431" calcext:value-type="float">
            <text:p>0.9607431</text:p>
          </table:table-cell>
          <table:table-cell office:value-type="float" office:value="0" calcext:value-type="float">
            <text:p>0</text:p>
          </table:table-cell>
          <table:table-cell office:value-type="float" office:value="1.214682" calcext:value-type="float">
            <text:p>1.214682</text:p>
          </table:table-cell>
          <table:table-cell office:value-type="float" office:value="0.6223915" calcext:value-type="float">
            <text:p>0.6223915</text:p>
          </table:table-cell>
          <table:table-cell office:value-type="float" office:value="0.01087405" calcext:value-type="float">
            <text:p>0.01087405</text:p>
          </table:table-cell>
          <table:table-cell office:value-type="float" office:value="0.01076626" calcext:value-type="float">
            <text:p>0.01076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2118" calcext:value-type="float">
            <text:p>48.22118</text:p>
          </table:table-cell>
          <table:table-cell office:value-type="float" office:value="42.20705" calcext:value-type="float">
            <text:p>42.2070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0.96084" calcext:value-type="float">
            <text:p>0.96084</text:p>
          </table:table-cell>
          <table:table-cell office:value-type="float" office:value="125.5363" calcext:value-type="float">
            <text:p>125.53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9059" calcext:value-type="float">
            <text:p>11.0905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624838" calcext:value-type="float">
            <text:p>0.005624838</text:p>
          </table:table-cell>
          <table:table-cell office:value-type="float" office:value="0.1259763" calcext:value-type="float">
            <text:p>0.1259763</text:p>
          </table:table-cell>
          <table:table-cell office:value-type="float" office:value="1702.593" calcext:value-type="float">
            <text:p>1702.593</text:p>
          </table:table-cell>
          <table:table-cell office:value-type="float" office:value="0.9579116" calcext:value-type="float">
            <text:p>0.9579116</text:p>
          </table:table-cell>
          <table:table-cell office:value-type="float" office:value="0" calcext:value-type="float">
            <text:p>0</text:p>
          </table:table-cell>
          <table:table-cell office:value-type="float" office:value="0.8427669" calcext:value-type="float">
            <text:p>0.8427669</text:p>
          </table:table-cell>
          <table:table-cell office:value-type="float" office:value="0.5875756" calcext:value-type="float">
            <text:p>0.5875756</text:p>
          </table:table-cell>
          <table:table-cell office:value-type="float" office:value="0.0108127" calcext:value-type="float">
            <text:p>0.0108127</text:p>
          </table:table-cell>
          <table:table-cell office:value-type="float" office:value="0.01074856" calcext:value-type="float">
            <text:p>0.01074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4593" calcext:value-type="float">
            <text:p>48.24593</text:p>
          </table:table-cell>
          <table:table-cell office:value-type="float" office:value="42.20517" calcext:value-type="float">
            <text:p>42.205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0.9583343" calcext:value-type="float">
            <text:p>0.9583343</text:p>
          </table:table-cell>
          <table:table-cell office:value-type="float" office:value="125.5316" calcext:value-type="float">
            <text:p>125.53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8776" calcext:value-type="float">
            <text:p>11.0877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634069" calcext:value-type="float">
            <text:p>0.005634069</text:p>
          </table:table-cell>
          <table:table-cell office:value-type="float" office:value="0.1261628" calcext:value-type="float">
            <text:p>0.1261628</text:p>
          </table:table-cell>
          <table:table-cell office:value-type="float" office:value="1702.601" calcext:value-type="float">
            <text:p>1702.601</text:p>
          </table:table-cell>
          <table:table-cell office:value-type="float" office:value="0.9561065" calcext:value-type="float">
            <text:p>0.9561065</text:p>
          </table:table-cell>
          <table:table-cell office:value-type="float" office:value="0" calcext:value-type="float">
            <text:p>0</text:p>
          </table:table-cell>
          <table:table-cell office:value-type="float" office:value="0.5533413" calcext:value-type="float">
            <text:p>0.5533413</text:p>
          </table:table-cell>
          <table:table-cell office:value-type="float" office:value="0.6072022" calcext:value-type="float">
            <text:p>0.6072022</text:p>
          </table:table-cell>
          <table:table-cell office:value-type="float" office:value="0.01090771" calcext:value-type="float">
            <text:p>0.01090771</text:p>
          </table:table-cell>
          <table:table-cell office:value-type="float" office:value="0.01073086" calcext:value-type="float">
            <text:p>0.0107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3882" calcext:value-type="float">
            <text:p>48.23882</text:p>
          </table:table-cell>
          <table:table-cell office:value-type="float" office:value="42.19745" calcext:value-type="float">
            <text:p>42.197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0.9561239" calcext:value-type="float">
            <text:p>0.9561239</text:p>
          </table:table-cell>
          <table:table-cell office:value-type="float" office:value="125.5273" calcext:value-type="float">
            <text:p>125.52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8327" calcext:value-type="float">
            <text:p>11.08327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660182" calcext:value-type="float">
            <text:p>0.005660182</text:p>
          </table:table-cell>
          <table:table-cell office:value-type="float" office:value="0.1270967" calcext:value-type="float">
            <text:p>0.1270967</text:p>
          </table:table-cell>
          <table:table-cell office:value-type="float" office:value="1702.608" calcext:value-type="float">
            <text:p>1702.608</text:p>
          </table:table-cell>
          <table:table-cell office:value-type="float" office:value="0.9549789" calcext:value-type="float">
            <text:p>0.9549789</text:p>
          </table:table-cell>
          <table:table-cell office:value-type="float" office:value="0" calcext:value-type="float">
            <text:p>0</text:p>
          </table:table-cell>
          <table:table-cell office:value-type="float" office:value="0.4444619" calcext:value-type="float">
            <text:p>0.4444619</text:p>
          </table:table-cell>
          <table:table-cell office:value-type="float" office:value="0.5064124" calcext:value-type="float">
            <text:p>0.5064124</text:p>
          </table:table-cell>
          <table:table-cell office:value-type="float" office:value="0.01083273" calcext:value-type="float">
            <text:p>0.01083273</text:p>
          </table:table-cell>
          <table:table-cell office:value-type="float" office:value="0.01071322" calcext:value-type="float">
            <text:p>0.01071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6109" calcext:value-type="float">
            <text:p>48.16109</text:p>
          </table:table-cell>
          <table:table-cell office:value-type="float" office:value="42.16347" calcext:value-type="float">
            <text:p>42.163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0.9542664" calcext:value-type="float">
            <text:p>0.9542664</text:p>
          </table:table-cell>
          <table:table-cell office:value-type="float" office:value="125.5235" calcext:value-type="float">
            <text:p>125.52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7967" calcext:value-type="float">
            <text:p>11.07967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690094" calcext:value-type="float">
            <text:p>0.005690094</text:p>
          </table:table-cell>
          <table:table-cell office:value-type="float" office:value="0.1281681" calcext:value-type="float">
            <text:p>0.1281681</text:p>
          </table:table-cell>
          <table:table-cell office:value-type="float" office:value="1702.616" calcext:value-type="float">
            <text:p>1702.616</text:p>
          </table:table-cell>
          <table:table-cell office:value-type="float" office:value="0.9538435" calcext:value-type="float">
            <text:p>0.9538435</text:p>
          </table:table-cell>
          <table:table-cell office:value-type="float" office:value="0" calcext:value-type="float">
            <text:p>0</text:p>
          </table:table-cell>
          <table:table-cell office:value-type="float" office:value="0.5489913" calcext:value-type="float">
            <text:p>0.5489913</text:p>
          </table:table-cell>
          <table:table-cell office:value-type="float" office:value="0.5581785" calcext:value-type="float">
            <text:p>0.5581785</text:p>
          </table:table-cell>
          <table:table-cell office:value-type="float" office:value="0.01083575" calcext:value-type="float">
            <text:p>0.01083575</text:p>
          </table:table-cell>
          <table:table-cell office:value-type="float" office:value="0.01069562" calcext:value-type="float">
            <text:p>0.01069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2145" calcext:value-type="float">
            <text:p>48.12145</text:p>
          </table:table-cell>
          <table:table-cell office:value-type="float" office:value="42.13713" calcext:value-type="float">
            <text:p>42.137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0.9521981" calcext:value-type="float">
            <text:p>0.9521981</text:p>
          </table:table-cell>
          <table:table-cell office:value-type="float" office:value="125.5196" calcext:value-type="float">
            <text:p>125.51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762" calcext:value-type="float">
            <text:p>11.0762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710045" calcext:value-type="float">
            <text:p>0.005710045</text:p>
          </table:table-cell>
          <table:table-cell office:value-type="float" office:value="0.1287892" calcext:value-type="float">
            <text:p>0.1287892</text:p>
          </table:table-cell>
          <table:table-cell office:value-type="float" office:value="1702.624" calcext:value-type="float">
            <text:p>1702.624</text:p>
          </table:table-cell>
          <table:table-cell office:value-type="float" office:value="0.9525379" calcext:value-type="float">
            <text:p>0.9525379</text:p>
          </table:table-cell>
          <table:table-cell office:value-type="float" office:value="0" calcext:value-type="float">
            <text:p>0</text:p>
          </table:table-cell>
          <table:table-cell office:value-type="float" office:value="0.6880487" calcext:value-type="float">
            <text:p>0.6880487</text:p>
          </table:table-cell>
          <table:table-cell office:value-type="float" office:value="0.5831012" calcext:value-type="float">
            <text:p>0.5831012</text:p>
          </table:table-cell>
          <table:table-cell office:value-type="float" office:value="0.01083834" calcext:value-type="float">
            <text:p>0.01083834</text:p>
          </table:table-cell>
          <table:table-cell office:value-type="float" office:value="0.01067802" calcext:value-type="float">
            <text:p>0.01067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1134" calcext:value-type="float">
            <text:p>48.11134</text:p>
          </table:table-cell>
          <table:table-cell office:value-type="float" office:value="42.12077" calcext:value-type="float">
            <text:p>42.1207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0.9502457" calcext:value-type="float">
            <text:p>0.9502457</text:p>
          </table:table-cell>
          <table:table-cell office:value-type="float" office:value="125.5156" calcext:value-type="float">
            <text:p>125.51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7276" calcext:value-type="float">
            <text:p>11.0727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721291" calcext:value-type="float">
            <text:p>0.005721291</text:p>
          </table:table-cell>
          <table:table-cell office:value-type="float" office:value="0.1290574" calcext:value-type="float">
            <text:p>0.1290574</text:p>
          </table:table-cell>
          <table:table-cell office:value-type="float" office:value="1702.631" calcext:value-type="float">
            <text:p>1702.631</text:p>
          </table:table-cell>
          <table:table-cell office:value-type="float" office:value="0.9510967" calcext:value-type="float">
            <text:p>0.9510967</text:p>
          </table:table-cell>
          <table:table-cell office:value-type="float" office:value="0" calcext:value-type="float">
            <text:p>0</text:p>
          </table:table-cell>
          <table:table-cell office:value-type="float" office:value="0.6688563" calcext:value-type="float">
            <text:p>0.6688563</text:p>
          </table:table-cell>
          <table:table-cell office:value-type="float" office:value="0.5821438" calcext:value-type="float">
            <text:p>0.5821438</text:p>
          </table:table-cell>
          <table:table-cell office:value-type="float" office:value="0.01080939" calcext:value-type="float">
            <text:p>0.01080939</text:p>
          </table:table-cell>
          <table:table-cell office:value-type="float" office:value="0.01066045" calcext:value-type="float">
            <text:p>0.0106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1248" calcext:value-type="float">
            <text:p>48.11248</text:p>
          </table:table-cell>
          <table:table-cell office:value-type="float" office:value="42.10849" calcext:value-type="float">
            <text:p>42.1084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0.9478207" calcext:value-type="float">
            <text:p>0.9478207</text:p>
          </table:table-cell>
          <table:table-cell office:value-type="float" office:value="125.5111" calcext:value-type="float">
            <text:p>125.51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6949" calcext:value-type="float">
            <text:p>11.0694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728274" calcext:value-type="float">
            <text:p>0.005728274</text:p>
          </table:table-cell>
          <table:table-cell office:value-type="float" office:value="0.1291545" calcext:value-type="float">
            <text:p>0.1291545</text:p>
          </table:table-cell>
          <table:table-cell office:value-type="float" office:value="1702.638" calcext:value-type="float">
            <text:p>1702.638</text:p>
          </table:table-cell>
          <table:table-cell office:value-type="float" office:value="0.9494467" calcext:value-type="float">
            <text:p>0.9494467</text:p>
          </table:table-cell>
          <table:table-cell office:value-type="float" office:value="0" calcext:value-type="float">
            <text:p>0</text:p>
          </table:table-cell>
          <table:table-cell office:value-type="float" office:value="0.7684354" calcext:value-type="float">
            <text:p>0.7684354</text:p>
          </table:table-cell>
          <table:table-cell office:value-type="float" office:value="0.597946" calcext:value-type="float">
            <text:p>0.597946</text:p>
          </table:table-cell>
          <table:table-cell office:value-type="float" office:value="0.01078298" calcext:value-type="float">
            <text:p>0.01078298</text:p>
          </table:table-cell>
          <table:table-cell office:value-type="float" office:value="0.01064292" calcext:value-type="float">
            <text:p>0.0106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1543" calcext:value-type="float">
            <text:p>48.11543</text:p>
          </table:table-cell>
          <table:table-cell office:value-type="float" office:value="42.09933" calcext:value-type="float">
            <text:p>42.0993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0.945456" calcext:value-type="float">
            <text:p>0.945456</text:p>
          </table:table-cell>
          <table:table-cell office:value-type="float" office:value="125.506" calcext:value-type="float">
            <text:p>125.5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6695" calcext:value-type="float">
            <text:p>11.0669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733628" calcext:value-type="float">
            <text:p>0.005733628</text:p>
          </table:table-cell>
          <table:table-cell office:value-type="float" office:value="0.1291962" calcext:value-type="float">
            <text:p>0.1291962</text:p>
          </table:table-cell>
          <table:table-cell office:value-type="float" office:value="1702.646" calcext:value-type="float">
            <text:p>1702.646</text:p>
          </table:table-cell>
          <table:table-cell office:value-type="float" office:value="0.9469232" calcext:value-type="float">
            <text:p>0.9469232</text:p>
          </table:table-cell>
          <table:table-cell office:value-type="float" office:value="0" calcext:value-type="float">
            <text:p>0</text:p>
          </table:table-cell>
          <table:table-cell office:value-type="float" office:value="1.09025" calcext:value-type="float">
            <text:p>1.09025</text:p>
          </table:table-cell>
          <table:table-cell office:value-type="float" office:value="0.5893979" calcext:value-type="float">
            <text:p>0.5893979</text:p>
          </table:table-cell>
          <table:table-cell office:value-type="float" office:value="0.01073263" calcext:value-type="float">
            <text:p>0.01073263</text:p>
          </table:table-cell>
          <table:table-cell office:value-type="float" office:value="0.01062541" calcext:value-type="float">
            <text:p>0.01062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4595" calcext:value-type="float">
            <text:p>48.14595</text:p>
          </table:table-cell>
          <table:table-cell office:value-type="float" office:value="42.0929" calcext:value-type="float">
            <text:p>42.092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0.9434352" calcext:value-type="float">
            <text:p>0.9434352</text:p>
          </table:table-cell>
          <table:table-cell office:value-type="float" office:value="125.5013" calcext:value-type="float">
            <text:p>125.50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6426" calcext:value-type="float">
            <text:p>11.0642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738326" calcext:value-type="float">
            <text:p>0.005738326</text:p>
          </table:table-cell>
          <table:table-cell office:value-type="float" office:value="0.1292168" calcext:value-type="float">
            <text:p>0.1292168</text:p>
          </table:table-cell>
          <table:table-cell office:value-type="float" office:value="1702.653" calcext:value-type="float">
            <text:p>1702.653</text:p>
          </table:table-cell>
          <table:table-cell office:value-type="float" office:value="0.9444791" calcext:value-type="float">
            <text:p>0.9444791</text:p>
          </table:table-cell>
          <table:table-cell office:value-type="float" office:value="0" calcext:value-type="float">
            <text:p>0</text:p>
          </table:table-cell>
          <table:table-cell office:value-type="float" office:value="0.8488505" calcext:value-type="float">
            <text:p>0.8488505</text:p>
          </table:table-cell>
          <table:table-cell office:value-type="float" office:value="0.567717" calcext:value-type="float">
            <text:p>0.567717</text:p>
          </table:table-cell>
          <table:table-cell office:value-type="float" office:value="0.01067396" calcext:value-type="float">
            <text:p>0.01067396</text:p>
          </table:table-cell>
          <table:table-cell office:value-type="float" office:value="0.01060796" calcext:value-type="float">
            <text:p>0.01060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6637" calcext:value-type="float">
            <text:p>48.16637</text:p>
          </table:table-cell>
          <table:table-cell office:value-type="float" office:value="42.08536" calcext:value-type="float">
            <text:p>42.0853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0.9416514" calcext:value-type="float">
            <text:p>0.9416514</text:p>
          </table:table-cell>
          <table:table-cell office:value-type="float" office:value="125.497" calcext:value-type="float">
            <text:p>125.4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6105" calcext:value-type="float">
            <text:p>11.0610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74263" calcext:value-type="float">
            <text:p>0.00574263</text:p>
          </table:table-cell>
          <table:table-cell office:value-type="float" office:value="0.1292254" calcext:value-type="float">
            <text:p>0.1292254</text:p>
          </table:table-cell>
          <table:table-cell office:value-type="float" office:value="1702.66" calcext:value-type="float">
            <text:p>1702.66</text:p>
          </table:table-cell>
          <table:table-cell office:value-type="float" office:value="0.942228" calcext:value-type="float">
            <text:p>0.942228</text:p>
          </table:table-cell>
          <table:table-cell office:value-type="float" office:value="0" calcext:value-type="float">
            <text:p>0</text:p>
          </table:table-cell>
          <table:table-cell office:value-type="float" office:value="0.718066" calcext:value-type="float">
            <text:p>0.718066</text:p>
          </table:table-cell>
          <table:table-cell office:value-type="float" office:value="0.55159" calcext:value-type="float">
            <text:p>0.55159</text:p>
          </table:table-cell>
          <table:table-cell office:value-type="float" office:value="0.01063935" calcext:value-type="float">
            <text:p>0.01063935</text:p>
          </table:table-cell>
          <table:table-cell office:value-type="float" office:value="0.0105905" calcext:value-type="float">
            <text:p>0.0105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7717" calcext:value-type="float">
            <text:p>48.17717</text:p>
          </table:table-cell>
          <table:table-cell office:value-type="float" office:value="42.07374" calcext:value-type="float">
            <text:p>42.0737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0.9399458" calcext:value-type="float">
            <text:p>0.9399458</text:p>
          </table:table-cell>
          <table:table-cell office:value-type="float" office:value="125.4929" calcext:value-type="float">
            <text:p>125.49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5754" calcext:value-type="float">
            <text:p>11.05754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746722" calcext:value-type="float">
            <text:p>0.005746722</text:p>
          </table:table-cell>
          <table:table-cell office:value-type="float" office:value="0.1292266" calcext:value-type="float">
            <text:p>0.1292266</text:p>
          </table:table-cell>
          <table:table-cell office:value-type="float" office:value="1702.667" calcext:value-type="float">
            <text:p>1702.667</text:p>
          </table:table-cell>
          <table:table-cell office:value-type="float" office:value="0.9400884" calcext:value-type="float">
            <text:p>0.9400884</text:p>
          </table:table-cell>
          <table:table-cell office:value-type="float" office:value="0" calcext:value-type="float">
            <text:p>0</text:p>
          </table:table-cell>
          <table:table-cell office:value-type="float" office:value="0.6983169" calcext:value-type="float">
            <text:p>0.6983169</text:p>
          </table:table-cell>
          <table:table-cell office:value-type="float" office:value="0.54558" calcext:value-type="float">
            <text:p>0.54558</text:p>
          </table:table-cell>
          <table:table-cell office:value-type="float" office:value="0.01061776" calcext:value-type="float">
            <text:p>0.01061776</text:p>
          </table:table-cell>
          <table:table-cell office:value-type="float" office:value="0.01057307" calcext:value-type="float">
            <text:p>0.01057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8392" calcext:value-type="float">
            <text:p>48.18392</text:p>
          </table:table-cell>
          <table:table-cell office:value-type="float" office:value="42.06007" calcext:value-type="float">
            <text:p>42.060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0.9380341" calcext:value-type="float">
            <text:p>0.9380341</text:p>
          </table:table-cell>
          <table:table-cell office:value-type="float" office:value="125.4887" calcext:value-type="float">
            <text:p>125.48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5395" calcext:value-type="float">
            <text:p>11.0539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75079" calcext:value-type="float">
            <text:p>0.00575079</text:p>
          </table:table-cell>
          <table:table-cell office:value-type="float" office:value="0.1292272" calcext:value-type="float">
            <text:p>0.1292272</text:p>
          </table:table-cell>
          <table:table-cell office:value-type="float" office:value="1702.674" calcext:value-type="float">
            <text:p>1702.674</text:p>
          </table:table-cell>
          <table:table-cell office:value-type="float" office:value="0.937539" calcext:value-type="float">
            <text:p>0.937539</text:p>
          </table:table-cell>
          <table:table-cell office:value-type="float" office:value="0" calcext:value-type="float">
            <text:p>0</text:p>
          </table:table-cell>
          <table:table-cell office:value-type="float" office:value="0.7297584" calcext:value-type="float">
            <text:p>0.7297584</text:p>
          </table:table-cell>
          <table:table-cell office:value-type="float" office:value="0.5591694" calcext:value-type="float">
            <text:p>0.5591694</text:p>
          </table:table-cell>
          <table:table-cell office:value-type="float" office:value="0.01060231" calcext:value-type="float">
            <text:p>0.01060231</text:p>
          </table:table-cell>
          <table:table-cell office:value-type="float" office:value="0.0105557" calcext:value-type="float">
            <text:p>0.0105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9156" calcext:value-type="float">
            <text:p>48.19156</text:p>
          </table:table-cell>
          <table:table-cell office:value-type="float" office:value="42.04634" calcext:value-type="float">
            <text:p>42.0463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0.9357145" calcext:value-type="float">
            <text:p>0.9357145</text:p>
          </table:table-cell>
          <table:table-cell office:value-type="float" office:value="125.4835" calcext:value-type="float">
            <text:p>125.48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509" calcext:value-type="float">
            <text:p>11.050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754835" calcext:value-type="float">
            <text:p>0.005754835</text:p>
          </table:table-cell>
          <table:table-cell office:value-type="float" office:value="0.1292267" calcext:value-type="float">
            <text:p>0.1292267</text:p>
          </table:table-cell>
          <table:table-cell office:value-type="float" office:value="1702.681" calcext:value-type="float">
            <text:p>1702.681</text:p>
          </table:table-cell>
          <table:table-cell office:value-type="float" office:value="0.9345585" calcext:value-type="float">
            <text:p>0.9345585</text:p>
          </table:table-cell>
          <table:table-cell office:value-type="float" office:value="0" calcext:value-type="float">
            <text:p>0</text:p>
          </table:table-cell>
          <table:table-cell office:value-type="float" office:value="0.851631" calcext:value-type="float">
            <text:p>0.851631</text:p>
          </table:table-cell>
          <table:table-cell office:value-type="float" office:value="0.5821409" calcext:value-type="float">
            <text:p>0.5821409</text:p>
          </table:table-cell>
          <table:table-cell office:value-type="float" office:value="0.01058939" calcext:value-type="float">
            <text:p>0.01058939</text:p>
          </table:table-cell>
          <table:table-cell office:value-type="float" office:value="0.01053833" calcext:value-type="float">
            <text:p>0.01053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0553" calcext:value-type="float">
            <text:p>48.20553</text:p>
          </table:table-cell>
          <table:table-cell office:value-type="float" office:value="42.03738" calcext:value-type="float">
            <text:p>42.037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0.9337158" calcext:value-type="float">
            <text:p>0.9337158</text:p>
          </table:table-cell>
          <table:table-cell office:value-type="float" office:value="125.4784" calcext:value-type="float">
            <text:p>125.47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4825" calcext:value-type="float">
            <text:p>11.0482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75878" calcext:value-type="float">
            <text:p>0.00575878</text:p>
          </table:table-cell>
          <table:table-cell office:value-type="float" office:value="0.1292258" calcext:value-type="float">
            <text:p>0.1292258</text:p>
          </table:table-cell>
          <table:table-cell office:value-type="float" office:value="1702.688" calcext:value-type="float">
            <text:p>1702.688</text:p>
          </table:table-cell>
          <table:table-cell office:value-type="float" office:value="0.9323006" calcext:value-type="float">
            <text:p>0.9323006</text:p>
          </table:table-cell>
          <table:table-cell office:value-type="float" office:value="0" calcext:value-type="float">
            <text:p>0</text:p>
          </table:table-cell>
          <table:table-cell office:value-type="float" office:value="0.7275829" calcext:value-type="float">
            <text:p>0.7275829</text:p>
          </table:table-cell>
          <table:table-cell office:value-type="float" office:value="0.5637315" calcext:value-type="float">
            <text:p>0.5637315</text:p>
          </table:table-cell>
          <table:table-cell office:value-type="float" office:value="0.01056476" calcext:value-type="float">
            <text:p>0.01056476</text:p>
          </table:table-cell>
          <table:table-cell office:value-type="float" office:value="0.010521" calcext:value-type="float">
            <text:p>0.010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1872" calcext:value-type="float">
            <text:p>48.21872</text:p>
          </table:table-cell>
          <table:table-cell office:value-type="float" office:value="42.03083" calcext:value-type="float">
            <text:p>42.0308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0.932162" calcext:value-type="float">
            <text:p>0.932162</text:p>
          </table:table-cell>
          <table:table-cell office:value-type="float" office:value="125.4743" calcext:value-type="float">
            <text:p>125.47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4496" calcext:value-type="float">
            <text:p>11.0449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762714" calcext:value-type="float">
            <text:p>0.005762714</text:p>
          </table:table-cell>
          <table:table-cell office:value-type="float" office:value="0.1292249" calcext:value-type="float">
            <text:p>0.1292249</text:p>
          </table:table-cell>
          <table:table-cell office:value-type="float" office:value="1702.695" calcext:value-type="float">
            <text:p>1702.695</text:p>
          </table:table-cell>
          <table:table-cell office:value-type="float" office:value="0.9304619" calcext:value-type="float">
            <text:p>0.9304619</text:p>
          </table:table-cell>
          <table:table-cell office:value-type="float" office:value="0" calcext:value-type="float">
            <text:p>0</text:p>
          </table:table-cell>
          <table:table-cell office:value-type="float" office:value="0.6616079" calcext:value-type="float">
            <text:p>0.6616079</text:p>
          </table:table-cell>
          <table:table-cell office:value-type="float" office:value="0.5428994" calcext:value-type="float">
            <text:p>0.5428994</text:p>
          </table:table-cell>
          <table:table-cell office:value-type="float" office:value="0.01053967" calcext:value-type="float">
            <text:p>0.01053967</text:p>
          </table:table-cell>
          <table:table-cell office:value-type="float" office:value="0.0105037" calcext:value-type="float">
            <text:p>0.0105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2257" calcext:value-type="float">
            <text:p>48.22257</text:p>
          </table:table-cell>
          <table:table-cell office:value-type="float" office:value="42.01835" calcext:value-type="float">
            <text:p>42.018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0.9304661" calcext:value-type="float">
            <text:p>0.9304661</text:p>
          </table:table-cell>
          <table:table-cell office:value-type="float" office:value="125.4701" calcext:value-type="float">
            <text:p>125.47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4136" calcext:value-type="float">
            <text:p>11.0413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766648" calcext:value-type="float">
            <text:p>0.005766648</text:p>
          </table:table-cell>
          <table:table-cell office:value-type="float" office:value="0.1292248" calcext:value-type="float">
            <text:p>0.1292248</text:p>
          </table:table-cell>
          <table:table-cell office:value-type="float" office:value="1702.702" calcext:value-type="float">
            <text:p>1702.702</text:p>
          </table:table-cell>
          <table:table-cell office:value-type="float" office:value="0.9283845" calcext:value-type="float">
            <text:p>0.9283845</text:p>
          </table:table-cell>
          <table:table-cell office:value-type="float" office:value="0" calcext:value-type="float">
            <text:p>0</text:p>
          </table:table-cell>
          <table:table-cell office:value-type="float" office:value="0.6049517" calcext:value-type="float">
            <text:p>0.6049517</text:p>
          </table:table-cell>
          <table:table-cell office:value-type="float" office:value="0.5506941" calcext:value-type="float">
            <text:p>0.5506941</text:p>
          </table:table-cell>
          <table:table-cell office:value-type="float" office:value="0.01052329" calcext:value-type="float">
            <text:p>0.01052329</text:p>
          </table:table-cell>
          <table:table-cell office:value-type="float" office:value="0.01048641" calcext:value-type="float">
            <text:p>0.01048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2441" calcext:value-type="float">
            <text:p>48.22441</text:p>
          </table:table-cell>
          <table:table-cell office:value-type="float" office:value="42.0044" calcext:value-type="float">
            <text:p>42.004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0.9278303" calcext:value-type="float">
            <text:p>0.9278303</text:p>
          </table:table-cell>
          <table:table-cell office:value-type="float" office:value="125.4662" calcext:value-type="float">
            <text:p>125.46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3633" calcext:value-type="float">
            <text:p>11.03633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790626" calcext:value-type="float">
            <text:p>0.005790626</text:p>
          </table:table-cell>
          <table:table-cell office:value-type="float" office:value="0.1299341" calcext:value-type="float">
            <text:p>0.1299341</text:p>
          </table:table-cell>
          <table:table-cell office:value-type="float" office:value="1702.709" calcext:value-type="float">
            <text:p>1702.709</text:p>
          </table:table-cell>
          <table:table-cell office:value-type="float" office:value="0.9276885" calcext:value-type="float">
            <text:p>0.9276885</text:p>
          </table:table-cell>
          <table:table-cell office:value-type="float" office:value="0" calcext:value-type="float">
            <text:p>0</text:p>
          </table:table-cell>
          <table:table-cell office:value-type="float" office:value="0.5757102" calcext:value-type="float">
            <text:p>0.5757102</text:p>
          </table:table-cell>
          <table:table-cell office:value-type="float" office:value="0.5327699" calcext:value-type="float">
            <text:p>0.5327699</text:p>
          </table:table-cell>
          <table:table-cell office:value-type="float" office:value="0.01061778" calcext:value-type="float">
            <text:p>0.01061778</text:p>
          </table:table-cell>
          <table:table-cell office:value-type="float" office:value="0.01046918" calcext:value-type="float">
            <text:p>0.01046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6303" calcext:value-type="float">
            <text:p>48.16303</text:p>
          </table:table-cell>
          <table:table-cell office:value-type="float" office:value="41.96658" calcext:value-type="float">
            <text:p>41.966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0.9254463" calcext:value-type="float">
            <text:p>0.9254463</text:p>
          </table:table-cell>
          <table:table-cell office:value-type="float" office:value="125.4629" calcext:value-type="float">
            <text:p>125.46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3288" calcext:value-type="float">
            <text:p>11.0328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815012" calcext:value-type="float">
            <text:p>0.005815012</text:p>
          </table:table-cell>
          <table:table-cell office:value-type="float" office:value="0.1307604" calcext:value-type="float">
            <text:p>0.1307604</text:p>
          </table:table-cell>
          <table:table-cell office:value-type="float" office:value="1702.717" calcext:value-type="float">
            <text:p>1702.717</text:p>
          </table:table-cell>
          <table:table-cell office:value-type="float" office:value="0.926796" calcext:value-type="float">
            <text:p>0.926796</text:p>
          </table:table-cell>
          <table:table-cell office:value-type="float" office:value="0" calcext:value-type="float">
            <text:p>0</text:p>
          </table:table-cell>
          <table:table-cell office:value-type="float" office:value="0.7114202" calcext:value-type="float">
            <text:p>0.7114202</text:p>
          </table:table-cell>
          <table:table-cell office:value-type="float" office:value="0.5868957" calcext:value-type="float">
            <text:p>0.5868957</text:p>
          </table:table-cell>
          <table:table-cell office:value-type="float" office:value="0.01066482" calcext:value-type="float">
            <text:p>0.01066482</text:p>
          </table:table-cell>
          <table:table-cell office:value-type="float" office:value="0.01045196" calcext:value-type="float">
            <text:p>0.01045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5794" calcext:value-type="float">
            <text:p>48.15794</text:p>
          </table:table-cell>
          <table:table-cell office:value-type="float" office:value="41.94524" calcext:value-type="float">
            <text:p>41.945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0.9232064" calcext:value-type="float">
            <text:p>0.9232064</text:p>
          </table:table-cell>
          <table:table-cell office:value-type="float" office:value="125.46" calcext:value-type="float">
            <text:p>125.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2932" calcext:value-type="float">
            <text:p>11.02932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828877" calcext:value-type="float">
            <text:p>0.005828877</text:p>
          </table:table-cell>
          <table:table-cell office:value-type="float" office:value="0.1311397" calcext:value-type="float">
            <text:p>0.1311397</text:p>
          </table:table-cell>
          <table:table-cell office:value-type="float" office:value="1702.724" calcext:value-type="float">
            <text:p>1702.724</text:p>
          </table:table-cell>
          <table:table-cell office:value-type="float" office:value="0.9258071" calcext:value-type="float">
            <text:p>0.9258071</text:p>
          </table:table-cell>
          <table:table-cell office:value-type="float" office:value="0" calcext:value-type="float">
            <text:p>0</text:p>
          </table:table-cell>
          <table:table-cell office:value-type="float" office:value="0.8626824" calcext:value-type="float">
            <text:p>0.8626824</text:p>
          </table:table-cell>
          <table:table-cell office:value-type="float" office:value="0.5805544" calcext:value-type="float">
            <text:p>0.5805544</text:p>
          </table:table-cell>
          <table:table-cell office:value-type="float" office:value="0.01063925" calcext:value-type="float">
            <text:p>0.01063925</text:p>
          </table:table-cell>
          <table:table-cell office:value-type="float" office:value="0.01043476" calcext:value-type="float">
            <text:p>0.01043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7833" calcext:value-type="float">
            <text:p>48.17833</text:p>
          </table:table-cell>
          <table:table-cell office:value-type="float" office:value="41.93003" calcext:value-type="float">
            <text:p>41.930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0.9212961" calcext:value-type="float">
            <text:p>0.9212961</text:p>
          </table:table-cell>
          <table:table-cell office:value-type="float" office:value="125.4571" calcext:value-type="float">
            <text:p>125.45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2559" calcext:value-type="float">
            <text:p>11.0255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836988" calcext:value-type="float">
            <text:p>0.005836988</text:p>
          </table:table-cell>
          <table:table-cell office:value-type="float" office:value="0.1312826" calcext:value-type="float">
            <text:p>0.1312826</text:p>
          </table:table-cell>
          <table:table-cell office:value-type="float" office:value="1702.731" calcext:value-type="float">
            <text:p>1702.731</text:p>
          </table:table-cell>
          <table:table-cell office:value-type="float" office:value="0.9243919" calcext:value-type="float">
            <text:p>0.9243919</text:p>
          </table:table-cell>
          <table:table-cell office:value-type="float" office:value="0" calcext:value-type="float">
            <text:p>0</text:p>
          </table:table-cell>
          <table:table-cell office:value-type="float" office:value="0.9715606" calcext:value-type="float">
            <text:p>0.9715606</text:p>
          </table:table-cell>
          <table:table-cell office:value-type="float" office:value="0.5601716" calcext:value-type="float">
            <text:p>0.5601716</text:p>
          </table:table-cell>
          <table:table-cell office:value-type="float" office:value="0.01057488" calcext:value-type="float">
            <text:p>0.01057488</text:p>
          </table:table-cell>
          <table:table-cell office:value-type="float" office:value="0.0104176" calcext:value-type="float">
            <text:p>0.0104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0959" calcext:value-type="float">
            <text:p>48.20959</text:p>
          </table:table-cell>
          <table:table-cell office:value-type="float" office:value="41.91482" calcext:value-type="float">
            <text:p>41.9148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0.9196259" calcext:value-type="float">
            <text:p>0.9196259</text:p>
          </table:table-cell>
          <table:table-cell office:value-type="float" office:value="125.454" calcext:value-type="float">
            <text:p>125.4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2176" calcext:value-type="float">
            <text:p>11.0217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843027" calcext:value-type="float">
            <text:p>0.005843027</text:p>
          </table:table-cell>
          <table:table-cell office:value-type="float" office:value="0.1313533" calcext:value-type="float">
            <text:p>0.1313533</text:p>
          </table:table-cell>
          <table:table-cell office:value-type="float" office:value="1702.738" calcext:value-type="float">
            <text:p>1702.738</text:p>
          </table:table-cell>
          <table:table-cell office:value-type="float" office:value="0.9226242" calcext:value-type="float">
            <text:p>0.9226242</text:p>
          </table:table-cell>
          <table:table-cell office:value-type="float" office:value="0" calcext:value-type="float">
            <text:p>0</text:p>
          </table:table-cell>
          <table:table-cell office:value-type="float" office:value="0.9753549" calcext:value-type="float">
            <text:p>0.9753549</text:p>
          </table:table-cell>
          <table:table-cell office:value-type="float" office:value="0.5424001" calcext:value-type="float">
            <text:p>0.5424001</text:p>
          </table:table-cell>
          <table:table-cell office:value-type="float" office:value="0.01050228" calcext:value-type="float">
            <text:p>0.01050228</text:p>
          </table:table-cell>
          <table:table-cell office:value-type="float" office:value="0.01040047" calcext:value-type="float">
            <text:p>0.01040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3722" calcext:value-type="float">
            <text:p>48.23722</text:p>
          </table:table-cell>
          <table:table-cell office:value-type="float" office:value="41.89916" calcext:value-type="float">
            <text:p>41.899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0.9183455" calcext:value-type="float">
            <text:p>0.9183455</text:p>
          </table:table-cell>
          <table:table-cell office:value-type="float" office:value="125.4512" calcext:value-type="float">
            <text:p>125.45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176" calcext:value-type="float">
            <text:p>11.017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848017" calcext:value-type="float">
            <text:p>0.005848017</text:p>
          </table:table-cell>
          <table:table-cell office:value-type="float" office:value="0.1313885" calcext:value-type="float">
            <text:p>0.1313885</text:p>
          </table:table-cell>
          <table:table-cell office:value-type="float" office:value="1702.744" calcext:value-type="float">
            <text:p>1702.744</text:p>
          </table:table-cell>
          <table:table-cell office:value-type="float" office:value="0.921069" calcext:value-type="float">
            <text:p>0.921069</text:p>
          </table:table-cell>
          <table:table-cell office:value-type="float" office:value="0" calcext:value-type="float">
            <text:p>0</text:p>
          </table:table-cell>
          <table:table-cell office:value-type="float" office:value="0.7122529" calcext:value-type="float">
            <text:p>0.7122529</text:p>
          </table:table-cell>
          <table:table-cell office:value-type="float" office:value="0.5201082" calcext:value-type="float">
            <text:p>0.5201082</text:p>
          </table:table-cell>
          <table:table-cell office:value-type="float" office:value="0.01044316" calcext:value-type="float">
            <text:p>0.01044316</text:p>
          </table:table-cell>
          <table:table-cell office:value-type="float" office:value="0.01038336" calcext:value-type="float">
            <text:p>0.01038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4915" calcext:value-type="float">
            <text:p>48.24915</text:p>
          </table:table-cell>
          <table:table-cell office:value-type="float" office:value="41.88155" calcext:value-type="float">
            <text:p>41.8815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0.9172187" calcext:value-type="float">
            <text:p>0.9172187</text:p>
          </table:table-cell>
          <table:table-cell office:value-type="float" office:value="125.4487" calcext:value-type="float">
            <text:p>125.44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1303" calcext:value-type="float">
            <text:p>11.01303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852411" calcext:value-type="float">
            <text:p>0.005852411</text:p>
          </table:table-cell>
          <table:table-cell office:value-type="float" office:value="0.131402" calcext:value-type="float">
            <text:p>0.131402</text:p>
          </table:table-cell>
          <table:table-cell office:value-type="float" office:value="1702.75" calcext:value-type="float">
            <text:p>1702.75</text:p>
          </table:table-cell>
          <table:table-cell office:value-type="float" office:value="0.9195912" calcext:value-type="float">
            <text:p>0.9195912</text:p>
          </table:table-cell>
          <table:table-cell office:value-type="float" office:value="0" calcext:value-type="float">
            <text:p>0</text:p>
          </table:table-cell>
          <table:table-cell office:value-type="float" office:value="0.616038" calcext:value-type="float">
            <text:p>0.616038</text:p>
          </table:table-cell>
          <table:table-cell office:value-type="float" office:value="0.5105004" calcext:value-type="float">
            <text:p>0.5105004</text:p>
          </table:table-cell>
          <table:table-cell office:value-type="float" office:value="0.01040638" calcext:value-type="float">
            <text:p>0.01040638</text:p>
          </table:table-cell>
          <table:table-cell office:value-type="float" office:value="0.01036629" calcext:value-type="float">
            <text:p>0.01036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5054" calcext:value-type="float">
            <text:p>48.25054</text:p>
          </table:table-cell>
          <table:table-cell office:value-type="float" office:value="41.86118" calcext:value-type="float">
            <text:p>41.861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0.9162772" calcext:value-type="float">
            <text:p>0.9162772</text:p>
          </table:table-cell>
          <table:table-cell office:value-type="float" office:value="125.4464" calcext:value-type="float">
            <text:p>125.44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0812" calcext:value-type="float">
            <text:p>11.00812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856564" calcext:value-type="float">
            <text:p>0.005856564</text:p>
          </table:table-cell>
          <table:table-cell office:value-type="float" office:value="0.1314078" calcext:value-type="float">
            <text:p>0.1314078</text:p>
          </table:table-cell>
          <table:table-cell office:value-type="float" office:value="1702.755" calcext:value-type="float">
            <text:p>1702.755</text:p>
          </table:table-cell>
          <table:table-cell office:value-type="float" office:value="0.91834" calcext:value-type="float">
            <text:p>0.91834</text:p>
          </table:table-cell>
          <table:table-cell office:value-type="float" office:value="0" calcext:value-type="float">
            <text:p>0</text:p>
          </table:table-cell>
          <table:table-cell office:value-type="float" office:value="0.535683" calcext:value-type="float">
            <text:p>0.535683</text:p>
          </table:table-cell>
          <table:table-cell office:value-type="float" office:value="0.5004895" calcext:value-type="float">
            <text:p>0.5004895</text:p>
          </table:table-cell>
          <table:table-cell office:value-type="float" office:value="0.01038455" calcext:value-type="float">
            <text:p>0.01038455</text:p>
          </table:table-cell>
          <table:table-cell office:value-type="float" office:value="0.01034924" calcext:value-type="float">
            <text:p>0.01034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4479" calcext:value-type="float">
            <text:p>48.24479</text:p>
          </table:table-cell>
          <table:table-cell office:value-type="float" office:value="41.83859" calcext:value-type="float">
            <text:p>41.8385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0.9153842" calcext:value-type="float">
            <text:p>0.9153842</text:p>
          </table:table-cell>
          <table:table-cell office:value-type="float" office:value="125.4443" calcext:value-type="float">
            <text:p>125.44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.00299" calcext:value-type="float">
            <text:p>11.0029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860537" calcext:value-type="float">
            <text:p>0.005860537</text:p>
          </table:table-cell>
          <table:table-cell office:value-type="float" office:value="0.1314111" calcext:value-type="float">
            <text:p>0.1314111</text:p>
          </table:table-cell>
          <table:table-cell office:value-type="float" office:value="1702.759" calcext:value-type="float">
            <text:p>1702.759</text:p>
          </table:table-cell>
          <table:table-cell office:value-type="float" office:value="0.9171371" calcext:value-type="float">
            <text:p>0.9171371</text:p>
          </table:table-cell>
          <table:table-cell office:value-type="float" office:value="0" calcext:value-type="float">
            <text:p>0</text:p>
          </table:table-cell>
          <table:table-cell office:value-type="float" office:value="0.5684612" calcext:value-type="float">
            <text:p>0.5684612</text:p>
          </table:table-cell>
          <table:table-cell office:value-type="float" office:value="0.4963127" calcext:value-type="float">
            <text:p>0.4963127</text:p>
          </table:table-cell>
          <table:table-cell office:value-type="float" office:value="0.01036801" calcext:value-type="float">
            <text:p>0.01036801</text:p>
          </table:table-cell>
          <table:table-cell office:value-type="float" office:value="0.01033221" calcext:value-type="float">
            <text:p>0.01033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379" calcext:value-type="float">
            <text:p>48.2379</text:p>
          </table:table-cell>
          <table:table-cell office:value-type="float" office:value="41.81471" calcext:value-type="float">
            <text:p>41.8147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0.9145559" calcext:value-type="float">
            <text:p>0.9145559</text:p>
          </table:table-cell>
          <table:table-cell office:value-type="float" office:value="125.4423" calcext:value-type="float">
            <text:p>125.44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9765" calcext:value-type="float">
            <text:p>10.9976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864471" calcext:value-type="float">
            <text:p>0.005864471</text:p>
          </table:table-cell>
          <table:table-cell office:value-type="float" office:value="0.1314145" calcext:value-type="float">
            <text:p>0.1314145</text:p>
          </table:table-cell>
          <table:table-cell office:value-type="float" office:value="1702.764" calcext:value-type="float">
            <text:p>1702.764</text:p>
          </table:table-cell>
          <table:table-cell office:value-type="float" office:value="0.9160171" calcext:value-type="float">
            <text:p>0.9160171</text:p>
          </table:table-cell>
          <table:table-cell office:value-type="float" office:value="0" calcext:value-type="float">
            <text:p>0</text:p>
          </table:table-cell>
          <table:table-cell office:value-type="float" office:value="0.4795166" calcext:value-type="float">
            <text:p>0.4795166</text:p>
          </table:table-cell>
          <table:table-cell office:value-type="float" office:value="0.49766" calcext:value-type="float">
            <text:p>0.49766</text:p>
          </table:table-cell>
          <table:table-cell office:value-type="float" office:value="0.01036682" calcext:value-type="float">
            <text:p>0.01036682</text:p>
          </table:table-cell>
          <table:table-cell office:value-type="float" office:value="0.01031522" calcext:value-type="float">
            <text:p>0.01031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2645" calcext:value-type="float">
            <text:p>48.22645</text:p>
          </table:table-cell>
          <table:table-cell office:value-type="float" office:value="41.78989" calcext:value-type="float">
            <text:p>41.7898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0.9136702" calcext:value-type="float">
            <text:p>0.9136702</text:p>
          </table:table-cell>
          <table:table-cell office:value-type="float" office:value="125.4403" calcext:value-type="float">
            <text:p>125.44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9222" calcext:value-type="float">
            <text:p>10.99222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868405" calcext:value-type="float">
            <text:p>0.005868405</text:p>
          </table:table-cell>
          <table:table-cell office:value-type="float" office:value="0.1314179" calcext:value-type="float">
            <text:p>0.1314179</text:p>
          </table:table-cell>
          <table:table-cell office:value-type="float" office:value="1702.769" calcext:value-type="float">
            <text:p>1702.769</text:p>
          </table:table-cell>
          <table:table-cell office:value-type="float" office:value="0.9148895" calcext:value-type="float">
            <text:p>0.9148895</text:p>
          </table:table-cell>
          <table:table-cell office:value-type="float" office:value="0" calcext:value-type="float">
            <text:p>0</text:p>
          </table:table-cell>
          <table:table-cell office:value-type="float" office:value="0.5968238" calcext:value-type="float">
            <text:p>0.5968238</text:p>
          </table:table-cell>
          <table:table-cell office:value-type="float" office:value="0.502023" calcext:value-type="float">
            <text:p>0.502023</text:p>
          </table:table-cell>
          <table:table-cell office:value-type="float" office:value="0.01035627" calcext:value-type="float">
            <text:p>0.01035627</text:p>
          </table:table-cell>
          <table:table-cell office:value-type="float" office:value="0.01029825" calcext:value-type="float">
            <text:p>0.01029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1305" calcext:value-type="float">
            <text:p>48.21305</text:p>
          </table:table-cell>
          <table:table-cell office:value-type="float" office:value="41.76523" calcext:value-type="float">
            <text:p>41.7652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0.9128603" calcext:value-type="float">
            <text:p>0.9128603</text:p>
          </table:table-cell>
          <table:table-cell office:value-type="float" office:value="125.4385" calcext:value-type="float">
            <text:p>125.43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8688" calcext:value-type="float">
            <text:p>10.9868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872333" calcext:value-type="float">
            <text:p>0.005872333</text:p>
          </table:table-cell>
          <table:table-cell office:value-type="float" office:value="0.1314185" calcext:value-type="float">
            <text:p>0.1314185</text:p>
          </table:table-cell>
          <table:table-cell office:value-type="float" office:value="1702.773" calcext:value-type="float">
            <text:p>1702.773</text:p>
          </table:table-cell>
          <table:table-cell office:value-type="float" office:value="0.9138105" calcext:value-type="float">
            <text:p>0.9138105</text:p>
          </table:table-cell>
          <table:table-cell office:value-type="float" office:value="0" calcext:value-type="float">
            <text:p>0</text:p>
          </table:table-cell>
          <table:table-cell office:value-type="float" office:value="0.625971" calcext:value-type="float">
            <text:p>0.625971</text:p>
          </table:table-cell>
          <table:table-cell office:value-type="float" office:value="0.4975773" calcext:value-type="float">
            <text:p>0.4975773</text:p>
          </table:table-cell>
          <table:table-cell office:value-type="float" office:value="0.01033368" calcext:value-type="float">
            <text:p>0.01033368</text:p>
          </table:table-cell>
          <table:table-cell office:value-type="float" office:value="0.01028131" calcext:value-type="float">
            <text:p>0.01028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0826" calcext:value-type="float">
            <text:p>48.20826</text:p>
          </table:table-cell>
          <table:table-cell office:value-type="float" office:value="41.74078" calcext:value-type="float">
            <text:p>41.7407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0.9120576" calcext:value-type="float">
            <text:p>0.9120576</text:p>
          </table:table-cell>
          <table:table-cell office:value-type="float" office:value="125.4366" calcext:value-type="float">
            <text:p>125.43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8149" calcext:value-type="float">
            <text:p>10.9814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876203" calcext:value-type="float">
            <text:p>0.005876203</text:p>
          </table:table-cell>
          <table:table-cell office:value-type="float" office:value="0.1314162" calcext:value-type="float">
            <text:p>0.1314162</text:p>
          </table:table-cell>
          <table:table-cell office:value-type="float" office:value="1702.778" calcext:value-type="float">
            <text:p>1702.778</text:p>
          </table:table-cell>
          <table:table-cell office:value-type="float" office:value="0.9126629" calcext:value-type="float">
            <text:p>0.9126629</text:p>
          </table:table-cell>
          <table:table-cell office:value-type="float" office:value="0" calcext:value-type="float">
            <text:p>0</text:p>
          </table:table-cell>
          <table:table-cell office:value-type="float" office:value="0.5861512" calcext:value-type="float">
            <text:p>0.5861512</text:p>
          </table:table-cell>
          <table:table-cell office:value-type="float" office:value="0.4955305" calcext:value-type="float">
            <text:p>0.4955305</text:p>
          </table:table-cell>
          <table:table-cell office:value-type="float" office:value="0.0103075" calcext:value-type="float">
            <text:p>0.0103075</text:p>
          </table:table-cell>
          <table:table-cell office:value-type="float" office:value="0.01026441" calcext:value-type="float">
            <text:p>0.0102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0479" calcext:value-type="float">
            <text:p>48.20479</text:p>
          </table:table-cell>
          <table:table-cell office:value-type="float" office:value="41.71614" calcext:value-type="float">
            <text:p>41.716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0.9110255" calcext:value-type="float">
            <text:p>0.9110255</text:p>
          </table:table-cell>
          <table:table-cell office:value-type="float" office:value="125.4347" calcext:value-type="float">
            <text:p>125.43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7478" calcext:value-type="float">
            <text:p>10.9747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883373" calcext:value-type="float">
            <text:p>0.005883373</text:p>
          </table:table-cell>
          <table:table-cell office:value-type="float" office:value="0.1315512" calcext:value-type="float">
            <text:p>0.1315512</text:p>
          </table:table-cell>
          <table:table-cell office:value-type="float" office:value="1702.782" calcext:value-type="float">
            <text:p>1702.782</text:p>
          </table:table-cell>
          <table:table-cell office:value-type="float" office:value="0.9116499" calcext:value-type="float">
            <text:p>0.9116499</text:p>
          </table:table-cell>
          <table:table-cell office:value-type="float" office:value="0" calcext:value-type="float">
            <text:p>0</text:p>
          </table:table-cell>
          <table:table-cell office:value-type="float" office:value="0.3443713" calcext:value-type="float">
            <text:p>0.3443713</text:p>
          </table:table-cell>
          <table:table-cell office:value-type="float" office:value="0.414824" calcext:value-type="float">
            <text:p>0.414824</text:p>
          </table:table-cell>
          <table:table-cell office:value-type="float" office:value="0.01040075" calcext:value-type="float">
            <text:p>0.01040075</text:p>
          </table:table-cell>
          <table:table-cell office:value-type="float" office:value="0.01024752" calcext:value-type="float">
            <text:p>0.01024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4951" calcext:value-type="float">
            <text:p>48.14951</text:p>
          </table:table-cell>
          <table:table-cell office:value-type="float" office:value="41.67645" calcext:value-type="float">
            <text:p>41.676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0.9091834" calcext:value-type="float">
            <text:p>0.9091834</text:p>
          </table:table-cell>
          <table:table-cell office:value-type="float" office:value="125.4328" calcext:value-type="float">
            <text:p>125.43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686" calcext:value-type="float">
            <text:p>10.968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917253" calcext:value-type="float">
            <text:p>0.005917253</text:p>
          </table:table-cell>
          <table:table-cell office:value-type="float" office:value="0.1327689" calcext:value-type="float">
            <text:p>0.1327689</text:p>
          </table:table-cell>
          <table:table-cell office:value-type="float" office:value="1702.788" calcext:value-type="float">
            <text:p>1702.788</text:p>
          </table:table-cell>
          <table:table-cell office:value-type="float" office:value="0.9109865" calcext:value-type="float">
            <text:p>0.9109865</text:p>
          </table:table-cell>
          <table:table-cell office:value-type="float" office:value="0" calcext:value-type="float">
            <text:p>0</text:p>
          </table:table-cell>
          <table:table-cell office:value-type="float" office:value="0.5670716" calcext:value-type="float">
            <text:p>0.5670716</text:p>
          </table:table-cell>
          <table:table-cell office:value-type="float" office:value="0.5172241" calcext:value-type="float">
            <text:p>0.5172241</text:p>
          </table:table-cell>
          <table:table-cell office:value-type="float" office:value="0.01038944" calcext:value-type="float">
            <text:p>0.01038944</text:p>
          </table:table-cell>
          <table:table-cell office:value-type="float" office:value="0.01023067" calcext:value-type="float">
            <text:p>0.01023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8544" calcext:value-type="float">
            <text:p>48.08544</text:p>
          </table:table-cell>
          <table:table-cell office:value-type="float" office:value="41.62889" calcext:value-type="float">
            <text:p>41.6288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0.9076414" calcext:value-type="float">
            <text:p>0.9076414</text:p>
          </table:table-cell>
          <table:table-cell office:value-type="float" office:value="125.431" calcext:value-type="float">
            <text:p>125.4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6377" calcext:value-type="float">
            <text:p>10.96377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943621" calcext:value-type="float">
            <text:p>0.005943621</text:p>
          </table:table-cell>
          <table:table-cell office:value-type="float" office:value="0.1336581" calcext:value-type="float">
            <text:p>0.1336581</text:p>
          </table:table-cell>
          <table:table-cell office:value-type="float" office:value="1702.794" calcext:value-type="float">
            <text:p>1702.794</text:p>
          </table:table-cell>
          <table:table-cell office:value-type="float" office:value="0.91023" calcext:value-type="float">
            <text:p>0.91023</text:p>
          </table:table-cell>
          <table:table-cell office:value-type="float" office:value="0" calcext:value-type="float">
            <text:p>0</text:p>
          </table:table-cell>
          <table:table-cell office:value-type="float" office:value="0.6841773" calcext:value-type="float">
            <text:p>0.6841773</text:p>
          </table:table-cell>
          <table:table-cell office:value-type="float" office:value="0.5574888" calcext:value-type="float">
            <text:p>0.5574888</text:p>
          </table:table-cell>
          <table:table-cell office:value-type="float" office:value="0.01042682" calcext:value-type="float">
            <text:p>0.01042682</text:p>
          </table:table-cell>
          <table:table-cell office:value-type="float" office:value="0.01021385" calcext:value-type="float">
            <text:p>0.01021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72" calcext:value-type="float">
            <text:p>48.072</text:p>
          </table:table-cell>
          <table:table-cell office:value-type="float" office:value="41.60303" calcext:value-type="float">
            <text:p>41.6030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0.9066263" calcext:value-type="float">
            <text:p>0.9066263</text:p>
          </table:table-cell>
          <table:table-cell office:value-type="float" office:value="125.4295" calcext:value-type="float">
            <text:p>125.42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5878" calcext:value-type="float">
            <text:p>10.9587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959341" calcext:value-type="float">
            <text:p>0.005959341</text:p>
          </table:table-cell>
          <table:table-cell office:value-type="float" office:value="0.1340944" calcext:value-type="float">
            <text:p>0.1340944</text:p>
          </table:table-cell>
          <table:table-cell office:value-type="float" office:value="1702.8" calcext:value-type="float">
            <text:p>1702.8</text:p>
          </table:table-cell>
          <table:table-cell office:value-type="float" office:value="0.9093533" calcext:value-type="float">
            <text:p>0.9093533</text:p>
          </table:table-cell>
          <table:table-cell office:value-type="float" office:value="0" calcext:value-type="float">
            <text:p>0</text:p>
          </table:table-cell>
          <table:table-cell office:value-type="float" office:value="0.7137682" calcext:value-type="float">
            <text:p>0.7137682</text:p>
          </table:table-cell>
          <table:table-cell office:value-type="float" office:value="0.5569183" calcext:value-type="float">
            <text:p>0.5569183</text:p>
          </table:table-cell>
          <table:table-cell office:value-type="float" office:value="0.01041815" calcext:value-type="float">
            <text:p>0.01041815</text:p>
          </table:table-cell>
          <table:table-cell office:value-type="float" office:value="0.01019704" calcext:value-type="float">
            <text:p>0.01019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7537" calcext:value-type="float">
            <text:p>48.07537</text:p>
          </table:table-cell>
          <table:table-cell office:value-type="float" office:value="41.58234" calcext:value-type="float">
            <text:p>41.5823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0.9053641" calcext:value-type="float">
            <text:p>0.9053641</text:p>
          </table:table-cell>
          <table:table-cell office:value-type="float" office:value="125.428" calcext:value-type="float">
            <text:p>125.4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5292" calcext:value-type="float">
            <text:p>10.95292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971058" calcext:value-type="float">
            <text:p>0.005971058</text:p>
          </table:table-cell>
          <table:table-cell office:value-type="float" office:value="0.1343782" calcext:value-type="float">
            <text:p>0.1343782</text:p>
          </table:table-cell>
          <table:table-cell office:value-type="float" office:value="1702.805" calcext:value-type="float">
            <text:p>1702.805</text:p>
          </table:table-cell>
          <table:table-cell office:value-type="float" office:value="0.9085125" calcext:value-type="float">
            <text:p>0.9085125</text:p>
          </table:table-cell>
          <table:table-cell office:value-type="float" office:value="0" calcext:value-type="float">
            <text:p>0</text:p>
          </table:table-cell>
          <table:table-cell office:value-type="float" office:value="0.3772201" calcext:value-type="float">
            <text:p>0.3772201</text:p>
          </table:table-cell>
          <table:table-cell office:value-type="float" office:value="0.4735079" calcext:value-type="float">
            <text:p>0.4735079</text:p>
          </table:table-cell>
          <table:table-cell office:value-type="float" office:value="0.01035864" calcext:value-type="float">
            <text:p>0.01035864</text:p>
          </table:table-cell>
          <table:table-cell office:value-type="float" office:value="0.01018026" calcext:value-type="float">
            <text:p>0.01018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5013" calcext:value-type="float">
            <text:p>48.05013</text:p>
          </table:table-cell>
          <table:table-cell office:value-type="float" office:value="41.55679" calcext:value-type="float">
            <text:p>41.556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0.9037782" calcext:value-type="float">
            <text:p>0.9037782</text:p>
          </table:table-cell>
          <table:table-cell office:value-type="float" office:value="125.4264" calcext:value-type="float">
            <text:p>125.42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467" calcext:value-type="float">
            <text:p>10.9467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5996891" calcext:value-type="float">
            <text:p>0.005996891</text:p>
          </table:table-cell>
          <table:table-cell office:value-type="float" office:value="0.1352947" calcext:value-type="float">
            <text:p>0.1352947</text:p>
          </table:table-cell>
          <table:table-cell office:value-type="float" office:value="1702.81" calcext:value-type="float">
            <text:p>1702.81</text:p>
          </table:table-cell>
          <table:table-cell office:value-type="float" office:value="0.9078822" calcext:value-type="float">
            <text:p>0.9078822</text:p>
          </table:table-cell>
          <table:table-cell office:value-type="float" office:value="0" calcext:value-type="float">
            <text:p>0</text:p>
          </table:table-cell>
          <table:table-cell office:value-type="float" office:value="0.5900798" calcext:value-type="float">
            <text:p>0.5900798</text:p>
          </table:table-cell>
          <table:table-cell office:value-type="float" office:value="0.5289487" calcext:value-type="float">
            <text:p>0.5289487</text:p>
          </table:table-cell>
          <table:table-cell office:value-type="float" office:value="0.01033484" calcext:value-type="float">
            <text:p>0.01033484</text:p>
          </table:table-cell>
          <table:table-cell office:value-type="float" office:value="0.01016352" calcext:value-type="float">
            <text:p>0.01016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9515" calcext:value-type="float">
            <text:p>47.99515</text:p>
          </table:table-cell>
          <table:table-cell office:value-type="float" office:value="41.51956" calcext:value-type="float">
            <text:p>41.5195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0.902819" calcext:value-type="float">
            <text:p>0.902819</text:p>
          </table:table-cell>
          <table:table-cell office:value-type="float" office:value="125.425" calcext:value-type="float">
            <text:p>125.4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415" calcext:value-type="float">
            <text:p>10.941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013387" calcext:value-type="float">
            <text:p>0.006013387</text:p>
          </table:table-cell>
          <table:table-cell office:value-type="float" office:value="0.1357808" calcext:value-type="float">
            <text:p>0.1357808</text:p>
          </table:table-cell>
          <table:table-cell office:value-type="float" office:value="1702.816" calcext:value-type="float">
            <text:p>1702.816</text:p>
          </table:table-cell>
          <table:table-cell office:value-type="float" office:value="0.9070386" calcext:value-type="float">
            <text:p>0.9070386</text:p>
          </table:table-cell>
          <table:table-cell office:value-type="float" office:value="0" calcext:value-type="float">
            <text:p>0</text:p>
          </table:table-cell>
          <table:table-cell office:value-type="float" office:value="0.7638843" calcext:value-type="float">
            <text:p>0.7638843</text:p>
          </table:table-cell>
          <table:table-cell office:value-type="float" office:value="0.5482906" calcext:value-type="float">
            <text:p>0.5482906</text:p>
          </table:table-cell>
          <table:table-cell office:value-type="float" office:value="0.01035227" calcext:value-type="float">
            <text:p>0.01035227</text:p>
          </table:table-cell>
          <table:table-cell office:value-type="float" office:value="0.01014681" calcext:value-type="float">
            <text:p>0.01014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8906" calcext:value-type="float">
            <text:p>47.98906</text:p>
          </table:table-cell>
          <table:table-cell office:value-type="float" office:value="41.4957" calcext:value-type="float">
            <text:p>41.495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0.9020645" calcext:value-type="float">
            <text:p>0.9020645</text:p>
          </table:table-cell>
          <table:table-cell office:value-type="float" office:value="125.4238" calcext:value-type="float">
            <text:p>125.42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3626" calcext:value-type="float">
            <text:p>10.9362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023129" calcext:value-type="float">
            <text:p>0.006023129</text:p>
          </table:table-cell>
          <table:table-cell office:value-type="float" office:value="0.1359785" calcext:value-type="float">
            <text:p>0.1359785</text:p>
          </table:table-cell>
          <table:table-cell office:value-type="float" office:value="1702.821" calcext:value-type="float">
            <text:p>1702.821</text:p>
          </table:table-cell>
          <table:table-cell office:value-type="float" office:value="0.9061013" calcext:value-type="float">
            <text:p>0.9061013</text:p>
          </table:table-cell>
          <table:table-cell office:value-type="float" office:value="0" calcext:value-type="float">
            <text:p>0</text:p>
          </table:table-cell>
          <table:table-cell office:value-type="float" office:value="1.017217" calcext:value-type="float">
            <text:p>1.017217</text:p>
          </table:table-cell>
          <table:table-cell office:value-type="float" office:value="0.5286646" calcext:value-type="float">
            <text:p>0.5286646</text:p>
          </table:table-cell>
          <table:table-cell office:value-type="float" office:value="0.01029159" calcext:value-type="float">
            <text:p>0.01029159</text:p>
          </table:table-cell>
          <table:table-cell office:value-type="float" office:value="0.01013013" calcext:value-type="float">
            <text:p>0.0101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0776" calcext:value-type="float">
            <text:p>48.00776</text:p>
          </table:table-cell>
          <table:table-cell office:value-type="float" office:value="41.47277" calcext:value-type="float">
            <text:p>41.4727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0.9014429" calcext:value-type="float">
            <text:p>0.9014429</text:p>
          </table:table-cell>
          <table:table-cell office:value-type="float" office:value="125.423" calcext:value-type="float">
            <text:p>125.4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3061" calcext:value-type="float">
            <text:p>10.93061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029056" calcext:value-type="float">
            <text:p>0.006029056</text:p>
          </table:table-cell>
          <table:table-cell office:value-type="float" office:value="0.1360318" calcext:value-type="float">
            <text:p>0.1360318</text:p>
          </table:table-cell>
          <table:table-cell office:value-type="float" office:value="1702.826" calcext:value-type="float">
            <text:p>1702.826</text:p>
          </table:table-cell>
          <table:table-cell office:value-type="float" office:value="0.9052309" calcext:value-type="float">
            <text:p>0.9052309</text:p>
          </table:table-cell>
          <table:table-cell office:value-type="float" office:value="0" calcext:value-type="float">
            <text:p>0</text:p>
          </table:table-cell>
          <table:table-cell office:value-type="float" office:value="0.6946371" calcext:value-type="float">
            <text:p>0.6946371</text:p>
          </table:table-cell>
          <table:table-cell office:value-type="float" office:value="0.536725" calcext:value-type="float">
            <text:p>0.536725</text:p>
          </table:table-cell>
          <table:table-cell office:value-type="float" office:value="0.01021974" calcext:value-type="float">
            <text:p>0.01021974</text:p>
          </table:table-cell>
          <table:table-cell office:value-type="float" office:value="0.01011344" calcext:value-type="float">
            <text:p>0.01011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1416" calcext:value-type="float">
            <text:p>48.01416</text:p>
          </table:table-cell>
          <table:table-cell office:value-type="float" office:value="41.4639" calcext:value-type="float">
            <text:p>41.46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0.9007827" calcext:value-type="float">
            <text:p>0.9007827</text:p>
          </table:table-cell>
          <table:table-cell office:value-type="float" office:value="125.4221" calcext:value-type="float">
            <text:p>125.42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2392" calcext:value-type="float">
            <text:p>10.92392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033561" calcext:value-type="float">
            <text:p>0.006033561</text:p>
          </table:table-cell>
          <table:table-cell office:value-type="float" office:value="0.1360459" calcext:value-type="float">
            <text:p>0.1360459</text:p>
          </table:table-cell>
          <table:table-cell office:value-type="float" office:value="1702.832" calcext:value-type="float">
            <text:p>1702.832</text:p>
          </table:table-cell>
          <table:table-cell office:value-type="float" office:value="0.9042979" calcext:value-type="float">
            <text:p>0.9042979</text:p>
          </table:table-cell>
          <table:table-cell office:value-type="float" office:value="0" calcext:value-type="float">
            <text:p>0</text:p>
          </table:table-cell>
          <table:table-cell office:value-type="float" office:value="0.6081333" calcext:value-type="float">
            <text:p>0.6081333</text:p>
          </table:table-cell>
          <table:table-cell office:value-type="float" office:value="0.5027612" calcext:value-type="float">
            <text:p>0.5027612</text:p>
          </table:table-cell>
          <table:table-cell office:value-type="float" office:value="0.01018234" calcext:value-type="float">
            <text:p>0.01018234</text:p>
          </table:table-cell>
          <table:table-cell office:value-type="float" office:value="0.01009678" calcext:value-type="float">
            <text:p>0.01009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0682" calcext:value-type="float">
            <text:p>48.00682</text:p>
          </table:table-cell>
          <table:table-cell office:value-type="float" office:value="41.4448" calcext:value-type="float">
            <text:p>41.444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0.8999183" calcext:value-type="float">
            <text:p>0.8999183</text:p>
          </table:table-cell>
          <table:table-cell office:value-type="float" office:value="125.4214" calcext:value-type="float">
            <text:p>125.42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1689" calcext:value-type="float">
            <text:p>10.9168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038075" calcext:value-type="float">
            <text:p>0.006038075</text:p>
          </table:table-cell>
          <table:table-cell office:value-type="float" office:value="0.1360679" calcext:value-type="float">
            <text:p>0.1360679</text:p>
          </table:table-cell>
          <table:table-cell office:value-type="float" office:value="1702.834" calcext:value-type="float">
            <text:p>1702.834</text:p>
          </table:table-cell>
          <table:table-cell office:value-type="float" office:value="0.9034988" calcext:value-type="float">
            <text:p>0.9034988</text:p>
          </table:table-cell>
          <table:table-cell office:value-type="float" office:value="0" calcext:value-type="float">
            <text:p>0</text:p>
          </table:table-cell>
          <table:table-cell office:value-type="float" office:value="0.5345238" calcext:value-type="float">
            <text:p>0.5345238</text:p>
          </table:table-cell>
          <table:table-cell office:value-type="float" office:value="0.5439913" calcext:value-type="float">
            <text:p>0.5439913</text:p>
          </table:table-cell>
          <table:table-cell office:value-type="float" office:value="0.01026149" calcext:value-type="float">
            <text:p>0.01026149</text:p>
          </table:table-cell>
          <table:table-cell office:value-type="float" office:value="0.01008015" calcext:value-type="float">
            <text:p>0.0100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7899" calcext:value-type="float">
            <text:p>44.37899</text:p>
          </table:table-cell>
          <table:table-cell office:value-type="float" office:value="41.10313" calcext:value-type="float">
            <text:p>41.1031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0.8991626" calcext:value-type="float">
            <text:p>0.8991626</text:p>
          </table:table-cell>
          <table:table-cell office:value-type="float" office:value="125.4208" calcext:value-type="float">
            <text:p>125.42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122" calcext:value-type="float">
            <text:p>10.9122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045155" calcext:value-type="float">
            <text:p>0.006045155</text:p>
          </table:table-cell>
          <table:table-cell office:value-type="float" office:value="0.1361732" calcext:value-type="float">
            <text:p>0.1361732</text:p>
          </table:table-cell>
          <table:table-cell office:value-type="float" office:value="1702.836" calcext:value-type="float">
            <text:p>1702.836</text:p>
          </table:table-cell>
          <table:table-cell office:value-type="float" office:value="0.9030088" calcext:value-type="float">
            <text:p>0.9030088</text:p>
          </table:table-cell>
          <table:table-cell office:value-type="float" office:value="0" calcext:value-type="float">
            <text:p>0</text:p>
          </table:table-cell>
          <table:table-cell office:value-type="float" office:value="1.036253" calcext:value-type="float">
            <text:p>1.036253</text:p>
          </table:table-cell>
          <table:table-cell office:value-type="float" office:value="0.6402955" calcext:value-type="float">
            <text:p>0.6402955</text:p>
          </table:table-cell>
          <table:table-cell office:value-type="float" office:value="0.01031695" calcext:value-type="float">
            <text:p>0.01031695</text:p>
          </table:table-cell>
          <table:table-cell office:value-type="float" office:value="0.01006362" calcext:value-type="float">
            <text:p>0.01006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8166" calcext:value-type="float">
            <text:p>44.38166</text:p>
          </table:table-cell>
          <table:table-cell office:value-type="float" office:value="41.09089" calcext:value-type="float">
            <text:p>41.0908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0.8984457" calcext:value-type="float">
            <text:p>0.8984457</text:p>
          </table:table-cell>
          <table:table-cell office:value-type="float" office:value="125.4202" calcext:value-type="float">
            <text:p>125.42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0772" calcext:value-type="float">
            <text:p>10.90772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050905" calcext:value-type="float">
            <text:p>0.006050905</text:p>
          </table:table-cell>
          <table:table-cell office:value-type="float" office:value="0.136215" calcext:value-type="float">
            <text:p>0.136215</text:p>
          </table:table-cell>
          <table:table-cell office:value-type="float" office:value="1702.839" calcext:value-type="float">
            <text:p>1702.839</text:p>
          </table:table-cell>
          <table:table-cell office:value-type="float" office:value="0.9025131" calcext:value-type="float">
            <text:p>0.9025131</text:p>
          </table:table-cell>
          <table:table-cell office:value-type="float" office:value="0" calcext:value-type="float">
            <text:p>0</text:p>
          </table:table-cell>
          <table:table-cell office:value-type="float" office:value="0.5584417" calcext:value-type="float">
            <text:p>0.5584417</text:p>
          </table:table-cell>
          <table:table-cell office:value-type="float" office:value="0.5799991" calcext:value-type="float">
            <text:p>0.5799991</text:p>
          </table:table-cell>
          <table:table-cell office:value-type="float" office:value="0.01023658" calcext:value-type="float">
            <text:p>0.01023658</text:p>
          </table:table-cell>
          <table:table-cell office:value-type="float" office:value="0.01004702" calcext:value-type="float">
            <text:p>0.01004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0052" calcext:value-type="float">
            <text:p>44.40052</text:p>
          </table:table-cell>
          <table:table-cell office:value-type="float" office:value="41.09174" calcext:value-type="float">
            <text:p>41.0917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0.8971465" calcext:value-type="float">
            <text:p>0.8971465</text:p>
          </table:table-cell>
          <table:table-cell office:value-type="float" office:value="125.4195" calcext:value-type="float">
            <text:p>125.41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0194" calcext:value-type="float">
            <text:p>10.90194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05612" calcext:value-type="float">
            <text:p>0.00605612</text:p>
          </table:table-cell>
          <table:table-cell office:value-type="float" office:value="0.1362438" calcext:value-type="float">
            <text:p>0.1362438</text:p>
          </table:table-cell>
          <table:table-cell office:value-type="float" office:value="1702.844" calcext:value-type="float">
            <text:p>1702.844</text:p>
          </table:table-cell>
          <table:table-cell office:value-type="float" office:value="0.9022806" calcext:value-type="float">
            <text:p>0.9022806</text:p>
          </table:table-cell>
          <table:table-cell office:value-type="float" office:value="0" calcext:value-type="float">
            <text:p>0</text:p>
          </table:table-cell>
          <table:table-cell office:value-type="float" office:value="0.6156313" calcext:value-type="float">
            <text:p>0.6156313</text:p>
          </table:table-cell>
          <table:table-cell office:value-type="float" office:value="0.5728512" calcext:value-type="float">
            <text:p>0.5728512</text:p>
          </table:table-cell>
          <table:table-cell office:value-type="float" office:value="0.01023277" calcext:value-type="float">
            <text:p>0.01023277</text:p>
          </table:table-cell>
          <table:table-cell office:value-type="float" office:value="0.01003052" calcext:value-type="float">
            <text:p>0.0100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8654" calcext:value-type="float">
            <text:p>44.38654</text:p>
          </table:table-cell>
          <table:table-cell office:value-type="float" office:value="41.07843" calcext:value-type="float">
            <text:p>41.0784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0.8959058" calcext:value-type="float">
            <text:p>0.8959058</text:p>
          </table:table-cell>
          <table:table-cell office:value-type="float" office:value="125.4185" calcext:value-type="float">
            <text:p>125.41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9609" calcext:value-type="float">
            <text:p>10.8960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060882" calcext:value-type="float">
            <text:p>0.006060882</text:p>
          </table:table-cell>
          <table:table-cell office:value-type="float" office:value="0.1362637" calcext:value-type="float">
            <text:p>0.1362637</text:p>
          </table:table-cell>
          <table:table-cell office:value-type="float" office:value="1702.85" calcext:value-type="float">
            <text:p>1702.85</text:p>
          </table:table-cell>
          <table:table-cell office:value-type="float" office:value="0.9020324" calcext:value-type="float">
            <text:p>0.9020324</text:p>
          </table:table-cell>
          <table:table-cell office:value-type="float" office:value="0" calcext:value-type="float">
            <text:p>0</text:p>
          </table:table-cell>
          <table:table-cell office:value-type="float" office:value="0.6930169" calcext:value-type="float">
            <text:p>0.6930169</text:p>
          </table:table-cell>
          <table:table-cell office:value-type="float" office:value="0.5789272" calcext:value-type="float">
            <text:p>0.5789272</text:p>
          </table:table-cell>
          <table:table-cell office:value-type="float" office:value="0.01027097" calcext:value-type="float">
            <text:p>0.01027097</text:p>
          </table:table-cell>
          <table:table-cell office:value-type="float" office:value="0.01001403" calcext:value-type="float">
            <text:p>0.01001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8729" calcext:value-type="float">
            <text:p>44.38729</text:p>
          </table:table-cell>
          <table:table-cell office:value-type="float" office:value="41.06277" calcext:value-type="float">
            <text:p>41.0627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0.8950382" calcext:value-type="float">
            <text:p>0.8950382</text:p>
          </table:table-cell>
          <table:table-cell office:value-type="float" office:value="125.4176" calcext:value-type="float">
            <text:p>125.41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9023" calcext:value-type="float">
            <text:p>10.89023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065048" calcext:value-type="float">
            <text:p>0.006065048</text:p>
          </table:table-cell>
          <table:table-cell office:value-type="float" office:value="0.1362696" calcext:value-type="float">
            <text:p>0.1362696</text:p>
          </table:table-cell>
          <table:table-cell office:value-type="float" office:value="1702.854" calcext:value-type="float">
            <text:p>1702.854</text:p>
          </table:table-cell>
          <table:table-cell office:value-type="float" office:value="0.9015825" calcext:value-type="float">
            <text:p>0.9015825</text:p>
          </table:table-cell>
          <table:table-cell office:value-type="float" office:value="0" calcext:value-type="float">
            <text:p>0</text:p>
          </table:table-cell>
          <table:table-cell office:value-type="float" office:value="0.6914797" calcext:value-type="float">
            <text:p>0.6914797</text:p>
          </table:table-cell>
          <table:table-cell office:value-type="float" office:value="0.5786613" calcext:value-type="float">
            <text:p>0.5786613</text:p>
          </table:table-cell>
          <table:table-cell office:value-type="float" office:value="0.01026384" calcext:value-type="float">
            <text:p>0.01026384</text:p>
          </table:table-cell>
          <table:table-cell office:value-type="float" office:value="0.009997555" calcext:value-type="float">
            <text:p>0.009997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945" calcext:value-type="float">
            <text:p>44.3945</text:p>
          </table:table-cell>
          <table:table-cell office:value-type="float" office:value="41.04739" calcext:value-type="float">
            <text:p>41.047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0.8940827" calcext:value-type="float">
            <text:p>0.8940827</text:p>
          </table:table-cell>
          <table:table-cell office:value-type="float" office:value="125.4172" calcext:value-type="float">
            <text:p>125.41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8351" calcext:value-type="float">
            <text:p>10.88351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080583" calcext:value-type="float">
            <text:p>0.006080583</text:p>
          </table:table-cell>
          <table:table-cell office:value-type="float" office:value="0.1365867" calcext:value-type="float">
            <text:p>0.1365867</text:p>
          </table:table-cell>
          <table:table-cell office:value-type="float" office:value="1702.859" calcext:value-type="float">
            <text:p>1702.859</text:p>
          </table:table-cell>
          <table:table-cell office:value-type="float" office:value="0.9019412" calcext:value-type="float">
            <text:p>0.9019412</text:p>
          </table:table-cell>
          <table:table-cell office:value-type="float" office:value="0" calcext:value-type="float">
            <text:p>0</text:p>
          </table:table-cell>
          <table:table-cell office:value-type="float" office:value="0.4652494" calcext:value-type="float">
            <text:p>0.4652494</text:p>
          </table:table-cell>
          <table:table-cell office:value-type="float" office:value="0.5449013" calcext:value-type="float">
            <text:p>0.5449013</text:p>
          </table:table-cell>
          <table:table-cell office:value-type="float" office:value="0.01013735" calcext:value-type="float">
            <text:p>0.01013735</text:p>
          </table:table-cell>
          <table:table-cell office:value-type="float" office:value="0.009981101" calcext:value-type="float">
            <text:p>0.00998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662" calcext:value-type="float">
            <text:p>44.3662</text:p>
          </table:table-cell>
          <table:table-cell office:value-type="float" office:value="41.02726" calcext:value-type="float">
            <text:p>41.027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0.8930756" calcext:value-type="float">
            <text:p>0.8930756</text:p>
          </table:table-cell>
          <table:table-cell office:value-type="float" office:value="125.4165" calcext:value-type="float">
            <text:p>125.41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7708" calcext:value-type="float">
            <text:p>10.8770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101161" calcext:value-type="float">
            <text:p>0.006101161</text:p>
          </table:table-cell>
          <table:table-cell office:value-type="float" office:value="0.1372014" calcext:value-type="float">
            <text:p>0.1372014</text:p>
          </table:table-cell>
          <table:table-cell office:value-type="float" office:value="1702.864" calcext:value-type="float">
            <text:p>1702.864</text:p>
          </table:table-cell>
          <table:table-cell office:value-type="float" office:value="0.9016256" calcext:value-type="float">
            <text:p>0.9016256</text:p>
          </table:table-cell>
          <table:table-cell office:value-type="float" office:value="0" calcext:value-type="float">
            <text:p>0</text:p>
          </table:table-cell>
          <table:table-cell office:value-type="float" office:value="0.5554154" calcext:value-type="float">
            <text:p>0.5554154</text:p>
          </table:table-cell>
          <table:table-cell office:value-type="float" office:value="0.5560934" calcext:value-type="float">
            <text:p>0.5560934</text:p>
          </table:table-cell>
          <table:table-cell office:value-type="float" office:value="0.0101593" calcext:value-type="float">
            <text:p>0.0101593</text:p>
          </table:table-cell>
          <table:table-cell office:value-type="float" office:value="0.009964695" calcext:value-type="float">
            <text:p>0.009964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3761" calcext:value-type="float">
            <text:p>44.33761</text:p>
          </table:table-cell>
          <table:table-cell office:value-type="float" office:value="41.00737" calcext:value-type="float">
            <text:p>41.0073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0.8921213" calcext:value-type="float">
            <text:p>0.8921213</text:p>
          </table:table-cell>
          <table:table-cell office:value-type="float" office:value="125.4158" calcext:value-type="float">
            <text:p>125.41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7087" calcext:value-type="float">
            <text:p>10.87087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114582" calcext:value-type="float">
            <text:p>0.006114582</text:p>
          </table:table-cell>
          <table:table-cell office:value-type="float" office:value="0.1375312" calcext:value-type="float">
            <text:p>0.1375312</text:p>
          </table:table-cell>
          <table:table-cell office:value-type="float" office:value="1702.869" calcext:value-type="float">
            <text:p>1702.869</text:p>
          </table:table-cell>
          <table:table-cell office:value-type="float" office:value="0.901225" calcext:value-type="float">
            <text:p>0.901225</text:p>
          </table:table-cell>
          <table:table-cell office:value-type="float" office:value="0" calcext:value-type="float">
            <text:p>0</text:p>
          </table:table-cell>
          <table:table-cell office:value-type="float" office:value="0.5710412" calcext:value-type="float">
            <text:p>0.5710412</text:p>
          </table:table-cell>
          <table:table-cell office:value-type="float" office:value="0.5568831" calcext:value-type="float">
            <text:p>0.5568831</text:p>
          </table:table-cell>
          <table:table-cell office:value-type="float" office:value="0.01015406" calcext:value-type="float">
            <text:p>0.01015406</text:p>
          </table:table-cell>
          <table:table-cell office:value-type="float" office:value="0.009948299" calcext:value-type="float">
            <text:p>0.009948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2104" calcext:value-type="float">
            <text:p>44.32104</text:p>
          </table:table-cell>
          <table:table-cell office:value-type="float" office:value="40.9888" calcext:value-type="float">
            <text:p>40.988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0.8911315" calcext:value-type="float">
            <text:p>0.8911315</text:p>
          </table:table-cell>
          <table:table-cell office:value-type="float" office:value="125.4152" calcext:value-type="float">
            <text:p>125.41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6465" calcext:value-type="float">
            <text:p>10.8646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123392" calcext:value-type="float">
            <text:p>0.006123392</text:p>
          </table:table-cell>
          <table:table-cell office:value-type="float" office:value="0.1376919" calcext:value-type="float">
            <text:p>0.1376919</text:p>
          </table:table-cell>
          <table:table-cell office:value-type="float" office:value="1702.874" calcext:value-type="float">
            <text:p>1702.874</text:p>
          </table:table-cell>
          <table:table-cell office:value-type="float" office:value="0.9008215" calcext:value-type="float">
            <text:p>0.9008215</text:p>
          </table:table-cell>
          <table:table-cell office:value-type="float" office:value="0" calcext:value-type="float">
            <text:p>0</text:p>
          </table:table-cell>
          <table:table-cell office:value-type="float" office:value="0.5413305" calcext:value-type="float">
            <text:p>0.5413305</text:p>
          </table:table-cell>
          <table:table-cell office:value-type="float" office:value="0.5559475" calcext:value-type="float">
            <text:p>0.5559475</text:p>
          </table:table-cell>
          <table:table-cell office:value-type="float" office:value="0.01014281" calcext:value-type="float">
            <text:p>0.01014281</text:p>
          </table:table-cell>
          <table:table-cell office:value-type="float" office:value="0.009931947" calcext:value-type="float">
            <text:p>0.00993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0697" calcext:value-type="float">
            <text:p>44.30697</text:p>
          </table:table-cell>
          <table:table-cell office:value-type="float" office:value="40.97066" calcext:value-type="float">
            <text:p>40.9706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0.889675" calcext:value-type="float">
            <text:p>0.889675</text:p>
          </table:table-cell>
          <table:table-cell office:value-type="float" office:value="125.4145" calcext:value-type="float">
            <text:p>125.41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5845" calcext:value-type="float">
            <text:p>10.8584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131418" calcext:value-type="float">
            <text:p>0.006131418</text:p>
          </table:table-cell>
          <table:table-cell office:value-type="float" office:value="0.1378377" calcext:value-type="float">
            <text:p>0.1378377</text:p>
          </table:table-cell>
          <table:table-cell office:value-type="float" office:value="1702.878" calcext:value-type="float">
            <text:p>1702.878</text:p>
          </table:table-cell>
          <table:table-cell office:value-type="float" office:value="0.9006198" calcext:value-type="float">
            <text:p>0.9006198</text:p>
          </table:table-cell>
          <table:table-cell office:value-type="float" office:value="0" calcext:value-type="float">
            <text:p>0</text:p>
          </table:table-cell>
          <table:table-cell office:value-type="float" office:value="0.5912804" calcext:value-type="float">
            <text:p>0.5912804</text:p>
          </table:table-cell>
          <table:table-cell office:value-type="float" office:value="0.5676977" calcext:value-type="float">
            <text:p>0.5676977</text:p>
          </table:table-cell>
          <table:table-cell office:value-type="float" office:value="0.01012416" calcext:value-type="float">
            <text:p>0.01012416</text:p>
          </table:table-cell>
          <table:table-cell office:value-type="float" office:value="0.009915601" calcext:value-type="float">
            <text:p>0.009915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9077" calcext:value-type="float">
            <text:p>44.29077</text:p>
          </table:table-cell>
          <table:table-cell office:value-type="float" office:value="40.95295" calcext:value-type="float">
            <text:p>40.9529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0.8880703" calcext:value-type="float">
            <text:p>0.8880703</text:p>
          </table:table-cell>
          <table:table-cell office:value-type="float" office:value="125.4132" calcext:value-type="float">
            <text:p>125.41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5254" calcext:value-type="float">
            <text:p>10.85254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142211" calcext:value-type="float">
            <text:p>0.006142211</text:p>
          </table:table-cell>
          <table:table-cell office:value-type="float" office:value="0.1381133" calcext:value-type="float">
            <text:p>0.1381133</text:p>
          </table:table-cell>
          <table:table-cell office:value-type="float" office:value="1702.883" calcext:value-type="float">
            <text:p>1702.883</text:p>
          </table:table-cell>
          <table:table-cell office:value-type="float" office:value="0.9003364" calcext:value-type="float">
            <text:p>0.9003364</text:p>
          </table:table-cell>
          <table:table-cell office:value-type="float" office:value="0" calcext:value-type="float">
            <text:p>0</text:p>
          </table:table-cell>
          <table:table-cell office:value-type="float" office:value="0.6040862" calcext:value-type="float">
            <text:p>0.6040862</text:p>
          </table:table-cell>
          <table:table-cell office:value-type="float" office:value="0.5717037" calcext:value-type="float">
            <text:p>0.5717037</text:p>
          </table:table-cell>
          <table:table-cell office:value-type="float" office:value="0.01012875" calcext:value-type="float">
            <text:p>0.01012875</text:p>
          </table:table-cell>
          <table:table-cell office:value-type="float" office:value="0.009899301" calcext:value-type="float">
            <text:p>0.009899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7144" calcext:value-type="float">
            <text:p>44.27144</text:p>
          </table:table-cell>
          <table:table-cell office:value-type="float" office:value="40.93552" calcext:value-type="float">
            <text:p>40.9355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0.8866712" calcext:value-type="float">
            <text:p>0.8866712</text:p>
          </table:table-cell>
          <table:table-cell office:value-type="float" office:value="125.4119" calcext:value-type="float">
            <text:p>125.41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4688" calcext:value-type="float">
            <text:p>10.8468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148884" calcext:value-type="float">
            <text:p>0.006148884</text:p>
          </table:table-cell>
          <table:table-cell office:value-type="float" office:value="0.1382131" calcext:value-type="float">
            <text:p>0.1382131</text:p>
          </table:table-cell>
          <table:table-cell office:value-type="float" office:value="1702.888" calcext:value-type="float">
            <text:p>1702.888</text:p>
          </table:table-cell>
          <table:table-cell office:value-type="float" office:value="0.8997861" calcext:value-type="float">
            <text:p>0.8997861</text:p>
          </table:table-cell>
          <table:table-cell office:value-type="float" office:value="0" calcext:value-type="float">
            <text:p>0</text:p>
          </table:table-cell>
          <table:table-cell office:value-type="float" office:value="0.5943924" calcext:value-type="float">
            <text:p>0.5943924</text:p>
          </table:table-cell>
          <table:table-cell office:value-type="float" office:value="0.5692781" calcext:value-type="float">
            <text:p>0.5692781</text:p>
          </table:table-cell>
          <table:table-cell office:value-type="float" office:value="0.01010409" calcext:value-type="float">
            <text:p>0.01010409</text:p>
          </table:table-cell>
          <table:table-cell office:value-type="float" office:value="0.009883037" calcext:value-type="float">
            <text:p>0.00988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6416" calcext:value-type="float">
            <text:p>44.26416</text:p>
          </table:table-cell>
          <table:table-cell office:value-type="float" office:value="40.91947" calcext:value-type="float">
            <text:p>40.9194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0.8856367" calcext:value-type="float">
            <text:p>0.8856367</text:p>
          </table:table-cell>
          <table:table-cell office:value-type="float" office:value="125.4107" calcext:value-type="float">
            <text:p>125.41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4106" calcext:value-type="float">
            <text:p>10.8410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154374" calcext:value-type="float">
            <text:p>0.006154374</text:p>
          </table:table-cell>
          <table:table-cell office:value-type="float" office:value="0.1382744" calcext:value-type="float">
            <text:p>0.1382744</text:p>
          </table:table-cell>
          <table:table-cell office:value-type="float" office:value="1702.894" calcext:value-type="float">
            <text:p>1702.894</text:p>
          </table:table-cell>
          <table:table-cell office:value-type="float" office:value="0.8990709" calcext:value-type="float">
            <text:p>0.8990709</text:p>
          </table:table-cell>
          <table:table-cell office:value-type="float" office:value="0" calcext:value-type="float">
            <text:p>0</text:p>
          </table:table-cell>
          <table:table-cell office:value-type="float" office:value="0.5799555" calcext:value-type="float">
            <text:p>0.5799555</text:p>
          </table:table-cell>
          <table:table-cell office:value-type="float" office:value="0.5632748" calcext:value-type="float">
            <text:p>0.5632748</text:p>
          </table:table-cell>
          <table:table-cell office:value-type="float" office:value="0.010077" calcext:value-type="float">
            <text:p>0.010077</text:p>
          </table:table-cell>
          <table:table-cell office:value-type="float" office:value="0.009866773" calcext:value-type="float">
            <text:p>0.009866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4874" calcext:value-type="float">
            <text:p>44.24874</text:p>
          </table:table-cell>
          <table:table-cell office:value-type="float" office:value="40.90299" calcext:value-type="float">
            <text:p>40.9029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0.8844225" calcext:value-type="float">
            <text:p>0.8844225</text:p>
          </table:table-cell>
          <table:table-cell office:value-type="float" office:value="125.4096" calcext:value-type="float">
            <text:p>125.40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3518" calcext:value-type="float">
            <text:p>10.8351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159137" calcext:value-type="float">
            <text:p>0.006159137</text:p>
          </table:table-cell>
          <table:table-cell office:value-type="float" office:value="0.1382993" calcext:value-type="float">
            <text:p>0.1382993</text:p>
          </table:table-cell>
          <table:table-cell office:value-type="float" office:value="1702.898" calcext:value-type="float">
            <text:p>1702.898</text:p>
          </table:table-cell>
          <table:table-cell office:value-type="float" office:value="0.8984722" calcext:value-type="float">
            <text:p>0.8984722</text:p>
          </table:table-cell>
          <table:table-cell office:value-type="float" office:value="0" calcext:value-type="float">
            <text:p>0</text:p>
          </table:table-cell>
          <table:table-cell office:value-type="float" office:value="0.6284101" calcext:value-type="float">
            <text:p>0.6284101</text:p>
          </table:table-cell>
          <table:table-cell office:value-type="float" office:value="0.5742111" calcext:value-type="float">
            <text:p>0.5742111</text:p>
          </table:table-cell>
          <table:table-cell office:value-type="float" office:value="0.01008801" calcext:value-type="float">
            <text:p>0.01008801</text:p>
          </table:table-cell>
          <table:table-cell office:value-type="float" office:value="0.009850533" calcext:value-type="float">
            <text:p>0.009850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3711" calcext:value-type="float">
            <text:p>44.23711</text:p>
          </table:table-cell>
          <table:table-cell office:value-type="float" office:value="40.88642" calcext:value-type="float">
            <text:p>40.8864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0.8836342" calcext:value-type="float">
            <text:p>0.8836342</text:p>
          </table:table-cell>
          <table:table-cell office:value-type="float" office:value="125.4086" calcext:value-type="float">
            <text:p>125.40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2969" calcext:value-type="float">
            <text:p>10.8296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163352" calcext:value-type="float">
            <text:p>0.006163352</text:p>
          </table:table-cell>
          <table:table-cell office:value-type="float" office:value="0.1383034" calcext:value-type="float">
            <text:p>0.1383034</text:p>
          </table:table-cell>
          <table:table-cell office:value-type="float" office:value="1702.903" calcext:value-type="float">
            <text:p>1702.903</text:p>
          </table:table-cell>
          <table:table-cell office:value-type="float" office:value="0.8976937" calcext:value-type="float">
            <text:p>0.8976937</text:p>
          </table:table-cell>
          <table:table-cell office:value-type="float" office:value="0" calcext:value-type="float">
            <text:p>0</text:p>
          </table:table-cell>
          <table:table-cell office:value-type="float" office:value="0.8038745" calcext:value-type="float">
            <text:p>0.8038745</text:p>
          </table:table-cell>
          <table:table-cell office:value-type="float" office:value="0.5898305" calcext:value-type="float">
            <text:p>0.5898305</text:p>
          </table:table-cell>
          <table:table-cell office:value-type="float" office:value="0.01015699" calcext:value-type="float">
            <text:p>0.01015699</text:p>
          </table:table-cell>
          <table:table-cell office:value-type="float" office:value="0.009834346" calcext:value-type="float">
            <text:p>0.009834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5472" calcext:value-type="float">
            <text:p>44.25472</text:p>
          </table:table-cell>
          <table:table-cell office:value-type="float" office:value="40.87178" calcext:value-type="float">
            <text:p>40.8717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0.8828342" calcext:value-type="float">
            <text:p>0.8828342</text:p>
          </table:table-cell>
          <table:table-cell office:value-type="float" office:value="125.4079" calcext:value-type="float">
            <text:p>125.40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2331" calcext:value-type="float">
            <text:p>10.82331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171116" calcext:value-type="float">
            <text:p>0.006171116</text:p>
          </table:table-cell>
          <table:table-cell office:value-type="float" office:value="0.1383603" calcext:value-type="float">
            <text:p>0.1383603</text:p>
          </table:table-cell>
          <table:table-cell office:value-type="float" office:value="1702.907" calcext:value-type="float">
            <text:p>1702.907</text:p>
          </table:table-cell>
          <table:table-cell office:value-type="float" office:value="0.8971542" calcext:value-type="float">
            <text:p>0.8971542</text:p>
          </table:table-cell>
          <table:table-cell office:value-type="float" office:value="0" calcext:value-type="float">
            <text:p>0</text:p>
          </table:table-cell>
          <table:table-cell office:value-type="float" office:value="0.2996573" calcext:value-type="float">
            <text:p>0.2996573</text:p>
          </table:table-cell>
          <table:table-cell office:value-type="float" office:value="0.4876588" calcext:value-type="float">
            <text:p>0.4876588</text:p>
          </table:table-cell>
          <table:table-cell office:value-type="float" office:value="0.00993698" calcext:value-type="float">
            <text:p>0.00993698</text:p>
          </table:table-cell>
          <table:table-cell office:value-type="float" office:value="0.009818145" calcext:value-type="float">
            <text:p>0.00981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2714" calcext:value-type="float">
            <text:p>44.22714</text:p>
          </table:table-cell>
          <table:table-cell office:value-type="float" office:value="40.85291" calcext:value-type="float">
            <text:p>40.8529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0.8819361" calcext:value-type="float">
            <text:p>0.8819361</text:p>
          </table:table-cell>
          <table:table-cell office:value-type="float" office:value="125.4073" calcext:value-type="float">
            <text:p>125.40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1478" calcext:value-type="float">
            <text:p>10.8147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201874" calcext:value-type="float">
            <text:p>0.006201874</text:p>
          </table:table-cell>
          <table:table-cell office:value-type="float" office:value="0.1390879" calcext:value-type="float">
            <text:p>0.1390879</text:p>
          </table:table-cell>
          <table:table-cell office:value-type="float" office:value="1702.911" calcext:value-type="float">
            <text:p>1702.911</text:p>
          </table:table-cell>
          <table:table-cell office:value-type="float" office:value="0.8969929" calcext:value-type="float">
            <text:p>0.8969929</text:p>
          </table:table-cell>
          <table:table-cell office:value-type="float" office:value="0" calcext:value-type="float">
            <text:p>0</text:p>
          </table:table-cell>
          <table:table-cell office:value-type="float" office:value="0.4222129" calcext:value-type="float">
            <text:p>0.4222129</text:p>
          </table:table-cell>
          <table:table-cell office:value-type="float" office:value="0.4836412" calcext:value-type="float">
            <text:p>0.4836412</text:p>
          </table:table-cell>
          <table:table-cell office:value-type="float" office:value="0.009951456" calcext:value-type="float">
            <text:p>0.009951456</text:p>
          </table:table-cell>
          <table:table-cell office:value-type="float" office:value="0.009801987" calcext:value-type="float">
            <text:p>0.00980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3453" calcext:value-type="float">
            <text:p>44.13453</text:p>
          </table:table-cell>
          <table:table-cell office:value-type="float" office:value="40.80463" calcext:value-type="float">
            <text:p>40.8046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0.8811861" calcext:value-type="float">
            <text:p>0.8811861</text:p>
          </table:table-cell>
          <table:table-cell office:value-type="float" office:value="125.4066" calcext:value-type="float">
            <text:p>125.40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0826" calcext:value-type="float">
            <text:p>10.8082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223751" calcext:value-type="float">
            <text:p>0.006223751</text:p>
          </table:table-cell>
          <table:table-cell office:value-type="float" office:value="0.1396982" calcext:value-type="float">
            <text:p>0.1396982</text:p>
          </table:table-cell>
          <table:table-cell office:value-type="float" office:value="1702.916" calcext:value-type="float">
            <text:p>1702.916</text:p>
          </table:table-cell>
          <table:table-cell office:value-type="float" office:value="0.8962746" calcext:value-type="float">
            <text:p>0.8962746</text:p>
          </table:table-cell>
          <table:table-cell office:value-type="float" office:value="0" calcext:value-type="float">
            <text:p>0</text:p>
          </table:table-cell>
          <table:table-cell office:value-type="float" office:value="0.6456" calcext:value-type="float">
            <text:p>0.6456</text:p>
          </table:table-cell>
          <table:table-cell office:value-type="float" office:value="0.5704647" calcext:value-type="float">
            <text:p>0.5704647</text:p>
          </table:table-cell>
          <table:table-cell office:value-type="float" office:value="0.0100724" calcext:value-type="float">
            <text:p>0.0100724</text:p>
          </table:table-cell>
          <table:table-cell office:value-type="float" office:value="0.009785883" calcext:value-type="float">
            <text:p>0.00978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171" calcext:value-type="float">
            <text:p>44.1171</text:p>
          </table:table-cell>
          <table:table-cell office:value-type="float" office:value="40.77959" calcext:value-type="float">
            <text:p>40.779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0.8804186" calcext:value-type="float">
            <text:p>0.8804186</text:p>
          </table:table-cell>
          <table:table-cell office:value-type="float" office:value="125.406" calcext:value-type="float">
            <text:p>125.4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80224" calcext:value-type="float">
            <text:p>10.80224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237051" calcext:value-type="float">
            <text:p>0.006237051</text:p>
          </table:table-cell>
          <table:table-cell office:value-type="float" office:value="0.1399733" calcext:value-type="float">
            <text:p>0.1399733</text:p>
          </table:table-cell>
          <table:table-cell office:value-type="float" office:value="1702.921" calcext:value-type="float">
            <text:p>1702.921</text:p>
          </table:table-cell>
          <table:table-cell office:value-type="float" office:value="0.8954905" calcext:value-type="float">
            <text:p>0.8954905</text:p>
          </table:table-cell>
          <table:table-cell office:value-type="float" office:value="0" calcext:value-type="float">
            <text:p>0</text:p>
          </table:table-cell>
          <table:table-cell office:value-type="float" office:value="0.7050635" calcext:value-type="float">
            <text:p>0.7050635</text:p>
          </table:table-cell>
          <table:table-cell office:value-type="float" office:value="0.5837927" calcext:value-type="float">
            <text:p>0.5837927</text:p>
          </table:table-cell>
          <table:table-cell office:value-type="float" office:value="0.0100709" calcext:value-type="float">
            <text:p>0.0100709</text:p>
          </table:table-cell>
          <table:table-cell office:value-type="float" office:value="0.009769768" calcext:value-type="float">
            <text:p>0.009769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2208" calcext:value-type="float">
            <text:p>44.12208</text:p>
          </table:table-cell>
          <table:table-cell office:value-type="float" office:value="40.76273" calcext:value-type="float">
            <text:p>40.7627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0.8796661" calcext:value-type="float">
            <text:p>0.8796661</text:p>
          </table:table-cell>
          <table:table-cell office:value-type="float" office:value="125.4053" calcext:value-type="float">
            <text:p>125.40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9631" calcext:value-type="float">
            <text:p>10.79631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247582" calcext:value-type="float">
            <text:p>0.006247582</text:p>
          </table:table-cell>
          <table:table-cell office:value-type="float" office:value="0.1401242" calcext:value-type="float">
            <text:p>0.1401242</text:p>
          </table:table-cell>
          <table:table-cell office:value-type="float" office:value="1702.926" calcext:value-type="float">
            <text:p>1702.926</text:p>
          </table:table-cell>
          <table:table-cell office:value-type="float" office:value="0.8946635" calcext:value-type="float">
            <text:p>0.8946635</text:p>
          </table:table-cell>
          <table:table-cell office:value-type="float" office:value="0" calcext:value-type="float">
            <text:p>0</text:p>
          </table:table-cell>
          <table:table-cell office:value-type="float" office:value="0.5971956" calcext:value-type="float">
            <text:p>0.5971956</text:p>
          </table:table-cell>
          <table:table-cell office:value-type="float" office:value="0.5728304" calcext:value-type="float">
            <text:p>0.5728304</text:p>
          </table:table-cell>
          <table:table-cell office:value-type="float" office:value="0.01001106" calcext:value-type="float">
            <text:p>0.01001106</text:p>
          </table:table-cell>
          <table:table-cell office:value-type="float" office:value="0.009753691" calcext:value-type="float">
            <text:p>0.009753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3115" calcext:value-type="float">
            <text:p>44.13115</text:p>
          </table:table-cell>
          <table:table-cell office:value-type="float" office:value="40.74784" calcext:value-type="float">
            <text:p>40.7478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0.8789389" calcext:value-type="float">
            <text:p>0.8789389</text:p>
          </table:table-cell>
          <table:table-cell office:value-type="float" office:value="125.4046" calcext:value-type="float">
            <text:p>125.40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9038" calcext:value-type="float">
            <text:p>10.7903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255907" calcext:value-type="float">
            <text:p>0.006255907</text:p>
          </table:table-cell>
          <table:table-cell office:value-type="float" office:value="0.1402143" calcext:value-type="float">
            <text:p>0.1402143</text:p>
          </table:table-cell>
          <table:table-cell office:value-type="float" office:value="1702.931" calcext:value-type="float">
            <text:p>1702.931</text:p>
          </table:table-cell>
          <table:table-cell office:value-type="float" office:value="0.8938287" calcext:value-type="float">
            <text:p>0.8938287</text:p>
          </table:table-cell>
          <table:table-cell office:value-type="float" office:value="0" calcext:value-type="float">
            <text:p>0</text:p>
          </table:table-cell>
          <table:table-cell office:value-type="float" office:value="0.8545845" calcext:value-type="float">
            <text:p>0.8545845</text:p>
          </table:table-cell>
          <table:table-cell office:value-type="float" office:value="0.5824034" calcext:value-type="float">
            <text:p>0.5824034</text:p>
          </table:table-cell>
          <table:table-cell office:value-type="float" office:value="0.0100306" calcext:value-type="float">
            <text:p>0.0100306</text:p>
          </table:table-cell>
          <table:table-cell office:value-type="float" office:value="0.009737652" calcext:value-type="float">
            <text:p>0.009737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4035" calcext:value-type="float">
            <text:p>44.14035</text:p>
          </table:table-cell>
          <table:table-cell office:value-type="float" office:value="40.73312" calcext:value-type="float">
            <text:p>40.7331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0.8782488" calcext:value-type="float">
            <text:p>0.8782488</text:p>
          </table:table-cell>
          <table:table-cell office:value-type="float" office:value="125.404" calcext:value-type="float">
            <text:p>125.4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8442" calcext:value-type="float">
            <text:p>10.78442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267461" calcext:value-type="float">
            <text:p>0.006267461</text:p>
          </table:table-cell>
          <table:table-cell office:value-type="float" office:value="0.1403363" calcext:value-type="float">
            <text:p>0.1403363</text:p>
          </table:table-cell>
          <table:table-cell office:value-type="float" office:value="1702.935" calcext:value-type="float">
            <text:p>1702.935</text:p>
          </table:table-cell>
          <table:table-cell office:value-type="float" office:value="0.8930366" calcext:value-type="float">
            <text:p>0.8930366</text:p>
          </table:table-cell>
          <table:table-cell office:value-type="float" office:value="0" calcext:value-type="float">
            <text:p>0</text:p>
          </table:table-cell>
          <table:table-cell office:value-type="float" office:value="0.5556244" calcext:value-type="float">
            <text:p>0.5556244</text:p>
          </table:table-cell>
          <table:table-cell office:value-type="float" office:value="0.5563749" calcext:value-type="float">
            <text:p>0.5563749</text:p>
          </table:table-cell>
          <table:table-cell office:value-type="float" office:value="0.009941847" calcext:value-type="float">
            <text:p>0.009941847</text:p>
          </table:table-cell>
          <table:table-cell office:value-type="float" office:value="0.009721611" calcext:value-type="float">
            <text:p>0.009721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4705" calcext:value-type="float">
            <text:p>44.14705</text:p>
          </table:table-cell>
          <table:table-cell office:value-type="float" office:value="40.71816" calcext:value-type="float">
            <text:p>40.718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0.8775209" calcext:value-type="float">
            <text:p>0.8775209</text:p>
          </table:table-cell>
          <table:table-cell office:value-type="float" office:value="125.4033" calcext:value-type="float">
            <text:p>125.40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7832" calcext:value-type="float">
            <text:p>10.77832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279745" calcext:value-type="float">
            <text:p>0.006279745</text:p>
          </table:table-cell>
          <table:table-cell office:value-type="float" office:value="0.1404608" calcext:value-type="float">
            <text:p>0.1404608</text:p>
          </table:table-cell>
          <table:table-cell office:value-type="float" office:value="1702.94" calcext:value-type="float">
            <text:p>1702.94</text:p>
          </table:table-cell>
          <table:table-cell office:value-type="float" office:value="0.89218" calcext:value-type="float">
            <text:p>0.89218</text:p>
          </table:table-cell>
          <table:table-cell office:value-type="float" office:value="0" calcext:value-type="float">
            <text:p>0</text:p>
          </table:table-cell>
          <table:table-cell office:value-type="float" office:value="0.7258983" calcext:value-type="float">
            <text:p>0.7258983</text:p>
          </table:table-cell>
          <table:table-cell office:value-type="float" office:value="0.5613636" calcext:value-type="float">
            <text:p>0.5613636</text:p>
          </table:table-cell>
          <table:table-cell office:value-type="float" office:value="0.009919173" calcext:value-type="float">
            <text:p>0.009919173</text:p>
          </table:table-cell>
          <table:table-cell office:value-type="float" office:value="0.009705623" calcext:value-type="float">
            <text:p>0.009705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4066" calcext:value-type="float">
            <text:p>44.14066</text:p>
          </table:table-cell>
          <table:table-cell office:value-type="float" office:value="40.70165" calcext:value-type="float">
            <text:p>40.7016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0.8769353" calcext:value-type="float">
            <text:p>0.8769353</text:p>
          </table:table-cell>
          <table:table-cell office:value-type="float" office:value="125.4027" calcext:value-type="float">
            <text:p>125.40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7271" calcext:value-type="float">
            <text:p>10.77271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291091" calcext:value-type="float">
            <text:p>0.006291091</text:p>
          </table:table-cell>
          <table:table-cell office:value-type="float" office:value="0.1405558" calcext:value-type="float">
            <text:p>0.1405558</text:p>
          </table:table-cell>
          <table:table-cell office:value-type="float" office:value="1702.944" calcext:value-type="float">
            <text:p>1702.944</text:p>
          </table:table-cell>
          <table:table-cell office:value-type="float" office:value="0.8913718" calcext:value-type="float">
            <text:p>0.8913718</text:p>
          </table:table-cell>
          <table:table-cell office:value-type="float" office:value="0" calcext:value-type="float">
            <text:p>0</text:p>
          </table:table-cell>
          <table:table-cell office:value-type="float" office:value="0.781002" calcext:value-type="float">
            <text:p>0.781002</text:p>
          </table:table-cell>
          <table:table-cell office:value-type="float" office:value="0.5775052" calcext:value-type="float">
            <text:p>0.5775052</text:p>
          </table:table-cell>
          <table:table-cell office:value-type="float" office:value="0.009860839" calcext:value-type="float">
            <text:p>0.009860839</text:p>
          </table:table-cell>
          <table:table-cell office:value-type="float" office:value="0.009689655" calcext:value-type="float">
            <text:p>0.009689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5697" calcext:value-type="float">
            <text:p>44.15697</text:p>
          </table:table-cell>
          <table:table-cell office:value-type="float" office:value="40.69298" calcext:value-type="float">
            <text:p>40.6929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0.8762273" calcext:value-type="float">
            <text:p>0.8762273</text:p>
          </table:table-cell>
          <table:table-cell office:value-type="float" office:value="125.402" calcext:value-type="float">
            <text:p>125.4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6649" calcext:value-type="float">
            <text:p>10.7664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301493" calcext:value-type="float">
            <text:p>0.006301493</text:p>
          </table:table-cell>
          <table:table-cell office:value-type="float" office:value="0.1406279" calcext:value-type="float">
            <text:p>0.1406279</text:p>
          </table:table-cell>
          <table:table-cell office:value-type="float" office:value="1702.948" calcext:value-type="float">
            <text:p>1702.948</text:p>
          </table:table-cell>
          <table:table-cell office:value-type="float" office:value="0.8905396" calcext:value-type="float">
            <text:p>0.8905396</text:p>
          </table:table-cell>
          <table:table-cell office:value-type="float" office:value="0" calcext:value-type="float">
            <text:p>0</text:p>
          </table:table-cell>
          <table:table-cell office:value-type="float" office:value="0.4392944" calcext:value-type="float">
            <text:p>0.4392944</text:p>
          </table:table-cell>
          <table:table-cell office:value-type="float" office:value="0.5127352" calcext:value-type="float">
            <text:p>0.5127352</text:p>
          </table:table-cell>
          <table:table-cell office:value-type="float" office:value="0.009822163" calcext:value-type="float">
            <text:p>0.009822163</text:p>
          </table:table-cell>
          <table:table-cell office:value-type="float" office:value="0.009673672" calcext:value-type="float">
            <text:p>0.009673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3119" calcext:value-type="float">
            <text:p>44.13119</text:p>
          </table:table-cell>
          <table:table-cell office:value-type="float" office:value="40.67981" calcext:value-type="float">
            <text:p>40.6798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0.8754937" calcext:value-type="float">
            <text:p>0.8754937</text:p>
          </table:table-cell>
          <table:table-cell office:value-type="float" office:value="125.4014" calcext:value-type="float">
            <text:p>125.40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5998" calcext:value-type="float">
            <text:p>10.7599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310545" calcext:value-type="float">
            <text:p>0.006310545</text:p>
          </table:table-cell>
          <table:table-cell office:value-type="float" office:value="0.1406841" calcext:value-type="float">
            <text:p>0.1406841</text:p>
          </table:table-cell>
          <table:table-cell office:value-type="float" office:value="1702.953" calcext:value-type="float">
            <text:p>1702.953</text:p>
          </table:table-cell>
          <table:table-cell office:value-type="float" office:value="0.8897392" calcext:value-type="float">
            <text:p>0.8897392</text:p>
          </table:table-cell>
          <table:table-cell office:value-type="float" office:value="0" calcext:value-type="float">
            <text:p>0</text:p>
          </table:table-cell>
          <table:table-cell office:value-type="float" office:value="0.635672" calcext:value-type="float">
            <text:p>0.635672</text:p>
          </table:table-cell>
          <table:table-cell office:value-type="float" office:value="0.5380589" calcext:value-type="float">
            <text:p>0.5380589</text:p>
          </table:table-cell>
          <table:table-cell office:value-type="float" office:value="0.009850327" calcext:value-type="float">
            <text:p>0.009850327</text:p>
          </table:table-cell>
          <table:table-cell office:value-type="float" office:value="0.009657777" calcext:value-type="float">
            <text:p>0.009657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0273" calcext:value-type="float">
            <text:p>44.10273</text:p>
          </table:table-cell>
          <table:table-cell office:value-type="float" office:value="40.65451" calcext:value-type="float">
            <text:p>40.654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0.8749222" calcext:value-type="float">
            <text:p>0.8749222</text:p>
          </table:table-cell>
          <table:table-cell office:value-type="float" office:value="125.4008" calcext:value-type="float">
            <text:p>125.40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5445" calcext:value-type="float">
            <text:p>10.7544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320225" calcext:value-type="float">
            <text:p>0.006320225</text:p>
          </table:table-cell>
          <table:table-cell office:value-type="float" office:value="0.1407454" calcext:value-type="float">
            <text:p>0.1407454</text:p>
          </table:table-cell>
          <table:table-cell office:value-type="float" office:value="1702.957" calcext:value-type="float">
            <text:p>1702.957</text:p>
          </table:table-cell>
          <table:table-cell office:value-type="float" office:value="0.8889278" calcext:value-type="float">
            <text:p>0.8889278</text:p>
          </table:table-cell>
          <table:table-cell office:value-type="float" office:value="0" calcext:value-type="float">
            <text:p>0</text:p>
          </table:table-cell>
          <table:table-cell office:value-type="float" office:value="0.8203961" calcext:value-type="float">
            <text:p>0.8203961</text:p>
          </table:table-cell>
          <table:table-cell office:value-type="float" office:value="0.6276029" calcext:value-type="float">
            <text:p>0.6276029</text:p>
          </table:table-cell>
          <table:table-cell office:value-type="float" office:value="0.009800548" calcext:value-type="float">
            <text:p>0.009800548</text:p>
          </table:table-cell>
          <table:table-cell office:value-type="float" office:value="0.009641904" calcext:value-type="float">
            <text:p>0.00964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202" calcext:value-type="float">
            <text:p>44.1202</text:p>
          </table:table-cell>
          <table:table-cell office:value-type="float" office:value="40.64478" calcext:value-type="float">
            <text:p>40.6447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0.8744603" calcext:value-type="float">
            <text:p>0.8744603</text:p>
          </table:table-cell>
          <table:table-cell office:value-type="float" office:value="125.4003" calcext:value-type="float">
            <text:p>125.40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4975" calcext:value-type="float">
            <text:p>10.7497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326124" calcext:value-type="float">
            <text:p>0.006326124</text:p>
          </table:table-cell>
          <table:table-cell office:value-type="float" office:value="0.1407496" calcext:value-type="float">
            <text:p>0.1407496</text:p>
          </table:table-cell>
          <table:table-cell office:value-type="float" office:value="1702.962" calcext:value-type="float">
            <text:p>1702.962</text:p>
          </table:table-cell>
          <table:table-cell office:value-type="float" office:value="0.8881931" calcext:value-type="float">
            <text:p>0.8881931</text:p>
          </table:table-cell>
          <table:table-cell office:value-type="float" office:value="0" calcext:value-type="float">
            <text:p>0</text:p>
          </table:table-cell>
          <table:table-cell office:value-type="float" office:value="0.6979048" calcext:value-type="float">
            <text:p>0.6979048</text:p>
          </table:table-cell>
          <table:table-cell office:value-type="float" office:value="0.81965" calcext:value-type="float">
            <text:p>0.81965</text:p>
          </table:table-cell>
          <table:table-cell office:value-type="float" office:value="0.009757314" calcext:value-type="float">
            <text:p>0.009757314</text:p>
          </table:table-cell>
          <table:table-cell office:value-type="float" office:value="0.009626024" calcext:value-type="float">
            <text:p>0.009626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2605" calcext:value-type="float">
            <text:p>44.12605</text:p>
          </table:table-cell>
          <table:table-cell office:value-type="float" office:value="40.6662" calcext:value-type="float">
            <text:p>40.666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0.8740225" calcext:value-type="float">
            <text:p>0.8740225</text:p>
          </table:table-cell>
          <table:table-cell office:value-type="float" office:value="125.3998" calcext:value-type="float">
            <text:p>125.39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4545" calcext:value-type="float">
            <text:p>10.7454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329777" calcext:value-type="float">
            <text:p>0.006329777</text:p>
          </table:table-cell>
          <table:table-cell office:value-type="float" office:value="0.1407243" calcext:value-type="float">
            <text:p>0.1407243</text:p>
          </table:table-cell>
          <table:table-cell office:value-type="float" office:value="1702.966" calcext:value-type="float">
            <text:p>1702.966</text:p>
          </table:table-cell>
          <table:table-cell office:value-type="float" office:value="0.8874521" calcext:value-type="float">
            <text:p>0.8874521</text:p>
          </table:table-cell>
          <table:table-cell office:value-type="float" office:value="0" calcext:value-type="float">
            <text:p>0</text:p>
          </table:table-cell>
          <table:table-cell office:value-type="float" office:value="0.4448117" calcext:value-type="float">
            <text:p>0.4448117</text:p>
          </table:table-cell>
          <table:table-cell office:value-type="float" office:value="0.5735307" calcext:value-type="float">
            <text:p>0.5735307</text:p>
          </table:table-cell>
          <table:table-cell office:value-type="float" office:value="0.009706717" calcext:value-type="float">
            <text:p>0.009706717</text:p>
          </table:table-cell>
          <table:table-cell office:value-type="float" office:value="0.00961011" calcext:value-type="float">
            <text:p>0.009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2199" calcext:value-type="float">
            <text:p>44.12199</text:p>
          </table:table-cell>
          <table:table-cell office:value-type="float" office:value="40.67248" calcext:value-type="float">
            <text:p>40.6724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0.8736071" calcext:value-type="float">
            <text:p>0.8736071</text:p>
          </table:table-cell>
          <table:table-cell office:value-type="float" office:value="125.3993" calcext:value-type="float">
            <text:p>125.39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4079" calcext:value-type="float">
            <text:p>10.7407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338667" calcext:value-type="float">
            <text:p>0.006338667</text:p>
          </table:table-cell>
          <table:table-cell office:value-type="float" office:value="0.1407905" calcext:value-type="float">
            <text:p>0.1407905</text:p>
          </table:table-cell>
          <table:table-cell office:value-type="float" office:value="1702.969" calcext:value-type="float">
            <text:p>1702.969</text:p>
          </table:table-cell>
          <table:table-cell office:value-type="float" office:value="0.8867601" calcext:value-type="float">
            <text:p>0.8867601</text:p>
          </table:table-cell>
          <table:table-cell office:value-type="float" office:value="0" calcext:value-type="float">
            <text:p>0</text:p>
          </table:table-cell>
          <table:table-cell office:value-type="float" office:value="0.6547836" calcext:value-type="float">
            <text:p>0.6547836</text:p>
          </table:table-cell>
          <table:table-cell office:value-type="float" office:value="0.625369" calcext:value-type="float">
            <text:p>0.625369</text:p>
          </table:table-cell>
          <table:table-cell office:value-type="float" office:value="0.009689347" calcext:value-type="float">
            <text:p>0.009689347</text:p>
          </table:table-cell>
          <table:table-cell office:value-type="float" office:value="0.00959423" calcext:value-type="float">
            <text:p>0.00959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1347" calcext:value-type="float">
            <text:p>44.11347</text:p>
          </table:table-cell>
          <table:table-cell office:value-type="float" office:value="40.66976" calcext:value-type="float">
            <text:p>40.6697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0.8732442" calcext:value-type="float">
            <text:p>0.8732442</text:p>
          </table:table-cell>
          <table:table-cell office:value-type="float" office:value="125.3988" calcext:value-type="float">
            <text:p>125.39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3636" calcext:value-type="float">
            <text:p>10.7363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343342" calcext:value-type="float">
            <text:p>0.006343342</text:p>
          </table:table-cell>
          <table:table-cell office:value-type="float" office:value="0.1407888" calcext:value-type="float">
            <text:p>0.1407888</text:p>
          </table:table-cell>
          <table:table-cell office:value-type="float" office:value="1702.973" calcext:value-type="float">
            <text:p>1702.973</text:p>
          </table:table-cell>
          <table:table-cell office:value-type="float" office:value="0.8860705" calcext:value-type="float">
            <text:p>0.8860705</text:p>
          </table:table-cell>
          <table:table-cell office:value-type="float" office:value="0" calcext:value-type="float">
            <text:p>0</text:p>
          </table:table-cell>
          <table:table-cell office:value-type="float" office:value="0.4993044" calcext:value-type="float">
            <text:p>0.4993044</text:p>
          </table:table-cell>
          <table:table-cell office:value-type="float" office:value="0.5195865" calcext:value-type="float">
            <text:p>0.5195865</text:p>
          </table:table-cell>
          <table:table-cell office:value-type="float" office:value="0.009666283" calcext:value-type="float">
            <text:p>0.009666283</text:p>
          </table:table-cell>
          <table:table-cell office:value-type="float" office:value="0.00957837" calcext:value-type="float">
            <text:p>0.00957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0798" calcext:value-type="float">
            <text:p>44.10798</text:p>
          </table:table-cell>
          <table:table-cell office:value-type="float" office:value="40.66397" calcext:value-type="float">
            <text:p>40.6639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0.8727311" calcext:value-type="float">
            <text:p>0.8727311</text:p>
          </table:table-cell>
          <table:table-cell office:value-type="float" office:value="125.3983" calcext:value-type="float">
            <text:p>125.39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308" calcext:value-type="float">
            <text:p>10.730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355064" calcext:value-type="float">
            <text:p>0.006355064</text:p>
          </table:table-cell>
          <table:table-cell office:value-type="float" office:value="0.1408964" calcext:value-type="float">
            <text:p>0.1408964</text:p>
          </table:table-cell>
          <table:table-cell office:value-type="float" office:value="1702.976" calcext:value-type="float">
            <text:p>1702.976</text:p>
          </table:table-cell>
          <table:table-cell office:value-type="float" office:value="0.8853171" calcext:value-type="float">
            <text:p>0.8853171</text:p>
          </table:table-cell>
          <table:table-cell office:value-type="float" office:value="0" calcext:value-type="float">
            <text:p>0</text:p>
          </table:table-cell>
          <table:table-cell office:value-type="float" office:value="0.5149778" calcext:value-type="float">
            <text:p>0.5149778</text:p>
          </table:table-cell>
          <table:table-cell office:value-type="float" office:value="0.5214059" calcext:value-type="float">
            <text:p>0.5214059</text:p>
          </table:table-cell>
          <table:table-cell office:value-type="float" office:value="0.00966357" calcext:value-type="float">
            <text:p>0.00966357</text:p>
          </table:table-cell>
          <table:table-cell office:value-type="float" office:value="0.009562531" calcext:value-type="float">
            <text:p>0.009562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8785" calcext:value-type="float">
            <text:p>44.08785</text:p>
          </table:table-cell>
          <table:table-cell office:value-type="float" office:value="40.64961" calcext:value-type="float">
            <text:p>40.6496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0.8722143" calcext:value-type="float">
            <text:p>0.8722143</text:p>
          </table:table-cell>
          <table:table-cell office:value-type="float" office:value="125.3978" calcext:value-type="float">
            <text:p>125.39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2522" calcext:value-type="float">
            <text:p>10.72522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366068" calcext:value-type="float">
            <text:p>0.006366068</text:p>
          </table:table-cell>
          <table:table-cell office:value-type="float" office:value="0.1409833" calcext:value-type="float">
            <text:p>0.1409833</text:p>
          </table:table-cell>
          <table:table-cell office:value-type="float" office:value="1702.979" calcext:value-type="float">
            <text:p>1702.979</text:p>
          </table:table-cell>
          <table:table-cell office:value-type="float" office:value="0.8844013" calcext:value-type="float">
            <text:p>0.8844013</text:p>
          </table:table-cell>
          <table:table-cell office:value-type="float" office:value="0" calcext:value-type="float">
            <text:p>0</text:p>
          </table:table-cell>
          <table:table-cell office:value-type="float" office:value="0.5545384" calcext:value-type="float">
            <text:p>0.5545384</text:p>
          </table:table-cell>
          <table:table-cell office:value-type="float" office:value="0.5436864" calcext:value-type="float">
            <text:p>0.5436864</text:p>
          </table:table-cell>
          <table:table-cell office:value-type="float" office:value="0.009654206" calcext:value-type="float">
            <text:p>0.009654206</text:p>
          </table:table-cell>
          <table:table-cell office:value-type="float" office:value="0.009546755" calcext:value-type="float">
            <text:p>0.009546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7857" calcext:value-type="float">
            <text:p>44.07857</text:p>
          </table:table-cell>
          <table:table-cell office:value-type="float" office:value="40.63764" calcext:value-type="float">
            <text:p>40.6376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0.8716968" calcext:value-type="float">
            <text:p>0.8716968</text:p>
          </table:table-cell>
          <table:table-cell office:value-type="float" office:value="125.3973" calcext:value-type="float">
            <text:p>125.39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198" calcext:value-type="float">
            <text:p>10.719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375305" calcext:value-type="float">
            <text:p>0.006375305</text:p>
          </table:table-cell>
          <table:table-cell office:value-type="float" office:value="0.1410316" calcext:value-type="float">
            <text:p>0.1410316</text:p>
          </table:table-cell>
          <table:table-cell office:value-type="float" office:value="1702.982" calcext:value-type="float">
            <text:p>1702.982</text:p>
          </table:table-cell>
          <table:table-cell office:value-type="float" office:value="0.8834768" calcext:value-type="float">
            <text:p>0.8834768</text:p>
          </table:table-cell>
          <table:table-cell office:value-type="float" office:value="0" calcext:value-type="float">
            <text:p>0</text:p>
          </table:table-cell>
          <table:table-cell office:value-type="float" office:value="0.5340553" calcext:value-type="float">
            <text:p>0.5340553</text:p>
          </table:table-cell>
          <table:table-cell office:value-type="float" office:value="0.5465043" calcext:value-type="float">
            <text:p>0.5465043</text:p>
          </table:table-cell>
          <table:table-cell office:value-type="float" office:value="0.009633766" calcext:value-type="float">
            <text:p>0.009633766</text:p>
          </table:table-cell>
          <table:table-cell office:value-type="float" office:value="0.009531023" calcext:value-type="float">
            <text:p>0.00953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6973" calcext:value-type="float">
            <text:p>44.06973</text:p>
          </table:table-cell>
          <table:table-cell office:value-type="float" office:value="40.62771" calcext:value-type="float">
            <text:p>40.6277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0.8711595" calcext:value-type="float">
            <text:p>0.8711595</text:p>
          </table:table-cell>
          <table:table-cell office:value-type="float" office:value="125.3968" calcext:value-type="float">
            <text:p>125.39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1439" calcext:value-type="float">
            <text:p>10.7143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384024" calcext:value-type="float">
            <text:p>0.006384024</text:p>
          </table:table-cell>
          <table:table-cell office:value-type="float" office:value="0.1410716" calcext:value-type="float">
            <text:p>0.1410716</text:p>
          </table:table-cell>
          <table:table-cell office:value-type="float" office:value="1702.986" calcext:value-type="float">
            <text:p>1702.986</text:p>
          </table:table-cell>
          <table:table-cell office:value-type="float" office:value="0.8825259" calcext:value-type="float">
            <text:p>0.8825259</text:p>
          </table:table-cell>
          <table:table-cell office:value-type="float" office:value="0" calcext:value-type="float">
            <text:p>0</text:p>
          </table:table-cell>
          <table:table-cell office:value-type="float" office:value="0.536925" calcext:value-type="float">
            <text:p>0.536925</text:p>
          </table:table-cell>
          <table:table-cell office:value-type="float" office:value="0.5467013" calcext:value-type="float">
            <text:p>0.5467013</text:p>
          </table:table-cell>
          <table:table-cell office:value-type="float" office:value="0.009619853" calcext:value-type="float">
            <text:p>0.009619853</text:p>
          </table:table-cell>
          <table:table-cell office:value-type="float" office:value="0.009515306" calcext:value-type="float">
            <text:p>0.009515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5896" calcext:value-type="float">
            <text:p>44.05896</text:p>
          </table:table-cell>
          <table:table-cell office:value-type="float" office:value="40.61734" calcext:value-type="float">
            <text:p>40.6173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0.870607" calcext:value-type="float">
            <text:p>0.870607</text:p>
          </table:table-cell>
          <table:table-cell office:value-type="float" office:value="125.3962" calcext:value-type="float">
            <text:p>125.39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0896" calcext:value-type="float">
            <text:p>10.70896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392394" calcext:value-type="float">
            <text:p>0.006392394</text:p>
          </table:table-cell>
          <table:table-cell office:value-type="float" office:value="0.1411045" calcext:value-type="float">
            <text:p>0.1411045</text:p>
          </table:table-cell>
          <table:table-cell office:value-type="float" office:value="1702.989" calcext:value-type="float">
            <text:p>1702.989</text:p>
          </table:table-cell>
          <table:table-cell office:value-type="float" office:value="0.8815602" calcext:value-type="float">
            <text:p>0.8815602</text:p>
          </table:table-cell>
          <table:table-cell office:value-type="float" office:value="0" calcext:value-type="float">
            <text:p>0</text:p>
          </table:table-cell>
          <table:table-cell office:value-type="float" office:value="0.5307813" calcext:value-type="float">
            <text:p>0.5307813</text:p>
          </table:table-cell>
          <table:table-cell office:value-type="float" office:value="0.5449978" calcext:value-type="float">
            <text:p>0.5449978</text:p>
          </table:table-cell>
          <table:table-cell office:value-type="float" office:value="0.009608162" calcext:value-type="float">
            <text:p>0.009608162</text:p>
          </table:table-cell>
          <table:table-cell office:value-type="float" office:value="0.009499621" calcext:value-type="float">
            <text:p>0.009499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4763" calcext:value-type="float">
            <text:p>44.04763</text:p>
          </table:table-cell>
          <table:table-cell office:value-type="float" office:value="40.60674" calcext:value-type="float">
            <text:p>40.6067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0.870062" calcext:value-type="float">
            <text:p>0.870062</text:p>
          </table:table-cell>
          <table:table-cell office:value-type="float" office:value="125.3957" calcext:value-type="float">
            <text:p>125.39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70349" calcext:value-type="float">
            <text:p>10.7034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400221" calcext:value-type="float">
            <text:p>0.006400221</text:p>
          </table:table-cell>
          <table:table-cell office:value-type="float" office:value="0.1411342" calcext:value-type="float">
            <text:p>0.1411342</text:p>
          </table:table-cell>
          <table:table-cell office:value-type="float" office:value="1702.992" calcext:value-type="float">
            <text:p>1702.992</text:p>
          </table:table-cell>
          <table:table-cell office:value-type="float" office:value="0.8806086" calcext:value-type="float">
            <text:p>0.8806086</text:p>
          </table:table-cell>
          <table:table-cell office:value-type="float" office:value="0" calcext:value-type="float">
            <text:p>0</text:p>
          </table:table-cell>
          <table:table-cell office:value-type="float" office:value="0.5419967" calcext:value-type="float">
            <text:p>0.5419967</text:p>
          </table:table-cell>
          <table:table-cell office:value-type="float" office:value="0.5470153" calcext:value-type="float">
            <text:p>0.5470153</text:p>
          </table:table-cell>
          <table:table-cell office:value-type="float" office:value="0.009597597" calcext:value-type="float">
            <text:p>0.009597597</text:p>
          </table:table-cell>
          <table:table-cell office:value-type="float" office:value="0.009483967" calcext:value-type="float">
            <text:p>0.009483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3596" calcext:value-type="float">
            <text:p>44.03596</text:p>
          </table:table-cell>
          <table:table-cell office:value-type="float" office:value="40.59564" calcext:value-type="float">
            <text:p>40.5956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0.8694905" calcext:value-type="float">
            <text:p>0.8694905</text:p>
          </table:table-cell>
          <table:table-cell office:value-type="float" office:value="125.3952" calcext:value-type="float">
            <text:p>125.39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98" calcext:value-type="float">
            <text:p>10.698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407912" calcext:value-type="float">
            <text:p>0.006407912</text:p>
          </table:table-cell>
          <table:table-cell office:value-type="float" office:value="0.1411614" calcext:value-type="float">
            <text:p>0.1411614</text:p>
          </table:table-cell>
          <table:table-cell office:value-type="float" office:value="1702.996" calcext:value-type="float">
            <text:p>1702.996</text:p>
          </table:table-cell>
          <table:table-cell office:value-type="float" office:value="0.8796316" calcext:value-type="float">
            <text:p>0.8796316</text:p>
          </table:table-cell>
          <table:table-cell office:value-type="float" office:value="0" calcext:value-type="float">
            <text:p>0</text:p>
          </table:table-cell>
          <table:table-cell office:value-type="float" office:value="0.5443778" calcext:value-type="float">
            <text:p>0.5443778</text:p>
          </table:table-cell>
          <table:table-cell office:value-type="float" office:value="0.5485584" calcext:value-type="float">
            <text:p>0.5485584</text:p>
          </table:table-cell>
          <table:table-cell office:value-type="float" office:value="0.009584797" calcext:value-type="float">
            <text:p>0.009584797</text:p>
          </table:table-cell>
          <table:table-cell office:value-type="float" office:value="0.009468341" calcext:value-type="float">
            <text:p>0.009468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2478" calcext:value-type="float">
            <text:p>44.02478</text:p>
          </table:table-cell>
          <table:table-cell office:value-type="float" office:value="40.58458" calcext:value-type="float">
            <text:p>40.5845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0.8689364" calcext:value-type="float">
            <text:p>0.8689364</text:p>
          </table:table-cell>
          <table:table-cell office:value-type="float" office:value="125.3947" calcext:value-type="float">
            <text:p>125.39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9255" calcext:value-type="float">
            <text:p>10.69255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415535" calcext:value-type="float">
            <text:p>0.006415535</text:p>
          </table:table-cell>
          <table:table-cell office:value-type="float" office:value="0.1411848" calcext:value-type="float">
            <text:p>0.1411848</text:p>
          </table:table-cell>
          <table:table-cell office:value-type="float" office:value="1703" calcext:value-type="float">
            <text:p>1703</text:p>
          </table:table-cell>
          <table:table-cell office:value-type="float" office:value="0.8786774" calcext:value-type="float">
            <text:p>0.8786774</text:p>
          </table:table-cell>
          <table:table-cell office:value-type="float" office:value="0" calcext:value-type="float">
            <text:p>0</text:p>
          </table:table-cell>
          <table:table-cell office:value-type="float" office:value="0.543763" calcext:value-type="float">
            <text:p>0.543763</text:p>
          </table:table-cell>
          <table:table-cell office:value-type="float" office:value="0.5538299" calcext:value-type="float">
            <text:p>0.5538299</text:p>
          </table:table-cell>
          <table:table-cell office:value-type="float" office:value="0.009568683" calcext:value-type="float">
            <text:p>0.009568683</text:p>
          </table:table-cell>
          <table:table-cell office:value-type="float" office:value="0.009452729" calcext:value-type="float">
            <text:p>0.009452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1558" calcext:value-type="float">
            <text:p>44.01558</text:p>
          </table:table-cell>
          <table:table-cell office:value-type="float" office:value="40.57444" calcext:value-type="float">
            <text:p>40.5744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0.8683951" calcext:value-type="float">
            <text:p>0.8683951</text:p>
          </table:table-cell>
          <table:table-cell office:value-type="float" office:value="125.3942" calcext:value-type="float">
            <text:p>125.39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8713" calcext:value-type="float">
            <text:p>10.68713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423134" calcext:value-type="float">
            <text:p>0.006423134</text:p>
          </table:table-cell>
          <table:table-cell office:value-type="float" office:value="0.1412074" calcext:value-type="float">
            <text:p>0.1412074</text:p>
          </table:table-cell>
          <table:table-cell office:value-type="float" office:value="1703.003" calcext:value-type="float">
            <text:p>1703.003</text:p>
          </table:table-cell>
          <table:table-cell office:value-type="float" office:value="0.8777397" calcext:value-type="float">
            <text:p>0.8777397</text:p>
          </table:table-cell>
          <table:table-cell office:value-type="float" office:value="0" calcext:value-type="float">
            <text:p>0</text:p>
          </table:table-cell>
          <table:table-cell office:value-type="float" office:value="0.5765573" calcext:value-type="float">
            <text:p>0.5765573</text:p>
          </table:table-cell>
          <table:table-cell office:value-type="float" office:value="0.5670753" calcext:value-type="float">
            <text:p>0.5670753</text:p>
          </table:table-cell>
          <table:table-cell office:value-type="float" office:value="0.009550205" calcext:value-type="float">
            <text:p>0.009550205</text:p>
          </table:table-cell>
          <table:table-cell office:value-type="float" office:value="0.009437157" calcext:value-type="float">
            <text:p>0.009437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0718" calcext:value-type="float">
            <text:p>44.00718</text:p>
          </table:table-cell>
          <table:table-cell office:value-type="float" office:value="40.56513" calcext:value-type="float">
            <text:p>40.565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0.8678753" calcext:value-type="float">
            <text:p>0.8678753</text:p>
          </table:table-cell>
          <table:table-cell office:value-type="float" office:value="125.3937" calcext:value-type="float">
            <text:p>125.39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8189" calcext:value-type="float">
            <text:p>10.68189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430721" calcext:value-type="float">
            <text:p>0.006430721</text:p>
          </table:table-cell>
          <table:table-cell office:value-type="float" office:value="0.1412299" calcext:value-type="float">
            <text:p>0.1412299</text:p>
          </table:table-cell>
          <table:table-cell office:value-type="float" office:value="1703.007" calcext:value-type="float">
            <text:p>1703.007</text:p>
          </table:table-cell>
          <table:table-cell office:value-type="float" office:value="0.8768234" calcext:value-type="float">
            <text:p>0.8768234</text:p>
          </table:table-cell>
          <table:table-cell office:value-type="float" office:value="0" calcext:value-type="float">
            <text:p>0</text:p>
          </table:table-cell>
          <table:table-cell office:value-type="float" office:value="0.5587643" calcext:value-type="float">
            <text:p>0.5587643</text:p>
          </table:table-cell>
          <table:table-cell office:value-type="float" office:value="0.5816623" calcext:value-type="float">
            <text:p>0.5816623</text:p>
          </table:table-cell>
          <table:table-cell office:value-type="float" office:value="0.00952609" calcext:value-type="float">
            <text:p>0.00952609</text:p>
          </table:table-cell>
          <table:table-cell office:value-type="float" office:value="0.009421603" calcext:value-type="float">
            <text:p>0.009421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009" calcext:value-type="float">
            <text:p>44.0009</text:p>
          </table:table-cell>
          <table:table-cell office:value-type="float" office:value="40.55962" calcext:value-type="float">
            <text:p>40.5596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0.8673646" calcext:value-type="float">
            <text:p>0.8673646</text:p>
          </table:table-cell>
          <table:table-cell office:value-type="float" office:value="125.3932" calcext:value-type="float">
            <text:p>125.39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67673" calcext:value-type="float">
            <text:p>10.67673</text:p>
          </table:table-cell>
          <table:table-cell office:value-type="float" office:value="0.0006631051" calcext:value-type="float">
            <text:p>0.0006631051</text:p>
          </table:table-cell>
          <table:table-cell office:value-type="float" office:value="0.006438234" calcext:value-type="float">
            <text:p>0.006438234</text:p>
          </table:table-cell>
          <table:table-cell office:value-type="float" office:value="0.1412522" calcext:value-type="float">
            <text:p>0.1412522</text:p>
          </table:table-cell>
          <table:table-cell office:value-type="float" office:value="1703.01" calcext:value-type="float">
            <text:p>1703.01</text:p>
          </table:table-cell>
          <table:table-cell office:value-type="float" office:value="0.8759109" calcext:value-type="float">
            <text:p>0.8759109</text:p>
          </table:table-cell>
          <table:table-cell office:value-type="float" office:value="0" calcext:value-type="float">
            <text:p>0</text:p>
          </table:table-cell>
          <table:table-cell office:value-type="float" office:value="0.545025" calcext:value-type="float">
            <text:p>0.545025</text:p>
          </table:table-cell>
          <table:table-cell office:value-type="float" office:value="0.5761616" calcext:value-type="float">
            <text:p>0.5761616</text:p>
          </table:table-cell>
          <table:table-cell office:value-type="float" office:value="0.009506861" calcext:value-type="float">
            <text:p>0.009506861</text:p>
          </table:table-cell>
          <table:table-cell office:value-type="float" office:value="0.009406061" calcext:value-type="float">
            <text:p>0.00940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9256" calcext:value-type="float">
            <text:p>43.99256</text:p>
          </table:table-cell>
          <table:table-cell office:value-type="float" office:value="40.55482" calcext:value-type="float">
            <text:p>40.55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18:54.521664045</dc:date>
    <meta:editing-duration>PT9S</meta:editing-duration>
    <meta:editing-cycles>1</meta:editing-cycles>
    <meta:document-statistic meta:table-count="1" meta:cell-count="7707" meta:object-count="0"/>
    <meta:generator>LibreOffice/6.4.7.2$Linux_X86_64 LibreOffice_project/40$Build-2</meta:generator>
  </office:meta>
</office:document-meta>
</file>